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98.25pt"/>
    </style:style>
    <style:style style:name="co2" style:family="table-column">
      <style:table-column-properties fo:break-before="auto" style:column-width="65.85pt"/>
    </style:style>
    <style:style style:name="co3" style:family="table-column">
      <style:table-column-properties fo:break-before="auto" style:column-width="55.05pt"/>
    </style:style>
    <style:style style:name="co4" style:family="table-column">
      <style:table-column-properties fo:break-before="auto" style:column-width="59.64pt"/>
    </style:style>
    <style:style style:name="co5" style:family="table-column">
      <style:table-column-properties fo:break-before="auto" style:column-width="49.66pt"/>
    </style:style>
    <style:style style:name="co6" style:family="table-column">
      <style:table-column-properties fo:break-before="auto" style:column-width="51.14pt"/>
    </style:style>
    <style:style style:name="co7" style:family="table-column">
      <style:table-column-properties fo:break-before="auto" style:column-width="51.96pt"/>
    </style:style>
    <style:style style:name="co8" style:family="table-column">
      <style:table-column-properties fo:break-before="auto" style:column-width="41.16pt"/>
    </style:style>
    <style:style style:name="co9" style:family="table-column">
      <style:table-column-properties fo:break-before="auto" style:column-width="55.81pt"/>
    </style:style>
    <style:style style:name="co10" style:family="table-column">
      <style:table-column-properties fo:break-before="auto" style:column-width="46.54pt"/>
    </style:style>
    <style:style style:name="co11" style:family="table-column">
      <style:table-column-properties fo:break-before="auto" style:column-width="52.7pt"/>
    </style:style>
    <style:style style:name="co12" style:family="table-column">
      <style:table-column-properties fo:break-before="auto" style:column-width="44.19pt"/>
    </style:style>
    <style:style style:name="co13" style:family="table-column">
      <style:table-column-properties fo:break-before="auto" style:column-width="40.34pt"/>
    </style:style>
    <style:style style:name="co14" style:family="table-column">
      <style:table-column-properties fo:break-before="auto" style:column-width="45.75pt"/>
    </style:style>
    <style:style style:name="co15" style:family="table-column">
      <style:table-column-properties fo:break-before="auto" style:column-width="38.04pt"/>
    </style:style>
    <style:style style:name="co16" style:family="table-column">
      <style:table-column-properties fo:break-before="auto" style:column-width="36.51pt"/>
    </style:style>
    <style:style style:name="co17" style:family="table-column">
      <style:table-column-properties fo:break-before="auto" style:column-width="39.6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31.86pt"/>
    </style:style>
    <style:style style:name="co20" style:family="table-column">
      <style:table-column-properties fo:break-before="auto" style:column-width="33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UBUNTU64_DIRECT_DATA_encrypted" table:style-name="ta1">
        <table:shapes>
          <draw:frame draw:z-index="0" draw:style-name="gr1" draw:text-style-name="P1" svg:width="453.49pt" svg:height="255.23pt" svg:x="865.81pt" svg:y="2361.23pt">
            <loext:p draw:notify-on-update-of-ranges="UBUNTU64_DIRECT_DATA_encrypted.C188:UBUNTU64_DIRECT_DATA_encrypted.C188 UBUNTU64_DIRECT_DATA_encrypted.C189:UBUNTU64_DIRECT_DATA_encrypted.C205 UBUNTU64_DIRECT_DATA_encrypted.D188:UBUNTU64_DIRECT_DATA_encrypted.D188 UBUNTU64_DIRECT_DATA_encrypted.D189:UBUNTU64_DIRECT_DATA_encrypted.D205 UBUNTU64_DIRECT_DATA_encrypted.E188:UBUNTU64_DIRECT_DATA_encrypted.E188 UBUNTU64_DIRECT_DATA_encrypted.E189:UBUNTU64_DIRECT_DATA_encrypted.E205 UBUNTU64_DIRECT_DATA_encrypted.F188:UBUNTU64_DIRECT_DATA_encrypted.F188 UBUNTU64_DIRECT_DATA_encrypted.F189:UBUNTU64_DIRECT_DATA_encrypted.F205 UBUNTU64_DIRECT_DATA_encrypted.G188:UBUNTU64_DIRECT_DATA_encrypted.G188 UBUNTU64_DIRECT_DATA_encrypted.G189:UBUNTU64_DIRECT_DATA_encrypted.G205 UBUNTU64_DIRECT_DATA_encrypted.H188:UBUNTU64_DIRECT_DATA_encrypted.H188 UBUNTU64_DIRECT_DATA_encrypted.H189:UBUNTU64_DIRECT_DATA_encrypted.H205 UBUNTU64_DIRECT_DATA_encrypted.I188:UBUNTU64_DIRECT_DATA_encrypted.I188 UBUNTU64_DIRECT_DATA_encrypted.I189:UBUNTU64_DIRECT_DATA_encrypted.I205 UBUNTU64_DIRECT_DATA_encrypted.J188:UBUNTU64_DIRECT_DATA_encrypted.J188 UBUNTU64_DIRECT_DATA_encrypted.J189:UBUNTU64_DIRECT_DATA_encrypted.J205 UBUNTU64_DIRECT_DATA_encrypted.K188:UBUNTU64_DIRECT_DATA_encrypted.K188 UBUNTU64_DIRECT_DATA_encrypted.K189:UBUNTU64_DIRECT_DATA_encrypted.K205 UBUNTU64_DIRECT_DATA_encrypted.L188:UBUNTU64_DIRECT_DATA_encrypted.L188 UBUNTU64_DIRECT_DATA_encrypted.L189:UBUNTU64_DIRECT_DATA_encrypted.L205 UBUNTU64_DIRECT_DATA_encrypted.M188:UBUNTU64_DIRECT_DATA_encrypted.M188 UBUNTU64_DIRECT_DATA_encrypted.M189:UBUNTU64_DIRECT_DATA_encrypted.M205 UBUNTU64_DIRECT_DATA_encrypted.N188:UBUNTU64_DIRECT_DATA_encrypted.N188 UBUNTU64_DIRECT_DATA_encrypted.N189:UBUNTU64_DIRECT_DATA_encrypted.N205 UBUNTU64_DIRECT_DATA_encrypted.O188:UBUNTU64_DIRECT_DATA_encrypted.O188 UBUNTU64_DIRECT_DATA_encrypted.O189:UBUNTU64_DIRECT_DATA_encrypted.O205 UBUNTU64_DIRECT_DATA_encrypted.P188:UBUNTU64_DIRECT_DATA_encrypted.P188 UBUNTU64_DIRECT_DATA_encrypted.P189:UBUNTU64_DIRECT_DATA_encrypted.P20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9pt" svg:height="255.26pt" svg:x="872.82pt" svg:y="2893.55pt">
            <loext:p draw:notify-on-update-of-ranges="UBUNTU64_DIRECT_DATA_encrypted.C228:UBUNTU64_DIRECT_DATA_encrypted.C228 UBUNTU64_DIRECT_DATA_encrypted.C229:UBUNTU64_DIRECT_DATA_encrypted.C245 UBUNTU64_DIRECT_DATA_encrypted.D228:UBUNTU64_DIRECT_DATA_encrypted.D228 UBUNTU64_DIRECT_DATA_encrypted.D229:UBUNTU64_DIRECT_DATA_encrypted.D245 UBUNTU64_DIRECT_DATA_encrypted.E228:UBUNTU64_DIRECT_DATA_encrypted.E228 UBUNTU64_DIRECT_DATA_encrypted.E229:UBUNTU64_DIRECT_DATA_encrypted.E245 UBUNTU64_DIRECT_DATA_encrypted.F228:UBUNTU64_DIRECT_DATA_encrypted.F228 UBUNTU64_DIRECT_DATA_encrypted.F229:UBUNTU64_DIRECT_DATA_encrypted.F245 UBUNTU64_DIRECT_DATA_encrypted.G228:UBUNTU64_DIRECT_DATA_encrypted.G228 UBUNTU64_DIRECT_DATA_encrypted.G229:UBUNTU64_DIRECT_DATA_encrypted.G245 UBUNTU64_DIRECT_DATA_encrypted.H228:UBUNTU64_DIRECT_DATA_encrypted.H228 UBUNTU64_DIRECT_DATA_encrypted.H229:UBUNTU64_DIRECT_DATA_encrypted.H245 UBUNTU64_DIRECT_DATA_encrypted.I228:UBUNTU64_DIRECT_DATA_encrypted.I228 UBUNTU64_DIRECT_DATA_encrypted.I229:UBUNTU64_DIRECT_DATA_encrypted.I245 UBUNTU64_DIRECT_DATA_encrypted.J228:UBUNTU64_DIRECT_DATA_encrypted.J228 UBUNTU64_DIRECT_DATA_encrypted.J229:UBUNTU64_DIRECT_DATA_encrypted.J245 UBUNTU64_DIRECT_DATA_encrypted.K228:UBUNTU64_DIRECT_DATA_encrypted.K228 UBUNTU64_DIRECT_DATA_encrypted.K229:UBUNTU64_DIRECT_DATA_encrypted.K245 UBUNTU64_DIRECT_DATA_encrypted.L228:UBUNTU64_DIRECT_DATA_encrypted.L228 UBUNTU64_DIRECT_DATA_encrypted.L229:UBUNTU64_DIRECT_DATA_encrypted.L245 UBUNTU64_DIRECT_DATA_encrypted.M228:UBUNTU64_DIRECT_DATA_encrypted.M228 UBUNTU64_DIRECT_DATA_encrypted.M229:UBUNTU64_DIRECT_DATA_encrypted.M245 UBUNTU64_DIRECT_DATA_encrypted.N228:UBUNTU64_DIRECT_DATA_encrypted.N228 UBUNTU64_DIRECT_DATA_encrypted.N229:UBUNTU64_DIRECT_DATA_encrypted.N245 UBUNTU64_DIRECT_DATA_encrypted.O228:UBUNTU64_DIRECT_DATA_encrypted.O228 UBUNTU64_DIRECT_DATA_encrypted.O229:UBUNTU64_DIRECT_DATA_encrypted.O245 UBUNTU64_DIRECT_DATA_encrypted.P228:UBUNTU64_DIRECT_DATA_encrypted.P228 UBUNTU64_DIRECT_DATA_encrypted.P229:UBUNTU64_DIRECT_DATA_encrypted.P24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16" table:default-cell-style-name="Default"/>
        <table:table-column table:style-name="co8" table:number-columns-repeated="13" table:default-cell-style-name="Default"/>
        <table:table-column table:style-name="co10" table:number-columns-repeated="3" table:default-cell-style-name="Default"/>
        <table:table-column table:style-name="co15" table:default-cell-style-name="Default"/>
        <table:table-column table:style-name="co10" table:number-columns-repeated="9" table:default-cell-style-name="Default"/>
        <table:table-column table:style-name="co8" table:default-cell-style-name="Default"/>
        <table:table-column table:style-name="co10" table:number-columns-repeated="5" table:default-cell-style-name="Default"/>
        <table:table-column table:style-name="co17" table:default-cell-style-name="Default"/>
        <table:table-column table:style-name="co10" table:number-columns-repeated="4" table:default-cell-style-name="Default"/>
        <table:table-column table:style-name="co18" table:number-columns-repeated="3" table:default-cell-style-name="Default"/>
        <table:table-column table:style-name="co19" table:default-cell-style-name="Default"/>
        <table:table-column table:style-name="co18" table:number-columns-repeated="3" table:default-cell-style-name="Default"/>
        <table:table-column table:style-name="co16" table:default-cell-style-name="Default"/>
        <table:table-column table:style-name="co18" table:number-columns-repeated="3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<text:tab/>Iozone: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I/O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7"/>
          <table:table-cell office:value-type="string" calcext:value-type="string">
            <text:p>Version</text:p>
          </table:table-cell>
          <table:table-cell office:value-type="string" calcext:value-type="string">
            <text:p>$Revision:</text:p>
          </table:table-cell>
          <table:table-cell office:value-type="float" office:value="3.487" calcext:value-type="float">
            <text:p>3.487</text:p>
          </table:table-cell>
          <table:table-cell office:value-type="string" calcext:value-type="string">
            <text:p>$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<text:tab/><text:tab/>Compiled</text:p>
          </table:table-cell>
          <table:table-cell office:value-type="string" calcext:value-type="string">
            <text:p>fo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mode.</text:p>
          </table:table-cell>
          <table:table-cell table:number-columns-repeated="75"/>
        </table:table-row>
        <table:table-row table:style-name="ro1">
          <table:table-cell office:value-type="string" calcext:value-type="string">
            <text:p><text:tab/><text:tab/>Build:</text:p>
          </table:table-cell>
          <table:table-cell office:value-type="string" calcext:value-type="string">
            <text:p>linux-AMD64</text:p>
          </table:table-cell>
          <table:table-cell table:number-columns-repeated="78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<text:tab/>Contributors:William</text:p>
          </table:table-cell>
          <table:table-cell office:value-type="string" calcext:value-type="string">
            <text:p>Norcott,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Capps,</text:p>
          </table:table-cell>
          <table:table-cell office:value-type="string" calcext:value-type="string">
            <text:p>Isom</text:p>
          </table:table-cell>
          <table:table-cell office:value-type="string" calcext:value-type="string">
            <text:p>Crawford,</text:p>
          </table:table-cell>
          <table:table-cell office:value-type="string" calcext:value-type="string">
            <text:p>Kirby</text:p>
          </table:table-cell>
          <table:table-cell office:value-type="string" calcext:value-type="string">
            <text:p>Collins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Al</text:p>
          </table:table-cell>
          <table:table-cell office:value-type="string" calcext:value-type="string">
            <text:p>Slater,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Rhine,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Wisner,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Gos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Steve</text:p>
          </table:table-cell>
          <table:table-cell office:value-type="string" calcext:value-type="string">
            <text:p>Landherr,</text:p>
          </table:table-cell>
          <table:table-cell office:value-type="string" calcext:value-type="string">
            <text:p>Brad</text:p>
          </table:table-cell>
          <table:table-cell office:value-type="string" calcext:value-type="string">
            <text:p>Smith,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Kelly,</text:p>
          </table:table-cell>
          <table:table-cell office:value-type="string" calcext:value-type="string">
            <text:p>Dr.</text:p>
          </table:table-cell>
          <table:table-cell office:value-type="string" calcext:value-type="string">
            <text:p>Alain</text:p>
          </table:table-cell>
          <table:table-cell office:value-type="string" calcext:value-type="string">
            <text:p>CYR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Randy</text:p>
          </table:table-cell>
          <table:table-cell office:value-type="string" calcext:value-type="string">
            <text:p>Dunlap,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Montague,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Million,</text:p>
          </table:table-cell>
          <table:table-cell office:value-type="string" calcext:value-type="string">
            <text:p>Gavin</text:p>
          </table:table-cell>
          <table:table-cell office:value-type="string" calcext:value-type="string">
            <text:p>Brebner,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Jean-Marc</text:p>
          </table:table-cell>
          <table:table-cell office:value-type="string" calcext:value-type="string">
            <text:p>Zucconi,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Blomberg,</text:p>
          </table:table-cell>
          <table:table-cell office:value-type="string" calcext:value-type="string">
            <text:p>Benny</text:p>
          </table:table-cell>
          <table:table-cell office:value-type="string" calcext:value-type="string">
            <text:p>Halevy,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Boone,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Erik</text:p>
          </table:table-cell>
          <table:table-cell office:value-type="string" calcext:value-type="string">
            <text:p>Habbinga,</text:p>
          </table:table-cell>
          <table:table-cell office:value-type="string" calcext:value-type="string">
            <text:p>Kris</text:p>
          </table:table-cell>
          <table:table-cell office:value-type="string" calcext:value-type="string">
            <text:p>Strecker,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Wong,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Root,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Fabrice</text:p>
          </table:table-cell>
          <table:table-cell office:value-type="string" calcext:value-type="string">
            <text:p>Bacchella,</text:p>
          </table:table-cell>
          <table:table-cell office:value-type="string" calcext:value-type="string">
            <text:p>Zhenghua</text:p>
          </table:table-cell>
          <table:table-cell office:value-type="string" calcext:value-type="string">
            <text:p>Xue,</text:p>
          </table:table-cell>
          <table:table-cell office:value-type="string" calcext:value-type="string">
            <text:p>Qin</text:p>
          </table:table-cell>
          <table:table-cell office:value-type="string" calcext:value-type="string">
            <text:p>Li,</text:p>
          </table:table-cell>
          <table:table-cell office:value-type="string" calcext:value-type="string">
            <text:p>Darren</text:p>
          </table:table-cell>
          <table:table-cell office:value-type="string" calcext:value-type="string">
            <text:p>Sawyer,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Vangel</text:p>
          </table:table-cell>
          <table:table-cell office:value-type="string" calcext:value-type="string">
            <text:p>Bojaxhi,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England,</text:p>
          </table:table-cell>
          <table:table-cell office:value-type="string" calcext:value-type="string">
            <text:p>Vikentsi</text:p>
          </table:table-cell>
          <table:table-cell office:value-type="string" calcext:value-type="string">
            <text:p>Lapa,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Alexey</text:p>
          </table:table-cell>
          <table:table-cell office:value-type="string" calcext:value-type="string">
            <text:p>Skidanov,</text:p>
          </table:table-cell>
          <table:table-cell office:value-type="string" calcext:value-type="string">
            <text:p>Sudhir</text:p>
          </table:table-cell>
          <table:table-cell office:value-type="string" calcext:value-type="string">
            <text:p>Kumar.</text:p>
          </table:table-cell>
          <table:table-cell table:number-columns-repeated="63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<text:tab/>Run</text:p>
          </table:table-cell>
          <table:table-cell office:value-type="string" calcext:value-type="string">
            <text:p>began: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Feb</text:p>
          </table:table-cell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16:46:26</text:p>
          </table:table-cell>
          <table:table-cell office:value-type="float" office:value="2019" calcext:value-type="float">
            <text:p>2019</text:p>
          </table:table-cell>
          <table:table-cell table:number-columns-repeated="73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<text:tab/>Excel</text:p>
          </table:table-cell>
          <table:table-cell office:value-type="string" calcext:value-type="string">
            <text:p>chart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enabled</text:p>
          </table:table-cell>
          <table:table-cell table:number-columns-repeated="76"/>
        </table:table-row>
        <table:table-row table:style-name="ro1">
          <table:table-cell office:value-type="string" calcext:value-type="string">
            <text:p><text:tab/>Auto</text:p>
          </table:table-cell>
          <table:table-cell office:value-type="string" calcext:value-type="string">
            <text:p>Mode</text:p>
          </table:table-cell>
          <table:table-cell table:number-columns-repeated="78"/>
        </table:table-row>
        <table:table-row table:style-name="ro1">
          <table:table-cell office:value-type="string" calcext:value-type="string">
            <text:p><text:tab/>Using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f</text:p>
          </table:table-cell>
          <table:table-cell office:value-type="float" office:value="5242880" calcext:value-type="float">
            <text:p>5242880</text:p>
          </table:table-cell>
          <table:table-cell office:value-type="string" calcext:value-type="string">
            <text:p>kilobytes.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<text:tab/>O_DIRECT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enabled</text:p>
          </table:table-cell>
          <table:table-cell table:number-columns-repeated="77"/>
        </table:table-row>
        <table:table-row table:style-name="ro1">
          <table:table-cell office:value-type="string" calcext:value-type="string">
            <text:p><text:tab/>Comman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used:</text:p>
          </table:table-cell>
          <table:table-cell office:value-type="string" calcext:value-type="string">
            <text:p>./iozone</text:p>
          </table:table-cell>
          <table:table-cell office:value-type="string" calcext:value-type="string">
            <text:p>-Ra</text:p>
          </table:table-cell>
          <table:table-cell office:value-type="string" calcext:value-type="string">
            <text:p>-g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-I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><text:tab/>Outpu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kBytes/sec</text:p>
          </table:table-cell>
          <table:table-cell table:number-columns-repeated="76"/>
        </table:table-row>
        <table:table-row table:style-name="ro1">
          <table:table-cell office:value-type="string" calcext:value-type="string">
            <text:p><text:tab/>Tim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=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seconds.</text:p>
          </table:table-cell>
          <table:table-cell table:number-columns-repeated="75"/>
        </table:table-row>
        <table:table-row table:style-name="ro1">
          <table:table-cell office:value-type="string" calcext:value-type="string">
            <text:p><text:tab/>Processor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to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kBytes.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<text:tab/>Processor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to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ytes.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><text:tab/>File</text:p>
          </table:table-cell>
          <table:table-cell office:value-type="string" calcext:value-type="string">
            <text:p>strid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t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size.</text:p>
          </table:table-cell>
          <table:table-cell table:number-columns-repeated="71"/>
        </table:table-row>
        <table:table-row table:style-name="ro1">
          <table:table-cell table:number-columns-repeated="62"/>
          <table:table-cell office:value-type="string" calcext:value-type="string">
            <text:p>random</text:p>
          </table:table-cell>
          <table:table-cell table:number-columns-repeated="3"/>
          <table:table-cell office:value-type="string" calcext:value-type="string">
            <text:p>random</text:p>
          </table:table-cell>
          <table:table-cell table:number-columns-repeated="4"/>
          <table:table-cell office:value-type="string" calcext:value-type="string">
            <text:p>bkwd</text:p>
          </table:table-cell>
          <table:table-cell table:number-columns-repeated="3"/>
          <table:table-cell office:value-type="string" calcext:value-type="string">
            <text:p>record</text:p>
          </table:table-cell>
          <table:table-cell table:number-columns-repeated="3"/>
          <table:table-cell office:value-type="string" calcext:value-type="string">
            <text:p>stride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kB</text:p>
          </table:table-cell>
          <table:table-cell/>
          <table:table-cell office:value-type="string" calcext:value-type="string">
            <text:p>reclen</text:p>
          </table:table-cell>
          <table:table-cell table:number-columns-repeated="3"/>
          <table:table-cell office:value-type="string" calcext:value-type="string">
            <text:p>write</text:p>
          </table:table-cell>
          <table:table-cell/>
          <table:table-cell office:value-type="string" calcext:value-type="string">
            <text:p>rewrite</text:p>
          </table:table-cell>
          <table:table-cell table:number-columns-repeated="3"/>
          <table:table-cell office:value-type="string" calcext:value-type="string">
            <text:p>read</text:p>
          </table:table-cell>
          <table:table-cell table:number-columns-repeated="3"/>
          <table:table-cell office:value-type="string" calcext:value-type="string">
            <text:p>reread</text:p>
          </table:table-cell>
          <table:table-cell table:number-columns-repeated="3"/>
          <table:table-cell office:value-type="string" calcext:value-type="string">
            <text:p>read</text:p>
          </table:table-cell>
          <table:table-cell table:number-columns-repeated="4"/>
          <table:table-cell office:value-type="string" calcext:value-type="string">
            <text:p>write</text:p>
          </table:table-cell>
          <table:table-cell table:number-columns-repeated="4"/>
          <table:table-cell office:value-type="string" calcext:value-type="string">
            <text:p>read</text:p>
          </table:table-cell>
          <table:table-cell table:number-columns-repeated="2"/>
          <table:table-cell office:value-type="string" calcext:value-type="string">
            <text:p>rewrite</text:p>
          </table:table-cell>
          <table:table-cell table:number-columns-repeated="5"/>
          <table:table-cell office:value-type="string" calcext:value-type="string">
            <text:p>read</text:p>
          </table:table-cell>
          <table:table-cell table:number-columns-repeated="2"/>
          <table:table-cell office:value-type="string" calcext:value-type="string">
            <text:p>fwrite</text:p>
          </table:table-cell>
          <table:table-cell office:value-type="string" calcext:value-type="string">
            <text:p>frewrite</text:p>
          </table:table-cell>
          <table:table-cell table:number-columns-repeated="3"/>
          <table:table-cell office:value-type="string" calcext:value-type="string">
            <text:p>fread</text:p>
          </table:table-cell>
          <table:table-cell/>
          <table:table-cell office:value-type="string" calcext:value-type="string">
            <text:p>freread</text:p>
          </table:table-cell>
          <table:table-cell table:number-columns-repeated="16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2720" calcext:value-type="float">
            <text:p>32720</text:p>
          </table:table-cell>
          <table:table-cell table:number-columns-repeated="3"/>
          <table:table-cell office:value-type="float" office:value="37144" calcext:value-type="float">
            <text:p>37144</text:p>
          </table:table-cell>
          <table:table-cell table:number-columns-repeated="3"/>
          <table:table-cell office:value-type="float" office:value="22214" calcext:value-type="float">
            <text:p>22214</text:p>
          </table:table-cell>
          <table:table-cell table:number-columns-repeated="3"/>
          <table:table-cell office:value-type="float" office:value="29197" calcext:value-type="float">
            <text:p>29197</text:p>
          </table:table-cell>
          <table:table-cell table:number-columns-repeated="3"/>
          <table:table-cell office:value-type="float" office:value="24133" calcext:value-type="float">
            <text:p>24133</text:p>
          </table:table-cell>
          <table:table-cell table:number-columns-repeated="3"/>
          <table:table-cell office:value-type="float" office:value="35475" calcext:value-type="float">
            <text:p>35475</text:p>
          </table:table-cell>
          <table:table-cell table:number-columns-repeated="3"/>
          <table:table-cell office:value-type="float" office:value="22550" calcext:value-type="float">
            <text:p>22550</text:p>
          </table:table-cell>
          <table:table-cell table:number-columns-repeated="4"/>
          <table:table-cell office:value-type="float" office:value="35993" calcext:value-type="float">
            <text:p>35993</text:p>
          </table:table-cell>
          <table:table-cell table:number-columns-repeated="4"/>
          <table:table-cell office:value-type="float" office:value="26879" calcext:value-type="float">
            <text:p>26879</text:p>
          </table:table-cell>
          <table:table-cell/>
          <table:table-cell office:value-type="float" office:value="1226821" calcext:value-type="float">
            <text:p>1226821</text:p>
          </table:table-cell>
          <table:table-cell/>
          <table:table-cell office:value-type="float" office:value="1690338" calcext:value-type="float">
            <text:p>1690338</text:p>
          </table:table-cell>
          <table:table-cell/>
          <table:table-cell office:value-type="float" office:value="4018152" calcext:value-type="float">
            <text:p>4018152</text:p>
          </table:table-cell>
          <table:table-cell/>
          <table:table-cell office:value-type="float" office:value="3791156" calcext:value-type="float">
            <text:p>3791156</text:p>
          </table:table-cell>
          <table:table-cell table:number-columns-repeated="12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1161" calcext:value-type="float">
            <text:p>51161</text:p>
          </table:table-cell>
          <table:table-cell table:number-columns-repeated="3"/>
          <table:table-cell office:value-type="float" office:value="62560" calcext:value-type="float">
            <text:p>62560</text:p>
          </table:table-cell>
          <table:table-cell table:number-columns-repeated="3"/>
          <table:table-cell office:value-type="float" office:value="47902" calcext:value-type="float">
            <text:p>47902</text:p>
          </table:table-cell>
          <table:table-cell table:number-columns-repeated="3"/>
          <table:table-cell office:value-type="float" office:value="37958" calcext:value-type="float">
            <text:p>37958</text:p>
          </table:table-cell>
          <table:table-cell table:number-columns-repeated="3"/>
          <table:table-cell office:value-type="float" office:value="54695" calcext:value-type="float">
            <text:p>54695</text:p>
          </table:table-cell>
          <table:table-cell table:number-columns-repeated="3"/>
          <table:table-cell office:value-type="float" office:value="65173" calcext:value-type="float">
            <text:p>65173</text:p>
          </table:table-cell>
          <table:table-cell table:number-columns-repeated="3"/>
          <table:table-cell office:value-type="float" office:value="38927" calcext:value-type="float">
            <text:p>38927</text:p>
          </table:table-cell>
          <table:table-cell table:number-columns-repeated="4"/>
          <table:table-cell office:value-type="float" office:value="65974" calcext:value-type="float">
            <text:p>65974</text:p>
          </table:table-cell>
          <table:table-cell table:number-columns-repeated="4"/>
          <table:table-cell office:value-type="float" office:value="31232" calcext:value-type="float">
            <text:p>31232</text:p>
          </table:table-cell>
          <table:table-cell/>
          <table:table-cell office:value-type="float" office:value="1562436" calcext:value-type="float">
            <text:p>1562436</text:p>
          </table:table-cell>
          <table:table-cell/>
          <table:table-cell office:value-type="float" office:value="2379626" calcext:value-type="float">
            <text:p>2379626</text:p>
          </table:table-cell>
          <table:table-cell/>
          <table:table-cell office:value-type="float" office:value="5860307" calcext:value-type="float">
            <text:p>5860307</text:p>
          </table:table-cell>
          <table:table-cell/>
          <table:table-cell office:value-type="float" office:value="5389653" calcext:value-type="float">
            <text:p>5389653</text:p>
          </table:table-cell>
          <table:table-cell table:number-columns-repeated="12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85685" calcext:value-type="float">
            <text:p>85685</text:p>
          </table:table-cell>
          <table:table-cell table:number-columns-repeated="2"/>
          <table:table-cell office:value-type="float" office:value="100169" calcext:value-type="float">
            <text:p>100169</text:p>
          </table:table-cell>
          <table:table-cell table:number-columns-repeated="3"/>
          <table:table-cell office:value-type="float" office:value="68013" calcext:value-type="float">
            <text:p>68013</text:p>
          </table:table-cell>
          <table:table-cell table:number-columns-repeated="3"/>
          <table:table-cell office:value-type="float" office:value="83760" calcext:value-type="float">
            <text:p>83760</text:p>
          </table:table-cell>
          <table:table-cell table:number-columns-repeated="3"/>
          <table:table-cell office:value-type="float" office:value="79801" calcext:value-type="float">
            <text:p>79801</text:p>
          </table:table-cell>
          <table:table-cell table:number-columns-repeated="3"/>
          <table:table-cell office:value-type="float" office:value="95230" calcext:value-type="float">
            <text:p>95230</text:p>
          </table:table-cell>
          <table:table-cell table:number-columns-repeated="3"/>
          <table:table-cell office:value-type="float" office:value="82246" calcext:value-type="float">
            <text:p>82246</text:p>
          </table:table-cell>
          <table:table-cell table:number-columns-repeated="3"/>
          <table:table-cell office:value-type="float" office:value="100469" calcext:value-type="float">
            <text:p>100469</text:p>
          </table:table-cell>
          <table:table-cell table:number-columns-repeated="4"/>
          <table:table-cell office:value-type="float" office:value="87643" calcext:value-type="float">
            <text:p>87643</text:p>
          </table:table-cell>
          <table:table-cell/>
          <table:table-cell office:value-type="float" office:value="1892980" calcext:value-type="float">
            <text:p>1892980</text:p>
          </table:table-cell>
          <table:table-cell/>
          <table:table-cell office:value-type="float" office:value="2689580" calcext:value-type="float">
            <text:p>2689580</text:p>
          </table:table-cell>
          <table:table-cell/>
          <table:table-cell office:value-type="float" office:value="4897948" calcext:value-type="float">
            <text:p>4897948</text:p>
          </table:table-cell>
          <table:table-cell/>
          <table:table-cell office:value-type="float" office:value="6271021" calcext:value-type="float">
            <text:p>6271021</text:p>
          </table:table-cell>
          <table:table-cell table:number-columns-repeated="15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16568" calcext:value-type="float">
            <text:p>116568</text:p>
          </table:table-cell>
          <table:table-cell table:number-columns-repeated="2"/>
          <table:table-cell office:value-type="float" office:value="142194" calcext:value-type="float">
            <text:p>142194</text:p>
          </table:table-cell>
          <table:table-cell table:number-columns-repeated="3"/>
          <table:table-cell office:value-type="float" office:value="60775" calcext:value-type="float">
            <text:p>60775</text:p>
          </table:table-cell>
          <table:table-cell table:number-columns-repeated="2"/>
          <table:table-cell office:value-type="float" office:value="127473" calcext:value-type="float">
            <text:p>127473</text:p>
          </table:table-cell>
          <table:table-cell table:number-columns-repeated="2"/>
          <table:table-cell office:value-type="float" office:value="134432" calcext:value-type="float">
            <text:p>134432</text:p>
          </table:table-cell>
          <table:table-cell table:number-columns-repeated="2"/>
          <table:table-cell office:value-type="float" office:value="140703" calcext:value-type="float">
            <text:p>140703</text:p>
          </table:table-cell>
          <table:table-cell table:number-columns-repeated="2"/>
          <table:table-cell office:value-type="float" office:value="135245" calcext:value-type="float">
            <text:p>135245</text:p>
          </table:table-cell>
          <table:table-cell table:number-columns-repeated="3"/>
          <table:table-cell office:value-type="float" office:value="140043" calcext:value-type="float">
            <text:p>140043</text:p>
          </table:table-cell>
          <table:table-cell table:number-columns-repeated="3"/>
          <table:table-cell office:value-type="float" office:value="120547" calcext:value-type="float">
            <text:p>120547</text:p>
          </table:table-cell>
          <table:table-cell/>
          <table:table-cell office:value-type="float" office:value="1933893" calcext:value-type="float">
            <text:p>1933893</text:p>
          </table:table-cell>
          <table:table-cell/>
          <table:table-cell office:value-type="float" office:value="3791156" calcext:value-type="float">
            <text:p>3791156</text:p>
          </table:table-cell>
          <table:table-cell/>
          <table:table-cell office:value-type="float" office:value="5860307" calcext:value-type="float">
            <text:p>5860307</text:p>
          </table:table-cell>
          <table:table-cell/>
          <table:table-cell office:value-type="float" office:value="6421025" calcext:value-type="float">
            <text:p>6421025</text:p>
          </table:table-cell>
          <table:table-cell table:number-columns-repeated="21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49562" calcext:value-type="float">
            <text:p>149562</text:p>
          </table:table-cell>
          <table:table-cell table:number-columns-repeated="2"/>
          <table:table-cell office:value-type="float" office:value="173429" calcext:value-type="float">
            <text:p>173429</text:p>
          </table:table-cell>
          <table:table-cell table:number-columns-repeated="2"/>
          <table:table-cell office:value-type="float" office:value="180788" calcext:value-type="float">
            <text:p>180788</text:p>
          </table:table-cell>
          <table:table-cell table:number-columns-repeated="2"/>
          <table:table-cell office:value-type="float" office:value="178741" calcext:value-type="float">
            <text:p>178741</text:p>
          </table:table-cell>
          <table:table-cell table:number-columns-repeated="2"/>
          <table:table-cell office:value-type="float" office:value="178385" calcext:value-type="float">
            <text:p>178385</text:p>
          </table:table-cell>
          <table:table-cell table:number-columns-repeated="2"/>
          <table:table-cell office:value-type="float" office:value="184389" calcext:value-type="float">
            <text:p>184389</text:p>
          </table:table-cell>
          <table:table-cell table:number-columns-repeated="3"/>
          <table:table-cell office:value-type="float" office:value="27563" calcext:value-type="float">
            <text:p>27563</text:p>
          </table:table-cell>
          <table:table-cell table:number-columns-repeated="3"/>
          <table:table-cell office:value-type="float" office:value="184389" calcext:value-type="float">
            <text:p>184389</text:p>
          </table:table-cell>
          <table:table-cell table:number-columns-repeated="3"/>
          <table:table-cell office:value-type="float" office:value="178266" calcext:value-type="float">
            <text:p>178266</text:p>
          </table:table-cell>
          <table:table-cell/>
          <table:table-cell office:value-type="float" office:value="1991276" calcext:value-type="float">
            <text:p>1991276</text:p>
          </table:table-cell>
          <table:table-cell/>
          <table:table-cell office:value-type="float" office:value="3203069" calcext:value-type="float">
            <text:p>3203069</text:p>
          </table:table-cell>
          <table:table-cell/>
          <table:table-cell office:value-type="float" office:value="5860307" calcext:value-type="float">
            <text:p>5860307</text:p>
          </table:table-cell>
          <table:table-cell/>
          <table:table-cell office:value-type="float" office:value="7940539" calcext:value-type="float">
            <text:p>7940539</text:p>
          </table:table-cell>
          <table:table-cell table:number-columns-repeated="21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5221" calcext:value-type="float">
            <text:p>35221</text:p>
          </table:table-cell>
          <table:table-cell table:number-columns-repeated="3"/>
          <table:table-cell office:value-type="float" office:value="34632" calcext:value-type="float">
            <text:p>34632</text:p>
          </table:table-cell>
          <table:table-cell table:number-columns-repeated="3"/>
          <table:table-cell office:value-type="float" office:value="26256" calcext:value-type="float">
            <text:p>26256</text:p>
          </table:table-cell>
          <table:table-cell table:number-columns-repeated="3"/>
          <table:table-cell office:value-type="float" office:value="21970" calcext:value-type="float">
            <text:p>21970</text:p>
          </table:table-cell>
          <table:table-cell table:number-columns-repeated="3"/>
          <table:table-cell office:value-type="float" office:value="20205" calcext:value-type="float">
            <text:p>20205</text:p>
          </table:table-cell>
          <table:table-cell table:number-columns-repeated="3"/>
          <table:table-cell office:value-type="float" office:value="36107" calcext:value-type="float">
            <text:p>36107</text:p>
          </table:table-cell>
          <table:table-cell table:number-columns-repeated="3"/>
          <table:table-cell office:value-type="float" office:value="17621" calcext:value-type="float">
            <text:p>17621</text:p>
          </table:table-cell>
          <table:table-cell table:number-columns-repeated="4"/>
          <table:table-cell office:value-type="float" office:value="35986" calcext:value-type="float">
            <text:p>35986</text:p>
          </table:table-cell>
          <table:table-cell table:number-columns-repeated="4"/>
          <table:table-cell office:value-type="float" office:value="17483" calcext:value-type="float">
            <text:p>17483</text:p>
          </table:table-cell>
          <table:table-cell/>
          <table:table-cell office:value-type="float" office:value="1319723" calcext:value-type="float">
            <text:p>1319723</text:p>
          </table:table-cell>
          <table:table-cell/>
          <table:table-cell office:value-type="float" office:value="1663139" calcext:value-type="float">
            <text:p>1663139</text:p>
          </table:table-cell>
          <table:table-cell/>
          <table:table-cell office:value-type="float" office:value="3657016" calcext:value-type="float">
            <text:p>3657016</text:p>
          </table:table-cell>
          <table:table-cell/>
          <table:table-cell office:value-type="float" office:value="3867787" calcext:value-type="float">
            <text:p>3867787</text:p>
          </table:table-cell>
          <table:table-cell table:number-columns-repeated="13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7616" calcext:value-type="float">
            <text:p>47616</text:p>
          </table:table-cell>
          <table:table-cell table:number-columns-repeated="3"/>
          <table:table-cell office:value-type="float" office:value="62406" calcext:value-type="float">
            <text:p>62406</text:p>
          </table:table-cell>
          <table:table-cell table:number-columns-repeated="3"/>
          <table:table-cell office:value-type="float" office:value="38822" calcext:value-type="float">
            <text:p>38822</text:p>
          </table:table-cell>
          <table:table-cell table:number-columns-repeated="3"/>
          <table:table-cell office:value-type="float" office:value="34810" calcext:value-type="float">
            <text:p>34810</text:p>
          </table:table-cell>
          <table:table-cell table:number-columns-repeated="3"/>
          <table:table-cell office:value-type="float" office:value="35954" calcext:value-type="float">
            <text:p>35954</text:p>
          </table:table-cell>
          <table:table-cell table:number-columns-repeated="3"/>
          <table:table-cell office:value-type="float" office:value="63649" calcext:value-type="float">
            <text:p>63649</text:p>
          </table:table-cell>
          <table:table-cell table:number-columns-repeated="3"/>
          <table:table-cell office:value-type="float" office:value="42895" calcext:value-type="float">
            <text:p>42895</text:p>
          </table:table-cell>
          <table:table-cell table:number-columns-repeated="4"/>
          <table:table-cell office:value-type="float" office:value="65242" calcext:value-type="float">
            <text:p>65242</text:p>
          </table:table-cell>
          <table:table-cell table:number-columns-repeated="4"/>
          <table:table-cell office:value-type="float" office:value="50572" calcext:value-type="float">
            <text:p>50572</text:p>
          </table:table-cell>
          <table:table-cell/>
          <table:table-cell office:value-type="float" office:value="1618028" calcext:value-type="float">
            <text:p>1618028</text:p>
          </table:table-cell>
          <table:table-cell/>
          <table:table-cell office:value-type="float" office:value="2326073" calcext:value-type="float">
            <text:p>2326073</text:p>
          </table:table-cell>
          <table:table-cell/>
          <table:table-cell office:value-type="float" office:value="5325799" calcext:value-type="float">
            <text:p>5325799</text:p>
          </table:table-cell>
          <table:table-cell/>
          <table:table-cell office:value-type="float" office:value="5325799" calcext:value-type="float">
            <text:p>5325799</text:p>
          </table:table-cell>
          <table:table-cell table:number-columns-repeated="13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87612" calcext:value-type="float">
            <text:p>87612</text:p>
          </table:table-cell>
          <table:table-cell table:number-columns-repeated="2"/>
          <table:table-cell office:value-type="float" office:value="100315" calcext:value-type="float">
            <text:p>100315</text:p>
          </table:table-cell>
          <table:table-cell table:number-columns-repeated="3"/>
          <table:table-cell office:value-type="float" office:value="42881" calcext:value-type="float">
            <text:p>42881</text:p>
          </table:table-cell>
          <table:table-cell table:number-columns-repeated="3"/>
          <table:table-cell office:value-type="float" office:value="60802" calcext:value-type="float">
            <text:p>60802</text:p>
          </table:table-cell>
          <table:table-cell table:number-columns-repeated="3"/>
          <table:table-cell office:value-type="float" office:value="59613" calcext:value-type="float">
            <text:p>59613</text:p>
          </table:table-cell>
          <table:table-cell table:number-columns-repeated="3"/>
          <table:table-cell office:value-type="float" office:value="98856" calcext:value-type="float">
            <text:p>98856</text:p>
          </table:table-cell>
          <table:table-cell table:number-columns-repeated="3"/>
          <table:table-cell office:value-type="float" office:value="31098" calcext:value-type="float">
            <text:p>31098</text:p>
          </table:table-cell>
          <table:table-cell table:number-columns-repeated="4"/>
          <table:table-cell office:value-type="float" office:value="99998" calcext:value-type="float">
            <text:p>99998</text:p>
          </table:table-cell>
          <table:table-cell table:number-columns-repeated="4"/>
          <table:table-cell office:value-type="float" office:value="85058" calcext:value-type="float">
            <text:p>85058</text:p>
          </table:table-cell>
          <table:table-cell/>
          <table:table-cell office:value-type="float" office:value="1487977" calcext:value-type="float">
            <text:p>1487977</text:p>
          </table:table-cell>
          <table:table-cell/>
          <table:table-cell office:value-type="float" office:value="2558895" calcext:value-type="float">
            <text:p>2558895</text:p>
          </table:table-cell>
          <table:table-cell/>
          <table:table-cell office:value-type="float" office:value="6114306" calcext:value-type="float">
            <text:p>6114306</text:p>
          </table:table-cell>
          <table:table-cell/>
          <table:table-cell office:value-type="float" office:value="6406138" calcext:value-type="float">
            <text:p>6406138</text:p>
          </table:table-cell>
          <table:table-cell table:number-columns-repeated="15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29030" calcext:value-type="float">
            <text:p>129030</text:p>
          </table:table-cell>
          <table:table-cell table:number-columns-repeated="2"/>
          <table:table-cell office:value-type="float" office:value="119071" calcext:value-type="float">
            <text:p>119071</text:p>
          </table:table-cell>
          <table:table-cell table:number-columns-repeated="2"/>
          <table:table-cell office:value-type="float" office:value="114305" calcext:value-type="float">
            <text:p>114305</text:p>
          </table:table-cell>
          <table:table-cell table:number-columns-repeated="2"/>
          <table:table-cell office:value-type="float" office:value="138090" calcext:value-type="float">
            <text:p>138090</text:p>
          </table:table-cell>
          <table:table-cell table:number-columns-repeated="3"/>
          <table:table-cell office:value-type="float" office:value="70254" calcext:value-type="float">
            <text:p>70254</text:p>
          </table:table-cell>
          <table:table-cell table:number-columns-repeated="2"/>
          <table:table-cell office:value-type="float" office:value="133324" calcext:value-type="float">
            <text:p>133324</text:p>
          </table:table-cell>
          <table:table-cell table:number-columns-repeated="2"/>
          <table:table-cell office:value-type="float" office:value="137772" calcext:value-type="float">
            <text:p>137772</text:p>
          </table:table-cell>
          <table:table-cell table:number-columns-repeated="3"/>
          <table:table-cell office:value-type="float" office:value="140512" calcext:value-type="float">
            <text:p>140512</text:p>
          </table:table-cell>
          <table:table-cell table:number-columns-repeated="3"/>
          <table:table-cell office:value-type="float" office:value="127741" calcext:value-type="float">
            <text:p>127741</text:p>
          </table:table-cell>
          <table:table-cell/>
          <table:table-cell office:value-type="float" office:value="2326073" calcext:value-type="float">
            <text:p>2326073</text:p>
          </table:table-cell>
          <table:table-cell/>
          <table:table-cell office:value-type="float" office:value="2969325" calcext:value-type="float">
            <text:p>2969325</text:p>
          </table:table-cell>
          <table:table-cell/>
          <table:table-cell office:value-type="float" office:value="6727225" calcext:value-type="float">
            <text:p>6727225</text:p>
          </table:table-cell>
          <table:table-cell/>
          <table:table-cell office:value-type="float" office:value="7476717" calcext:value-type="float">
            <text:p>7476717</text:p>
          </table:table-cell>
          <table:table-cell table:number-columns-repeated="22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58799" calcext:value-type="float">
            <text:p>158799</text:p>
          </table:table-cell>
          <table:table-cell table:number-columns-repeated="2"/>
          <table:table-cell office:value-type="float" office:value="186296" calcext:value-type="float">
            <text:p>186296</text:p>
          </table:table-cell>
          <table:table-cell table:number-columns-repeated="2"/>
          <table:table-cell office:value-type="float" office:value="161815" calcext:value-type="float">
            <text:p>161815</text:p>
          </table:table-cell>
          <table:table-cell table:number-columns-repeated="2"/>
          <table:table-cell office:value-type="float" office:value="174150" calcext:value-type="float">
            <text:p>174150</text:p>
          </table:table-cell>
          <table:table-cell table:number-columns-repeated="2"/>
          <table:table-cell office:value-type="float" office:value="174887" calcext:value-type="float">
            <text:p>174887</text:p>
          </table:table-cell>
          <table:table-cell table:number-columns-repeated="2"/>
          <table:table-cell office:value-type="float" office:value="184948" calcext:value-type="float">
            <text:p>184948</text:p>
          </table:table-cell>
          <table:table-cell table:number-columns-repeated="2"/>
          <table:table-cell office:value-type="float" office:value="173699" calcext:value-type="float">
            <text:p>173699</text:p>
          </table:table-cell>
          <table:table-cell table:number-columns-repeated="3"/>
          <table:table-cell office:value-type="float" office:value="181817" calcext:value-type="float">
            <text:p>181817</text:p>
          </table:table-cell>
          <table:table-cell table:number-columns-repeated="4"/>
          <table:table-cell office:value-type="float" office:value="62139" calcext:value-type="float">
            <text:p>62139</text:p>
          </table:table-cell>
          <table:table-cell/>
          <table:table-cell office:value-type="float" office:value="2166499" calcext:value-type="float">
            <text:p>2166499</text:p>
          </table:table-cell>
          <table:table-cell/>
          <table:table-cell office:value-type="float" office:value="5122535" calcext:value-type="float">
            <text:p>5122535</text:p>
          </table:table-cell>
          <table:table-cell/>
          <table:table-cell office:value-type="float" office:value="6727225" calcext:value-type="float">
            <text:p>6727225</text:p>
          </table:table-cell>
          <table:table-cell/>
          <table:table-cell office:value-type="float" office:value="8036304" calcext:value-type="float">
            <text:p>8036304</text:p>
          </table:table-cell>
          <table:table-cell table:number-columns-repeated="22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74660" calcext:value-type="float">
            <text:p>174660</text:p>
          </table:table-cell>
          <table:table-cell table:number-columns-repeated="2"/>
          <table:table-cell office:value-type="float" office:value="217726" calcext:value-type="float">
            <text:p>217726</text:p>
          </table:table-cell>
          <table:table-cell table:number-columns-repeated="2"/>
          <table:table-cell office:value-type="float" office:value="167729" calcext:value-type="float">
            <text:p>167729</text:p>
          </table:table-cell>
          <table:table-cell table:number-columns-repeated="2"/>
          <table:table-cell office:value-type="float" office:value="152571" calcext:value-type="float">
            <text:p>152571</text:p>
          </table:table-cell>
          <table:table-cell table:number-columns-repeated="2"/>
          <table:table-cell office:value-type="float" office:value="153094" calcext:value-type="float">
            <text:p>153094</text:p>
          </table:table-cell>
          <table:table-cell table:number-columns-repeated="2"/>
          <table:table-cell office:value-type="float" office:value="212638" calcext:value-type="float">
            <text:p>212638</text:p>
          </table:table-cell>
          <table:table-cell table:number-columns-repeated="2"/>
          <table:table-cell office:value-type="float" office:value="215800" calcext:value-type="float">
            <text:p>215800</text:p>
          </table:table-cell>
          <table:table-cell table:number-columns-repeated="3"/>
          <table:table-cell office:value-type="float" office:value="218435" calcext:value-type="float">
            <text:p>218435</text:p>
          </table:table-cell>
          <table:table-cell table:number-columns-repeated="3"/>
          <table:table-cell office:value-type="float" office:value="205476" calcext:value-type="float">
            <text:p>205476</text:p>
          </table:table-cell>
          <table:table-cell/>
          <table:table-cell office:value-type="float" office:value="2211113" calcext:value-type="float">
            <text:p>2211113</text:p>
          </table:table-cell>
          <table:table-cell/>
          <table:table-cell office:value-type="float" office:value="3359523" calcext:value-type="float">
            <text:p>3359523</text:p>
          </table:table-cell>
          <table:table-cell/>
          <table:table-cell office:value-type="float" office:value="5784891" calcext:value-type="float">
            <text:p>5784891</text:p>
          </table:table-cell>
          <table:table-cell/>
          <table:table-cell office:value-type="float" office:value="7582312" calcext:value-type="float">
            <text:p>7582312</text:p>
          </table:table-cell>
          <table:table-cell table:number-columns-repeated="24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5174" calcext:value-type="float">
            <text:p>35174</text:p>
          </table:table-cell>
          <table:table-cell table:number-columns-repeated="3"/>
          <table:table-cell office:value-type="float" office:value="31674" calcext:value-type="float">
            <text:p>31674</text:p>
          </table:table-cell>
          <table:table-cell table:number-columns-repeated="3"/>
          <table:table-cell office:value-type="float" office:value="24297" calcext:value-type="float">
            <text:p>24297</text:p>
          </table:table-cell>
          <table:table-cell table:number-columns-repeated="3"/>
          <table:table-cell office:value-type="float" office:value="20007" calcext:value-type="float">
            <text:p>20007</text:p>
          </table:table-cell>
          <table:table-cell table:number-columns-repeated="3"/>
          <table:table-cell office:value-type="float" office:value="16878" calcext:value-type="float">
            <text:p>16878</text:p>
          </table:table-cell>
          <table:table-cell table:number-columns-repeated="3"/>
          <table:table-cell office:value-type="float" office:value="34010" calcext:value-type="float">
            <text:p>34010</text:p>
          </table:table-cell>
          <table:table-cell table:number-columns-repeated="3"/>
          <table:table-cell office:value-type="float" office:value="20213" calcext:value-type="float">
            <text:p>20213</text:p>
          </table:table-cell>
          <table:table-cell table:number-columns-repeated="4"/>
          <table:table-cell office:value-type="float" office:value="33332" calcext:value-type="float">
            <text:p>33332</text:p>
          </table:table-cell>
          <table:table-cell table:number-columns-repeated="4"/>
          <table:table-cell office:value-type="float" office:value="20128" calcext:value-type="float">
            <text:p>20128</text:p>
          </table:table-cell>
          <table:table-cell/>
          <table:table-cell office:value-type="float" office:value="1405778" calcext:value-type="float">
            <text:p>1405778</text:p>
          </table:table-cell>
          <table:table-cell/>
          <table:table-cell office:value-type="float" office:value="1842366" calcext:value-type="float">
            <text:p>1842366</text:p>
          </table:table-cell>
          <table:table-cell/>
          <table:table-cell office:value-type="float" office:value="4132864" calcext:value-type="float">
            <text:p>4132864</text:p>
          </table:table-cell>
          <table:table-cell/>
          <table:table-cell office:value-type="float" office:value="3879045" calcext:value-type="float">
            <text:p>3879045</text:p>
          </table:table-cell>
          <table:table-cell table:number-columns-repeated="13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4019" calcext:value-type="float">
            <text:p>54019</text:p>
          </table:table-cell>
          <table:table-cell table:number-columns-repeated="3"/>
          <table:table-cell office:value-type="float" office:value="62562" calcext:value-type="float">
            <text:p>62562</text:p>
          </table:table-cell>
          <table:table-cell table:number-columns-repeated="3"/>
          <table:table-cell office:value-type="float" office:value="36255" calcext:value-type="float">
            <text:p>36255</text:p>
          </table:table-cell>
          <table:table-cell table:number-columns-repeated="3"/>
          <table:table-cell office:value-type="float" office:value="49981" calcext:value-type="float">
            <text:p>49981</text:p>
          </table:table-cell>
          <table:table-cell table:number-columns-repeated="3"/>
          <table:table-cell office:value-type="float" office:value="36941" calcext:value-type="float">
            <text:p>36941</text:p>
          </table:table-cell>
          <table:table-cell table:number-columns-repeated="3"/>
          <table:table-cell office:value-type="float" office:value="62304" calcext:value-type="float">
            <text:p>62304</text:p>
          </table:table-cell>
          <table:table-cell table:number-columns-repeated="3"/>
          <table:table-cell office:value-type="float" office:value="38653" calcext:value-type="float">
            <text:p>38653</text:p>
          </table:table-cell>
          <table:table-cell table:number-columns-repeated="4"/>
          <table:table-cell office:value-type="float" office:value="58141" calcext:value-type="float">
            <text:p>58141</text:p>
          </table:table-cell>
          <table:table-cell table:number-columns-repeated="4"/>
          <table:table-cell office:value-type="float" office:value="28495" calcext:value-type="float">
            <text:p>28495</text:p>
          </table:table-cell>
          <table:table-cell/>
          <table:table-cell office:value-type="float" office:value="1662639" calcext:value-type="float">
            <text:p>1662639</text:p>
          </table:table-cell>
          <table:table-cell/>
          <table:table-cell office:value-type="float" office:value="2135500" calcext:value-type="float">
            <text:p>2135500</text:p>
          </table:table-cell>
          <table:table-cell/>
          <table:table-cell office:value-type="float" office:value="5687020" calcext:value-type="float">
            <text:p>5687020</text:p>
          </table:table-cell>
          <table:table-cell/>
          <table:table-cell office:value-type="float" office:value="4819184" calcext:value-type="float">
            <text:p>4819184</text:p>
          </table:table-cell>
          <table:table-cell table:number-columns-repeated="13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54491" calcext:value-type="float">
            <text:p>54491</text:p>
          </table:table-cell>
          <table:table-cell table:number-columns-repeated="3"/>
          <table:table-cell office:value-type="float" office:value="94880" calcext:value-type="float">
            <text:p>94880</text:p>
          </table:table-cell>
          <table:table-cell table:number-columns-repeated="3"/>
          <table:table-cell office:value-type="float" office:value="25757" calcext:value-type="float">
            <text:p>25757</text:p>
          </table:table-cell>
          <table:table-cell table:number-columns-repeated="3"/>
          <table:table-cell office:value-type="float" office:value="64369" calcext:value-type="float">
            <text:p>64369</text:p>
          </table:table-cell>
          <table:table-cell table:number-columns-repeated="3"/>
          <table:table-cell office:value-type="float" office:value="66322" calcext:value-type="float">
            <text:p>66322</text:p>
          </table:table-cell>
          <table:table-cell table:number-columns-repeated="3"/>
          <table:table-cell office:value-type="float" office:value="97703" calcext:value-type="float">
            <text:p>97703</text:p>
          </table:table-cell>
          <table:table-cell table:number-columns-repeated="3"/>
          <table:table-cell office:value-type="float" office:value="59244" calcext:value-type="float">
            <text:p>59244</text:p>
          </table:table-cell>
          <table:table-cell table:number-columns-repeated="4"/>
          <table:table-cell office:value-type="float" office:value="96422" calcext:value-type="float">
            <text:p>96422</text:p>
          </table:table-cell>
          <table:table-cell table:number-columns-repeated="4"/>
          <table:table-cell office:value-type="float" office:value="83172" calcext:value-type="float">
            <text:p>83172</text:p>
          </table:table-cell>
          <table:table-cell/>
          <table:table-cell office:value-type="float" office:value="1766587" calcext:value-type="float">
            <text:p>1766587</text:p>
          </table:table-cell>
          <table:table-cell/>
          <table:table-cell office:value-type="float" office:value="2081678" calcext:value-type="float">
            <text:p>2081678</text:p>
          </table:table-cell>
          <table:table-cell/>
          <table:table-cell office:value-type="float" office:value="6107548" calcext:value-type="float">
            <text:p>6107548</text:p>
          </table:table-cell>
          <table:table-cell/>
          <table:table-cell office:value-type="float" office:value="6249745" calcext:value-type="float">
            <text:p>6249745</text:p>
          </table:table-cell>
          <table:table-cell table:number-columns-repeated="14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31702" calcext:value-type="float">
            <text:p>131702</text:p>
          </table:table-cell>
          <table:table-cell table:number-columns-repeated="2"/>
          <table:table-cell office:value-type="float" office:value="139977" calcext:value-type="float">
            <text:p>139977</text:p>
          </table:table-cell>
          <table:table-cell table:number-columns-repeated="3"/>
          <table:table-cell office:value-type="float" office:value="96275" calcext:value-type="float">
            <text:p>96275</text:p>
          </table:table-cell>
          <table:table-cell table:number-columns-repeated="2"/>
          <table:table-cell office:value-type="float" office:value="111201" calcext:value-type="float">
            <text:p>111201</text:p>
          </table:table-cell>
          <table:table-cell table:number-columns-repeated="2"/>
          <table:table-cell office:value-type="float" office:value="110674" calcext:value-type="float">
            <text:p>110674</text:p>
          </table:table-cell>
          <table:table-cell table:number-columns-repeated="2"/>
          <table:table-cell office:value-type="float" office:value="141285" calcext:value-type="float">
            <text:p>141285</text:p>
          </table:table-cell>
          <table:table-cell table:number-columns-repeated="2"/>
          <table:table-cell office:value-type="float" office:value="109444" calcext:value-type="float">
            <text:p>109444</text:p>
          </table:table-cell>
          <table:table-cell table:number-columns-repeated="3"/>
          <table:table-cell office:value-type="float" office:value="119413" calcext:value-type="float">
            <text:p>119413</text:p>
          </table:table-cell>
          <table:table-cell table:number-columns-repeated="4"/>
          <table:table-cell office:value-type="float" office:value="88887" calcext:value-type="float">
            <text:p>88887</text:p>
          </table:table-cell>
          <table:table-cell/>
          <table:table-cell office:value-type="float" office:value="1985448" calcext:value-type="float">
            <text:p>1985448</text:p>
          </table:table-cell>
          <table:table-cell/>
          <table:table-cell office:value-type="float" office:value="2557711" calcext:value-type="float">
            <text:p>2557711</text:p>
          </table:table-cell>
          <table:table-cell/>
          <table:table-cell office:value-type="float" office:value="6249745" calcext:value-type="float">
            <text:p>6249745</text:p>
          </table:table-cell>
          <table:table-cell/>
          <table:table-cell office:value-type="float" office:value="5841722" calcext:value-type="float">
            <text:p>5841722</text:p>
          </table:table-cell>
          <table:table-cell table:number-columns-repeated="21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54034" calcext:value-type="float">
            <text:p>154034</text:p>
          </table:table-cell>
          <table:table-cell table:number-columns-repeated="2"/>
          <table:table-cell office:value-type="float" office:value="185646" calcext:value-type="float">
            <text:p>185646</text:p>
          </table:table-cell>
          <table:table-cell table:number-columns-repeated="2"/>
          <table:table-cell office:value-type="float" office:value="157168" calcext:value-type="float">
            <text:p>157168</text:p>
          </table:table-cell>
          <table:table-cell table:number-columns-repeated="2"/>
          <table:table-cell office:value-type="float" office:value="160121" calcext:value-type="float">
            <text:p>160121</text:p>
          </table:table-cell>
          <table:table-cell table:number-columns-repeated="2"/>
          <table:table-cell office:value-type="float" office:value="156458" calcext:value-type="float">
            <text:p>156458</text:p>
          </table:table-cell>
          <table:table-cell table:number-columns-repeated="2"/>
          <table:table-cell office:value-type="float" office:value="182336" calcext:value-type="float">
            <text:p>182336</text:p>
          </table:table-cell>
          <table:table-cell table:number-columns-repeated="2"/>
          <table:table-cell office:value-type="float" office:value="105570" calcext:value-type="float">
            <text:p>105570</text:p>
          </table:table-cell>
          <table:table-cell table:number-columns-repeated="3"/>
          <table:table-cell office:value-type="float" office:value="182988" calcext:value-type="float">
            <text:p>182988</text:p>
          </table:table-cell>
          <table:table-cell table:number-columns-repeated="3"/>
          <table:table-cell office:value-type="float" office:value="176695" calcext:value-type="float">
            <text:p>176695</text:p>
          </table:table-cell>
          <table:table-cell/>
          <table:table-cell office:value-type="float" office:value="2205688" calcext:value-type="float">
            <text:p>2205688</text:p>
          </table:table-cell>
          <table:table-cell/>
          <table:table-cell office:value-type="float" office:value="3159869" calcext:value-type="float">
            <text:p>3159869</text:p>
          </table:table-cell>
          <table:table-cell/>
          <table:table-cell office:value-type="float" office:value="7518900" calcext:value-type="float">
            <text:p>7518900</text:p>
          </table:table-cell>
          <table:table-cell/>
          <table:table-cell office:value-type="float" office:value="7518900" calcext:value-type="float">
            <text:p>7518900</text:p>
          </table:table-cell>
          <table:table-cell table:number-columns-repeated="23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94807" calcext:value-type="float">
            <text:p>194807</text:p>
          </table:table-cell>
          <table:table-cell table:number-columns-repeated="2"/>
          <table:table-cell office:value-type="float" office:value="143092" calcext:value-type="float">
            <text:p>143092</text:p>
          </table:table-cell>
          <table:table-cell table:number-columns-repeated="2"/>
          <table:table-cell office:value-type="float" office:value="202523" calcext:value-type="float">
            <text:p>202523</text:p>
          </table:table-cell>
          <table:table-cell table:number-columns-repeated="2"/>
          <table:table-cell office:value-type="float" office:value="202218" calcext:value-type="float">
            <text:p>202218</text:p>
          </table:table-cell>
          <table:table-cell table:number-columns-repeated="2"/>
          <table:table-cell office:value-type="float" office:value="218248" calcext:value-type="float">
            <text:p>218248</text:p>
          </table:table-cell>
          <table:table-cell table:number-columns-repeated="2"/>
          <table:table-cell office:value-type="float" office:value="216053" calcext:value-type="float">
            <text:p>216053</text:p>
          </table:table-cell>
          <table:table-cell table:number-columns-repeated="2"/>
          <table:table-cell office:value-type="float" office:value="202829" calcext:value-type="float">
            <text:p>202829</text:p>
          </table:table-cell>
          <table:table-cell table:number-columns-repeated="3"/>
          <table:table-cell office:value-type="float" office:value="213901" calcext:value-type="float">
            <text:p>213901</text:p>
          </table:table-cell>
          <table:table-cell table:number-columns-repeated="3"/>
          <table:table-cell office:value-type="float" office:value="112083" calcext:value-type="float">
            <text:p>112083</text:p>
          </table:table-cell>
          <table:table-cell/>
          <table:table-cell office:value-type="float" office:value="2247235" calcext:value-type="float">
            <text:p>2247235</text:p>
          </table:table-cell>
          <table:table-cell/>
          <table:table-cell office:value-type="float" office:value="5428265" calcext:value-type="float">
            <text:p>5428265</text:p>
          </table:table-cell>
          <table:table-cell/>
          <table:table-cell office:value-type="float" office:value="7314033" calcext:value-type="float">
            <text:p>7314033</text:p>
          </table:table-cell>
          <table:table-cell/>
          <table:table-cell office:value-type="float" office:value="7735574" calcext:value-type="float">
            <text:p>7735574</text:p>
          </table:table-cell>
          <table:table-cell table:number-columns-repeated="24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47394" calcext:value-type="float">
            <text:p>147394</text:p>
          </table:table-cell>
          <table:table-cell table:number-columns-repeated="2"/>
          <table:table-cell office:value-type="float" office:value="174626" calcext:value-type="float">
            <text:p>174626</text:p>
          </table:table-cell>
          <table:table-cell table:number-columns-repeated="2"/>
          <table:table-cell office:value-type="float" office:value="224359" calcext:value-type="float">
            <text:p>224359</text:p>
          </table:table-cell>
          <table:table-cell table:number-columns-repeated="2"/>
          <table:table-cell office:value-type="float" office:value="213688" calcext:value-type="float">
            <text:p>213688</text:p>
          </table:table-cell>
          <table:table-cell table:number-columns-repeated="2"/>
          <table:table-cell office:value-type="float" office:value="239738" calcext:value-type="float">
            <text:p>239738</text:p>
          </table:table-cell>
          <table:table-cell table:number-columns-repeated="2"/>
          <table:table-cell office:value-type="float" office:value="171255" calcext:value-type="float">
            <text:p>171255</text:p>
          </table:table-cell>
          <table:table-cell table:number-columns-repeated="2"/>
          <table:table-cell office:value-type="float" office:value="117172" calcext:value-type="float">
            <text:p>117172</text:p>
          </table:table-cell>
          <table:table-cell table:number-columns-repeated="3"/>
          <table:table-cell office:value-type="float" office:value="176666" calcext:value-type="float">
            <text:p>176666</text:p>
          </table:table-cell>
          <table:table-cell table:number-columns-repeated="3"/>
          <table:table-cell office:value-type="float" office:value="237248" calcext:value-type="float">
            <text:p>237248</text:p>
          </table:table-cell>
          <table:table-cell/>
          <table:table-cell office:value-type="float" office:value="2152625" calcext:value-type="float">
            <text:p>2152625</text:p>
          </table:table-cell>
          <table:table-cell/>
          <table:table-cell office:value-type="float" office:value="3043436" calcext:value-type="float">
            <text:p>3043436</text:p>
          </table:table-cell>
          <table:table-cell/>
          <table:table-cell office:value-type="float" office:value="6213578" calcext:value-type="float">
            <text:p>6213578</text:p>
          </table:table-cell>
          <table:table-cell/>
          <table:table-cell office:value-type="float" office:value="5347168" calcext:value-type="float">
            <text:p>5347168</text:p>
          </table:table-cell>
          <table:table-cell table:number-columns-repeated="24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8608" calcext:value-type="float">
            <text:p>18608</text:p>
          </table:table-cell>
          <table:table-cell table:number-columns-repeated="3"/>
          <table:table-cell office:value-type="float" office:value="33648" calcext:value-type="float">
            <text:p>33648</text:p>
          </table:table-cell>
          <table:table-cell table:number-columns-repeated="3"/>
          <table:table-cell office:value-type="float" office:value="17214" calcext:value-type="float">
            <text:p>17214</text:p>
          </table:table-cell>
          <table:table-cell table:number-columns-repeated="3"/>
          <table:table-cell office:value-type="float" office:value="16675" calcext:value-type="float">
            <text:p>16675</text:p>
          </table:table-cell>
          <table:table-cell table:number-columns-repeated="3"/>
          <table:table-cell office:value-type="float" office:value="16108" calcext:value-type="float">
            <text:p>16108</text:p>
          </table:table-cell>
          <table:table-cell table:number-columns-repeated="3"/>
          <table:table-cell office:value-type="float" office:value="35278" calcext:value-type="float">
            <text:p>35278</text:p>
          </table:table-cell>
          <table:table-cell table:number-columns-repeated="3"/>
          <table:table-cell office:value-type="float" office:value="22632" calcext:value-type="float">
            <text:p>22632</text:p>
          </table:table-cell>
          <table:table-cell table:number-columns-repeated="4"/>
          <table:table-cell office:value-type="float" office:value="33412" calcext:value-type="float">
            <text:p>33412</text:p>
          </table:table-cell>
          <table:table-cell table:number-columns-repeated="4"/>
          <table:table-cell office:value-type="float" office:value="14952" calcext:value-type="float">
            <text:p>14952</text:p>
          </table:table-cell>
          <table:table-cell/>
          <table:table-cell office:value-type="float" office:value="1402845" calcext:value-type="float">
            <text:p>1402845</text:p>
          </table:table-cell>
          <table:table-cell/>
          <table:table-cell office:value-type="float" office:value="1835760" calcext:value-type="float">
            <text:p>1835760</text:p>
          </table:table-cell>
          <table:table-cell/>
          <table:table-cell office:value-type="float" office:value="3877684" calcext:value-type="float">
            <text:p>3877684</text:p>
          </table:table-cell>
          <table:table-cell/>
          <table:table-cell office:value-type="float" office:value="3556580" calcext:value-type="float">
            <text:p>3556580</text:p>
          </table:table-cell>
          <table:table-cell table:number-columns-repeated="13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0224" calcext:value-type="float">
            <text:p>30224</text:p>
          </table:table-cell>
          <table:table-cell table:number-columns-repeated="3"/>
          <table:table-cell office:value-type="float" office:value="55796" calcext:value-type="float">
            <text:p>55796</text:p>
          </table:table-cell>
          <table:table-cell table:number-columns-repeated="3"/>
          <table:table-cell office:value-type="float" office:value="41768" calcext:value-type="float">
            <text:p>41768</text:p>
          </table:table-cell>
          <table:table-cell table:number-columns-repeated="3"/>
          <table:table-cell office:value-type="float" office:value="43243" calcext:value-type="float">
            <text:p>43243</text:p>
          </table:table-cell>
          <table:table-cell table:number-columns-repeated="3"/>
          <table:table-cell office:value-type="float" office:value="32985" calcext:value-type="float">
            <text:p>32985</text:p>
          </table:table-cell>
          <table:table-cell table:number-columns-repeated="3"/>
          <table:table-cell office:value-type="float" office:value="60334" calcext:value-type="float">
            <text:p>60334</text:p>
          </table:table-cell>
          <table:table-cell table:number-columns-repeated="3"/>
          <table:table-cell office:value-type="float" office:value="29413" calcext:value-type="float">
            <text:p>29413</text:p>
          </table:table-cell>
          <table:table-cell table:number-columns-repeated="4"/>
          <table:table-cell office:value-type="float" office:value="64769" calcext:value-type="float">
            <text:p>64769</text:p>
          </table:table-cell>
          <table:table-cell table:number-columns-repeated="4"/>
          <table:table-cell office:value-type="float" office:value="35990" calcext:value-type="float">
            <text:p>35990</text:p>
          </table:table-cell>
          <table:table-cell/>
          <table:table-cell office:value-type="float" office:value="1506154" calcext:value-type="float">
            <text:p>1506154</text:p>
          </table:table-cell>
          <table:table-cell/>
          <table:table-cell office:value-type="float" office:value="2187279" calcext:value-type="float">
            <text:p>2187279</text:p>
          </table:table-cell>
          <table:table-cell/>
          <table:table-cell office:value-type="float" office:value="5744919" calcext:value-type="float">
            <text:p>5744919</text:p>
          </table:table-cell>
          <table:table-cell/>
          <table:table-cell office:value-type="float" office:value="4784885" calcext:value-type="float">
            <text:p>4784885</text:p>
          </table:table-cell>
          <table:table-cell table:number-columns-repeated="13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89059" calcext:value-type="float">
            <text:p>89059</text:p>
          </table:table-cell>
          <table:table-cell table:number-columns-repeated="3"/>
          <table:table-cell office:value-type="float" office:value="98935" calcext:value-type="float">
            <text:p>98935</text:p>
          </table:table-cell>
          <table:table-cell table:number-columns-repeated="3"/>
          <table:table-cell office:value-type="float" office:value="54993" calcext:value-type="float">
            <text:p>54993</text:p>
          </table:table-cell>
          <table:table-cell table:number-columns-repeated="3"/>
          <table:table-cell office:value-type="float" office:value="53934" calcext:value-type="float">
            <text:p>53934</text:p>
          </table:table-cell>
          <table:table-cell table:number-columns-repeated="3"/>
          <table:table-cell office:value-type="float" office:value="56146" calcext:value-type="float">
            <text:p>56146</text:p>
          </table:table-cell>
          <table:table-cell table:number-columns-repeated="3"/>
          <table:table-cell office:value-type="float" office:value="97485" calcext:value-type="float">
            <text:p>97485</text:p>
          </table:table-cell>
          <table:table-cell table:number-columns-repeated="3"/>
          <table:table-cell office:value-type="float" office:value="45002" calcext:value-type="float">
            <text:p>45002</text:p>
          </table:table-cell>
          <table:table-cell table:number-columns-repeated="4"/>
          <table:table-cell office:value-type="float" office:value="96930" calcext:value-type="float">
            <text:p>96930</text:p>
          </table:table-cell>
          <table:table-cell table:number-columns-repeated="4"/>
          <table:table-cell office:value-type="float" office:value="61369" calcext:value-type="float">
            <text:p>61369</text:p>
          </table:table-cell>
          <table:table-cell/>
          <table:table-cell office:value-type="float" office:value="1689859" calcext:value-type="float">
            <text:p>1689859</text:p>
          </table:table-cell>
          <table:table-cell/>
          <table:table-cell office:value-type="float" office:value="2449212" calcext:value-type="float">
            <text:p>2449212</text:p>
          </table:table-cell>
          <table:table-cell/>
          <table:table-cell office:value-type="float" office:value="6395018" calcext:value-type="float">
            <text:p>6395018</text:p>
          </table:table-cell>
          <table:table-cell/>
          <table:table-cell office:value-type="float" office:value="6246213" calcext:value-type="float">
            <text:p>6246213</text:p>
          </table:table-cell>
          <table:table-cell table:number-columns-repeated="14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32398" calcext:value-type="float">
            <text:p>132398</text:p>
          </table:table-cell>
          <table:table-cell table:number-columns-repeated="2"/>
          <table:table-cell office:value-type="float" office:value="142219" calcext:value-type="float">
            <text:p>142219</text:p>
          </table:table-cell>
          <table:table-cell table:number-columns-repeated="2"/>
          <table:table-cell office:value-type="float" office:value="102790" calcext:value-type="float">
            <text:p>102790</text:p>
          </table:table-cell>
          <table:table-cell table:number-columns-repeated="2"/>
          <table:table-cell office:value-type="float" office:value="121150" calcext:value-type="float">
            <text:p>121150</text:p>
          </table:table-cell>
          <table:table-cell table:number-columns-repeated="3"/>
          <table:table-cell office:value-type="float" office:value="85445" calcext:value-type="float">
            <text:p>85445</text:p>
          </table:table-cell>
          <table:table-cell table:number-columns-repeated="2"/>
          <table:table-cell office:value-type="float" office:value="121156" calcext:value-type="float">
            <text:p>121156</text:p>
          </table:table-cell>
          <table:table-cell table:number-columns-repeated="2"/>
          <table:table-cell office:value-type="float" office:value="108268" calcext:value-type="float">
            <text:p>108268</text:p>
          </table:table-cell>
          <table:table-cell table:number-columns-repeated="3"/>
          <table:table-cell office:value-type="float" office:value="142739" calcext:value-type="float">
            <text:p>142739</text:p>
          </table:table-cell>
          <table:table-cell table:number-columns-repeated="3"/>
          <table:table-cell office:value-type="float" office:value="133022" calcext:value-type="float">
            <text:p>133022</text:p>
          </table:table-cell>
          <table:table-cell/>
          <table:table-cell office:value-type="float" office:value="1952602" calcext:value-type="float">
            <text:p>1952602</text:p>
          </table:table-cell>
          <table:table-cell/>
          <table:table-cell office:value-type="float" office:value="2655129" calcext:value-type="float">
            <text:p>2655129</text:p>
          </table:table-cell>
          <table:table-cell/>
          <table:table-cell office:value-type="float" office:value="7211022" calcext:value-type="float">
            <text:p>7211022</text:p>
          </table:table-cell>
          <table:table-cell/>
          <table:table-cell office:value-type="float" office:value="7022379" calcext:value-type="float">
            <text:p>7022379</text:p>
          </table:table-cell>
          <table:table-cell table:number-columns-repeated="22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72629" calcext:value-type="float">
            <text:p>172629</text:p>
          </table:table-cell>
          <table:table-cell table:number-columns-repeated="2"/>
          <table:table-cell office:value-type="float" office:value="188312" calcext:value-type="float">
            <text:p>188312</text:p>
          </table:table-cell>
          <table:table-cell table:number-columns-repeated="2"/>
          <table:table-cell office:value-type="float" office:value="142862" calcext:value-type="float">
            <text:p>142862</text:p>
          </table:table-cell>
          <table:table-cell table:number-columns-repeated="2"/>
          <table:table-cell office:value-type="float" office:value="177348" calcext:value-type="float">
            <text:p>177348</text:p>
          </table:table-cell>
          <table:table-cell table:number-columns-repeated="2"/>
          <table:table-cell office:value-type="float" office:value="171007" calcext:value-type="float">
            <text:p>171007</text:p>
          </table:table-cell>
          <table:table-cell table:number-columns-repeated="2"/>
          <table:table-cell office:value-type="float" office:value="184368" calcext:value-type="float">
            <text:p>184368</text:p>
          </table:table-cell>
          <table:table-cell table:number-columns-repeated="2"/>
          <table:table-cell office:value-type="float" office:value="114588" calcext:value-type="float">
            <text:p>114588</text:p>
          </table:table-cell>
          <table:table-cell table:number-columns-repeated="3"/>
          <table:table-cell office:value-type="float" office:value="184780" calcext:value-type="float">
            <text:p>184780</text:p>
          </table:table-cell>
          <table:table-cell table:number-columns-repeated="3"/>
          <table:table-cell office:value-type="float" office:value="117375" calcext:value-type="float">
            <text:p>117375</text:p>
          </table:table-cell>
          <table:table-cell/>
          <table:table-cell office:value-type="float" office:value="2152206" calcext:value-type="float">
            <text:p>2152206</text:p>
          </table:table-cell>
          <table:table-cell/>
          <table:table-cell office:value-type="float" office:value="2922519" calcext:value-type="float">
            <text:p>2922519</text:p>
          </table:table-cell>
          <table:table-cell/>
          <table:table-cell office:value-type="float" office:value="7758090" calcext:value-type="float">
            <text:p>7758090</text:p>
          </table:table-cell>
          <table:table-cell/>
          <table:table-cell office:value-type="float" office:value="7435738" calcext:value-type="float">
            <text:p>7435738</text:p>
          </table:table-cell>
          <table:table-cell table:number-columns-repeated="23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205288" calcext:value-type="float">
            <text:p>205288</text:p>
          </table:table-cell>
          <table:table-cell table:number-columns-repeated="2"/>
          <table:table-cell office:value-type="float" office:value="169082" calcext:value-type="float">
            <text:p>169082</text:p>
          </table:table-cell>
          <table:table-cell table:number-columns-repeated="2"/>
          <table:table-cell office:value-type="float" office:value="169135" calcext:value-type="float">
            <text:p>169135</text:p>
          </table:table-cell>
          <table:table-cell table:number-columns-repeated="2"/>
          <table:table-cell office:value-type="float" office:value="171636" calcext:value-type="float">
            <text:p>171636</text:p>
          </table:table-cell>
          <table:table-cell table:number-columns-repeated="2"/>
          <table:table-cell office:value-type="float" office:value="169817" calcext:value-type="float">
            <text:p>169817</text:p>
          </table:table-cell>
          <table:table-cell table:number-columns-repeated="2"/>
          <table:table-cell office:value-type="float" office:value="213960" calcext:value-type="float">
            <text:p>213960</text:p>
          </table:table-cell>
          <table:table-cell table:number-columns-repeated="3"/>
          <table:table-cell office:value-type="float" office:value="87792" calcext:value-type="float">
            <text:p>87792</text:p>
          </table:table-cell>
          <table:table-cell table:number-columns-repeated="3"/>
          <table:table-cell office:value-type="float" office:value="221554" calcext:value-type="float">
            <text:p>221554</text:p>
          </table:table-cell>
          <table:table-cell table:number-columns-repeated="3"/>
          <table:table-cell office:value-type="float" office:value="160802" calcext:value-type="float">
            <text:p>160802</text:p>
          </table:table-cell>
          <table:table-cell/>
          <table:table-cell office:value-type="float" office:value="2535981" calcext:value-type="float">
            <text:p>2535981</text:p>
          </table:table-cell>
          <table:table-cell/>
          <table:table-cell office:value-type="float" office:value="3415178" calcext:value-type="float">
            <text:p>3415178</text:p>
          </table:table-cell>
          <table:table-cell/>
          <table:table-cell office:value-type="float" office:value="7647578" calcext:value-type="float">
            <text:p>7647578</text:p>
          </table:table-cell>
          <table:table-cell/>
          <table:table-cell office:value-type="float" office:value="7435738" calcext:value-type="float">
            <text:p>7435738</text:p>
          </table:table-cell>
          <table:table-cell table:number-columns-repeated="23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60706" calcext:value-type="float">
            <text:p>160706</text:p>
          </table:table-cell>
          <table:table-cell table:number-columns-repeated="2"/>
          <table:table-cell office:value-type="float" office:value="176561" calcext:value-type="float">
            <text:p>176561</text:p>
          </table:table-cell>
          <table:table-cell table:number-columns-repeated="2"/>
          <table:table-cell office:value-type="float" office:value="216856" calcext:value-type="float">
            <text:p>216856</text:p>
          </table:table-cell>
          <table:table-cell table:number-columns-repeated="2"/>
          <table:table-cell office:value-type="float" office:value="219269" calcext:value-type="float">
            <text:p>219269</text:p>
          </table:table-cell>
          <table:table-cell table:number-columns-repeated="2"/>
          <table:table-cell office:value-type="float" office:value="228072" calcext:value-type="float">
            <text:p>228072</text:p>
          </table:table-cell>
          <table:table-cell table:number-columns-repeated="2"/>
          <table:table-cell office:value-type="float" office:value="167317" calcext:value-type="float">
            <text:p>167317</text:p>
          </table:table-cell>
          <table:table-cell table:number-columns-repeated="2"/>
          <table:table-cell office:value-type="float" office:value="208214" calcext:value-type="float">
            <text:p>208214</text:p>
          </table:table-cell>
          <table:table-cell table:number-columns-repeated="3"/>
          <table:table-cell office:value-type="float" office:value="172049" calcext:value-type="float">
            <text:p>172049</text:p>
          </table:table-cell>
          <table:table-cell table:number-columns-repeated="3"/>
          <table:table-cell office:value-type="float" office:value="140783" calcext:value-type="float">
            <text:p>140783</text:p>
          </table:table-cell>
          <table:table-cell/>
          <table:table-cell office:value-type="float" office:value="2370799" calcext:value-type="float">
            <text:p>2370799</text:p>
          </table:table-cell>
          <table:table-cell/>
          <table:table-cell office:value-type="float" office:value="4784885" calcext:value-type="float">
            <text:p>4784885</text:p>
          </table:table-cell>
          <table:table-cell/>
          <table:table-cell office:value-type="float" office:value="7410080" calcext:value-type="float">
            <text:p>7410080</text:p>
          </table:table-cell>
          <table:table-cell/>
          <table:table-cell office:value-type="float" office:value="7115451" calcext:value-type="float">
            <text:p>7115451</text:p>
          </table:table-cell>
          <table:table-cell table:number-columns-repeated="24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122518" calcext:value-type="float">
            <text:p>122518</text:p>
          </table:table-cell>
          <table:table-cell table:number-columns-repeated="2"/>
          <table:table-cell office:value-type="float" office:value="175236" calcext:value-type="float">
            <text:p>175236</text:p>
          </table:table-cell>
          <table:table-cell table:number-columns-repeated="2"/>
          <table:table-cell office:value-type="float" office:value="202539" calcext:value-type="float">
            <text:p>202539</text:p>
          </table:table-cell>
          <table:table-cell table:number-columns-repeated="2"/>
          <table:table-cell office:value-type="float" office:value="204877" calcext:value-type="float">
            <text:p>204877</text:p>
          </table:table-cell>
          <table:table-cell table:number-columns-repeated="2"/>
          <table:table-cell office:value-type="float" office:value="201022" calcext:value-type="float">
            <text:p>201022</text:p>
          </table:table-cell>
          <table:table-cell table:number-columns-repeated="2"/>
          <table:table-cell office:value-type="float" office:value="174325" calcext:value-type="float">
            <text:p>174325</text:p>
          </table:table-cell>
          <table:table-cell table:number-columns-repeated="2"/>
          <table:table-cell office:value-type="float" office:value="151928" calcext:value-type="float">
            <text:p>151928</text:p>
          </table:table-cell>
          <table:table-cell table:number-columns-repeated="3"/>
          <table:table-cell office:value-type="float" office:value="173677" calcext:value-type="float">
            <text:p>173677</text:p>
          </table:table-cell>
          <table:table-cell table:number-columns-repeated="3"/>
          <table:table-cell office:value-type="float" office:value="250470" calcext:value-type="float">
            <text:p>250470</text:p>
          </table:table-cell>
          <table:table-cell/>
          <table:table-cell office:value-type="float" office:value="2235086" calcext:value-type="float">
            <text:p>2235086</text:p>
          </table:table-cell>
          <table:table-cell/>
          <table:table-cell office:value-type="float" office:value="3304808" calcext:value-type="float">
            <text:p>3304808</text:p>
          </table:table-cell>
          <table:table-cell/>
          <table:table-cell office:value-type="float" office:value="6395018" calcext:value-type="float">
            <text:p>6395018</text:p>
          </table:table-cell>
          <table:table-cell/>
          <table:table-cell office:value-type="float" office:value="7211022" calcext:value-type="float">
            <text:p>7211022</text:p>
          </table:table-cell>
          <table:table-cell table:number-columns-repeated="24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3689" calcext:value-type="float">
            <text:p>33689</text:p>
          </table:table-cell>
          <table:table-cell table:number-columns-repeated="3"/>
          <table:table-cell office:value-type="float" office:value="34216" calcext:value-type="float">
            <text:p>34216</text:p>
          </table:table-cell>
          <table:table-cell table:number-columns-repeated="3"/>
          <table:table-cell office:value-type="float" office:value="19737" calcext:value-type="float">
            <text:p>19737</text:p>
          </table:table-cell>
          <table:table-cell table:number-columns-repeated="3"/>
          <table:table-cell office:value-type="float" office:value="18764" calcext:value-type="float">
            <text:p>18764</text:p>
          </table:table-cell>
          <table:table-cell table:number-columns-repeated="3"/>
          <table:table-cell office:value-type="float" office:value="17970" calcext:value-type="float">
            <text:p>17970</text:p>
          </table:table-cell>
          <table:table-cell table:number-columns-repeated="3"/>
          <table:table-cell office:value-type="float" office:value="33874" calcext:value-type="float">
            <text:p>33874</text:p>
          </table:table-cell>
          <table:table-cell table:number-columns-repeated="3"/>
          <table:table-cell office:value-type="float" office:value="18319" calcext:value-type="float">
            <text:p>18319</text:p>
          </table:table-cell>
          <table:table-cell table:number-columns-repeated="4"/>
          <table:table-cell office:value-type="float" office:value="33220" calcext:value-type="float">
            <text:p>33220</text:p>
          </table:table-cell>
          <table:table-cell table:number-columns-repeated="4"/>
          <table:table-cell office:value-type="float" office:value="15033" calcext:value-type="float">
            <text:p>15033</text:p>
          </table:table-cell>
          <table:table-cell/>
          <table:table-cell office:value-type="float" office:value="1406431" calcext:value-type="float">
            <text:p>1406431</text:p>
          </table:table-cell>
          <table:table-cell/>
          <table:table-cell office:value-type="float" office:value="1848247" calcext:value-type="float">
            <text:p>1848247</text:p>
          </table:table-cell>
          <table:table-cell/>
          <table:table-cell office:value-type="float" office:value="3970183" calcext:value-type="float">
            <text:p>3970183</text:p>
          </table:table-cell>
          <table:table-cell/>
          <table:table-cell office:value-type="float" office:value="3696803" calcext:value-type="float">
            <text:p>3696803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9803" calcext:value-type="float">
            <text:p>49803</text:p>
          </table:table-cell>
          <table:table-cell table:number-columns-repeated="3"/>
          <table:table-cell office:value-type="float" office:value="53089" calcext:value-type="float">
            <text:p>53089</text:p>
          </table:table-cell>
          <table:table-cell table:number-columns-repeated="3"/>
          <table:table-cell office:value-type="float" office:value="26792" calcext:value-type="float">
            <text:p>26792</text:p>
          </table:table-cell>
          <table:table-cell table:number-columns-repeated="3"/>
          <table:table-cell office:value-type="float" office:value="29399" calcext:value-type="float">
            <text:p>29399</text:p>
          </table:table-cell>
          <table:table-cell table:number-columns-repeated="3"/>
          <table:table-cell office:value-type="float" office:value="28029" calcext:value-type="float">
            <text:p>28029</text:p>
          </table:table-cell>
          <table:table-cell table:number-columns-repeated="3"/>
          <table:table-cell office:value-type="float" office:value="58530" calcext:value-type="float">
            <text:p>58530</text:p>
          </table:table-cell>
          <table:table-cell table:number-columns-repeated="3"/>
          <table:table-cell office:value-type="float" office:value="25193" calcext:value-type="float">
            <text:p>25193</text:p>
          </table:table-cell>
          <table:table-cell table:number-columns-repeated="4"/>
          <table:table-cell office:value-type="float" office:value="45539" calcext:value-type="float">
            <text:p>45539</text:p>
          </table:table-cell>
          <table:table-cell table:number-columns-repeated="4"/>
          <table:table-cell office:value-type="float" office:value="30401" calcext:value-type="float">
            <text:p>30401</text:p>
          </table:table-cell>
          <table:table-cell/>
          <table:table-cell office:value-type="float" office:value="1625154" calcext:value-type="float">
            <text:p>1625154</text:p>
          </table:table-cell>
          <table:table-cell/>
          <table:table-cell office:value-type="float" office:value="2183727" calcext:value-type="float">
            <text:p>2183727</text:p>
          </table:table-cell>
          <table:table-cell/>
          <table:table-cell office:value-type="float" office:value="5507740" calcext:value-type="float">
            <text:p>5507740</text:p>
          </table:table-cell>
          <table:table-cell/>
          <table:table-cell office:value-type="float" office:value="4415030" calcext:value-type="float">
            <text:p>4415030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84238" calcext:value-type="float">
            <text:p>84238</text:p>
          </table:table-cell>
          <table:table-cell table:number-columns-repeated="3"/>
          <table:table-cell office:value-type="float" office:value="88596" calcext:value-type="float">
            <text:p>88596</text:p>
          </table:table-cell>
          <table:table-cell table:number-columns-repeated="3"/>
          <table:table-cell office:value-type="float" office:value="47269" calcext:value-type="float">
            <text:p>47269</text:p>
          </table:table-cell>
          <table:table-cell table:number-columns-repeated="3"/>
          <table:table-cell office:value-type="float" office:value="46674" calcext:value-type="float">
            <text:p>46674</text:p>
          </table:table-cell>
          <table:table-cell table:number-columns-repeated="3"/>
          <table:table-cell office:value-type="float" office:value="48345" calcext:value-type="float">
            <text:p>48345</text:p>
          </table:table-cell>
          <table:table-cell table:number-columns-repeated="3"/>
          <table:table-cell office:value-type="float" office:value="82627" calcext:value-type="float">
            <text:p>82627</text:p>
          </table:table-cell>
          <table:table-cell table:number-columns-repeated="3"/>
          <table:table-cell office:value-type="float" office:value="50540" calcext:value-type="float">
            <text:p>50540</text:p>
          </table:table-cell>
          <table:table-cell table:number-columns-repeated="4"/>
          <table:table-cell office:value-type="float" office:value="80820" calcext:value-type="float">
            <text:p>80820</text:p>
          </table:table-cell>
          <table:table-cell table:number-columns-repeated="4"/>
          <table:table-cell office:value-type="float" office:value="52427" calcext:value-type="float">
            <text:p>52427</text:p>
          </table:table-cell>
          <table:table-cell/>
          <table:table-cell office:value-type="float" office:value="1780809" calcext:value-type="float">
            <text:p>1780809</text:p>
          </table:table-cell>
          <table:table-cell/>
          <table:table-cell office:value-type="float" office:value="2426801" calcext:value-type="float">
            <text:p>2426801</text:p>
          </table:table-cell>
          <table:table-cell/>
          <table:table-cell office:value-type="float" office:value="6569179" calcext:value-type="float">
            <text:p>6569179</text:p>
          </table:table-cell>
          <table:table-cell/>
          <table:table-cell office:value-type="float" office:value="5751117" calcext:value-type="float">
            <text:p>5751117</text:p>
          </table:table-cell>
          <table:table-cell table:number-columns-repeated="15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21964" calcext:value-type="float">
            <text:p>121964</text:p>
          </table:table-cell>
          <table:table-cell table:number-columns-repeated="2"/>
          <table:table-cell office:value-type="float" office:value="142539" calcext:value-type="float">
            <text:p>142539</text:p>
          </table:table-cell>
          <table:table-cell table:number-columns-repeated="3"/>
          <table:table-cell office:value-type="float" office:value="96233" calcext:value-type="float">
            <text:p>96233</text:p>
          </table:table-cell>
          <table:table-cell table:number-columns-repeated="3"/>
          <table:table-cell office:value-type="float" office:value="98851" calcext:value-type="float">
            <text:p>98851</text:p>
          </table:table-cell>
          <table:table-cell table:number-columns-repeated="3"/>
          <table:table-cell office:value-type="float" office:value="94745" calcext:value-type="float">
            <text:p>94745</text:p>
          </table:table-cell>
          <table:table-cell table:number-columns-repeated="2"/>
          <table:table-cell office:value-type="float" office:value="128885" calcext:value-type="float">
            <text:p>128885</text:p>
          </table:table-cell>
          <table:table-cell table:number-columns-repeated="3"/>
          <table:table-cell office:value-type="float" office:value="94692" calcext:value-type="float">
            <text:p>94692</text:p>
          </table:table-cell>
          <table:table-cell table:number-columns-repeated="3"/>
          <table:table-cell office:value-type="float" office:value="144773" calcext:value-type="float">
            <text:p>144773</text:p>
          </table:table-cell>
          <table:table-cell table:number-columns-repeated="4"/>
          <table:table-cell office:value-type="float" office:value="85248" calcext:value-type="float">
            <text:p>85248</text:p>
          </table:table-cell>
          <table:table-cell/>
          <table:table-cell office:value-type="float" office:value="1835608" calcext:value-type="float">
            <text:p>1835608</text:p>
          </table:table-cell>
          <table:table-cell/>
          <table:table-cell office:value-type="float" office:value="2573677" calcext:value-type="float">
            <text:p>2573677</text:p>
          </table:table-cell>
          <table:table-cell/>
          <table:table-cell office:value-type="float" office:value="7319232" calcext:value-type="float">
            <text:p>7319232</text:p>
          </table:table-cell>
          <table:table-cell/>
          <table:table-cell office:value-type="float" office:value="6874084" calcext:value-type="float">
            <text:p>6874084</text:p>
          </table:table-cell>
          <table:table-cell table:number-columns-repeated="19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71436" calcext:value-type="float">
            <text:p>171436</text:p>
          </table:table-cell>
          <table:table-cell table:number-columns-repeated="2"/>
          <table:table-cell office:value-type="float" office:value="164527" calcext:value-type="float">
            <text:p>164527</text:p>
          </table:table-cell>
          <table:table-cell table:number-columns-repeated="2"/>
          <table:table-cell office:value-type="float" office:value="136189" calcext:value-type="float">
            <text:p>136189</text:p>
          </table:table-cell>
          <table:table-cell table:number-columns-repeated="2"/>
          <table:table-cell office:value-type="float" office:value="129687" calcext:value-type="float">
            <text:p>129687</text:p>
          </table:table-cell>
          <table:table-cell table:number-columns-repeated="2"/>
          <table:table-cell office:value-type="float" office:value="124622" calcext:value-type="float">
            <text:p>124622</text:p>
          </table:table-cell>
          <table:table-cell table:number-columns-repeated="2"/>
          <table:table-cell office:value-type="float" office:value="183147" calcext:value-type="float">
            <text:p>183147</text:p>
          </table:table-cell>
          <table:table-cell table:number-columns-repeated="2"/>
          <table:table-cell office:value-type="float" office:value="107517" calcext:value-type="float">
            <text:p>107517</text:p>
          </table:table-cell>
          <table:table-cell table:number-columns-repeated="3"/>
          <table:table-cell office:value-type="float" office:value="167426" calcext:value-type="float">
            <text:p>167426</text:p>
          </table:table-cell>
          <table:table-cell table:number-columns-repeated="3"/>
          <table:table-cell office:value-type="float" office:value="173528" calcext:value-type="float">
            <text:p>173528</text:p>
          </table:table-cell>
          <table:table-cell/>
          <table:table-cell office:value-type="float" office:value="2004366" calcext:value-type="float">
            <text:p>2004366</text:p>
          </table:table-cell>
          <table:table-cell/>
          <table:table-cell office:value-type="float" office:value="2688041" calcext:value-type="float">
            <text:p>2688041</text:p>
          </table:table-cell>
          <table:table-cell/>
          <table:table-cell office:value-type="float" office:value="5660167" calcext:value-type="float">
            <text:p>5660167</text:p>
          </table:table-cell>
          <table:table-cell/>
          <table:table-cell office:value-type="float" office:value="6364746" calcext:value-type="float">
            <text:p>6364746</text:p>
          </table:table-cell>
          <table:table-cell table:number-columns-repeated="24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83971" calcext:value-type="float">
            <text:p>183971</text:p>
          </table:table-cell>
          <table:table-cell table:number-columns-repeated="2"/>
          <table:table-cell office:value-type="float" office:value="207970" calcext:value-type="float">
            <text:p>207970</text:p>
          </table:table-cell>
          <table:table-cell table:number-columns-repeated="2"/>
          <table:table-cell office:value-type="float" office:value="208010" calcext:value-type="float">
            <text:p>208010</text:p>
          </table:table-cell>
          <table:table-cell table:number-columns-repeated="2"/>
          <table:table-cell office:value-type="float" office:value="213905" calcext:value-type="float">
            <text:p>213905</text:p>
          </table:table-cell>
          <table:table-cell table:number-columns-repeated="2"/>
          <table:table-cell office:value-type="float" office:value="211389" calcext:value-type="float">
            <text:p>211389</text:p>
          </table:table-cell>
          <table:table-cell table:number-columns-repeated="2"/>
          <table:table-cell office:value-type="float" office:value="212319" calcext:value-type="float">
            <text:p>212319</text:p>
          </table:table-cell>
          <table:table-cell table:number-columns-repeated="2"/>
          <table:table-cell office:value-type="float" office:value="117703" calcext:value-type="float">
            <text:p>117703</text:p>
          </table:table-cell>
          <table:table-cell table:number-columns-repeated="3"/>
          <table:table-cell office:value-type="float" office:value="207628" calcext:value-type="float">
            <text:p>207628</text:p>
          </table:table-cell>
          <table:table-cell table:number-columns-repeated="3"/>
          <table:table-cell office:value-type="float" office:value="198099" calcext:value-type="float">
            <text:p>198099</text:p>
          </table:table-cell>
          <table:table-cell/>
          <table:table-cell office:value-type="float" office:value="2073055" calcext:value-type="float">
            <text:p>2073055</text:p>
          </table:table-cell>
          <table:table-cell/>
          <table:table-cell office:value-type="float" office:value="2753527" calcext:value-type="float">
            <text:p>2753527</text:p>
          </table:table-cell>
          <table:table-cell/>
          <table:table-cell office:value-type="float" office:value="7537599" calcext:value-type="float">
            <text:p>7537599</text:p>
          </table:table-cell>
          <table:table-cell/>
          <table:table-cell office:value-type="float" office:value="6963241" calcext:value-type="float">
            <text:p>6963241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66125" calcext:value-type="float">
            <text:p>166125</text:p>
          </table:table-cell>
          <table:table-cell table:number-columns-repeated="2"/>
          <table:table-cell office:value-type="float" office:value="175974" calcext:value-type="float">
            <text:p>175974</text:p>
          </table:table-cell>
          <table:table-cell table:number-columns-repeated="2"/>
          <table:table-cell office:value-type="float" office:value="159026" calcext:value-type="float">
            <text:p>159026</text:p>
          </table:table-cell>
          <table:table-cell table:number-columns-repeated="2"/>
          <table:table-cell office:value-type="float" office:value="184200" calcext:value-type="float">
            <text:p>184200</text:p>
          </table:table-cell>
          <table:table-cell table:number-columns-repeated="2"/>
          <table:table-cell office:value-type="float" office:value="176429" calcext:value-type="float">
            <text:p>176429</text:p>
          </table:table-cell>
          <table:table-cell table:number-columns-repeated="2"/>
          <table:table-cell office:value-type="float" office:value="172885" calcext:value-type="float">
            <text:p>172885</text:p>
          </table:table-cell>
          <table:table-cell table:number-columns-repeated="2"/>
          <table:table-cell office:value-type="float" office:value="202336" calcext:value-type="float">
            <text:p>202336</text:p>
          </table:table-cell>
          <table:table-cell table:number-columns-repeated="3"/>
          <table:table-cell office:value-type="float" office:value="171470" calcext:value-type="float">
            <text:p>171470</text:p>
          </table:table-cell>
          <table:table-cell table:number-columns-repeated="3"/>
          <table:table-cell office:value-type="float" office:value="174892" calcext:value-type="float">
            <text:p>174892</text:p>
          </table:table-cell>
          <table:table-cell/>
          <table:table-cell office:value-type="float" office:value="2579861" calcext:value-type="float">
            <text:p>2579861</text:p>
          </table:table-cell>
          <table:table-cell/>
          <table:table-cell office:value-type="float" office:value="3495237" calcext:value-type="float">
            <text:p>3495237</text:p>
          </table:table-cell>
          <table:table-cell/>
          <table:table-cell office:value-type="float" office:value="7420395" calcext:value-type="float">
            <text:p>7420395</text:p>
          </table:table-cell>
          <table:table-cell/>
          <table:table-cell office:value-type="float" office:value="7160597" calcext:value-type="float">
            <text:p>7160597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158762" calcext:value-type="float">
            <text:p>158762</text:p>
          </table:table-cell>
          <table:table-cell table:number-columns-repeated="2"/>
          <table:table-cell office:value-type="float" office:value="176096" calcext:value-type="float">
            <text:p>176096</text:p>
          </table:table-cell>
          <table:table-cell table:number-columns-repeated="2"/>
          <table:table-cell office:value-type="float" office:value="190541" calcext:value-type="float">
            <text:p>190541</text:p>
          </table:table-cell>
          <table:table-cell table:number-columns-repeated="2"/>
          <table:table-cell office:value-type="float" office:value="187162" calcext:value-type="float">
            <text:p>187162</text:p>
          </table:table-cell>
          <table:table-cell table:number-columns-repeated="2"/>
          <table:table-cell office:value-type="float" office:value="187481" calcext:value-type="float">
            <text:p>187481</text:p>
          </table:table-cell>
          <table:table-cell table:number-columns-repeated="2"/>
          <table:table-cell office:value-type="float" office:value="175887" calcext:value-type="float">
            <text:p>175887</text:p>
          </table:table-cell>
          <table:table-cell table:number-columns-repeated="2"/>
          <table:table-cell office:value-type="float" office:value="203169" calcext:value-type="float">
            <text:p>203169</text:p>
          </table:table-cell>
          <table:table-cell table:number-columns-repeated="3"/>
          <table:table-cell office:value-type="float" office:value="174359" calcext:value-type="float">
            <text:p>174359</text:p>
          </table:table-cell>
          <table:table-cell table:number-columns-repeated="3"/>
          <table:table-cell office:value-type="float" office:value="176545" calcext:value-type="float">
            <text:p>176545</text:p>
          </table:table-cell>
          <table:table-cell/>
          <table:table-cell office:value-type="float" office:value="2403712" calcext:value-type="float">
            <text:p>2403712</text:p>
          </table:table-cell>
          <table:table-cell/>
          <table:table-cell office:value-type="float" office:value="5120336" calcext:value-type="float">
            <text:p>5120336</text:p>
          </table:table-cell>
          <table:table-cell/>
          <table:table-cell office:value-type="float" office:value="7319232" calcext:value-type="float">
            <text:p>7319232</text:p>
          </table:table-cell>
          <table:table-cell/>
          <table:table-cell office:value-type="float" office:value="6650556" calcext:value-type="float">
            <text:p>6650556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153201" calcext:value-type="float">
            <text:p>153201</text:p>
          </table:table-cell>
          <table:table-cell table:number-columns-repeated="2"/>
          <table:table-cell office:value-type="float" office:value="182045" calcext:value-type="float">
            <text:p>182045</text:p>
          </table:table-cell>
          <table:table-cell table:number-columns-repeated="2"/>
          <table:table-cell office:value-type="float" office:value="227852" calcext:value-type="float">
            <text:p>227852</text:p>
          </table:table-cell>
          <table:table-cell table:number-columns-repeated="2"/>
          <table:table-cell office:value-type="float" office:value="223768" calcext:value-type="float">
            <text:p>223768</text:p>
          </table:table-cell>
          <table:table-cell table:number-columns-repeated="2"/>
          <table:table-cell office:value-type="float" office:value="238254" calcext:value-type="float">
            <text:p>238254</text:p>
          </table:table-cell>
          <table:table-cell table:number-columns-repeated="2"/>
          <table:table-cell office:value-type="float" office:value="178682" calcext:value-type="float">
            <text:p>178682</text:p>
          </table:table-cell>
          <table:table-cell table:number-columns-repeated="2"/>
          <table:table-cell office:value-type="float" office:value="242491" calcext:value-type="float">
            <text:p>242491</text:p>
          </table:table-cell>
          <table:table-cell table:number-columns-repeated="3"/>
          <table:table-cell office:value-type="float" office:value="181430" calcext:value-type="float">
            <text:p>181430</text:p>
          </table:table-cell>
          <table:table-cell table:number-columns-repeated="3"/>
          <table:table-cell office:value-type="float" office:value="253468" calcext:value-type="float">
            <text:p>253468</text:p>
          </table:table-cell>
          <table:table-cell/>
          <table:table-cell office:value-type="float" office:value="2231377" calcext:value-type="float">
            <text:p>2231377</text:p>
          </table:table-cell>
          <table:table-cell/>
          <table:table-cell office:value-type="float" office:value="3324778" calcext:value-type="float">
            <text:p>3324778</text:p>
          </table:table-cell>
          <table:table-cell/>
          <table:table-cell office:value-type="float" office:value="6830356" calcext:value-type="float">
            <text:p>6830356</text:p>
          </table:table-cell>
          <table:table-cell/>
          <table:table-cell office:value-type="float" office:value="6650556" calcext:value-type="float">
            <text:p>6650556</text:p>
          </table:table-cell>
          <table:table-cell table:number-columns-repeated="26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3457" calcext:value-type="float">
            <text:p>23457</text:p>
          </table:table-cell>
          <table:table-cell table:number-columns-repeated="3"/>
          <table:table-cell office:value-type="float" office:value="30225" calcext:value-type="float">
            <text:p>30225</text:p>
          </table:table-cell>
          <table:table-cell table:number-columns-repeated="3"/>
          <table:table-cell office:value-type="float" office:value="18434" calcext:value-type="float">
            <text:p>18434</text:p>
          </table:table-cell>
          <table:table-cell table:number-columns-repeated="3"/>
          <table:table-cell office:value-type="float" office:value="18385" calcext:value-type="float">
            <text:p>18385</text:p>
          </table:table-cell>
          <table:table-cell table:number-columns-repeated="3"/>
          <table:table-cell office:value-type="float" office:value="16411" calcext:value-type="float">
            <text:p>16411</text:p>
          </table:table-cell>
          <table:table-cell table:number-columns-repeated="3"/>
          <table:table-cell office:value-type="float" office:value="26650" calcext:value-type="float">
            <text:p>26650</text:p>
          </table:table-cell>
          <table:table-cell table:number-columns-repeated="3"/>
          <table:table-cell office:value-type="float" office:value="15781" calcext:value-type="float">
            <text:p>15781</text:p>
          </table:table-cell>
          <table:table-cell table:number-columns-repeated="4"/>
          <table:table-cell office:value-type="float" office:value="29375" calcext:value-type="float">
            <text:p>29375</text:p>
          </table:table-cell>
          <table:table-cell table:number-columns-repeated="4"/>
          <table:table-cell office:value-type="float" office:value="11629" calcext:value-type="float">
            <text:p>11629</text:p>
          </table:table-cell>
          <table:table-cell/>
          <table:table-cell office:value-type="float" office:value="1413328" calcext:value-type="float">
            <text:p>1413328</text:p>
          </table:table-cell>
          <table:table-cell/>
          <table:table-cell office:value-type="float" office:value="1802788" calcext:value-type="float">
            <text:p>1802788</text:p>
          </table:table-cell>
          <table:table-cell/>
          <table:table-cell office:value-type="float" office:value="3717289" calcext:value-type="float">
            <text:p>3717289</text:p>
          </table:table-cell>
          <table:table-cell/>
          <table:table-cell office:value-type="float" office:value="3436240" calcext:value-type="float">
            <text:p>3436240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7621" calcext:value-type="float">
            <text:p>47621</text:p>
          </table:table-cell>
          <table:table-cell table:number-columns-repeated="3"/>
          <table:table-cell office:value-type="float" office:value="54619" calcext:value-type="float">
            <text:p>54619</text:p>
          </table:table-cell>
          <table:table-cell table:number-columns-repeated="3"/>
          <table:table-cell office:value-type="float" office:value="30870" calcext:value-type="float">
            <text:p>30870</text:p>
          </table:table-cell>
          <table:table-cell table:number-columns-repeated="3"/>
          <table:table-cell office:value-type="float" office:value="30358" calcext:value-type="float">
            <text:p>30358</text:p>
          </table:table-cell>
          <table:table-cell table:number-columns-repeated="3"/>
          <table:table-cell office:value-type="float" office:value="26176" calcext:value-type="float">
            <text:p>26176</text:p>
          </table:table-cell>
          <table:table-cell table:number-columns-repeated="3"/>
          <table:table-cell office:value-type="float" office:value="41517" calcext:value-type="float">
            <text:p>41517</text:p>
          </table:table-cell>
          <table:table-cell table:number-columns-repeated="3"/>
          <table:table-cell office:value-type="float" office:value="27695" calcext:value-type="float">
            <text:p>27695</text:p>
          </table:table-cell>
          <table:table-cell table:number-columns-repeated="4"/>
          <table:table-cell office:value-type="float" office:value="44019" calcext:value-type="float">
            <text:p>44019</text:p>
          </table:table-cell>
          <table:table-cell table:number-columns-repeated="4"/>
          <table:table-cell office:value-type="float" office:value="22398" calcext:value-type="float">
            <text:p>22398</text:p>
          </table:table-cell>
          <table:table-cell/>
          <table:table-cell office:value-type="float" office:value="1221930" calcext:value-type="float">
            <text:p>1221930</text:p>
          </table:table-cell>
          <table:table-cell/>
          <table:table-cell office:value-type="float" office:value="2157838" calcext:value-type="float">
            <text:p>2157838</text:p>
          </table:table-cell>
          <table:table-cell/>
          <table:table-cell office:value-type="float" office:value="4509611" calcext:value-type="float">
            <text:p>4509611</text:p>
          </table:table-cell>
          <table:table-cell/>
          <table:table-cell office:value-type="float" office:value="4441984" calcext:value-type="float">
            <text:p>4441984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4706" calcext:value-type="float">
            <text:p>74706</text:p>
          </table:table-cell>
          <table:table-cell table:number-columns-repeated="3"/>
          <table:table-cell office:value-type="float" office:value="76710" calcext:value-type="float">
            <text:p>76710</text:p>
          </table:table-cell>
          <table:table-cell table:number-columns-repeated="3"/>
          <table:table-cell office:value-type="float" office:value="51098" calcext:value-type="float">
            <text:p>51098</text:p>
          </table:table-cell>
          <table:table-cell table:number-columns-repeated="3"/>
          <table:table-cell office:value-type="float" office:value="52088" calcext:value-type="float">
            <text:p>52088</text:p>
          </table:table-cell>
          <table:table-cell table:number-columns-repeated="3"/>
          <table:table-cell office:value-type="float" office:value="51956" calcext:value-type="float">
            <text:p>51956</text:p>
          </table:table-cell>
          <table:table-cell table:number-columns-repeated="3"/>
          <table:table-cell office:value-type="float" office:value="88066" calcext:value-type="float">
            <text:p>88066</text:p>
          </table:table-cell>
          <table:table-cell table:number-columns-repeated="3"/>
          <table:table-cell office:value-type="float" office:value="54285" calcext:value-type="float">
            <text:p>54285</text:p>
          </table:table-cell>
          <table:table-cell table:number-columns-repeated="4"/>
          <table:table-cell office:value-type="float" office:value="77649" calcext:value-type="float">
            <text:p>77649</text:p>
          </table:table-cell>
          <table:table-cell table:number-columns-repeated="4"/>
          <table:table-cell office:value-type="float" office:value="47393" calcext:value-type="float">
            <text:p>47393</text:p>
          </table:table-cell>
          <table:table-cell/>
          <table:table-cell office:value-type="float" office:value="1780738" calcext:value-type="float">
            <text:p>1780738</text:p>
          </table:table-cell>
          <table:table-cell/>
          <table:table-cell office:value-type="float" office:value="2429413" calcext:value-type="float">
            <text:p>2429413</text:p>
          </table:table-cell>
          <table:table-cell/>
          <table:table-cell office:value-type="float" office:value="6225466" calcext:value-type="float">
            <text:p>6225466</text:p>
          </table:table-cell>
          <table:table-cell/>
          <table:table-cell office:value-type="float" office:value="5655716" calcext:value-type="float">
            <text:p>5655716</text:p>
          </table:table-cell>
          <table:table-cell table:number-columns-repeated="15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14509" calcext:value-type="float">
            <text:p>114509</text:p>
          </table:table-cell>
          <table:table-cell table:number-columns-repeated="2"/>
          <table:table-cell office:value-type="float" office:value="124901" calcext:value-type="float">
            <text:p>124901</text:p>
          </table:table-cell>
          <table:table-cell table:number-columns-repeated="3"/>
          <table:table-cell office:value-type="float" office:value="86180" calcext:value-type="float">
            <text:p>86180</text:p>
          </table:table-cell>
          <table:table-cell table:number-columns-repeated="3"/>
          <table:table-cell office:value-type="float" office:value="85880" calcext:value-type="float">
            <text:p>85880</text:p>
          </table:table-cell>
          <table:table-cell table:number-columns-repeated="3"/>
          <table:table-cell office:value-type="float" office:value="86114" calcext:value-type="float">
            <text:p>86114</text:p>
          </table:table-cell>
          <table:table-cell table:number-columns-repeated="2"/>
          <table:table-cell office:value-type="float" office:value="124024" calcext:value-type="float">
            <text:p>124024</text:p>
          </table:table-cell>
          <table:table-cell table:number-columns-repeated="3"/>
          <table:table-cell office:value-type="float" office:value="86971" calcext:value-type="float">
            <text:p>86971</text:p>
          </table:table-cell>
          <table:table-cell table:number-columns-repeated="3"/>
          <table:table-cell office:value-type="float" office:value="125690" calcext:value-type="float">
            <text:p>125690</text:p>
          </table:table-cell>
          <table:table-cell table:number-columns-repeated="4"/>
          <table:table-cell office:value-type="float" office:value="82790" calcext:value-type="float">
            <text:p>82790</text:p>
          </table:table-cell>
          <table:table-cell/>
          <table:table-cell office:value-type="float" office:value="1754908" calcext:value-type="float">
            <text:p>1754908</text:p>
          </table:table-cell>
          <table:table-cell/>
          <table:table-cell office:value-type="float" office:value="2455806" calcext:value-type="float">
            <text:p>2455806</text:p>
          </table:table-cell>
          <table:table-cell/>
          <table:table-cell office:value-type="float" office:value="7135648" calcext:value-type="float">
            <text:p>7135648</text:p>
          </table:table-cell>
          <table:table-cell/>
          <table:table-cell office:value-type="float" office:value="6284678" calcext:value-type="float">
            <text:p>6284678</text:p>
          </table:table-cell>
          <table:table-cell table:number-columns-repeated="19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64102" calcext:value-type="float">
            <text:p>164102</text:p>
          </table:table-cell>
          <table:table-cell table:number-columns-repeated="2"/>
          <table:table-cell office:value-type="float" office:value="175012" calcext:value-type="float">
            <text:p>175012</text:p>
          </table:table-cell>
          <table:table-cell table:number-columns-repeated="2"/>
          <table:table-cell office:value-type="float" office:value="121268" calcext:value-type="float">
            <text:p>121268</text:p>
          </table:table-cell>
          <table:table-cell table:number-columns-repeated="2"/>
          <table:table-cell office:value-type="float" office:value="121789" calcext:value-type="float">
            <text:p>121789</text:p>
          </table:table-cell>
          <table:table-cell table:number-columns-repeated="2"/>
          <table:table-cell office:value-type="float" office:value="120309" calcext:value-type="float">
            <text:p>120309</text:p>
          </table:table-cell>
          <table:table-cell table:number-columns-repeated="2"/>
          <table:table-cell office:value-type="float" office:value="180871" calcext:value-type="float">
            <text:p>180871</text:p>
          </table:table-cell>
          <table:table-cell table:number-columns-repeated="2"/>
          <table:table-cell office:value-type="float" office:value="125053" calcext:value-type="float">
            <text:p>125053</text:p>
          </table:table-cell>
          <table:table-cell table:number-columns-repeated="3"/>
          <table:table-cell office:value-type="float" office:value="165201" calcext:value-type="float">
            <text:p>165201</text:p>
          </table:table-cell>
          <table:table-cell table:number-columns-repeated="3"/>
          <table:table-cell office:value-type="float" office:value="157259" calcext:value-type="float">
            <text:p>157259</text:p>
          </table:table-cell>
          <table:table-cell/>
          <table:table-cell office:value-type="float" office:value="1930406" calcext:value-type="float">
            <text:p>1930406</text:p>
          </table:table-cell>
          <table:table-cell/>
          <table:table-cell office:value-type="float" office:value="2569678" calcext:value-type="float">
            <text:p>2569678</text:p>
          </table:table-cell>
          <table:table-cell/>
          <table:table-cell office:value-type="float" office:value="7311791" calcext:value-type="float">
            <text:p>7311791</text:p>
          </table:table-cell>
          <table:table-cell/>
          <table:table-cell office:value-type="float" office:value="6340344" calcext:value-type="float">
            <text:p>6340344</text:p>
          </table:table-cell>
          <table:table-cell table:number-columns-repeated="24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210481" calcext:value-type="float">
            <text:p>210481</text:p>
          </table:table-cell>
          <table:table-cell table:number-columns-repeated="2"/>
          <table:table-cell office:value-type="float" office:value="202971" calcext:value-type="float">
            <text:p>202971</text:p>
          </table:table-cell>
          <table:table-cell table:number-columns-repeated="2"/>
          <table:table-cell office:value-type="float" office:value="191330" calcext:value-type="float">
            <text:p>191330</text:p>
          </table:table-cell>
          <table:table-cell table:number-columns-repeated="2"/>
          <table:table-cell office:value-type="float" office:value="193699" calcext:value-type="float">
            <text:p>193699</text:p>
          </table:table-cell>
          <table:table-cell table:number-columns-repeated="2"/>
          <table:table-cell office:value-type="float" office:value="189963" calcext:value-type="float">
            <text:p>189963</text:p>
          </table:table-cell>
          <table:table-cell table:number-columns-repeated="2"/>
          <table:table-cell office:value-type="float" office:value="210786" calcext:value-type="float">
            <text:p>210786</text:p>
          </table:table-cell>
          <table:table-cell table:number-columns-repeated="2"/>
          <table:table-cell office:value-type="float" office:value="159837" calcext:value-type="float">
            <text:p>159837</text:p>
          </table:table-cell>
          <table:table-cell table:number-columns-repeated="3"/>
          <table:table-cell office:value-type="float" office:value="194475" calcext:value-type="float">
            <text:p>194475</text:p>
          </table:table-cell>
          <table:table-cell table:number-columns-repeated="3"/>
          <table:table-cell office:value-type="float" office:value="200274" calcext:value-type="float">
            <text:p>200274</text:p>
          </table:table-cell>
          <table:table-cell/>
          <table:table-cell office:value-type="float" office:value="2021729" calcext:value-type="float">
            <text:p>2021729</text:p>
          </table:table-cell>
          <table:table-cell/>
          <table:table-cell office:value-type="float" office:value="2760434" calcext:value-type="float">
            <text:p>2760434</text:p>
          </table:table-cell>
          <table:table-cell/>
          <table:table-cell office:value-type="float" office:value="7368238" calcext:value-type="float">
            <text:p>7368238</text:p>
          </table:table-cell>
          <table:table-cell/>
          <table:table-cell office:value-type="float" office:value="6303124" calcext:value-type="float">
            <text:p>6303124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67953" calcext:value-type="float">
            <text:p>167953</text:p>
          </table:table-cell>
          <table:table-cell table:number-columns-repeated="2"/>
          <table:table-cell office:value-type="float" office:value="172043" calcext:value-type="float">
            <text:p>172043</text:p>
          </table:table-cell>
          <table:table-cell table:number-columns-repeated="2"/>
          <table:table-cell office:value-type="float" office:value="182141" calcext:value-type="float">
            <text:p>182141</text:p>
          </table:table-cell>
          <table:table-cell table:number-columns-repeated="2"/>
          <table:table-cell office:value-type="float" office:value="170239" calcext:value-type="float">
            <text:p>170239</text:p>
          </table:table-cell>
          <table:table-cell table:number-columns-repeated="2"/>
          <table:table-cell office:value-type="float" office:value="187562" calcext:value-type="float">
            <text:p>187562</text:p>
          </table:table-cell>
          <table:table-cell table:number-columns-repeated="2"/>
          <table:table-cell office:value-type="float" office:value="171754" calcext:value-type="float">
            <text:p>171754</text:p>
          </table:table-cell>
          <table:table-cell table:number-columns-repeated="2"/>
          <table:table-cell office:value-type="float" office:value="182156" calcext:value-type="float">
            <text:p>182156</text:p>
          </table:table-cell>
          <table:table-cell table:number-columns-repeated="3"/>
          <table:table-cell office:value-type="float" office:value="172607" calcext:value-type="float">
            <text:p>172607</text:p>
          </table:table-cell>
          <table:table-cell table:number-columns-repeated="3"/>
          <table:table-cell office:value-type="float" office:value="195084" calcext:value-type="float">
            <text:p>195084</text:p>
          </table:table-cell>
          <table:table-cell/>
          <table:table-cell office:value-type="float" office:value="2135840" calcext:value-type="float">
            <text:p>2135840</text:p>
          </table:table-cell>
          <table:table-cell/>
          <table:table-cell office:value-type="float" office:value="2959183" calcext:value-type="float">
            <text:p>2959183</text:p>
          </table:table-cell>
          <table:table-cell/>
          <table:table-cell office:value-type="float" office:value="7112016" calcext:value-type="float">
            <text:p>7112016</text:p>
          </table:table-cell>
          <table:table-cell/>
          <table:table-cell office:value-type="float" office:value="6523312" calcext:value-type="float">
            <text:p>6523312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165280" calcext:value-type="float">
            <text:p>165280</text:p>
          </table:table-cell>
          <table:table-cell table:number-columns-repeated="2"/>
          <table:table-cell office:value-type="float" office:value="168269" calcext:value-type="float">
            <text:p>168269</text:p>
          </table:table-cell>
          <table:table-cell table:number-columns-repeated="2"/>
          <table:table-cell office:value-type="float" office:value="189540" calcext:value-type="float">
            <text:p>189540</text:p>
          </table:table-cell>
          <table:table-cell table:number-columns-repeated="2"/>
          <table:table-cell office:value-type="float" office:value="191976" calcext:value-type="float">
            <text:p>191976</text:p>
          </table:table-cell>
          <table:table-cell table:number-columns-repeated="2"/>
          <table:table-cell office:value-type="float" office:value="189314" calcext:value-type="float">
            <text:p>189314</text:p>
          </table:table-cell>
          <table:table-cell table:number-columns-repeated="2"/>
          <table:table-cell office:value-type="float" office:value="172916" calcext:value-type="float">
            <text:p>172916</text:p>
          </table:table-cell>
          <table:table-cell table:number-columns-repeated="2"/>
          <table:table-cell office:value-type="float" office:value="211435" calcext:value-type="float">
            <text:p>211435</text:p>
          </table:table-cell>
          <table:table-cell table:number-columns-repeated="3"/>
          <table:table-cell office:value-type="float" office:value="172815" calcext:value-type="float">
            <text:p>172815</text:p>
          </table:table-cell>
          <table:table-cell table:number-columns-repeated="3"/>
          <table:table-cell office:value-type="float" office:value="186620" calcext:value-type="float">
            <text:p>186620</text:p>
          </table:table-cell>
          <table:table-cell/>
          <table:table-cell office:value-type="float" office:value="2464968" calcext:value-type="float">
            <text:p>2464968</text:p>
          </table:table-cell>
          <table:table-cell/>
          <table:table-cell office:value-type="float" office:value="1544450" calcext:value-type="float">
            <text:p>1544450</text:p>
          </table:table-cell>
          <table:table-cell/>
          <table:table-cell office:value-type="float" office:value="7165410" calcext:value-type="float">
            <text:p>7165410</text:p>
          </table:table-cell>
          <table:table-cell/>
          <table:table-cell office:value-type="float" office:value="5916724" calcext:value-type="float">
            <text:p>5916724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165829" calcext:value-type="float">
            <text:p>165829</text:p>
          </table:table-cell>
          <table:table-cell table:number-columns-repeated="2"/>
          <table:table-cell office:value-type="float" office:value="174518" calcext:value-type="float">
            <text:p>174518</text:p>
          </table:table-cell>
          <table:table-cell table:number-columns-repeated="2"/>
          <table:table-cell office:value-type="float" office:value="343270" calcext:value-type="float">
            <text:p>343270</text:p>
          </table:table-cell>
          <table:table-cell table:number-columns-repeated="2"/>
          <table:table-cell office:value-type="float" office:value="327950" calcext:value-type="float">
            <text:p>327950</text:p>
          </table:table-cell>
          <table:table-cell table:number-columns-repeated="2"/>
          <table:table-cell office:value-type="float" office:value="380172" calcext:value-type="float">
            <text:p>380172</text:p>
          </table:table-cell>
          <table:table-cell table:number-columns-repeated="2"/>
          <table:table-cell office:value-type="float" office:value="184389" calcext:value-type="float">
            <text:p>184389</text:p>
          </table:table-cell>
          <table:table-cell table:number-columns-repeated="2"/>
          <table:table-cell office:value-type="float" office:value="241882" calcext:value-type="float">
            <text:p>241882</text:p>
          </table:table-cell>
          <table:table-cell table:number-columns-repeated="3"/>
          <table:table-cell office:value-type="float" office:value="179069" calcext:value-type="float">
            <text:p>179069</text:p>
          </table:table-cell>
          <table:table-cell table:number-columns-repeated="3"/>
          <table:table-cell office:value-type="float" office:value="215877" calcext:value-type="float">
            <text:p>215877</text:p>
          </table:table-cell>
          <table:table-cell/>
          <table:table-cell office:value-type="float" office:value="2381590" calcext:value-type="float">
            <text:p>2381590</text:p>
          </table:table-cell>
          <table:table-cell/>
          <table:table-cell office:value-type="float" office:value="4709895" calcext:value-type="float">
            <text:p>4709895</text:p>
          </table:table-cell>
          <table:table-cell/>
          <table:table-cell office:value-type="float" office:value="1838281" calcext:value-type="float">
            <text:p>1838281</text:p>
          </table:table-cell>
          <table:table-cell/>
          <table:table-cell office:value-type="float" office:value="5549749" calcext:value-type="float">
            <text:p>5549749</text:p>
          </table:table-cell>
          <table:table-cell table:number-columns-repeated="26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149240" calcext:value-type="float">
            <text:p>149240</text:p>
          </table:table-cell>
          <table:table-cell table:number-columns-repeated="2"/>
          <table:table-cell office:value-type="float" office:value="252587" calcext:value-type="float">
            <text:p>252587</text:p>
          </table:table-cell>
          <table:table-cell table:number-columns-repeated="2"/>
          <table:table-cell office:value-type="float" office:value="345604" calcext:value-type="float">
            <text:p>345604</text:p>
          </table:table-cell>
          <table:table-cell table:number-columns-repeated="2"/>
          <table:table-cell office:value-type="float" office:value="266769" calcext:value-type="float">
            <text:p>266769</text:p>
          </table:table-cell>
          <table:table-cell table:number-columns-repeated="2"/>
          <table:table-cell office:value-type="float" office:value="279631" calcext:value-type="float">
            <text:p>279631</text:p>
          </table:table-cell>
          <table:table-cell table:number-columns-repeated="2"/>
          <table:table-cell office:value-type="float" office:value="269862" calcext:value-type="float">
            <text:p>269862</text:p>
          </table:table-cell>
          <table:table-cell table:number-columns-repeated="2"/>
          <table:table-cell office:value-type="float" office:value="303179" calcext:value-type="float">
            <text:p>303179</text:p>
          </table:table-cell>
          <table:table-cell table:number-columns-repeated="3"/>
          <table:table-cell office:value-type="float" office:value="262795" calcext:value-type="float">
            <text:p>262795</text:p>
          </table:table-cell>
          <table:table-cell table:number-columns-repeated="3"/>
          <table:table-cell office:value-type="float" office:value="291196" calcext:value-type="float">
            <text:p>291196</text:p>
          </table:table-cell>
          <table:table-cell/>
          <table:table-cell office:value-type="float" office:value="2223179" calcext:value-type="float">
            <text:p>2223179</text:p>
          </table:table-cell>
          <table:table-cell/>
          <table:table-cell office:value-type="float" office:value="3121562" calcext:value-type="float">
            <text:p>3121562</text:p>
          </table:table-cell>
          <table:table-cell/>
          <table:table-cell office:value-type="float" office:value="5986827" calcext:value-type="float">
            <text:p>5986827</text:p>
          </table:table-cell>
          <table:table-cell/>
          <table:table-cell office:value-type="float" office:value="6024617" calcext:value-type="float">
            <text:p>6024617</text:p>
          </table:table-cell>
          <table:table-cell table:number-columns-repeated="26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6552" calcext:value-type="float">
            <text:p>26552</text:p>
          </table:table-cell>
          <table:table-cell table:number-columns-repeated="3"/>
          <table:table-cell office:value-type="float" office:value="27113" calcext:value-type="float">
            <text:p>27113</text:p>
          </table:table-cell>
          <table:table-cell table:number-columns-repeated="3"/>
          <table:table-cell office:value-type="float" office:value="22967" calcext:value-type="float">
            <text:p>22967</text:p>
          </table:table-cell>
          <table:table-cell table:number-columns-repeated="3"/>
          <table:table-cell office:value-type="float" office:value="23429" calcext:value-type="float">
            <text:p>23429</text:p>
          </table:table-cell>
          <table:table-cell table:number-columns-repeated="3"/>
          <table:table-cell office:value-type="float" office:value="15716" calcext:value-type="float">
            <text:p>15716</text:p>
          </table:table-cell>
          <table:table-cell table:number-columns-repeated="3"/>
          <table:table-cell office:value-type="float" office:value="27382" calcext:value-type="float">
            <text:p>27382</text:p>
          </table:table-cell>
          <table:table-cell table:number-columns-repeated="3"/>
          <table:table-cell office:value-type="float" office:value="15997" calcext:value-type="float">
            <text:p>15997</text:p>
          </table:table-cell>
          <table:table-cell table:number-columns-repeated="4"/>
          <table:table-cell office:value-type="float" office:value="25207" calcext:value-type="float">
            <text:p>25207</text:p>
          </table:table-cell>
          <table:table-cell table:number-columns-repeated="4"/>
          <table:table-cell office:value-type="float" office:value="10066" calcext:value-type="float">
            <text:p>10066</text:p>
          </table:table-cell>
          <table:table-cell/>
          <table:table-cell office:value-type="float" office:value="1450413" calcext:value-type="float">
            <text:p>1450413</text:p>
          </table:table-cell>
          <table:table-cell/>
          <table:table-cell office:value-type="float" office:value="1844955" calcext:value-type="float">
            <text:p>1844955</text:p>
          </table:table-cell>
          <table:table-cell/>
          <table:table-cell office:value-type="float" office:value="3747131" calcext:value-type="float">
            <text:p>3747131</text:p>
          </table:table-cell>
          <table:table-cell/>
          <table:table-cell office:value-type="float" office:value="3402085" calcext:value-type="float">
            <text:p>3402085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0997" calcext:value-type="float">
            <text:p>50997</text:p>
          </table:table-cell>
          <table:table-cell table:number-columns-repeated="3"/>
          <table:table-cell office:value-type="float" office:value="49071" calcext:value-type="float">
            <text:p>49071</text:p>
          </table:table-cell>
          <table:table-cell table:number-columns-repeated="3"/>
          <table:table-cell office:value-type="float" office:value="31548" calcext:value-type="float">
            <text:p>31548</text:p>
          </table:table-cell>
          <table:table-cell table:number-columns-repeated="3"/>
          <table:table-cell office:value-type="float" office:value="33066" calcext:value-type="float">
            <text:p>33066</text:p>
          </table:table-cell>
          <table:table-cell table:number-columns-repeated="3"/>
          <table:table-cell office:value-type="float" office:value="29150" calcext:value-type="float">
            <text:p>29150</text:p>
          </table:table-cell>
          <table:table-cell table:number-columns-repeated="3"/>
          <table:table-cell office:value-type="float" office:value="48606" calcext:value-type="float">
            <text:p>48606</text:p>
          </table:table-cell>
          <table:table-cell table:number-columns-repeated="3"/>
          <table:table-cell office:value-type="float" office:value="25736" calcext:value-type="float">
            <text:p>25736</text:p>
          </table:table-cell>
          <table:table-cell table:number-columns-repeated="4"/>
          <table:table-cell office:value-type="float" office:value="49125" calcext:value-type="float">
            <text:p>49125</text:p>
          </table:table-cell>
          <table:table-cell table:number-columns-repeated="4"/>
          <table:table-cell office:value-type="float" office:value="19012" calcext:value-type="float">
            <text:p>19012</text:p>
          </table:table-cell>
          <table:table-cell/>
          <table:table-cell office:value-type="float" office:value="1642308" calcext:value-type="float">
            <text:p>1642308</text:p>
          </table:table-cell>
          <table:table-cell/>
          <table:table-cell office:value-type="float" office:value="2110340" calcext:value-type="float">
            <text:p>2110340</text:p>
          </table:table-cell>
          <table:table-cell/>
          <table:table-cell office:value-type="float" office:value="4686519" calcext:value-type="float">
            <text:p>4686519</text:p>
          </table:table-cell>
          <table:table-cell/>
          <table:table-cell office:value-type="float" office:value="4197577" calcext:value-type="float">
            <text:p>4197577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82110" calcext:value-type="float">
            <text:p>82110</text:p>
          </table:table-cell>
          <table:table-cell table:number-columns-repeated="3"/>
          <table:table-cell office:value-type="float" office:value="86077" calcext:value-type="float">
            <text:p>86077</text:p>
          </table:table-cell>
          <table:table-cell table:number-columns-repeated="3"/>
          <table:table-cell office:value-type="float" office:value="49697" calcext:value-type="float">
            <text:p>49697</text:p>
          </table:table-cell>
          <table:table-cell table:number-columns-repeated="3"/>
          <table:table-cell office:value-type="float" office:value="48650" calcext:value-type="float">
            <text:p>48650</text:p>
          </table:table-cell>
          <table:table-cell table:number-columns-repeated="3"/>
          <table:table-cell office:value-type="float" office:value="57287" calcext:value-type="float">
            <text:p>57287</text:p>
          </table:table-cell>
          <table:table-cell table:number-columns-repeated="3"/>
          <table:table-cell office:value-type="float" office:value="81582" calcext:value-type="float">
            <text:p>81582</text:p>
          </table:table-cell>
          <table:table-cell table:number-columns-repeated="3"/>
          <table:table-cell office:value-type="float" office:value="48944" calcext:value-type="float">
            <text:p>48944</text:p>
          </table:table-cell>
          <table:table-cell table:number-columns-repeated="4"/>
          <table:table-cell office:value-type="float" office:value="84995" calcext:value-type="float">
            <text:p>84995</text:p>
          </table:table-cell>
          <table:table-cell table:number-columns-repeated="4"/>
          <table:table-cell office:value-type="float" office:value="55362" calcext:value-type="float">
            <text:p>55362</text:p>
          </table:table-cell>
          <table:table-cell/>
          <table:table-cell office:value-type="float" office:value="1715961" calcext:value-type="float">
            <text:p>1715961</text:p>
          </table:table-cell>
          <table:table-cell/>
          <table:table-cell office:value-type="float" office:value="1641053" calcext:value-type="float">
            <text:p>1641053</text:p>
          </table:table-cell>
          <table:table-cell/>
          <table:table-cell office:value-type="float" office:value="5802430" calcext:value-type="float">
            <text:p>5802430</text:p>
          </table:table-cell>
          <table:table-cell/>
          <table:table-cell office:value-type="float" office:value="5120972" calcext:value-type="float">
            <text:p>5120972</text:p>
          </table:table-cell>
          <table:table-cell table:number-columns-repeated="15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23618" calcext:value-type="float">
            <text:p>123618</text:p>
          </table:table-cell>
          <table:table-cell table:number-columns-repeated="2"/>
          <table:table-cell office:value-type="float" office:value="106251" calcext:value-type="float">
            <text:p>106251</text:p>
          </table:table-cell>
          <table:table-cell table:number-columns-repeated="3"/>
          <table:table-cell office:value-type="float" office:value="94412" calcext:value-type="float">
            <text:p>94412</text:p>
          </table:table-cell>
          <table:table-cell table:number-columns-repeated="3"/>
          <table:table-cell office:value-type="float" office:value="91929" calcext:value-type="float">
            <text:p>91929</text:p>
          </table:table-cell>
          <table:table-cell table:number-columns-repeated="3"/>
          <table:table-cell office:value-type="float" office:value="89602" calcext:value-type="float">
            <text:p>89602</text:p>
          </table:table-cell>
          <table:table-cell table:number-columns-repeated="2"/>
          <table:table-cell office:value-type="float" office:value="126303" calcext:value-type="float">
            <text:p>126303</text:p>
          </table:table-cell>
          <table:table-cell table:number-columns-repeated="3"/>
          <table:table-cell office:value-type="float" office:value="90087" calcext:value-type="float">
            <text:p>90087</text:p>
          </table:table-cell>
          <table:table-cell table:number-columns-repeated="3"/>
          <table:table-cell office:value-type="float" office:value="122822" calcext:value-type="float">
            <text:p>122822</text:p>
          </table:table-cell>
          <table:table-cell table:number-columns-repeated="4"/>
          <table:table-cell office:value-type="float" office:value="98944" calcext:value-type="float">
            <text:p>98944</text:p>
          </table:table-cell>
          <table:table-cell/>
          <table:table-cell office:value-type="float" office:value="1791098" calcext:value-type="float">
            <text:p>1791098</text:p>
          </table:table-cell>
          <table:table-cell/>
          <table:table-cell office:value-type="float" office:value="2486662" calcext:value-type="float">
            <text:p>2486662</text:p>
          </table:table-cell>
          <table:table-cell/>
          <table:table-cell office:value-type="float" office:value="6302675" calcext:value-type="float">
            <text:p>6302675</text:p>
          </table:table-cell>
          <table:table-cell/>
          <table:table-cell office:value-type="float" office:value="5340661" calcext:value-type="float">
            <text:p>5340661</text:p>
          </table:table-cell>
          <table:table-cell table:number-columns-repeated="19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68186" calcext:value-type="float">
            <text:p>168186</text:p>
          </table:table-cell>
          <table:table-cell table:number-columns-repeated="2"/>
          <table:table-cell office:value-type="float" office:value="176749" calcext:value-type="float">
            <text:p>176749</text:p>
          </table:table-cell>
          <table:table-cell table:number-columns-repeated="3"/>
          <table:table-cell office:value-type="float" office:value="94294" calcext:value-type="float">
            <text:p>94294</text:p>
          </table:table-cell>
          <table:table-cell table:number-columns-repeated="2"/>
          <table:table-cell office:value-type="float" office:value="110678" calcext:value-type="float">
            <text:p>110678</text:p>
          </table:table-cell>
          <table:table-cell table:number-columns-repeated="3"/>
          <table:table-cell office:value-type="float" office:value="95364" calcext:value-type="float">
            <text:p>95364</text:p>
          </table:table-cell>
          <table:table-cell table:number-columns-repeated="2"/>
          <table:table-cell office:value-type="float" office:value="168885" calcext:value-type="float">
            <text:p>168885</text:p>
          </table:table-cell>
          <table:table-cell table:number-columns-repeated="3"/>
          <table:table-cell office:value-type="float" office:value="89647" calcext:value-type="float">
            <text:p>89647</text:p>
          </table:table-cell>
          <table:table-cell table:number-columns-repeated="3"/>
          <table:table-cell office:value-type="float" office:value="173170" calcext:value-type="float">
            <text:p>173170</text:p>
          </table:table-cell>
          <table:table-cell table:number-columns-repeated="3"/>
          <table:table-cell office:value-type="float" office:value="113320" calcext:value-type="float">
            <text:p>113320</text:p>
          </table:table-cell>
          <table:table-cell/>
          <table:table-cell office:value-type="float" office:value="1871077" calcext:value-type="float">
            <text:p>1871077</text:p>
          </table:table-cell>
          <table:table-cell/>
          <table:table-cell office:value-type="float" office:value="2556982" calcext:value-type="float">
            <text:p>2556982</text:p>
          </table:table-cell>
          <table:table-cell/>
          <table:table-cell office:value-type="float" office:value="6737716" calcext:value-type="float">
            <text:p>6737716</text:p>
          </table:table-cell>
          <table:table-cell/>
          <table:table-cell office:value-type="float" office:value="5704175" calcext:value-type="float">
            <text:p>5704175</text:p>
          </table:table-cell>
          <table:table-cell table:number-columns-repeated="21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209900" calcext:value-type="float">
            <text:p>209900</text:p>
          </table:table-cell>
          <table:table-cell table:number-columns-repeated="2"/>
          <table:table-cell office:value-type="float" office:value="222172" calcext:value-type="float">
            <text:p>222172</text:p>
          </table:table-cell>
          <table:table-cell table:number-columns-repeated="2"/>
          <table:table-cell office:value-type="float" office:value="127696" calcext:value-type="float">
            <text:p>127696</text:p>
          </table:table-cell>
          <table:table-cell table:number-columns-repeated="2"/>
          <table:table-cell office:value-type="float" office:value="126823" calcext:value-type="float">
            <text:p>126823</text:p>
          </table:table-cell>
          <table:table-cell table:number-columns-repeated="2"/>
          <table:table-cell office:value-type="float" office:value="121893" calcext:value-type="float">
            <text:p>121893</text:p>
          </table:table-cell>
          <table:table-cell table:number-columns-repeated="2"/>
          <table:table-cell office:value-type="float" office:value="166463" calcext:value-type="float">
            <text:p>166463</text:p>
          </table:table-cell>
          <table:table-cell table:number-columns-repeated="2"/>
          <table:table-cell office:value-type="float" office:value="146516" calcext:value-type="float">
            <text:p>146516</text:p>
          </table:table-cell>
          <table:table-cell table:number-columns-repeated="3"/>
          <table:table-cell office:value-type="float" office:value="216181" calcext:value-type="float">
            <text:p>216181</text:p>
          </table:table-cell>
          <table:table-cell table:number-columns-repeated="3"/>
          <table:table-cell office:value-type="float" office:value="148304" calcext:value-type="float">
            <text:p>148304</text:p>
          </table:table-cell>
          <table:table-cell/>
          <table:table-cell office:value-type="float" office:value="1934712" calcext:value-type="float">
            <text:p>1934712</text:p>
          </table:table-cell>
          <table:table-cell/>
          <table:table-cell office:value-type="float" office:value="2594046" calcext:value-type="float">
            <text:p>2594046</text:p>
          </table:table-cell>
          <table:table-cell/>
          <table:table-cell office:value-type="float" office:value="6391782" calcext:value-type="float">
            <text:p>6391782</text:p>
          </table:table-cell>
          <table:table-cell/>
          <table:table-cell office:value-type="float" office:value="5885924" calcext:value-type="float">
            <text:p>5885924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75199" calcext:value-type="float">
            <text:p>175199</text:p>
          </table:table-cell>
          <table:table-cell table:number-columns-repeated="2"/>
          <table:table-cell office:value-type="float" office:value="181948" calcext:value-type="float">
            <text:p>181948</text:p>
          </table:table-cell>
          <table:table-cell table:number-columns-repeated="2"/>
          <table:table-cell office:value-type="float" office:value="197424" calcext:value-type="float">
            <text:p>197424</text:p>
          </table:table-cell>
          <table:table-cell table:number-columns-repeated="2"/>
          <table:table-cell office:value-type="float" office:value="218290" calcext:value-type="float">
            <text:p>218290</text:p>
          </table:table-cell>
          <table:table-cell table:number-columns-repeated="2"/>
          <table:table-cell office:value-type="float" office:value="198027" calcext:value-type="float">
            <text:p>198027</text:p>
          </table:table-cell>
          <table:table-cell table:number-columns-repeated="2"/>
          <table:table-cell office:value-type="float" office:value="183858" calcext:value-type="float">
            <text:p>183858</text:p>
          </table:table-cell>
          <table:table-cell table:number-columns-repeated="2"/>
          <table:table-cell office:value-type="float" office:value="160898" calcext:value-type="float">
            <text:p>160898</text:p>
          </table:table-cell>
          <table:table-cell table:number-columns-repeated="3"/>
          <table:table-cell office:value-type="float" office:value="177923" calcext:value-type="float">
            <text:p>177923</text:p>
          </table:table-cell>
          <table:table-cell table:number-columns-repeated="3"/>
          <table:table-cell office:value-type="float" office:value="182287" calcext:value-type="float">
            <text:p>182287</text:p>
          </table:table-cell>
          <table:table-cell/>
          <table:table-cell office:value-type="float" office:value="1996079" calcext:value-type="float">
            <text:p>1996079</text:p>
          </table:table-cell>
          <table:table-cell/>
          <table:table-cell office:value-type="float" office:value="2707279" calcext:value-type="float">
            <text:p>2707279</text:p>
          </table:table-cell>
          <table:table-cell/>
          <table:table-cell office:value-type="float" office:value="6122971" calcext:value-type="float">
            <text:p>6122971</text:p>
          </table:table-cell>
          <table:table-cell/>
          <table:table-cell office:value-type="float" office:value="5902100" calcext:value-type="float">
            <text:p>5902100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171102" calcext:value-type="float">
            <text:p>171102</text:p>
          </table:table-cell>
          <table:table-cell table:number-columns-repeated="2"/>
          <table:table-cell office:value-type="float" office:value="177985" calcext:value-type="float">
            <text:p>177985</text:p>
          </table:table-cell>
          <table:table-cell table:number-columns-repeated="2"/>
          <table:table-cell office:value-type="float" office:value="211559" calcext:value-type="float">
            <text:p>211559</text:p>
          </table:table-cell>
          <table:table-cell table:number-columns-repeated="2"/>
          <table:table-cell office:value-type="float" office:value="191492" calcext:value-type="float">
            <text:p>191492</text:p>
          </table:table-cell>
          <table:table-cell table:number-columns-repeated="2"/>
          <table:table-cell office:value-type="float" office:value="192354" calcext:value-type="float">
            <text:p>192354</text:p>
          </table:table-cell>
          <table:table-cell table:number-columns-repeated="2"/>
          <table:table-cell office:value-type="float" office:value="181761" calcext:value-type="float">
            <text:p>181761</text:p>
          </table:table-cell>
          <table:table-cell table:number-columns-repeated="2"/>
          <table:table-cell office:value-type="float" office:value="147698" calcext:value-type="float">
            <text:p>147698</text:p>
          </table:table-cell>
          <table:table-cell table:number-columns-repeated="3"/>
          <table:table-cell office:value-type="float" office:value="184962" calcext:value-type="float">
            <text:p>184962</text:p>
          </table:table-cell>
          <table:table-cell table:number-columns-repeated="3"/>
          <table:table-cell office:value-type="float" office:value="139229" calcext:value-type="float">
            <text:p>139229</text:p>
          </table:table-cell>
          <table:table-cell/>
          <table:table-cell office:value-type="float" office:value="2179963" calcext:value-type="float">
            <text:p>2179963</text:p>
          </table:table-cell>
          <table:table-cell/>
          <table:table-cell office:value-type="float" office:value="2824797" calcext:value-type="float">
            <text:p>2824797</text:p>
          </table:table-cell>
          <table:table-cell/>
          <table:table-cell office:value-type="float" office:value="6291135" calcext:value-type="float">
            <text:p>6291135</text:p>
          </table:table-cell>
          <table:table-cell/>
          <table:table-cell office:value-type="float" office:value="5572803" calcext:value-type="float">
            <text:p>5572803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188425" calcext:value-type="float">
            <text:p>188425</text:p>
          </table:table-cell>
          <table:table-cell table:number-columns-repeated="2"/>
          <table:table-cell office:value-type="float" office:value="193054" calcext:value-type="float">
            <text:p>193054</text:p>
          </table:table-cell>
          <table:table-cell table:number-columns-repeated="2"/>
          <table:table-cell office:value-type="float" office:value="202782" calcext:value-type="float">
            <text:p>202782</text:p>
          </table:table-cell>
          <table:table-cell table:number-columns-repeated="2"/>
          <table:table-cell office:value-type="float" office:value="188904" calcext:value-type="float">
            <text:p>188904</text:p>
          </table:table-cell>
          <table:table-cell table:number-columns-repeated="2"/>
          <table:table-cell office:value-type="float" office:value="160937" calcext:value-type="float">
            <text:p>160937</text:p>
          </table:table-cell>
          <table:table-cell table:number-columns-repeated="2"/>
          <table:table-cell office:value-type="float" office:value="183322" calcext:value-type="float">
            <text:p>183322</text:p>
          </table:table-cell>
          <table:table-cell table:number-columns-repeated="2"/>
          <table:table-cell office:value-type="float" office:value="206172" calcext:value-type="float">
            <text:p>206172</text:p>
          </table:table-cell>
          <table:table-cell table:number-columns-repeated="3"/>
          <table:table-cell office:value-type="float" office:value="184496" calcext:value-type="float">
            <text:p>184496</text:p>
          </table:table-cell>
          <table:table-cell table:number-columns-repeated="3"/>
          <table:table-cell office:value-type="float" office:value="185490" calcext:value-type="float">
            <text:p>185490</text:p>
          </table:table-cell>
          <table:table-cell/>
          <table:table-cell office:value-type="float" office:value="2455387" calcext:value-type="float">
            <text:p>2455387</text:p>
          </table:table-cell>
          <table:table-cell/>
          <table:table-cell office:value-type="float" office:value="3394019" calcext:value-type="float">
            <text:p>3394019</text:p>
          </table:table-cell>
          <table:table-cell/>
          <table:table-cell office:value-type="float" office:value="6236327" calcext:value-type="float">
            <text:p>6236327</text:p>
          </table:table-cell>
          <table:table-cell/>
          <table:table-cell office:value-type="float" office:value="5833956" calcext:value-type="float">
            <text:p>5833956</text:p>
          </table:table-cell>
          <table:table-cell table:number-columns-repeated="26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188893" calcext:value-type="float">
            <text:p>188893</text:p>
          </table:table-cell>
          <table:table-cell table:number-columns-repeated="2"/>
          <table:table-cell office:value-type="float" office:value="260195" calcext:value-type="float">
            <text:p>260195</text:p>
          </table:table-cell>
          <table:table-cell table:number-columns-repeated="2"/>
          <table:table-cell office:value-type="float" office:value="174699" calcext:value-type="float">
            <text:p>174699</text:p>
          </table:table-cell>
          <table:table-cell table:number-columns-repeated="2"/>
          <table:table-cell office:value-type="float" office:value="146499" calcext:value-type="float">
            <text:p>146499</text:p>
          </table:table-cell>
          <table:table-cell table:number-columns-repeated="2"/>
          <table:table-cell office:value-type="float" office:value="237393" calcext:value-type="float">
            <text:p>237393</text:p>
          </table:table-cell>
          <table:table-cell table:number-columns-repeated="2"/>
          <table:table-cell office:value-type="float" office:value="232264" calcext:value-type="float">
            <text:p>232264</text:p>
          </table:table-cell>
          <table:table-cell table:number-columns-repeated="2"/>
          <table:table-cell office:value-type="float" office:value="187100" calcext:value-type="float">
            <text:p>187100</text:p>
          </table:table-cell>
          <table:table-cell table:number-columns-repeated="3"/>
          <table:table-cell office:value-type="float" office:value="295081" calcext:value-type="float">
            <text:p>295081</text:p>
          </table:table-cell>
          <table:table-cell table:number-columns-repeated="3"/>
          <table:table-cell office:value-type="float" office:value="207823" calcext:value-type="float">
            <text:p>207823</text:p>
          </table:table-cell>
          <table:table-cell/>
          <table:table-cell office:value-type="float" office:value="1679393" calcext:value-type="float">
            <text:p>1679393</text:p>
          </table:table-cell>
          <table:table-cell/>
          <table:table-cell office:value-type="float" office:value="5113352" calcext:value-type="float">
            <text:p>5113352</text:p>
          </table:table-cell>
          <table:table-cell/>
          <table:table-cell office:value-type="float" office:value="6112079" calcext:value-type="float">
            <text:p>6112079</text:p>
          </table:table-cell>
          <table:table-cell/>
          <table:table-cell office:value-type="float" office:value="5802430" calcext:value-type="float">
            <text:p>5802430</text:p>
          </table:table-cell>
          <table:table-cell table:number-columns-repeated="26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153076" calcext:value-type="float">
            <text:p>153076</text:p>
          </table:table-cell>
          <table:table-cell table:number-columns-repeated="2"/>
          <table:table-cell office:value-type="float" office:value="293117" calcext:value-type="float">
            <text:p>293117</text:p>
          </table:table-cell>
          <table:table-cell table:number-columns-repeated="2"/>
          <table:table-cell office:value-type="float" office:value="261908" calcext:value-type="float">
            <text:p>261908</text:p>
          </table:table-cell>
          <table:table-cell table:number-columns-repeated="2"/>
          <table:table-cell office:value-type="float" office:value="231033" calcext:value-type="float">
            <text:p>231033</text:p>
          </table:table-cell>
          <table:table-cell table:number-columns-repeated="2"/>
          <table:table-cell office:value-type="float" office:value="262328" calcext:value-type="float">
            <text:p>262328</text:p>
          </table:table-cell>
          <table:table-cell table:number-columns-repeated="2"/>
          <table:table-cell office:value-type="float" office:value="315755" calcext:value-type="float">
            <text:p>315755</text:p>
          </table:table-cell>
          <table:table-cell table:number-columns-repeated="2"/>
          <table:table-cell office:value-type="float" office:value="268591" calcext:value-type="float">
            <text:p>268591</text:p>
          </table:table-cell>
          <table:table-cell table:number-columns-repeated="3"/>
          <table:table-cell office:value-type="float" office:value="301931" calcext:value-type="float">
            <text:p>301931</text:p>
          </table:table-cell>
          <table:table-cell table:number-columns-repeated="3"/>
          <table:table-cell office:value-type="float" office:value="204881" calcext:value-type="float">
            <text:p>204881</text:p>
          </table:table-cell>
          <table:table-cell/>
          <table:table-cell office:value-type="float" office:value="2113455" calcext:value-type="float">
            <text:p>2113455</text:p>
          </table:table-cell>
          <table:table-cell/>
          <table:table-cell office:value-type="float" office:value="2848685" calcext:value-type="float">
            <text:p>2848685</text:p>
          </table:table-cell>
          <table:table-cell/>
          <table:table-cell office:value-type="float" office:value="5125556" calcext:value-type="float">
            <text:p>5125556</text:p>
          </table:table-cell>
          <table:table-cell/>
          <table:table-cell office:value-type="float" office:value="5145513" calcext:value-type="float">
            <text:p>5145513</text:p>
          </table:table-cell>
          <table:table-cell table:number-columns-repeated="26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6607" calcext:value-type="float">
            <text:p>26607</text:p>
          </table:table-cell>
          <table:table-cell table:number-columns-repeated="3"/>
          <table:table-cell office:value-type="float" office:value="27305" calcext:value-type="float">
            <text:p>27305</text:p>
          </table:table-cell>
          <table:table-cell table:number-columns-repeated="3"/>
          <table:table-cell office:value-type="float" office:value="20606" calcext:value-type="float">
            <text:p>20606</text:p>
          </table:table-cell>
          <table:table-cell table:number-columns-repeated="3"/>
          <table:table-cell office:value-type="float" office:value="20853" calcext:value-type="float">
            <text:p>20853</text:p>
          </table:table-cell>
          <table:table-cell table:number-columns-repeated="3"/>
          <table:table-cell office:value-type="float" office:value="16054" calcext:value-type="float">
            <text:p>16054</text:p>
          </table:table-cell>
          <table:table-cell table:number-columns-repeated="3"/>
          <table:table-cell office:value-type="float" office:value="27287" calcext:value-type="float">
            <text:p>27287</text:p>
          </table:table-cell>
          <table:table-cell table:number-columns-repeated="3"/>
          <table:table-cell office:value-type="float" office:value="16193" calcext:value-type="float">
            <text:p>16193</text:p>
          </table:table-cell>
          <table:table-cell table:number-columns-repeated="4"/>
          <table:table-cell office:value-type="float" office:value="28699" calcext:value-type="float">
            <text:p>28699</text:p>
          </table:table-cell>
          <table:table-cell table:number-columns-repeated="5"/>
          <table:table-cell office:value-type="float" office:value="9204" calcext:value-type="float">
            <text:p>9204</text:p>
          </table:table-cell>
          <table:table-cell/>
          <table:table-cell office:value-type="float" office:value="1421244" calcext:value-type="float">
            <text:p>1421244</text:p>
          </table:table-cell>
          <table:table-cell/>
          <table:table-cell office:value-type="float" office:value="1544549" calcext:value-type="float">
            <text:p>1544549</text:p>
          </table:table-cell>
          <table:table-cell/>
          <table:table-cell office:value-type="float" office:value="3538663" calcext:value-type="float">
            <text:p>3538663</text:p>
          </table:table-cell>
          <table:table-cell/>
          <table:table-cell office:value-type="float" office:value="3193935" calcext:value-type="float">
            <text:p>3193935</text:p>
          </table:table-cell>
          <table:table-cell table:number-columns-repeated="13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5910" calcext:value-type="float">
            <text:p>45910</text:p>
          </table:table-cell>
          <table:table-cell table:number-columns-repeated="3"/>
          <table:table-cell office:value-type="float" office:value="48579" calcext:value-type="float">
            <text:p>48579</text:p>
          </table:table-cell>
          <table:table-cell table:number-columns-repeated="3"/>
          <table:table-cell office:value-type="float" office:value="32233" calcext:value-type="float">
            <text:p>32233</text:p>
          </table:table-cell>
          <table:table-cell table:number-columns-repeated="3"/>
          <table:table-cell office:value-type="float" office:value="31926" calcext:value-type="float">
            <text:p>31926</text:p>
          </table:table-cell>
          <table:table-cell table:number-columns-repeated="3"/>
          <table:table-cell office:value-type="float" office:value="30068" calcext:value-type="float">
            <text:p>30068</text:p>
          </table:table-cell>
          <table:table-cell table:number-columns-repeated="3"/>
          <table:table-cell office:value-type="float" office:value="46147" calcext:value-type="float">
            <text:p>46147</text:p>
          </table:table-cell>
          <table:table-cell table:number-columns-repeated="3"/>
          <table:table-cell office:value-type="float" office:value="29139" calcext:value-type="float">
            <text:p>29139</text:p>
          </table:table-cell>
          <table:table-cell table:number-columns-repeated="4"/>
          <table:table-cell office:value-type="float" office:value="47638" calcext:value-type="float">
            <text:p>47638</text:p>
          </table:table-cell>
          <table:table-cell table:number-columns-repeated="4"/>
          <table:table-cell office:value-type="float" office:value="18170" calcext:value-type="float">
            <text:p>18170</text:p>
          </table:table-cell>
          <table:table-cell/>
          <table:table-cell office:value-type="float" office:value="1628901" calcext:value-type="float">
            <text:p>1628901</text:p>
          </table:table-cell>
          <table:table-cell/>
          <table:table-cell office:value-type="float" office:value="2128354" calcext:value-type="float">
            <text:p>2128354</text:p>
          </table:table-cell>
          <table:table-cell/>
          <table:table-cell office:value-type="float" office:value="4681287" calcext:value-type="float">
            <text:p>4681287</text:p>
          </table:table-cell>
          <table:table-cell/>
          <table:table-cell office:value-type="float" office:value="4006122" calcext:value-type="float">
            <text:p>4006122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84652" calcext:value-type="float">
            <text:p>84652</text:p>
          </table:table-cell>
          <table:table-cell table:number-columns-repeated="3"/>
          <table:table-cell office:value-type="float" office:value="87296" calcext:value-type="float">
            <text:p>87296</text:p>
          </table:table-cell>
          <table:table-cell table:number-columns-repeated="3"/>
          <table:table-cell office:value-type="float" office:value="45737" calcext:value-type="float">
            <text:p>45737</text:p>
          </table:table-cell>
          <table:table-cell table:number-columns-repeated="3"/>
          <table:table-cell office:value-type="float" office:value="45948" calcext:value-type="float">
            <text:p>45948</text:p>
          </table:table-cell>
          <table:table-cell table:number-columns-repeated="3"/>
          <table:table-cell office:value-type="float" office:value="53375" calcext:value-type="float">
            <text:p>53375</text:p>
          </table:table-cell>
          <table:table-cell table:number-columns-repeated="3"/>
          <table:table-cell office:value-type="float" office:value="80825" calcext:value-type="float">
            <text:p>80825</text:p>
          </table:table-cell>
          <table:table-cell table:number-columns-repeated="3"/>
          <table:table-cell office:value-type="float" office:value="51872" calcext:value-type="float">
            <text:p>51872</text:p>
          </table:table-cell>
          <table:table-cell table:number-columns-repeated="4"/>
          <table:table-cell office:value-type="float" office:value="84547" calcext:value-type="float">
            <text:p>84547</text:p>
          </table:table-cell>
          <table:table-cell table:number-columns-repeated="4"/>
          <table:table-cell office:value-type="float" office:value="52287" calcext:value-type="float">
            <text:p>52287</text:p>
          </table:table-cell>
          <table:table-cell/>
          <table:table-cell office:value-type="float" office:value="1513657" calcext:value-type="float">
            <text:p>1513657</text:p>
          </table:table-cell>
          <table:table-cell/>
          <table:table-cell office:value-type="float" office:value="2332667" calcext:value-type="float">
            <text:p>2332667</text:p>
          </table:table-cell>
          <table:table-cell/>
          <table:table-cell office:value-type="float" office:value="5513608" calcext:value-type="float">
            <text:p>5513608</text:p>
          </table:table-cell>
          <table:table-cell/>
          <table:table-cell office:value-type="float" office:value="3181514" calcext:value-type="float">
            <text:p>3181514</text:p>
          </table:table-cell>
          <table:table-cell table:number-columns-repeated="15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39059" calcext:value-type="float">
            <text:p>139059</text:p>
          </table:table-cell>
          <table:table-cell table:number-columns-repeated="2"/>
          <table:table-cell office:value-type="float" office:value="128054" calcext:value-type="float">
            <text:p>128054</text:p>
          </table:table-cell>
          <table:table-cell table:number-columns-repeated="3"/>
          <table:table-cell office:value-type="float" office:value="84512" calcext:value-type="float">
            <text:p>84512</text:p>
          </table:table-cell>
          <table:table-cell table:number-columns-repeated="3"/>
          <table:table-cell office:value-type="float" office:value="85596" calcext:value-type="float">
            <text:p>85596</text:p>
          </table:table-cell>
          <table:table-cell table:number-columns-repeated="3"/>
          <table:table-cell office:value-type="float" office:value="90157" calcext:value-type="float">
            <text:p>90157</text:p>
          </table:table-cell>
          <table:table-cell table:number-columns-repeated="2"/>
          <table:table-cell office:value-type="float" office:value="128924" calcext:value-type="float">
            <text:p>128924</text:p>
          </table:table-cell>
          <table:table-cell table:number-columns-repeated="3"/>
          <table:table-cell office:value-type="float" office:value="90135" calcext:value-type="float">
            <text:p>90135</text:p>
          </table:table-cell>
          <table:table-cell table:number-columns-repeated="3"/>
          <table:table-cell office:value-type="float" office:value="129423" calcext:value-type="float">
            <text:p>129423</text:p>
          </table:table-cell>
          <table:table-cell table:number-columns-repeated="4"/>
          <table:table-cell office:value-type="float" office:value="89515" calcext:value-type="float">
            <text:p>89515</text:p>
          </table:table-cell>
          <table:table-cell/>
          <table:table-cell office:value-type="float" office:value="1808425" calcext:value-type="float">
            <text:p>1808425</text:p>
          </table:table-cell>
          <table:table-cell/>
          <table:table-cell office:value-type="float" office:value="2414461" calcext:value-type="float">
            <text:p>2414461</text:p>
          </table:table-cell>
          <table:table-cell/>
          <table:table-cell office:value-type="float" office:value="6095604" calcext:value-type="float">
            <text:p>6095604</text:p>
          </table:table-cell>
          <table:table-cell/>
          <table:table-cell office:value-type="float" office:value="5041185" calcext:value-type="float">
            <text:p>5041185</text:p>
          </table:table-cell>
          <table:table-cell table:number-columns-repeated="19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90746" calcext:value-type="float">
            <text:p>190746</text:p>
          </table:table-cell>
          <table:table-cell table:number-columns-repeated="2"/>
          <table:table-cell office:value-type="float" office:value="185561" calcext:value-type="float">
            <text:p>185561</text:p>
          </table:table-cell>
          <table:table-cell table:number-columns-repeated="2"/>
          <table:table-cell office:value-type="float" office:value="159934" calcext:value-type="float">
            <text:p>159934</text:p>
          </table:table-cell>
          <table:table-cell table:number-columns-repeated="2"/>
          <table:table-cell office:value-type="float" office:value="164630" calcext:value-type="float">
            <text:p>164630</text:p>
          </table:table-cell>
          <table:table-cell table:number-columns-repeated="2"/>
          <table:table-cell office:value-type="float" office:value="147169" calcext:value-type="float">
            <text:p>147169</text:p>
          </table:table-cell>
          <table:table-cell table:number-columns-repeated="2"/>
          <table:table-cell office:value-type="float" office:value="190817" calcext:value-type="float">
            <text:p>190817</text:p>
          </table:table-cell>
          <table:table-cell table:number-columns-repeated="2"/>
          <table:table-cell office:value-type="float" office:value="157657" calcext:value-type="float">
            <text:p>157657</text:p>
          </table:table-cell>
          <table:table-cell table:number-columns-repeated="3"/>
          <table:table-cell office:value-type="float" office:value="188304" calcext:value-type="float">
            <text:p>188304</text:p>
          </table:table-cell>
          <table:table-cell table:number-columns-repeated="3"/>
          <table:table-cell office:value-type="float" office:value="168006" calcext:value-type="float">
            <text:p>168006</text:p>
          </table:table-cell>
          <table:table-cell/>
          <table:table-cell office:value-type="float" office:value="1855497" calcext:value-type="float">
            <text:p>1855497</text:p>
          </table:table-cell>
          <table:table-cell/>
          <table:table-cell office:value-type="float" office:value="2505119" calcext:value-type="float">
            <text:p>2505119</text:p>
          </table:table-cell>
          <table:table-cell/>
          <table:table-cell office:value-type="float" office:value="6325656" calcext:value-type="float">
            <text:p>6325656</text:p>
          </table:table-cell>
          <table:table-cell/>
          <table:table-cell office:value-type="float" office:value="4968291" calcext:value-type="float">
            <text:p>4968291</text:p>
          </table:table-cell>
          <table:table-cell table:number-columns-repeated="24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234566" calcext:value-type="float">
            <text:p>234566</text:p>
          </table:table-cell>
          <table:table-cell table:number-columns-repeated="2"/>
          <table:table-cell office:value-type="float" office:value="248198" calcext:value-type="float">
            <text:p>248198</text:p>
          </table:table-cell>
          <table:table-cell table:number-columns-repeated="2"/>
          <table:table-cell office:value-type="float" office:value="265767" calcext:value-type="float">
            <text:p>265767</text:p>
          </table:table-cell>
          <table:table-cell table:number-columns-repeated="2"/>
          <table:table-cell office:value-type="float" office:value="263120" calcext:value-type="float">
            <text:p>263120</text:p>
          </table:table-cell>
          <table:table-cell table:number-columns-repeated="2"/>
          <table:table-cell office:value-type="float" office:value="224567" calcext:value-type="float">
            <text:p>224567</text:p>
          </table:table-cell>
          <table:table-cell table:number-columns-repeated="2"/>
          <table:table-cell office:value-type="float" office:value="243990" calcext:value-type="float">
            <text:p>243990</text:p>
          </table:table-cell>
          <table:table-cell table:number-columns-repeated="2"/>
          <table:table-cell office:value-type="float" office:value="224390" calcext:value-type="float">
            <text:p>224390</text:p>
          </table:table-cell>
          <table:table-cell table:number-columns-repeated="3"/>
          <table:table-cell office:value-type="float" office:value="240828" calcext:value-type="float">
            <text:p>240828</text:p>
          </table:table-cell>
          <table:table-cell table:number-columns-repeated="3"/>
          <table:table-cell office:value-type="float" office:value="201120" calcext:value-type="float">
            <text:p>201120</text:p>
          </table:table-cell>
          <table:table-cell/>
          <table:table-cell office:value-type="float" office:value="1894162" calcext:value-type="float">
            <text:p>1894162</text:p>
          </table:table-cell>
          <table:table-cell/>
          <table:table-cell office:value-type="float" office:value="2510611" calcext:value-type="float">
            <text:p>2510611</text:p>
          </table:table-cell>
          <table:table-cell/>
          <table:table-cell office:value-type="float" office:value="6356080" calcext:value-type="float">
            <text:p>6356080</text:p>
          </table:table-cell>
          <table:table-cell/>
          <table:table-cell office:value-type="float" office:value="5241116" calcext:value-type="float">
            <text:p>5241116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87730" calcext:value-type="float">
            <text:p>187730</text:p>
          </table:table-cell>
          <table:table-cell table:number-columns-repeated="2"/>
          <table:table-cell office:value-type="float" office:value="189756" calcext:value-type="float">
            <text:p>189756</text:p>
          </table:table-cell>
          <table:table-cell table:number-columns-repeated="2"/>
          <table:table-cell office:value-type="float" office:value="246984" calcext:value-type="float">
            <text:p>246984</text:p>
          </table:table-cell>
          <table:table-cell table:number-columns-repeated="2"/>
          <table:table-cell office:value-type="float" office:value="248686" calcext:value-type="float">
            <text:p>248686</text:p>
          </table:table-cell>
          <table:table-cell table:number-columns-repeated="2"/>
          <table:table-cell office:value-type="float" office:value="224913" calcext:value-type="float">
            <text:p>224913</text:p>
          </table:table-cell>
          <table:table-cell table:number-columns-repeated="2"/>
          <table:table-cell office:value-type="float" office:value="191371" calcext:value-type="float">
            <text:p>191371</text:p>
          </table:table-cell>
          <table:table-cell table:number-columns-repeated="2"/>
          <table:table-cell office:value-type="float" office:value="233384" calcext:value-type="float">
            <text:p>233384</text:p>
          </table:table-cell>
          <table:table-cell table:number-columns-repeated="3"/>
          <table:table-cell office:value-type="float" office:value="188032" calcext:value-type="float">
            <text:p>188032</text:p>
          </table:table-cell>
          <table:table-cell table:number-columns-repeated="3"/>
          <table:table-cell office:value-type="float" office:value="257666" calcext:value-type="float">
            <text:p>257666</text:p>
          </table:table-cell>
          <table:table-cell/>
          <table:table-cell office:value-type="float" office:value="1658944" calcext:value-type="float">
            <text:p>1658944</text:p>
          </table:table-cell>
          <table:table-cell/>
          <table:table-cell office:value-type="float" office:value="2568797" calcext:value-type="float">
            <text:p>2568797</text:p>
          </table:table-cell>
          <table:table-cell/>
          <table:table-cell office:value-type="float" office:value="6108608" calcext:value-type="float">
            <text:p>6108608</text:p>
          </table:table-cell>
          <table:table-cell/>
          <table:table-cell office:value-type="float" office:value="5326425" calcext:value-type="float">
            <text:p>5326425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190153" calcext:value-type="float">
            <text:p>190153</text:p>
          </table:table-cell>
          <table:table-cell table:number-columns-repeated="2"/>
          <table:table-cell office:value-type="float" office:value="191237" calcext:value-type="float">
            <text:p>191237</text:p>
          </table:table-cell>
          <table:table-cell table:number-columns-repeated="2"/>
          <table:table-cell office:value-type="float" office:value="299053" calcext:value-type="float">
            <text:p>299053</text:p>
          </table:table-cell>
          <table:table-cell table:number-columns-repeated="2"/>
          <table:table-cell office:value-type="float" office:value="304851" calcext:value-type="float">
            <text:p>304851</text:p>
          </table:table-cell>
          <table:table-cell table:number-columns-repeated="2"/>
          <table:table-cell office:value-type="float" office:value="283714" calcext:value-type="float">
            <text:p>283714</text:p>
          </table:table-cell>
          <table:table-cell table:number-columns-repeated="2"/>
          <table:table-cell office:value-type="float" office:value="186720" calcext:value-type="float">
            <text:p>186720</text:p>
          </table:table-cell>
          <table:table-cell table:number-columns-repeated="2"/>
          <table:table-cell office:value-type="float" office:value="292257" calcext:value-type="float">
            <text:p>292257</text:p>
          </table:table-cell>
          <table:table-cell table:number-columns-repeated="3"/>
          <table:table-cell office:value-type="float" office:value="193053" calcext:value-type="float">
            <text:p>193053</text:p>
          </table:table-cell>
          <table:table-cell table:number-columns-repeated="3"/>
          <table:table-cell office:value-type="float" office:value="243961" calcext:value-type="float">
            <text:p>243961</text:p>
          </table:table-cell>
          <table:table-cell/>
          <table:table-cell office:value-type="float" office:value="2020708" calcext:value-type="float">
            <text:p>2020708</text:p>
          </table:table-cell>
          <table:table-cell/>
          <table:table-cell office:value-type="float" office:value="2671039" calcext:value-type="float">
            <text:p>2671039</text:p>
          </table:table-cell>
          <table:table-cell/>
          <table:table-cell office:value-type="float" office:value="6172253" calcext:value-type="float">
            <text:p>6172253</text:p>
          </table:table-cell>
          <table:table-cell/>
          <table:table-cell office:value-type="float" office:value="5350479" calcext:value-type="float">
            <text:p>5350479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216506" calcext:value-type="float">
            <text:p>216506</text:p>
          </table:table-cell>
          <table:table-cell table:number-columns-repeated="2"/>
          <table:table-cell office:value-type="float" office:value="217987" calcext:value-type="float">
            <text:p>217987</text:p>
          </table:table-cell>
          <table:table-cell table:number-columns-repeated="2"/>
          <table:table-cell office:value-type="float" office:value="406649" calcext:value-type="float">
            <text:p>406649</text:p>
          </table:table-cell>
          <table:table-cell table:number-columns-repeated="2"/>
          <table:table-cell office:value-type="float" office:value="398578" calcext:value-type="float">
            <text:p>398578</text:p>
          </table:table-cell>
          <table:table-cell table:number-columns-repeated="2"/>
          <table:table-cell office:value-type="float" office:value="399453" calcext:value-type="float">
            <text:p>399453</text:p>
          </table:table-cell>
          <table:table-cell table:number-columns-repeated="2"/>
          <table:table-cell office:value-type="float" office:value="210802" calcext:value-type="float">
            <text:p>210802</text:p>
          </table:table-cell>
          <table:table-cell table:number-columns-repeated="2"/>
          <table:table-cell office:value-type="float" office:value="407420" calcext:value-type="float">
            <text:p>407420</text:p>
          </table:table-cell>
          <table:table-cell table:number-columns-repeated="3"/>
          <table:table-cell office:value-type="float" office:value="210982" calcext:value-type="float">
            <text:p>210982</text:p>
          </table:table-cell>
          <table:table-cell table:number-columns-repeated="3"/>
          <table:table-cell office:value-type="float" office:value="217392" calcext:value-type="float">
            <text:p>217392</text:p>
          </table:table-cell>
          <table:table-cell/>
          <table:table-cell office:value-type="float" office:value="2156405" calcext:value-type="float">
            <text:p>2156405</text:p>
          </table:table-cell>
          <table:table-cell/>
          <table:table-cell office:value-type="float" office:value="2866463" calcext:value-type="float">
            <text:p>2866463</text:p>
          </table:table-cell>
          <table:table-cell/>
          <table:table-cell office:value-type="float" office:value="5889763" calcext:value-type="float">
            <text:p>5889763</text:p>
          </table:table-cell>
          <table:table-cell/>
          <table:table-cell office:value-type="float" office:value="5237920" calcext:value-type="float">
            <text:p>5237920</text:p>
          </table:table-cell>
          <table:table-cell table:number-columns-repeated="26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239708" calcext:value-type="float">
            <text:p>239708</text:p>
          </table:table-cell>
          <table:table-cell table:number-columns-repeated="2"/>
          <table:table-cell office:value-type="float" office:value="296233" calcext:value-type="float">
            <text:p>296233</text:p>
          </table:table-cell>
          <table:table-cell table:number-columns-repeated="2"/>
          <table:table-cell office:value-type="float" office:value="429508" calcext:value-type="float">
            <text:p>429508</text:p>
          </table:table-cell>
          <table:table-cell table:number-columns-repeated="2"/>
          <table:table-cell office:value-type="float" office:value="535216" calcext:value-type="float">
            <text:p>535216</text:p>
          </table:table-cell>
          <table:table-cell table:number-columns-repeated="2"/>
          <table:table-cell office:value-type="float" office:value="504653" calcext:value-type="float">
            <text:p>504653</text:p>
          </table:table-cell>
          <table:table-cell table:number-columns-repeated="2"/>
          <table:table-cell office:value-type="float" office:value="300855" calcext:value-type="float">
            <text:p>300855</text:p>
          </table:table-cell>
          <table:table-cell table:number-columns-repeated="2"/>
          <table:table-cell office:value-type="float" office:value="409435" calcext:value-type="float">
            <text:p>409435</text:p>
          </table:table-cell>
          <table:table-cell table:number-columns-repeated="3"/>
          <table:table-cell office:value-type="float" office:value="296146" calcext:value-type="float">
            <text:p>296146</text:p>
          </table:table-cell>
          <table:table-cell table:number-columns-repeated="3"/>
          <table:table-cell office:value-type="float" office:value="296146" calcext:value-type="float">
            <text:p>296146</text:p>
          </table:table-cell>
          <table:table-cell/>
          <table:table-cell office:value-type="float" office:value="2498380" calcext:value-type="float">
            <text:p>2498380</text:p>
          </table:table-cell>
          <table:table-cell/>
          <table:table-cell office:value-type="float" office:value="3229054" calcext:value-type="float">
            <text:p>3229054</text:p>
          </table:table-cell>
          <table:table-cell/>
          <table:table-cell office:value-type="float" office:value="6077276" calcext:value-type="float">
            <text:p>6077276</text:p>
          </table:table-cell>
          <table:table-cell/>
          <table:table-cell office:value-type="float" office:value="5497729" calcext:value-type="float">
            <text:p>5497729</text:p>
          </table:table-cell>
          <table:table-cell table:number-columns-repeated="26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211739" calcext:value-type="float">
            <text:p>211739</text:p>
          </table:table-cell>
          <table:table-cell table:number-columns-repeated="2"/>
          <table:table-cell office:value-type="float" office:value="341334" calcext:value-type="float">
            <text:p>341334</text:p>
          </table:table-cell>
          <table:table-cell table:number-columns-repeated="2"/>
          <table:table-cell office:value-type="float" office:value="440572" calcext:value-type="float">
            <text:p>440572</text:p>
          </table:table-cell>
          <table:table-cell table:number-columns-repeated="2"/>
          <table:table-cell office:value-type="float" office:value="432160" calcext:value-type="float">
            <text:p>432160</text:p>
          </table:table-cell>
          <table:table-cell table:number-columns-repeated="2"/>
          <table:table-cell office:value-type="float" office:value="461205" calcext:value-type="float">
            <text:p>461205</text:p>
          </table:table-cell>
          <table:table-cell table:number-columns-repeated="2"/>
          <table:table-cell office:value-type="float" office:value="350145" calcext:value-type="float">
            <text:p>350145</text:p>
          </table:table-cell>
          <table:table-cell table:number-columns-repeated="2"/>
          <table:table-cell office:value-type="float" office:value="367881" calcext:value-type="float">
            <text:p>367881</text:p>
          </table:table-cell>
          <table:table-cell table:number-columns-repeated="3"/>
          <table:table-cell office:value-type="float" office:value="208441" calcext:value-type="float">
            <text:p>208441</text:p>
          </table:table-cell>
          <table:table-cell table:number-columns-repeated="3"/>
          <table:table-cell office:value-type="float" office:value="307751" calcext:value-type="float">
            <text:p>307751</text:p>
          </table:table-cell>
          <table:table-cell/>
          <table:table-cell office:value-type="float" office:value="2304351" calcext:value-type="float">
            <text:p>2304351</text:p>
          </table:table-cell>
          <table:table-cell/>
          <table:table-cell office:value-type="float" office:value="4318282" calcext:value-type="float">
            <text:p>4318282</text:p>
          </table:table-cell>
          <table:table-cell/>
          <table:table-cell office:value-type="float" office:value="5385702" calcext:value-type="float">
            <text:p>5385702</text:p>
          </table:table-cell>
          <table:table-cell/>
          <table:table-cell office:value-type="float" office:value="4961834" calcext:value-type="float">
            <text:p>4961834</text:p>
          </table:table-cell>
          <table:table-cell table:number-columns-repeated="26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171924" calcext:value-type="float">
            <text:p>171924</text:p>
          </table:table-cell>
          <table:table-cell table:number-columns-repeated="2"/>
          <table:table-cell office:value-type="float" office:value="338330" calcext:value-type="float">
            <text:p>338330</text:p>
          </table:table-cell>
          <table:table-cell table:number-columns-repeated="2"/>
          <table:table-cell office:value-type="float" office:value="522646" calcext:value-type="float">
            <text:p>522646</text:p>
          </table:table-cell>
          <table:table-cell table:number-columns-repeated="2"/>
          <table:table-cell office:value-type="float" office:value="506304" calcext:value-type="float">
            <text:p>506304</text:p>
          </table:table-cell>
          <table:table-cell table:number-columns-repeated="2"/>
          <table:table-cell office:value-type="float" office:value="524385" calcext:value-type="float">
            <text:p>524385</text:p>
          </table:table-cell>
          <table:table-cell table:number-columns-repeated="2"/>
          <table:table-cell office:value-type="float" office:value="332615" calcext:value-type="float">
            <text:p>332615</text:p>
          </table:table-cell>
          <table:table-cell table:number-columns-repeated="2"/>
          <table:table-cell office:value-type="float" office:value="463195" calcext:value-type="float">
            <text:p>463195</text:p>
          </table:table-cell>
          <table:table-cell table:number-columns-repeated="3"/>
          <table:table-cell office:value-type="float" office:value="313570" calcext:value-type="float">
            <text:p>313570</text:p>
          </table:table-cell>
          <table:table-cell table:number-columns-repeated="3"/>
          <table:table-cell office:value-type="float" office:value="347500" calcext:value-type="float">
            <text:p>347500</text:p>
          </table:table-cell>
          <table:table-cell/>
          <table:table-cell office:value-type="float" office:value="2019283" calcext:value-type="float">
            <text:p>2019283</text:p>
          </table:table-cell>
          <table:table-cell/>
          <table:table-cell office:value-type="float" office:value="2793064" calcext:value-type="float">
            <text:p>2793064</text:p>
          </table:table-cell>
          <table:table-cell/>
          <table:table-cell office:value-type="float" office:value="4873164" calcext:value-type="float">
            <text:p>4873164</text:p>
          </table:table-cell>
          <table:table-cell/>
          <table:table-cell office:value-type="float" office:value="4489235" calcext:value-type="float">
            <text:p>4489235</text:p>
          </table:table-cell>
          <table:table-cell table:number-columns-repeated="26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6677" calcext:value-type="float">
            <text:p>26677</text:p>
          </table:table-cell>
          <table:table-cell table:number-columns-repeated="3"/>
          <table:table-cell office:value-type="float" office:value="31220" calcext:value-type="float">
            <text:p>31220</text:p>
          </table:table-cell>
          <table:table-cell table:number-columns-repeated="3"/>
          <table:table-cell office:value-type="float" office:value="22491" calcext:value-type="float">
            <text:p>22491</text:p>
          </table:table-cell>
          <table:table-cell table:number-columns-repeated="3"/>
          <table:table-cell office:value-type="float" office:value="22157" calcext:value-type="float">
            <text:p>22157</text:p>
          </table:table-cell>
          <table:table-cell table:number-columns-repeated="3"/>
          <table:table-cell office:value-type="float" office:value="16290" calcext:value-type="float">
            <text:p>16290</text:p>
          </table:table-cell>
          <table:table-cell table:number-columns-repeated="3"/>
          <table:table-cell office:value-type="float" office:value="30402" calcext:value-type="float">
            <text:p>30402</text:p>
          </table:table-cell>
          <table:table-cell table:number-columns-repeated="3"/>
          <table:table-cell office:value-type="float" office:value="16202" calcext:value-type="float">
            <text:p>16202</text:p>
          </table:table-cell>
          <table:table-cell table:number-columns-repeated="4"/>
          <table:table-cell office:value-type="float" office:value="26850" calcext:value-type="float">
            <text:p>26850</text:p>
          </table:table-cell>
          <table:table-cell table:number-columns-repeated="5"/>
          <table:table-cell office:value-type="float" office:value="9244" calcext:value-type="float">
            <text:p>9244</text:p>
          </table:table-cell>
          <table:table-cell/>
          <table:table-cell office:value-type="float" office:value="1428150" calcext:value-type="float">
            <text:p>1428150</text:p>
          </table:table-cell>
          <table:table-cell/>
          <table:table-cell office:value-type="float" office:value="1665409" calcext:value-type="float">
            <text:p>1665409</text:p>
          </table:table-cell>
          <table:table-cell/>
          <table:table-cell office:value-type="float" office:value="2904972" calcext:value-type="float">
            <text:p>2904972</text:p>
          </table:table-cell>
          <table:table-cell/>
          <table:table-cell office:value-type="float" office:value="3030118" calcext:value-type="float">
            <text:p>3030118</text:p>
          </table:table-cell>
          <table:table-cell table:number-columns-repeated="14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2839" calcext:value-type="float">
            <text:p>52839</text:p>
          </table:table-cell>
          <table:table-cell table:number-columns-repeated="3"/>
          <table:table-cell office:value-type="float" office:value="55168" calcext:value-type="float">
            <text:p>55168</text:p>
          </table:table-cell>
          <table:table-cell table:number-columns-repeated="3"/>
          <table:table-cell office:value-type="float" office:value="30838" calcext:value-type="float">
            <text:p>30838</text:p>
          </table:table-cell>
          <table:table-cell table:number-columns-repeated="3"/>
          <table:table-cell office:value-type="float" office:value="31495" calcext:value-type="float">
            <text:p>31495</text:p>
          </table:table-cell>
          <table:table-cell table:number-columns-repeated="3"/>
          <table:table-cell office:value-type="float" office:value="33005" calcext:value-type="float">
            <text:p>33005</text:p>
          </table:table-cell>
          <table:table-cell table:number-columns-repeated="3"/>
          <table:table-cell office:value-type="float" office:value="51646" calcext:value-type="float">
            <text:p>51646</text:p>
          </table:table-cell>
          <table:table-cell table:number-columns-repeated="3"/>
          <table:table-cell office:value-type="float" office:value="33259" calcext:value-type="float">
            <text:p>33259</text:p>
          </table:table-cell>
          <table:table-cell table:number-columns-repeated="4"/>
          <table:table-cell office:value-type="float" office:value="57741" calcext:value-type="float">
            <text:p>57741</text:p>
          </table:table-cell>
          <table:table-cell table:number-columns-repeated="4"/>
          <table:table-cell office:value-type="float" office:value="19322" calcext:value-type="float">
            <text:p>19322</text:p>
          </table:table-cell>
          <table:table-cell/>
          <table:table-cell office:value-type="float" office:value="1501874" calcext:value-type="float">
            <text:p>1501874</text:p>
          </table:table-cell>
          <table:table-cell/>
          <table:table-cell office:value-type="float" office:value="2111858" calcext:value-type="float">
            <text:p>2111858</text:p>
          </table:table-cell>
          <table:table-cell/>
          <table:table-cell office:value-type="float" office:value="4533603" calcext:value-type="float">
            <text:p>4533603</text:p>
          </table:table-cell>
          <table:table-cell/>
          <table:table-cell office:value-type="float" office:value="3974566" calcext:value-type="float">
            <text:p>3974566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92471" calcext:value-type="float">
            <text:p>92471</text:p>
          </table:table-cell>
          <table:table-cell table:number-columns-repeated="3"/>
          <table:table-cell office:value-type="float" office:value="90471" calcext:value-type="float">
            <text:p>90471</text:p>
          </table:table-cell>
          <table:table-cell table:number-columns-repeated="3"/>
          <table:table-cell office:value-type="float" office:value="50960" calcext:value-type="float">
            <text:p>50960</text:p>
          </table:table-cell>
          <table:table-cell table:number-columns-repeated="3"/>
          <table:table-cell office:value-type="float" office:value="49418" calcext:value-type="float">
            <text:p>49418</text:p>
          </table:table-cell>
          <table:table-cell table:number-columns-repeated="3"/>
          <table:table-cell office:value-type="float" office:value="59608" calcext:value-type="float">
            <text:p>59608</text:p>
          </table:table-cell>
          <table:table-cell table:number-columns-repeated="3"/>
          <table:table-cell office:value-type="float" office:value="91817" calcext:value-type="float">
            <text:p>91817</text:p>
          </table:table-cell>
          <table:table-cell table:number-columns-repeated="3"/>
          <table:table-cell office:value-type="float" office:value="56826" calcext:value-type="float">
            <text:p>56826</text:p>
          </table:table-cell>
          <table:table-cell table:number-columns-repeated="4"/>
          <table:table-cell office:value-type="float" office:value="94084" calcext:value-type="float">
            <text:p>94084</text:p>
          </table:table-cell>
          <table:table-cell table:number-columns-repeated="4"/>
          <table:table-cell office:value-type="float" office:value="58456" calcext:value-type="float">
            <text:p>58456</text:p>
          </table:table-cell>
          <table:table-cell/>
          <table:table-cell office:value-type="float" office:value="1719026" calcext:value-type="float">
            <text:p>1719026</text:p>
          </table:table-cell>
          <table:table-cell/>
          <table:table-cell office:value-type="float" office:value="2088178" calcext:value-type="float">
            <text:p>2088178</text:p>
          </table:table-cell>
          <table:table-cell/>
          <table:table-cell office:value-type="float" office:value="5305373" calcext:value-type="float">
            <text:p>5305373</text:p>
          </table:table-cell>
          <table:table-cell/>
          <table:table-cell office:value-type="float" office:value="3915906" calcext:value-type="float">
            <text:p>3915906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46024" calcext:value-type="float">
            <text:p>146024</text:p>
          </table:table-cell>
          <table:table-cell table:number-columns-repeated="2"/>
          <table:table-cell office:value-type="float" office:value="148741" calcext:value-type="float">
            <text:p>148741</text:p>
          </table:table-cell>
          <table:table-cell table:number-columns-repeated="3"/>
          <table:table-cell office:value-type="float" office:value="86647" calcext:value-type="float">
            <text:p>86647</text:p>
          </table:table-cell>
          <table:table-cell table:number-columns-repeated="3"/>
          <table:table-cell office:value-type="float" office:value="84869" calcext:value-type="float">
            <text:p>84869</text:p>
          </table:table-cell>
          <table:table-cell table:number-columns-repeated="3"/>
          <table:table-cell office:value-type="float" office:value="98527" calcext:value-type="float">
            <text:p>98527</text:p>
          </table:table-cell>
          <table:table-cell table:number-columns-repeated="2"/>
          <table:table-cell office:value-type="float" office:value="147862" calcext:value-type="float">
            <text:p>147862</text:p>
          </table:table-cell>
          <table:table-cell table:number-columns-repeated="3"/>
          <table:table-cell office:value-type="float" office:value="99518" calcext:value-type="float">
            <text:p>99518</text:p>
          </table:table-cell>
          <table:table-cell table:number-columns-repeated="3"/>
          <table:table-cell office:value-type="float" office:value="148042" calcext:value-type="float">
            <text:p>148042</text:p>
          </table:table-cell>
          <table:table-cell table:number-columns-repeated="3"/>
          <table:table-cell office:value-type="float" office:value="100563" calcext:value-type="float">
            <text:p>100563</text:p>
          </table:table-cell>
          <table:table-cell/>
          <table:table-cell office:value-type="float" office:value="1656777" calcext:value-type="float">
            <text:p>1656777</text:p>
          </table:table-cell>
          <table:table-cell/>
          <table:table-cell office:value-type="float" office:value="2139740" calcext:value-type="float">
            <text:p>2139740</text:p>
          </table:table-cell>
          <table:table-cell/>
          <table:table-cell office:value-type="float" office:value="5934423" calcext:value-type="float">
            <text:p>5934423</text:p>
          </table:table-cell>
          <table:table-cell/>
          <table:table-cell office:value-type="float" office:value="4115725" calcext:value-type="float">
            <text:p>4115725</text:p>
          </table:table-cell>
          <table:table-cell table:number-columns-repeated="21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84117" calcext:value-type="float">
            <text:p>184117</text:p>
          </table:table-cell>
          <table:table-cell table:number-columns-repeated="2"/>
          <table:table-cell office:value-type="float" office:value="207494" calcext:value-type="float">
            <text:p>207494</text:p>
          </table:table-cell>
          <table:table-cell table:number-columns-repeated="2"/>
          <table:table-cell office:value-type="float" office:value="183735" calcext:value-type="float">
            <text:p>183735</text:p>
          </table:table-cell>
          <table:table-cell table:number-columns-repeated="2"/>
          <table:table-cell office:value-type="float" office:value="196096" calcext:value-type="float">
            <text:p>196096</text:p>
          </table:table-cell>
          <table:table-cell table:number-columns-repeated="2"/>
          <table:table-cell office:value-type="float" office:value="159825" calcext:value-type="float">
            <text:p>159825</text:p>
          </table:table-cell>
          <table:table-cell table:number-columns-repeated="2"/>
          <table:table-cell office:value-type="float" office:value="199578" calcext:value-type="float">
            <text:p>199578</text:p>
          </table:table-cell>
          <table:table-cell table:number-columns-repeated="2"/>
          <table:table-cell office:value-type="float" office:value="166770" calcext:value-type="float">
            <text:p>166770</text:p>
          </table:table-cell>
          <table:table-cell table:number-columns-repeated="3"/>
          <table:table-cell office:value-type="float" office:value="196549" calcext:value-type="float">
            <text:p>196549</text:p>
          </table:table-cell>
          <table:table-cell table:number-columns-repeated="3"/>
          <table:table-cell office:value-type="float" office:value="170871" calcext:value-type="float">
            <text:p>170871</text:p>
          </table:table-cell>
          <table:table-cell/>
          <table:table-cell office:value-type="float" office:value="1847506" calcext:value-type="float">
            <text:p>1847506</text:p>
          </table:table-cell>
          <table:table-cell/>
          <table:table-cell office:value-type="float" office:value="2487330" calcext:value-type="float">
            <text:p>2487330</text:p>
          </table:table-cell>
          <table:table-cell/>
          <table:table-cell office:value-type="float" office:value="6168821" calcext:value-type="float">
            <text:p>6168821</text:p>
          </table:table-cell>
          <table:table-cell/>
          <table:table-cell office:value-type="float" office:value="5223112" calcext:value-type="float">
            <text:p>5223112</text:p>
          </table:table-cell>
          <table:table-cell table:number-columns-repeated="25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237955" calcext:value-type="float">
            <text:p>237955</text:p>
          </table:table-cell>
          <table:table-cell table:number-columns-repeated="2"/>
          <table:table-cell office:value-type="float" office:value="235412" calcext:value-type="float">
            <text:p>235412</text:p>
          </table:table-cell>
          <table:table-cell table:number-columns-repeated="2"/>
          <table:table-cell office:value-type="float" office:value="256633" calcext:value-type="float">
            <text:p>256633</text:p>
          </table:table-cell>
          <table:table-cell table:number-columns-repeated="2"/>
          <table:table-cell office:value-type="float" office:value="304568" calcext:value-type="float">
            <text:p>304568</text:p>
          </table:table-cell>
          <table:table-cell table:number-columns-repeated="2"/>
          <table:table-cell office:value-type="float" office:value="246265" calcext:value-type="float">
            <text:p>246265</text:p>
          </table:table-cell>
          <table:table-cell table:number-columns-repeated="2"/>
          <table:table-cell office:value-type="float" office:value="243809" calcext:value-type="float">
            <text:p>243809</text:p>
          </table:table-cell>
          <table:table-cell table:number-columns-repeated="2"/>
          <table:table-cell office:value-type="float" office:value="222240" calcext:value-type="float">
            <text:p>222240</text:p>
          </table:table-cell>
          <table:table-cell table:number-columns-repeated="3"/>
          <table:table-cell office:value-type="float" office:value="245711" calcext:value-type="float">
            <text:p>245711</text:p>
          </table:table-cell>
          <table:table-cell table:number-columns-repeated="3"/>
          <table:table-cell office:value-type="float" office:value="237084" calcext:value-type="float">
            <text:p>237084</text:p>
          </table:table-cell>
          <table:table-cell/>
          <table:table-cell office:value-type="float" office:value="1894726" calcext:value-type="float">
            <text:p>1894726</text:p>
          </table:table-cell>
          <table:table-cell/>
          <table:table-cell office:value-type="float" office:value="2551989" calcext:value-type="float">
            <text:p>2551989</text:p>
          </table:table-cell>
          <table:table-cell/>
          <table:table-cell office:value-type="float" office:value="6168821" calcext:value-type="float">
            <text:p>6168821</text:p>
          </table:table-cell>
          <table:table-cell/>
          <table:table-cell office:value-type="float" office:value="5273212" calcext:value-type="float">
            <text:p>5273212</text:p>
          </table:table-cell>
          <table:table-cell table:number-columns-repeated="26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84748" calcext:value-type="float">
            <text:p>184748</text:p>
          </table:table-cell>
          <table:table-cell table:number-columns-repeated="2"/>
          <table:table-cell office:value-type="float" office:value="182283" calcext:value-type="float">
            <text:p>182283</text:p>
          </table:table-cell>
          <table:table-cell table:number-columns-repeated="2"/>
          <table:table-cell office:value-type="float" office:value="322767" calcext:value-type="float">
            <text:p>322767</text:p>
          </table:table-cell>
          <table:table-cell table:number-columns-repeated="2"/>
          <table:table-cell office:value-type="float" office:value="329678" calcext:value-type="float">
            <text:p>329678</text:p>
          </table:table-cell>
          <table:table-cell table:number-columns-repeated="2"/>
          <table:table-cell office:value-type="float" office:value="257456" calcext:value-type="float">
            <text:p>257456</text:p>
          </table:table-cell>
          <table:table-cell table:number-columns-repeated="2"/>
          <table:table-cell office:value-type="float" office:value="188213" calcext:value-type="float">
            <text:p>188213</text:p>
          </table:table-cell>
          <table:table-cell table:number-columns-repeated="2"/>
          <table:table-cell office:value-type="float" office:value="239966" calcext:value-type="float">
            <text:p>239966</text:p>
          </table:table-cell>
          <table:table-cell table:number-columns-repeated="3"/>
          <table:table-cell office:value-type="float" office:value="184973" calcext:value-type="float">
            <text:p>184973</text:p>
          </table:table-cell>
          <table:table-cell table:number-columns-repeated="3"/>
          <table:table-cell office:value-type="float" office:value="259355" calcext:value-type="float">
            <text:p>259355</text:p>
          </table:table-cell>
          <table:table-cell/>
          <table:table-cell office:value-type="float" office:value="1770308" calcext:value-type="float">
            <text:p>1770308</text:p>
          </table:table-cell>
          <table:table-cell/>
          <table:table-cell office:value-type="float" office:value="2578901" calcext:value-type="float">
            <text:p>2578901</text:p>
          </table:table-cell>
          <table:table-cell/>
          <table:table-cell office:value-type="float" office:value="6143453" calcext:value-type="float">
            <text:p>6143453</text:p>
          </table:table-cell>
          <table:table-cell/>
          <table:table-cell office:value-type="float" office:value="5382246" calcext:value-type="float">
            <text:p>5382246</text:p>
          </table:table-cell>
          <table:table-cell table:number-columns-repeated="26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185173" calcext:value-type="float">
            <text:p>185173</text:p>
          </table:table-cell>
          <table:table-cell table:number-columns-repeated="2"/>
          <table:table-cell office:value-type="float" office:value="188417" calcext:value-type="float">
            <text:p>188417</text:p>
          </table:table-cell>
          <table:table-cell table:number-columns-repeated="2"/>
          <table:table-cell office:value-type="float" office:value="336543" calcext:value-type="float">
            <text:p>336543</text:p>
          </table:table-cell>
          <table:table-cell table:number-columns-repeated="2"/>
          <table:table-cell office:value-type="float" office:value="350220" calcext:value-type="float">
            <text:p>350220</text:p>
          </table:table-cell>
          <table:table-cell table:number-columns-repeated="2"/>
          <table:table-cell office:value-type="float" office:value="309452" calcext:value-type="float">
            <text:p>309452</text:p>
          </table:table-cell>
          <table:table-cell table:number-columns-repeated="2"/>
          <table:table-cell office:value-type="float" office:value="185561" calcext:value-type="float">
            <text:p>185561</text:p>
          </table:table-cell>
          <table:table-cell table:number-columns-repeated="2"/>
          <table:table-cell office:value-type="float" office:value="316152" calcext:value-type="float">
            <text:p>316152</text:p>
          </table:table-cell>
          <table:table-cell table:number-columns-repeated="3"/>
          <table:table-cell office:value-type="float" office:value="160128" calcext:value-type="float">
            <text:p>160128</text:p>
          </table:table-cell>
          <table:table-cell table:number-columns-repeated="4"/>
          <table:table-cell office:value-type="float" office:value="94586" calcext:value-type="float">
            <text:p>94586</text:p>
          </table:table-cell>
          <table:table-cell/>
          <table:table-cell office:value-type="float" office:value="1961183" calcext:value-type="float">
            <text:p>1961183</text:p>
          </table:table-cell>
          <table:table-cell/>
          <table:table-cell office:value-type="float" office:value="2651541" calcext:value-type="float">
            <text:p>2651541</text:p>
          </table:table-cell>
          <table:table-cell/>
          <table:table-cell office:value-type="float" office:value="6074485" calcext:value-type="float">
            <text:p>6074485</text:p>
          </table:table-cell>
          <table:table-cell/>
          <table:table-cell office:value-type="float" office:value="5300463" calcext:value-type="float">
            <text:p>5300463</text:p>
          </table:table-cell>
          <table:table-cell table:number-columns-repeated="25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203841" calcext:value-type="float">
            <text:p>203841</text:p>
          </table:table-cell>
          <table:table-cell table:number-columns-repeated="2"/>
          <table:table-cell office:value-type="float" office:value="216776" calcext:value-type="float">
            <text:p>216776</text:p>
          </table:table-cell>
          <table:table-cell table:number-columns-repeated="2"/>
          <table:table-cell office:value-type="float" office:value="257241" calcext:value-type="float">
            <text:p>257241</text:p>
          </table:table-cell>
          <table:table-cell table:number-columns-repeated="2"/>
          <table:table-cell office:value-type="float" office:value="256392" calcext:value-type="float">
            <text:p>256392</text:p>
          </table:table-cell>
          <table:table-cell table:number-columns-repeated="2"/>
          <table:table-cell office:value-type="float" office:value="227101" calcext:value-type="float">
            <text:p>227101</text:p>
          </table:table-cell>
          <table:table-cell table:number-columns-repeated="2"/>
          <table:table-cell office:value-type="float" office:value="217745" calcext:value-type="float">
            <text:p>217745</text:p>
          </table:table-cell>
          <table:table-cell table:number-columns-repeated="3"/>
          <table:table-cell office:value-type="float" office:value="91652" calcext:value-type="float">
            <text:p>91652</text:p>
          </table:table-cell>
          <table:table-cell table:number-columns-repeated="3"/>
          <table:table-cell office:value-type="float" office:value="202163" calcext:value-type="float">
            <text:p>202163</text:p>
          </table:table-cell>
          <table:table-cell table:number-columns-repeated="4"/>
          <table:table-cell office:value-type="float" office:value="55831" calcext:value-type="float">
            <text:p>55831</text:p>
          </table:table-cell>
          <table:table-cell/>
          <table:table-cell office:value-type="float" office:value="1855086" calcext:value-type="float">
            <text:p>1855086</text:p>
          </table:table-cell>
          <table:table-cell/>
          <table:table-cell office:value-type="float" office:value="2698711" calcext:value-type="float">
            <text:p>2698711</text:p>
          </table:table-cell>
          <table:table-cell/>
          <table:table-cell office:value-type="float" office:value="6272998" calcext:value-type="float">
            <text:p>6272998</text:p>
          </table:table-cell>
          <table:table-cell/>
          <table:table-cell office:value-type="float" office:value="5496324" calcext:value-type="float">
            <text:p>5496324</text:p>
          </table:table-cell>
          <table:table-cell table:number-columns-repeated="25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178634" calcext:value-type="float">
            <text:p>178634</text:p>
          </table:table-cell>
          <table:table-cell table:number-columns-repeated="2"/>
          <table:table-cell office:value-type="float" office:value="176086" calcext:value-type="float">
            <text:p>176086</text:p>
          </table:table-cell>
          <table:table-cell table:number-columns-repeated="2"/>
          <table:table-cell office:value-type="float" office:value="109836" calcext:value-type="float">
            <text:p>109836</text:p>
          </table:table-cell>
          <table:table-cell table:number-columns-repeated="2"/>
          <table:table-cell office:value-type="float" office:value="173421" calcext:value-type="float">
            <text:p>173421</text:p>
          </table:table-cell>
          <table:table-cell table:number-columns-repeated="2"/>
          <table:table-cell office:value-type="float" office:value="328988" calcext:value-type="float">
            <text:p>328988</text:p>
          </table:table-cell>
          <table:table-cell table:number-columns-repeated="2"/>
          <table:table-cell office:value-type="float" office:value="207871" calcext:value-type="float">
            <text:p>207871</text:p>
          </table:table-cell>
          <table:table-cell table:number-columns-repeated="3"/>
          <table:table-cell office:value-type="float" office:value="85380" calcext:value-type="float">
            <text:p>85380</text:p>
          </table:table-cell>
          <table:table-cell table:number-columns-repeated="3"/>
          <table:table-cell office:value-type="float" office:value="139612" calcext:value-type="float">
            <text:p>139612</text:p>
          </table:table-cell>
          <table:table-cell table:number-columns-repeated="4"/>
          <table:table-cell office:value-type="float" office:value="50912" calcext:value-type="float">
            <text:p>50912</text:p>
          </table:table-cell>
          <table:table-cell/>
          <table:table-cell office:value-type="float" office:value="2118434" calcext:value-type="float">
            <text:p>2118434</text:p>
          </table:table-cell>
          <table:table-cell/>
          <table:table-cell office:value-type="float" office:value="2783990" calcext:value-type="float">
            <text:p>2783990</text:p>
          </table:table-cell>
          <table:table-cell/>
          <table:table-cell office:value-type="float" office:value="6157214" calcext:value-type="float">
            <text:p>6157214</text:p>
          </table:table-cell>
          <table:table-cell/>
          <table:table-cell office:value-type="float" office:value="4336761" calcext:value-type="float">
            <text:p>4336761</text:p>
          </table:table-cell>
          <table:table-cell table:number-columns-repeated="25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170679" calcext:value-type="float">
            <text:p>170679</text:p>
          </table:table-cell>
          <table:table-cell table:number-columns-repeated="2"/>
          <table:table-cell office:value-type="float" office:value="197621" calcext:value-type="float">
            <text:p>197621</text:p>
          </table:table-cell>
          <table:table-cell table:number-columns-repeated="3"/>
          <table:table-cell office:value-type="float" office:value="70474" calcext:value-type="float">
            <text:p>70474</text:p>
          </table:table-cell>
          <table:table-cell table:number-columns-repeated="3"/>
          <table:table-cell office:value-type="float" office:value="81198" calcext:value-type="float">
            <text:p>81198</text:p>
          </table:table-cell>
          <table:table-cell table:number-columns-repeated="3"/>
          <table:table-cell office:value-type="float" office:value="79199" calcext:value-type="float">
            <text:p>79199</text:p>
          </table:table-cell>
          <table:table-cell table:number-columns-repeated="2"/>
          <table:table-cell office:value-type="float" office:value="193394" calcext:value-type="float">
            <text:p>193394</text:p>
          </table:table-cell>
          <table:table-cell table:number-columns-repeated="2"/>
          <table:table-cell office:value-type="float" office:value="115329" calcext:value-type="float">
            <text:p>115329</text:p>
          </table:table-cell>
          <table:table-cell table:number-columns-repeated="3"/>
          <table:table-cell office:value-type="float" office:value="194380" calcext:value-type="float">
            <text:p>194380</text:p>
          </table:table-cell>
          <table:table-cell table:number-columns-repeated="3"/>
          <table:table-cell office:value-type="float" office:value="146296" calcext:value-type="float">
            <text:p>146296</text:p>
          </table:table-cell>
          <table:table-cell/>
          <table:table-cell office:value-type="float" office:value="2336220" calcext:value-type="float">
            <text:p>2336220</text:p>
          </table:table-cell>
          <table:table-cell/>
          <table:table-cell office:value-type="float" office:value="2734362" calcext:value-type="float">
            <text:p>2734362</text:p>
          </table:table-cell>
          <table:table-cell/>
          <table:table-cell office:value-type="float" office:value="5533055" calcext:value-type="float">
            <text:p>5533055</text:p>
          </table:table-cell>
          <table:table-cell/>
          <table:table-cell office:value-type="float" office:value="4062441" calcext:value-type="float">
            <text:p>4062441</text:p>
          </table:table-cell>
          <table:table-cell table:number-columns-repeated="24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247948" calcext:value-type="float">
            <text:p>247948</text:p>
          </table:table-cell>
          <table:table-cell table:number-columns-repeated="2"/>
          <table:table-cell office:value-type="float" office:value="343927" calcext:value-type="float">
            <text:p>343927</text:p>
          </table:table-cell>
          <table:table-cell table:number-columns-repeated="2"/>
          <table:table-cell office:value-type="float" office:value="524572" calcext:value-type="float">
            <text:p>524572</text:p>
          </table:table-cell>
          <table:table-cell table:number-columns-repeated="2"/>
          <table:table-cell office:value-type="float" office:value="524440" calcext:value-type="float">
            <text:p>524440</text:p>
          </table:table-cell>
          <table:table-cell table:number-columns-repeated="2"/>
          <table:table-cell office:value-type="float" office:value="521947" calcext:value-type="float">
            <text:p>521947</text:p>
          </table:table-cell>
          <table:table-cell table:number-columns-repeated="2"/>
          <table:table-cell office:value-type="float" office:value="351106" calcext:value-type="float">
            <text:p>351106</text:p>
          </table:table-cell>
          <table:table-cell table:number-columns-repeated="2"/>
          <table:table-cell office:value-type="float" office:value="486548" calcext:value-type="float">
            <text:p>486548</text:p>
          </table:table-cell>
          <table:table-cell table:number-columns-repeated="3"/>
          <table:table-cell office:value-type="float" office:value="344294" calcext:value-type="float">
            <text:p>344294</text:p>
          </table:table-cell>
          <table:table-cell table:number-columns-repeated="3"/>
          <table:table-cell office:value-type="float" office:value="424687" calcext:value-type="float">
            <text:p>424687</text:p>
          </table:table-cell>
          <table:table-cell/>
          <table:table-cell office:value-type="float" office:value="2223657" calcext:value-type="float">
            <text:p>2223657</text:p>
          </table:table-cell>
          <table:table-cell/>
          <table:table-cell office:value-type="float" office:value="4224781" calcext:value-type="float">
            <text:p>4224781</text:p>
          </table:table-cell>
          <table:table-cell/>
          <table:table-cell office:value-type="float" office:value="5075366" calcext:value-type="float">
            <text:p>5075366</text:p>
          </table:table-cell>
          <table:table-cell/>
          <table:table-cell office:value-type="float" office:value="4540792" calcext:value-type="float">
            <text:p>4540792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203981" calcext:value-type="float">
            <text:p>203981</text:p>
          </table:table-cell>
          <table:table-cell table:number-columns-repeated="2"/>
          <table:table-cell office:value-type="float" office:value="358182" calcext:value-type="float">
            <text:p>358182</text:p>
          </table:table-cell>
          <table:table-cell table:number-columns-repeated="2"/>
          <table:table-cell office:value-type="float" office:value="537320" calcext:value-type="float">
            <text:p>537320</text:p>
          </table:table-cell>
          <table:table-cell table:number-columns-repeated="2"/>
          <table:table-cell office:value-type="float" office:value="520571" calcext:value-type="float">
            <text:p>520571</text:p>
          </table:table-cell>
          <table:table-cell table:number-columns-repeated="2"/>
          <table:table-cell office:value-type="float" office:value="548803" calcext:value-type="float">
            <text:p>548803</text:p>
          </table:table-cell>
          <table:table-cell table:number-columns-repeated="2"/>
          <table:table-cell office:value-type="float" office:value="346393" calcext:value-type="float">
            <text:p>346393</text:p>
          </table:table-cell>
          <table:table-cell table:number-columns-repeated="2"/>
          <table:table-cell office:value-type="float" office:value="535724" calcext:value-type="float">
            <text:p>535724</text:p>
          </table:table-cell>
          <table:table-cell table:number-columns-repeated="3"/>
          <table:table-cell office:value-type="float" office:value="356740" calcext:value-type="float">
            <text:p>356740</text:p>
          </table:table-cell>
          <table:table-cell table:number-columns-repeated="3"/>
          <table:table-cell office:value-type="float" office:value="466727" calcext:value-type="float">
            <text:p>466727</text:p>
          </table:table-cell>
          <table:table-cell/>
          <table:table-cell office:value-type="float" office:value="1808559" calcext:value-type="float">
            <text:p>1808559</text:p>
          </table:table-cell>
          <table:table-cell/>
          <table:table-cell office:value-type="float" office:value="2778811" calcext:value-type="float">
            <text:p>2778811</text:p>
          </table:table-cell>
          <table:table-cell/>
          <table:table-cell office:value-type="float" office:value="5137595" calcext:value-type="float">
            <text:p>5137595</text:p>
          </table:table-cell>
          <table:table-cell/>
          <table:table-cell office:value-type="float" office:value="4430711" calcext:value-type="float">
            <text:p>4430711</text:p>
          </table:table-cell>
          <table:table-cell table:number-columns-repeated="28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57266" calcext:value-type="float">
            <text:p>257266</text:p>
          </table:table-cell>
          <table:table-cell table:number-columns-repeated="2"/>
          <table:table-cell office:value-type="float" office:value="265737" calcext:value-type="float">
            <text:p>265737</text:p>
          </table:table-cell>
          <table:table-cell table:number-columns-repeated="2"/>
          <table:table-cell office:value-type="float" office:value="200534" calcext:value-type="float">
            <text:p>200534</text:p>
          </table:table-cell>
          <table:table-cell table:number-columns-repeated="2"/>
          <table:table-cell office:value-type="float" office:value="209688" calcext:value-type="float">
            <text:p>209688</text:p>
          </table:table-cell>
          <table:table-cell table:number-columns-repeated="2"/>
          <table:table-cell office:value-type="float" office:value="165628" calcext:value-type="float">
            <text:p>165628</text:p>
          </table:table-cell>
          <table:table-cell table:number-columns-repeated="2"/>
          <table:table-cell office:value-type="float" office:value="258011" calcext:value-type="float">
            <text:p>258011</text:p>
          </table:table-cell>
          <table:table-cell table:number-columns-repeated="2"/>
          <table:table-cell office:value-type="float" office:value="165018" calcext:value-type="float">
            <text:p>165018</text:p>
          </table:table-cell>
          <table:table-cell table:number-columns-repeated="3"/>
          <table:table-cell office:value-type="float" office:value="255513" calcext:value-type="float">
            <text:p>255513</text:p>
          </table:table-cell>
          <table:table-cell table:number-columns-repeated="3"/>
          <table:table-cell office:value-type="float" office:value="172173" calcext:value-type="float">
            <text:p>172173</text:p>
          </table:table-cell>
          <table:table-cell/>
          <table:table-cell office:value-type="float" office:value="1844006" calcext:value-type="float">
            <text:p>1844006</text:p>
          </table:table-cell>
          <table:table-cell/>
          <table:table-cell office:value-type="float" office:value="2357572" calcext:value-type="float">
            <text:p>2357572</text:p>
          </table:table-cell>
          <table:table-cell/>
          <table:table-cell office:value-type="float" office:value="6245293" calcext:value-type="float">
            <text:p>6245293</text:p>
          </table:table-cell>
          <table:table-cell/>
          <table:table-cell office:value-type="float" office:value="4710070" calcext:value-type="float">
            <text:p>4710070</text:p>
          </table:table-cell>
          <table:table-cell table:number-columns-repeated="25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264597" calcext:value-type="float">
            <text:p>264597</text:p>
          </table:table-cell>
          <table:table-cell table:number-columns-repeated="2"/>
          <table:table-cell office:value-type="float" office:value="249931" calcext:value-type="float">
            <text:p>249931</text:p>
          </table:table-cell>
          <table:table-cell table:number-columns-repeated="2"/>
          <table:table-cell office:value-type="float" office:value="305295" calcext:value-type="float">
            <text:p>305295</text:p>
          </table:table-cell>
          <table:table-cell table:number-columns-repeated="2"/>
          <table:table-cell office:value-type="float" office:value="290638" calcext:value-type="float">
            <text:p>290638</text:p>
          </table:table-cell>
          <table:table-cell table:number-columns-repeated="2"/>
          <table:table-cell office:value-type="float" office:value="265555" calcext:value-type="float">
            <text:p>265555</text:p>
          </table:table-cell>
          <table:table-cell table:number-columns-repeated="2"/>
          <table:table-cell office:value-type="float" office:value="250003" calcext:value-type="float">
            <text:p>250003</text:p>
          </table:table-cell>
          <table:table-cell table:number-columns-repeated="2"/>
          <table:table-cell office:value-type="float" office:value="256196" calcext:value-type="float">
            <text:p>256196</text:p>
          </table:table-cell>
          <table:table-cell table:number-columns-repeated="3"/>
          <table:table-cell office:value-type="float" office:value="244820" calcext:value-type="float">
            <text:p>244820</text:p>
          </table:table-cell>
          <table:table-cell table:number-columns-repeated="3"/>
          <table:table-cell office:value-type="float" office:value="271372" calcext:value-type="float">
            <text:p>271372</text:p>
          </table:table-cell>
          <table:table-cell/>
          <table:table-cell office:value-type="float" office:value="1873440" calcext:value-type="float">
            <text:p>1873440</text:p>
          </table:table-cell>
          <table:table-cell/>
          <table:table-cell office:value-type="float" office:value="2545882" calcext:value-type="float">
            <text:p>2545882</text:p>
          </table:table-cell>
          <table:table-cell/>
          <table:table-cell office:value-type="float" office:value="5439506" calcext:value-type="float">
            <text:p>5439506</text:p>
          </table:table-cell>
          <table:table-cell/>
          <table:table-cell office:value-type="float" office:value="5306358" calcext:value-type="float">
            <text:p>5306358</text:p>
          </table:table-cell>
          <table:table-cell table:number-columns-repeated="26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91408" calcext:value-type="float">
            <text:p>191408</text:p>
          </table:table-cell>
          <table:table-cell table:number-columns-repeated="2"/>
          <table:table-cell office:value-type="float" office:value="185512" calcext:value-type="float">
            <text:p>185512</text:p>
          </table:table-cell>
          <table:table-cell table:number-columns-repeated="3"/>
          <table:table-cell office:value-type="float" office:value="47242" calcext:value-type="float">
            <text:p>47242</text:p>
          </table:table-cell>
          <table:table-cell table:number-columns-repeated="2"/>
          <table:table-cell office:value-type="float" office:value="191816" calcext:value-type="float">
            <text:p>191816</text:p>
          </table:table-cell>
          <table:table-cell table:number-columns-repeated="2"/>
          <table:table-cell office:value-type="float" office:value="291989" calcext:value-type="float">
            <text:p>291989</text:p>
          </table:table-cell>
          <table:table-cell table:number-columns-repeated="2"/>
          <table:table-cell office:value-type="float" office:value="191262" calcext:value-type="float">
            <text:p>191262</text:p>
          </table:table-cell>
          <table:table-cell table:number-columns-repeated="2"/>
          <table:table-cell office:value-type="float" office:value="256770" calcext:value-type="float">
            <text:p>256770</text:p>
          </table:table-cell>
          <table:table-cell table:number-columns-repeated="3"/>
          <table:table-cell office:value-type="float" office:value="181664" calcext:value-type="float">
            <text:p>181664</text:p>
          </table:table-cell>
          <table:table-cell table:number-columns-repeated="3"/>
          <table:table-cell office:value-type="float" office:value="265253" calcext:value-type="float">
            <text:p>265253</text:p>
          </table:table-cell>
          <table:table-cell/>
          <table:table-cell office:value-type="float" office:value="1891149" calcext:value-type="float">
            <text:p>1891149</text:p>
          </table:table-cell>
          <table:table-cell/>
          <table:table-cell office:value-type="float" office:value="2568865" calcext:value-type="float">
            <text:p>2568865</text:p>
          </table:table-cell>
          <table:table-cell/>
          <table:table-cell office:value-type="float" office:value="6204693" calcext:value-type="float">
            <text:p>6204693</text:p>
          </table:table-cell>
          <table:table-cell/>
          <table:table-cell office:value-type="float" office:value="5161870" calcext:value-type="float">
            <text:p>5161870</text:p>
          </table:table-cell>
          <table:table-cell table:number-columns-repeated="25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188273" calcext:value-type="float">
            <text:p>188273</text:p>
          </table:table-cell>
          <table:table-cell table:number-columns-repeated="2"/>
          <table:table-cell office:value-type="float" office:value="188393" calcext:value-type="float">
            <text:p>188393</text:p>
          </table:table-cell>
          <table:table-cell table:number-columns-repeated="2"/>
          <table:table-cell office:value-type="float" office:value="387081" calcext:value-type="float">
            <text:p>387081</text:p>
          </table:table-cell>
          <table:table-cell table:number-columns-repeated="2"/>
          <table:table-cell office:value-type="float" office:value="391320" calcext:value-type="float">
            <text:p>391320</text:p>
          </table:table-cell>
          <table:table-cell table:number-columns-repeated="2"/>
          <table:table-cell office:value-type="float" office:value="313680" calcext:value-type="float">
            <text:p>313680</text:p>
          </table:table-cell>
          <table:table-cell table:number-columns-repeated="2"/>
          <table:table-cell office:value-type="float" office:value="188123" calcext:value-type="float">
            <text:p>188123</text:p>
          </table:table-cell>
          <table:table-cell table:number-columns-repeated="2"/>
          <table:table-cell office:value-type="float" office:value="312245" calcext:value-type="float">
            <text:p>312245</text:p>
          </table:table-cell>
          <table:table-cell table:number-columns-repeated="3"/>
          <table:table-cell office:value-type="float" office:value="187038" calcext:value-type="float">
            <text:p>187038</text:p>
          </table:table-cell>
          <table:table-cell table:number-columns-repeated="3"/>
          <table:table-cell office:value-type="float" office:value="320378" calcext:value-type="float">
            <text:p>320378</text:p>
          </table:table-cell>
          <table:table-cell/>
          <table:table-cell office:value-type="float" office:value="1929704" calcext:value-type="float">
            <text:p>1929704</text:p>
          </table:table-cell>
          <table:table-cell/>
          <table:table-cell office:value-type="float" office:value="2605388" calcext:value-type="float">
            <text:p>2605388</text:p>
          </table:table-cell>
          <table:table-cell/>
          <table:table-cell office:value-type="float" office:value="6252111" calcext:value-type="float">
            <text:p>6252111</text:p>
          </table:table-cell>
          <table:table-cell/>
          <table:table-cell office:value-type="float" office:value="5300423" calcext:value-type="float">
            <text:p>5300423</text:p>
          </table:table-cell>
          <table:table-cell table:number-columns-repeated="26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213419" calcext:value-type="float">
            <text:p>213419</text:p>
          </table:table-cell>
          <table:table-cell table:number-columns-repeated="2"/>
          <table:table-cell office:value-type="float" office:value="214252" calcext:value-type="float">
            <text:p>214252</text:p>
          </table:table-cell>
          <table:table-cell table:number-columns-repeated="2"/>
          <table:table-cell office:value-type="float" office:value="466846" calcext:value-type="float">
            <text:p>466846</text:p>
          </table:table-cell>
          <table:table-cell table:number-columns-repeated="2"/>
          <table:table-cell office:value-type="float" office:value="459670" calcext:value-type="float">
            <text:p>459670</text:p>
          </table:table-cell>
          <table:table-cell table:number-columns-repeated="2"/>
          <table:table-cell office:value-type="float" office:value="396927" calcext:value-type="float">
            <text:p>396927</text:p>
          </table:table-cell>
          <table:table-cell table:number-columns-repeated="2"/>
          <table:table-cell office:value-type="float" office:value="205102" calcext:value-type="float">
            <text:p>205102</text:p>
          </table:table-cell>
          <table:table-cell table:number-columns-repeated="2"/>
          <table:table-cell office:value-type="float" office:value="417911" calcext:value-type="float">
            <text:p>417911</text:p>
          </table:table-cell>
          <table:table-cell table:number-columns-repeated="3"/>
          <table:table-cell office:value-type="float" office:value="205041" calcext:value-type="float">
            <text:p>205041</text:p>
          </table:table-cell>
          <table:table-cell table:number-columns-repeated="3"/>
          <table:table-cell office:value-type="float" office:value="399288" calcext:value-type="float">
            <text:p>399288</text:p>
          </table:table-cell>
          <table:table-cell/>
          <table:table-cell office:value-type="float" office:value="1855482" calcext:value-type="float">
            <text:p>1855482</text:p>
          </table:table-cell>
          <table:table-cell/>
          <table:table-cell office:value-type="float" office:value="2647955" calcext:value-type="float">
            <text:p>2647955</text:p>
          </table:table-cell>
          <table:table-cell/>
          <table:table-cell office:value-type="float" office:value="6327234" calcext:value-type="float">
            <text:p>6327234</text:p>
          </table:table-cell>
          <table:table-cell/>
          <table:table-cell office:value-type="float" office:value="5394881" calcext:value-type="float">
            <text:p>5394881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272963" calcext:value-type="float">
            <text:p>272963</text:p>
          </table:table-cell>
          <table:table-cell table:number-columns-repeated="2"/>
          <table:table-cell office:value-type="float" office:value="290839" calcext:value-type="float">
            <text:p>290839</text:p>
          </table:table-cell>
          <table:table-cell table:number-columns-repeated="2"/>
          <table:table-cell office:value-type="float" office:value="562357" calcext:value-type="float">
            <text:p>562357</text:p>
          </table:table-cell>
          <table:table-cell table:number-columns-repeated="2"/>
          <table:table-cell office:value-type="float" office:value="513654" calcext:value-type="float">
            <text:p>513654</text:p>
          </table:table-cell>
          <table:table-cell table:number-columns-repeated="2"/>
          <table:table-cell office:value-type="float" office:value="434092" calcext:value-type="float">
            <text:p>434092</text:p>
          </table:table-cell>
          <table:table-cell table:number-columns-repeated="2"/>
          <table:table-cell office:value-type="float" office:value="285452" calcext:value-type="float">
            <text:p>285452</text:p>
          </table:table-cell>
          <table:table-cell table:number-columns-repeated="2"/>
          <table:table-cell office:value-type="float" office:value="472020" calcext:value-type="float">
            <text:p>472020</text:p>
          </table:table-cell>
          <table:table-cell table:number-columns-repeated="3"/>
          <table:table-cell office:value-type="float" office:value="272846" calcext:value-type="float">
            <text:p>272846</text:p>
          </table:table-cell>
          <table:table-cell table:number-columns-repeated="3"/>
          <table:table-cell office:value-type="float" office:value="235066" calcext:value-type="float">
            <text:p>235066</text:p>
          </table:table-cell>
          <table:table-cell/>
          <table:table-cell office:value-type="float" office:value="2007087" calcext:value-type="float">
            <text:p>2007087</text:p>
          </table:table-cell>
          <table:table-cell/>
          <table:table-cell office:value-type="float" office:value="2526228" calcext:value-type="float">
            <text:p>2526228</text:p>
          </table:table-cell>
          <table:table-cell/>
          <table:table-cell office:value-type="float" office:value="6136542" calcext:value-type="float">
            <text:p>6136542</text:p>
          </table:table-cell>
          <table:table-cell/>
          <table:table-cell office:value-type="float" office:value="4675143" calcext:value-type="float">
            <text:p>4675143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251338" calcext:value-type="float">
            <text:p>251338</text:p>
          </table:table-cell>
          <table:table-cell table:number-columns-repeated="2"/>
          <table:table-cell office:value-type="float" office:value="303371" calcext:value-type="float">
            <text:p>303371</text:p>
          </table:table-cell>
          <table:table-cell table:number-columns-repeated="2"/>
          <table:table-cell office:value-type="float" office:value="454289" calcext:value-type="float">
            <text:p>454289</text:p>
          </table:table-cell>
          <table:table-cell table:number-columns-repeated="2"/>
          <table:table-cell office:value-type="float" office:value="462073" calcext:value-type="float">
            <text:p>462073</text:p>
          </table:table-cell>
          <table:table-cell table:number-columns-repeated="2"/>
          <table:table-cell office:value-type="float" office:value="464933" calcext:value-type="float">
            <text:p>464933</text:p>
          </table:table-cell>
          <table:table-cell table:number-columns-repeated="2"/>
          <table:table-cell office:value-type="float" office:value="298186" calcext:value-type="float">
            <text:p>298186</text:p>
          </table:table-cell>
          <table:table-cell table:number-columns-repeated="2"/>
          <table:table-cell office:value-type="float" office:value="512440" calcext:value-type="float">
            <text:p>512440</text:p>
          </table:table-cell>
          <table:table-cell table:number-columns-repeated="3"/>
          <table:table-cell office:value-type="float" office:value="337898" calcext:value-type="float">
            <text:p>337898</text:p>
          </table:table-cell>
          <table:table-cell table:number-columns-repeated="3"/>
          <table:table-cell office:value-type="float" office:value="341155" calcext:value-type="float">
            <text:p>341155</text:p>
          </table:table-cell>
          <table:table-cell/>
          <table:table-cell office:value-type="float" office:value="2077190" calcext:value-type="float">
            <text:p>2077190</text:p>
          </table:table-cell>
          <table:table-cell/>
          <table:table-cell office:value-type="float" office:value="2723623" calcext:value-type="float">
            <text:p>2723623</text:p>
          </table:table-cell>
          <table:table-cell/>
          <table:table-cell office:value-type="float" office:value="5834858" calcext:value-type="float">
            <text:p>5834858</text:p>
          </table:table-cell>
          <table:table-cell/>
          <table:table-cell office:value-type="float" office:value="5063736" calcext:value-type="float">
            <text:p>5063736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269782" calcext:value-type="float">
            <text:p>269782</text:p>
          </table:table-cell>
          <table:table-cell table:number-columns-repeated="2"/>
          <table:table-cell office:value-type="float" office:value="345489" calcext:value-type="float">
            <text:p>345489</text:p>
          </table:table-cell>
          <table:table-cell table:number-columns-repeated="2"/>
          <table:table-cell office:value-type="float" office:value="576547" calcext:value-type="float">
            <text:p>576547</text:p>
          </table:table-cell>
          <table:table-cell table:number-columns-repeated="2"/>
          <table:table-cell office:value-type="float" office:value="580107" calcext:value-type="float">
            <text:p>580107</text:p>
          </table:table-cell>
          <table:table-cell table:number-columns-repeated="2"/>
          <table:table-cell office:value-type="float" office:value="566588" calcext:value-type="float">
            <text:p>566588</text:p>
          </table:table-cell>
          <table:table-cell table:number-columns-repeated="2"/>
          <table:table-cell office:value-type="float" office:value="371321" calcext:value-type="float">
            <text:p>371321</text:p>
          </table:table-cell>
          <table:table-cell table:number-columns-repeated="2"/>
          <table:table-cell office:value-type="float" office:value="542183" calcext:value-type="float">
            <text:p>542183</text:p>
          </table:table-cell>
          <table:table-cell table:number-columns-repeated="3"/>
          <table:table-cell office:value-type="float" office:value="363777" calcext:value-type="float">
            <text:p>363777</text:p>
          </table:table-cell>
          <table:table-cell table:number-columns-repeated="3"/>
          <table:table-cell office:value-type="float" office:value="516560" calcext:value-type="float">
            <text:p>516560</text:p>
          </table:table-cell>
          <table:table-cell/>
          <table:table-cell office:value-type="float" office:value="2227434" calcext:value-type="float">
            <text:p>2227434</text:p>
          </table:table-cell>
          <table:table-cell/>
          <table:table-cell office:value-type="float" office:value="3045954" calcext:value-type="float">
            <text:p>3045954</text:p>
          </table:table-cell>
          <table:table-cell/>
          <table:table-cell office:value-type="float" office:value="5299606" calcext:value-type="float">
            <text:p>5299606</text:p>
          </table:table-cell>
          <table:table-cell/>
          <table:table-cell office:value-type="float" office:value="4579191" calcext:value-type="float">
            <text:p>4579191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217914" calcext:value-type="float">
            <text:p>217914</text:p>
          </table:table-cell>
          <table:table-cell table:number-columns-repeated="2"/>
          <table:table-cell office:value-type="float" office:value="358417" calcext:value-type="float">
            <text:p>358417</text:p>
          </table:table-cell>
          <table:table-cell table:number-columns-repeated="2"/>
          <table:table-cell office:value-type="float" office:value="562076" calcext:value-type="float">
            <text:p>562076</text:p>
          </table:table-cell>
          <table:table-cell table:number-columns-repeated="2"/>
          <table:table-cell office:value-type="float" office:value="567981" calcext:value-type="float">
            <text:p>567981</text:p>
          </table:table-cell>
          <table:table-cell table:number-columns-repeated="2"/>
          <table:table-cell office:value-type="float" office:value="570206" calcext:value-type="float">
            <text:p>570206</text:p>
          </table:table-cell>
          <table:table-cell table:number-columns-repeated="2"/>
          <table:table-cell office:value-type="float" office:value="353038" calcext:value-type="float">
            <text:p>353038</text:p>
          </table:table-cell>
          <table:table-cell table:number-columns-repeated="2"/>
          <table:table-cell office:value-type="float" office:value="530861" calcext:value-type="float">
            <text:p>530861</text:p>
          </table:table-cell>
          <table:table-cell table:number-columns-repeated="3"/>
          <table:table-cell office:value-type="float" office:value="354789" calcext:value-type="float">
            <text:p>354789</text:p>
          </table:table-cell>
          <table:table-cell table:number-columns-repeated="3"/>
          <table:table-cell office:value-type="float" office:value="526588" calcext:value-type="float">
            <text:p>526588</text:p>
          </table:table-cell>
          <table:table-cell/>
          <table:table-cell office:value-type="float" office:value="2148430" calcext:value-type="float">
            <text:p>2148430</text:p>
          </table:table-cell>
          <table:table-cell/>
          <table:table-cell office:value-type="float" office:value="4165219" calcext:value-type="float">
            <text:p>4165219</text:p>
          </table:table-cell>
          <table:table-cell/>
          <table:table-cell office:value-type="float" office:value="5133719" calcext:value-type="float">
            <text:p>5133719</text:p>
          </table:table-cell>
          <table:table-cell/>
          <table:table-cell office:value-type="float" office:value="4009794" calcext:value-type="float">
            <text:p>4009794</text:p>
          </table:table-cell>
          <table:table-cell table:number-columns-repeated="28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86764" calcext:value-type="float">
            <text:p>186764</text:p>
          </table:table-cell>
          <table:table-cell table:number-columns-repeated="2"/>
          <table:table-cell office:value-type="float" office:value="189472" calcext:value-type="float">
            <text:p>189472</text:p>
          </table:table-cell>
          <table:table-cell table:number-columns-repeated="2"/>
          <table:table-cell office:value-type="float" office:value="208797" calcext:value-type="float">
            <text:p>208797</text:p>
          </table:table-cell>
          <table:table-cell table:number-columns-repeated="2"/>
          <table:table-cell office:value-type="float" office:value="216760" calcext:value-type="float">
            <text:p>216760</text:p>
          </table:table-cell>
          <table:table-cell table:number-columns-repeated="2"/>
          <table:table-cell office:value-type="float" office:value="169538" calcext:value-type="float">
            <text:p>169538</text:p>
          </table:table-cell>
          <table:table-cell table:number-columns-repeated="2"/>
          <table:table-cell office:value-type="float" office:value="183239" calcext:value-type="float">
            <text:p>183239</text:p>
          </table:table-cell>
          <table:table-cell table:number-columns-repeated="2"/>
          <table:table-cell office:value-type="float" office:value="168054" calcext:value-type="float">
            <text:p>168054</text:p>
          </table:table-cell>
          <table:table-cell table:number-columns-repeated="3"/>
          <table:table-cell office:value-type="float" office:value="185557" calcext:value-type="float">
            <text:p>185557</text:p>
          </table:table-cell>
          <table:table-cell table:number-columns-repeated="3"/>
          <table:table-cell office:value-type="float" office:value="166198" calcext:value-type="float">
            <text:p>166198</text:p>
          </table:table-cell>
          <table:table-cell/>
          <table:table-cell office:value-type="float" office:value="1792173" calcext:value-type="float">
            <text:p>1792173</text:p>
          </table:table-cell>
          <table:table-cell/>
          <table:table-cell office:value-type="float" office:value="2324041" calcext:value-type="float">
            <text:p>2324041</text:p>
          </table:table-cell>
          <table:table-cell/>
          <table:table-cell office:value-type="float" office:value="6035196" calcext:value-type="float">
            <text:p>6035196</text:p>
          </table:table-cell>
          <table:table-cell/>
          <table:table-cell office:value-type="float" office:value="5285625" calcext:value-type="float">
            <text:p>5285625</text:p>
          </table:table-cell>
          <table:table-cell table:number-columns-repeated="25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213483" calcext:value-type="float">
            <text:p>213483</text:p>
          </table:table-cell>
          <table:table-cell table:number-columns-repeated="2"/>
          <table:table-cell office:value-type="float" office:value="215902" calcext:value-type="float">
            <text:p>215902</text:p>
          </table:table-cell>
          <table:table-cell table:number-columns-repeated="2"/>
          <table:table-cell office:value-type="float" office:value="291385" calcext:value-type="float">
            <text:p>291385</text:p>
          </table:table-cell>
          <table:table-cell table:number-columns-repeated="2"/>
          <table:table-cell office:value-type="float" office:value="290803" calcext:value-type="float">
            <text:p>290803</text:p>
          </table:table-cell>
          <table:table-cell table:number-columns-repeated="2"/>
          <table:table-cell office:value-type="float" office:value="224838" calcext:value-type="float">
            <text:p>224838</text:p>
          </table:table-cell>
          <table:table-cell table:number-columns-repeated="2"/>
          <table:table-cell office:value-type="float" office:value="214401" calcext:value-type="float">
            <text:p>214401</text:p>
          </table:table-cell>
          <table:table-cell table:number-columns-repeated="2"/>
          <table:table-cell office:value-type="float" office:value="227861" calcext:value-type="float">
            <text:p>227861</text:p>
          </table:table-cell>
          <table:table-cell table:number-columns-repeated="3"/>
          <table:table-cell office:value-type="float" office:value="210227" calcext:value-type="float">
            <text:p>210227</text:p>
          </table:table-cell>
          <table:table-cell table:number-columns-repeated="3"/>
          <table:table-cell office:value-type="float" office:value="234775" calcext:value-type="float">
            <text:p>234775</text:p>
          </table:table-cell>
          <table:table-cell/>
          <table:table-cell office:value-type="float" office:value="1823537" calcext:value-type="float">
            <text:p>1823537</text:p>
          </table:table-cell>
          <table:table-cell/>
          <table:table-cell office:value-type="float" office:value="2489975" calcext:value-type="float">
            <text:p>2489975</text:p>
          </table:table-cell>
          <table:table-cell/>
          <table:table-cell office:value-type="float" office:value="6360881" calcext:value-type="float">
            <text:p>6360881</text:p>
          </table:table-cell>
          <table:table-cell/>
          <table:table-cell office:value-type="float" office:value="4487523" calcext:value-type="float">
            <text:p>4487523</text:p>
          </table:table-cell>
          <table:table-cell table:number-columns-repeated="26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70043" calcext:value-type="float">
            <text:p>170043</text:p>
          </table:table-cell>
          <table:table-cell table:number-columns-repeated="2"/>
          <table:table-cell office:value-type="float" office:value="168779" calcext:value-type="float">
            <text:p>168779</text:p>
          </table:table-cell>
          <table:table-cell table:number-columns-repeated="2"/>
          <table:table-cell office:value-type="float" office:value="363219" calcext:value-type="float">
            <text:p>363219</text:p>
          </table:table-cell>
          <table:table-cell table:number-columns-repeated="2"/>
          <table:table-cell office:value-type="float" office:value="370236" calcext:value-type="float">
            <text:p>370236</text:p>
          </table:table-cell>
          <table:table-cell table:number-columns-repeated="2"/>
          <table:table-cell office:value-type="float" office:value="259718" calcext:value-type="float">
            <text:p>259718</text:p>
          </table:table-cell>
          <table:table-cell table:number-columns-repeated="2"/>
          <table:table-cell office:value-type="float" office:value="164019" calcext:value-type="float">
            <text:p>164019</text:p>
          </table:table-cell>
          <table:table-cell table:number-columns-repeated="2"/>
          <table:table-cell office:value-type="float" office:value="266882" calcext:value-type="float">
            <text:p>266882</text:p>
          </table:table-cell>
          <table:table-cell table:number-columns-repeated="3"/>
          <table:table-cell office:value-type="float" office:value="168557" calcext:value-type="float">
            <text:p>168557</text:p>
          </table:table-cell>
          <table:table-cell table:number-columns-repeated="3"/>
          <table:table-cell office:value-type="float" office:value="258787" calcext:value-type="float">
            <text:p>258787</text:p>
          </table:table-cell>
          <table:table-cell/>
          <table:table-cell office:value-type="float" office:value="1838625" calcext:value-type="float">
            <text:p>1838625</text:p>
          </table:table-cell>
          <table:table-cell/>
          <table:table-cell office:value-type="float" office:value="2519739" calcext:value-type="float">
            <text:p>2519739</text:p>
          </table:table-cell>
          <table:table-cell/>
          <table:table-cell office:value-type="float" office:value="6421960" calcext:value-type="float">
            <text:p>6421960</text:p>
          </table:table-cell>
          <table:table-cell/>
          <table:table-cell office:value-type="float" office:value="5363491" calcext:value-type="float">
            <text:p>5363491</text:p>
          </table:table-cell>
          <table:table-cell table:number-columns-repeated="26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165789" calcext:value-type="float">
            <text:p>165789</text:p>
          </table:table-cell>
          <table:table-cell table:number-columns-repeated="2"/>
          <table:table-cell office:value-type="float" office:value="164551" calcext:value-type="float">
            <text:p>164551</text:p>
          </table:table-cell>
          <table:table-cell table:number-columns-repeated="2"/>
          <table:table-cell office:value-type="float" office:value="383702" calcext:value-type="float">
            <text:p>383702</text:p>
          </table:table-cell>
          <table:table-cell table:number-columns-repeated="2"/>
          <table:table-cell office:value-type="float" office:value="382136" calcext:value-type="float">
            <text:p>382136</text:p>
          </table:table-cell>
          <table:table-cell table:number-columns-repeated="2"/>
          <table:table-cell office:value-type="float" office:value="312940" calcext:value-type="float">
            <text:p>312940</text:p>
          </table:table-cell>
          <table:table-cell table:number-columns-repeated="2"/>
          <table:table-cell office:value-type="float" office:value="165008" calcext:value-type="float">
            <text:p>165008</text:p>
          </table:table-cell>
          <table:table-cell table:number-columns-repeated="2"/>
          <table:table-cell office:value-type="float" office:value="311926" calcext:value-type="float">
            <text:p>311926</text:p>
          </table:table-cell>
          <table:table-cell table:number-columns-repeated="3"/>
          <table:table-cell office:value-type="float" office:value="164869" calcext:value-type="float">
            <text:p>164869</text:p>
          </table:table-cell>
          <table:table-cell table:number-columns-repeated="3"/>
          <table:table-cell office:value-type="float" office:value="322047" calcext:value-type="float">
            <text:p>322047</text:p>
          </table:table-cell>
          <table:table-cell/>
          <table:table-cell office:value-type="float" office:value="1861927" calcext:value-type="float">
            <text:p>1861927</text:p>
          </table:table-cell>
          <table:table-cell/>
          <table:table-cell office:value-type="float" office:value="2564403" calcext:value-type="float">
            <text:p>2564403</text:p>
          </table:table-cell>
          <table:table-cell/>
          <table:table-cell office:value-type="float" office:value="6500938" calcext:value-type="float">
            <text:p>6500938</text:p>
          </table:table-cell>
          <table:table-cell/>
          <table:table-cell office:value-type="float" office:value="5366947" calcext:value-type="float">
            <text:p>5366947</text:p>
          </table:table-cell>
          <table:table-cell table:number-columns-repeated="26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153898" calcext:value-type="float">
            <text:p>153898</text:p>
          </table:table-cell>
          <table:table-cell table:number-columns-repeated="2"/>
          <table:table-cell office:value-type="float" office:value="153782" calcext:value-type="float">
            <text:p>153782</text:p>
          </table:table-cell>
          <table:table-cell table:number-columns-repeated="2"/>
          <table:table-cell office:value-type="float" office:value="404775" calcext:value-type="float">
            <text:p>404775</text:p>
          </table:table-cell>
          <table:table-cell table:number-columns-repeated="2"/>
          <table:table-cell office:value-type="float" office:value="398683" calcext:value-type="float">
            <text:p>398683</text:p>
          </table:table-cell>
          <table:table-cell table:number-columns-repeated="2"/>
          <table:table-cell office:value-type="float" office:value="361042" calcext:value-type="float">
            <text:p>361042</text:p>
          </table:table-cell>
          <table:table-cell table:number-columns-repeated="2"/>
          <table:table-cell office:value-type="float" office:value="165022" calcext:value-type="float">
            <text:p>165022</text:p>
          </table:table-cell>
          <table:table-cell table:number-columns-repeated="2"/>
          <table:table-cell office:value-type="float" office:value="369489" calcext:value-type="float">
            <text:p>369489</text:p>
          </table:table-cell>
          <table:table-cell table:number-columns-repeated="3"/>
          <table:table-cell office:value-type="float" office:value="164312" calcext:value-type="float">
            <text:p>164312</text:p>
          </table:table-cell>
          <table:table-cell table:number-columns-repeated="3"/>
          <table:table-cell office:value-type="float" office:value="377583" calcext:value-type="float">
            <text:p>377583</text:p>
          </table:table-cell>
          <table:table-cell/>
          <table:table-cell office:value-type="float" office:value="1893387" calcext:value-type="float">
            <text:p>1893387</text:p>
          </table:table-cell>
          <table:table-cell/>
          <table:table-cell office:value-type="float" office:value="2559317" calcext:value-type="float">
            <text:p>2559317</text:p>
          </table:table-cell>
          <table:table-cell/>
          <table:table-cell office:value-type="float" office:value="6396852" calcext:value-type="float">
            <text:p>6396852</text:p>
          </table:table-cell>
          <table:table-cell/>
          <table:table-cell office:value-type="float" office:value="5333312" calcext:value-type="float">
            <text:p>5333312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216472" calcext:value-type="float">
            <text:p>216472</text:p>
          </table:table-cell>
          <table:table-cell table:number-columns-repeated="2"/>
          <table:table-cell office:value-type="float" office:value="225557" calcext:value-type="float">
            <text:p>225557</text:p>
          </table:table-cell>
          <table:table-cell table:number-columns-repeated="2"/>
          <table:table-cell office:value-type="float" office:value="514609" calcext:value-type="float">
            <text:p>514609</text:p>
          </table:table-cell>
          <table:table-cell table:number-columns-repeated="2"/>
          <table:table-cell office:value-type="float" office:value="535354" calcext:value-type="float">
            <text:p>535354</text:p>
          </table:table-cell>
          <table:table-cell table:number-columns-repeated="2"/>
          <table:table-cell office:value-type="float" office:value="432240" calcext:value-type="float">
            <text:p>432240</text:p>
          </table:table-cell>
          <table:table-cell table:number-columns-repeated="2"/>
          <table:table-cell office:value-type="float" office:value="231593" calcext:value-type="float">
            <text:p>231593</text:p>
          </table:table-cell>
          <table:table-cell table:number-columns-repeated="2"/>
          <table:table-cell office:value-type="float" office:value="493776" calcext:value-type="float">
            <text:p>493776</text:p>
          </table:table-cell>
          <table:table-cell table:number-columns-repeated="3"/>
          <table:table-cell office:value-type="float" office:value="226099" calcext:value-type="float">
            <text:p>226099</text:p>
          </table:table-cell>
          <table:table-cell table:number-columns-repeated="3"/>
          <table:table-cell office:value-type="float" office:value="489999" calcext:value-type="float">
            <text:p>489999</text:p>
          </table:table-cell>
          <table:table-cell/>
          <table:table-cell office:value-type="float" office:value="1901192" calcext:value-type="float">
            <text:p>1901192</text:p>
          </table:table-cell>
          <table:table-cell/>
          <table:table-cell office:value-type="float" office:value="2553635" calcext:value-type="float">
            <text:p>2553635</text:p>
          </table:table-cell>
          <table:table-cell/>
          <table:table-cell office:value-type="float" office:value="5153045" calcext:value-type="float">
            <text:p>5153045</text:p>
          </table:table-cell>
          <table:table-cell/>
          <table:table-cell office:value-type="float" office:value="5013110" calcext:value-type="float">
            <text:p>5013110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230923" calcext:value-type="float">
            <text:p>230923</text:p>
          </table:table-cell>
          <table:table-cell table:number-columns-repeated="2"/>
          <table:table-cell office:value-type="float" office:value="235481" calcext:value-type="float">
            <text:p>235481</text:p>
          </table:table-cell>
          <table:table-cell table:number-columns-repeated="2"/>
          <table:table-cell office:value-type="float" office:value="547845" calcext:value-type="float">
            <text:p>547845</text:p>
          </table:table-cell>
          <table:table-cell table:number-columns-repeated="2"/>
          <table:table-cell office:value-type="float" office:value="551418" calcext:value-type="float">
            <text:p>551418</text:p>
          </table:table-cell>
          <table:table-cell table:number-columns-repeated="2"/>
          <table:table-cell office:value-type="float" office:value="502950" calcext:value-type="float">
            <text:p>502950</text:p>
          </table:table-cell>
          <table:table-cell table:number-columns-repeated="2"/>
          <table:table-cell office:value-type="float" office:value="246202" calcext:value-type="float">
            <text:p>246202</text:p>
          </table:table-cell>
          <table:table-cell table:number-columns-repeated="2"/>
          <table:table-cell office:value-type="float" office:value="536195" calcext:value-type="float">
            <text:p>536195</text:p>
          </table:table-cell>
          <table:table-cell table:number-columns-repeated="3"/>
          <table:table-cell office:value-type="float" office:value="240277" calcext:value-type="float">
            <text:p>240277</text:p>
          </table:table-cell>
          <table:table-cell table:number-columns-repeated="3"/>
          <table:table-cell office:value-type="float" office:value="388566" calcext:value-type="float">
            <text:p>388566</text:p>
          </table:table-cell>
          <table:table-cell/>
          <table:table-cell office:value-type="float" office:value="1902785" calcext:value-type="float">
            <text:p>1902785</text:p>
          </table:table-cell>
          <table:table-cell/>
          <table:table-cell office:value-type="float" office:value="2527408" calcext:value-type="float">
            <text:p>2527408</text:p>
          </table:table-cell>
          <table:table-cell/>
          <table:table-cell office:value-type="float" office:value="5538899" calcext:value-type="float">
            <text:p>5538899</text:p>
          </table:table-cell>
          <table:table-cell/>
          <table:table-cell office:value-type="float" office:value="5006171" calcext:value-type="float">
            <text:p>5006171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226883" calcext:value-type="float">
            <text:p>226883</text:p>
          </table:table-cell>
          <table:table-cell table:number-columns-repeated="2"/>
          <table:table-cell office:value-type="float" office:value="257534" calcext:value-type="float">
            <text:p>257534</text:p>
          </table:table-cell>
          <table:table-cell table:number-columns-repeated="2"/>
          <table:table-cell office:value-type="float" office:value="563488" calcext:value-type="float">
            <text:p>563488</text:p>
          </table:table-cell>
          <table:table-cell table:number-columns-repeated="2"/>
          <table:table-cell office:value-type="float" office:value="567529" calcext:value-type="float">
            <text:p>567529</text:p>
          </table:table-cell>
          <table:table-cell table:number-columns-repeated="2"/>
          <table:table-cell office:value-type="float" office:value="550667" calcext:value-type="float">
            <text:p>550667</text:p>
          </table:table-cell>
          <table:table-cell table:number-columns-repeated="2"/>
          <table:table-cell office:value-type="float" office:value="254641" calcext:value-type="float">
            <text:p>254641</text:p>
          </table:table-cell>
          <table:table-cell table:number-columns-repeated="2"/>
          <table:table-cell office:value-type="float" office:value="558928" calcext:value-type="float">
            <text:p>558928</text:p>
          </table:table-cell>
          <table:table-cell table:number-columns-repeated="3"/>
          <table:table-cell office:value-type="float" office:value="252215" calcext:value-type="float">
            <text:p>252215</text:p>
          </table:table-cell>
          <table:table-cell table:number-columns-repeated="3"/>
          <table:table-cell office:value-type="float" office:value="479671" calcext:value-type="float">
            <text:p>479671</text:p>
          </table:table-cell>
          <table:table-cell/>
          <table:table-cell office:value-type="float" office:value="1976716" calcext:value-type="float">
            <text:p>1976716</text:p>
          </table:table-cell>
          <table:table-cell/>
          <table:table-cell office:value-type="float" office:value="2612465" calcext:value-type="float">
            <text:p>2612465</text:p>
          </table:table-cell>
          <table:table-cell/>
          <table:table-cell office:value-type="float" office:value="5092990" calcext:value-type="float">
            <text:p>5092990</text:p>
          </table:table-cell>
          <table:table-cell/>
          <table:table-cell office:value-type="float" office:value="4626265" calcext:value-type="float">
            <text:p>4626265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198628" calcext:value-type="float">
            <text:p>198628</text:p>
          </table:table-cell>
          <table:table-cell table:number-columns-repeated="2"/>
          <table:table-cell office:value-type="float" office:value="251737" calcext:value-type="float">
            <text:p>251737</text:p>
          </table:table-cell>
          <table:table-cell table:number-columns-repeated="2"/>
          <table:table-cell office:value-type="float" office:value="577710" calcext:value-type="float">
            <text:p>577710</text:p>
          </table:table-cell>
          <table:table-cell table:number-columns-repeated="2"/>
          <table:table-cell office:value-type="float" office:value="582748" calcext:value-type="float">
            <text:p>582748</text:p>
          </table:table-cell>
          <table:table-cell table:number-columns-repeated="2"/>
          <table:table-cell office:value-type="float" office:value="573467" calcext:value-type="float">
            <text:p>573467</text:p>
          </table:table-cell>
          <table:table-cell table:number-columns-repeated="2"/>
          <table:table-cell office:value-type="float" office:value="247105" calcext:value-type="float">
            <text:p>247105</text:p>
          </table:table-cell>
          <table:table-cell table:number-columns-repeated="2"/>
          <table:table-cell office:value-type="float" office:value="552374" calcext:value-type="float">
            <text:p>552374</text:p>
          </table:table-cell>
          <table:table-cell table:number-columns-repeated="3"/>
          <table:table-cell office:value-type="float" office:value="242451" calcext:value-type="float">
            <text:p>242451</text:p>
          </table:table-cell>
          <table:table-cell table:number-columns-repeated="3"/>
          <table:table-cell office:value-type="float" office:value="548078" calcext:value-type="float">
            <text:p>548078</text:p>
          </table:table-cell>
          <table:table-cell/>
          <table:table-cell office:value-type="float" office:value="2262987" calcext:value-type="float">
            <text:p>2262987</text:p>
          </table:table-cell>
          <table:table-cell/>
          <table:table-cell office:value-type="float" office:value="3026629" calcext:value-type="float">
            <text:p>3026629</text:p>
          </table:table-cell>
          <table:table-cell/>
          <table:table-cell office:value-type="float" office:value="5187764" calcext:value-type="float">
            <text:p>5187764</text:p>
          </table:table-cell>
          <table:table-cell/>
          <table:table-cell office:value-type="float" office:value="4226172" calcext:value-type="float">
            <text:p>4226172</text:p>
          </table:table-cell>
          <table:table-cell table:number-columns-repeated="28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37472" calcext:value-type="float">
            <text:p>137472</text:p>
          </table:table-cell>
          <table:table-cell table:number-columns-repeated="2"/>
          <table:table-cell office:value-type="float" office:value="135676" calcext:value-type="float">
            <text:p>135676</text:p>
          </table:table-cell>
          <table:table-cell table:number-columns-repeated="2"/>
          <table:table-cell office:value-type="float" office:value="212417" calcext:value-type="float">
            <text:p>212417</text:p>
          </table:table-cell>
          <table:table-cell table:number-columns-repeated="2"/>
          <table:table-cell office:value-type="float" office:value="216684" calcext:value-type="float">
            <text:p>216684</text:p>
          </table:table-cell>
          <table:table-cell table:number-columns-repeated="2"/>
          <table:table-cell office:value-type="float" office:value="169196" calcext:value-type="float">
            <text:p>169196</text:p>
          </table:table-cell>
          <table:table-cell table:number-columns-repeated="2"/>
          <table:table-cell office:value-type="float" office:value="132706" calcext:value-type="float">
            <text:p>132706</text:p>
          </table:table-cell>
          <table:table-cell table:number-columns-repeated="2"/>
          <table:table-cell office:value-type="float" office:value="169424" calcext:value-type="float">
            <text:p>169424</text:p>
          </table:table-cell>
          <table:table-cell table:number-columns-repeated="3"/>
          <table:table-cell office:value-type="float" office:value="127365" calcext:value-type="float">
            <text:p>127365</text:p>
          </table:table-cell>
          <table:table-cell table:number-columns-repeated="3"/>
          <table:table-cell office:value-type="float" office:value="168579" calcext:value-type="float">
            <text:p>168579</text:p>
          </table:table-cell>
          <table:table-cell/>
          <table:table-cell office:value-type="float" office:value="1777294" calcext:value-type="float">
            <text:p>1777294</text:p>
          </table:table-cell>
          <table:table-cell/>
          <table:table-cell office:value-type="float" office:value="2434607" calcext:value-type="float">
            <text:p>2434607</text:p>
          </table:table-cell>
          <table:table-cell/>
          <table:table-cell office:value-type="float" office:value="6222560" calcext:value-type="float">
            <text:p>6222560</text:p>
          </table:table-cell>
          <table:table-cell/>
          <table:table-cell office:value-type="float" office:value="5121782" calcext:value-type="float">
            <text:p>5121782</text:p>
          </table:table-cell>
          <table:table-cell table:number-columns-repeated="26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35086" calcext:value-type="float">
            <text:p>135086</text:p>
          </table:table-cell>
          <table:table-cell table:number-columns-repeated="2"/>
          <table:table-cell office:value-type="float" office:value="131189" calcext:value-type="float">
            <text:p>131189</text:p>
          </table:table-cell>
          <table:table-cell table:number-columns-repeated="2"/>
          <table:table-cell office:value-type="float" office:value="310948" calcext:value-type="float">
            <text:p>310948</text:p>
          </table:table-cell>
          <table:table-cell table:number-columns-repeated="2"/>
          <table:table-cell office:value-type="float" office:value="314438" calcext:value-type="float">
            <text:p>314438</text:p>
          </table:table-cell>
          <table:table-cell table:number-columns-repeated="2"/>
          <table:table-cell office:value-type="float" office:value="237514" calcext:value-type="float">
            <text:p>237514</text:p>
          </table:table-cell>
          <table:table-cell table:number-columns-repeated="2"/>
          <table:table-cell office:value-type="float" office:value="126148" calcext:value-type="float">
            <text:p>126148</text:p>
          </table:table-cell>
          <table:table-cell table:number-columns-repeated="2"/>
          <table:table-cell office:value-type="float" office:value="241287" calcext:value-type="float">
            <text:p>241287</text:p>
          </table:table-cell>
          <table:table-cell table:number-columns-repeated="3"/>
          <table:table-cell office:value-type="float" office:value="124647" calcext:value-type="float">
            <text:p>124647</text:p>
          </table:table-cell>
          <table:table-cell table:number-columns-repeated="3"/>
          <table:table-cell office:value-type="float" office:value="241795" calcext:value-type="float">
            <text:p>241795</text:p>
          </table:table-cell>
          <table:table-cell/>
          <table:table-cell office:value-type="float" office:value="1820927" calcext:value-type="float">
            <text:p>1820927</text:p>
          </table:table-cell>
          <table:table-cell/>
          <table:table-cell office:value-type="float" office:value="2483460" calcext:value-type="float">
            <text:p>2483460</text:p>
          </table:table-cell>
          <table:table-cell/>
          <table:table-cell office:value-type="float" office:value="6185593" calcext:value-type="float">
            <text:p>6185593</text:p>
          </table:table-cell>
          <table:table-cell/>
          <table:table-cell office:value-type="float" office:value="5134219" calcext:value-type="float">
            <text:p>5134219</text:p>
          </table:table-cell>
          <table:table-cell table:number-columns-repeated="27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3"/>
          <table:table-cell office:value-type="float" office:value="96799" calcext:value-type="float">
            <text:p>96799</text:p>
          </table:table-cell>
          <table:table-cell table:number-columns-repeated="3"/>
          <table:table-cell office:value-type="float" office:value="93556" calcext:value-type="float">
            <text:p>93556</text:p>
          </table:table-cell>
          <table:table-cell table:number-columns-repeated="2"/>
          <table:table-cell office:value-type="float" office:value="364971" calcext:value-type="float">
            <text:p>364971</text:p>
          </table:table-cell>
          <table:table-cell table:number-columns-repeated="2"/>
          <table:table-cell office:value-type="float" office:value="363419" calcext:value-type="float">
            <text:p>363419</text:p>
          </table:table-cell>
          <table:table-cell table:number-columns-repeated="2"/>
          <table:table-cell office:value-type="float" office:value="256644" calcext:value-type="float">
            <text:p>256644</text:p>
          </table:table-cell>
          <table:table-cell table:number-columns-repeated="3"/>
          <table:table-cell office:value-type="float" office:value="87453" calcext:value-type="float">
            <text:p>87453</text:p>
          </table:table-cell>
          <table:table-cell table:number-columns-repeated="2"/>
          <table:table-cell office:value-type="float" office:value="260518" calcext:value-type="float">
            <text:p>260518</text:p>
          </table:table-cell>
          <table:table-cell table:number-columns-repeated="4"/>
          <table:table-cell office:value-type="float" office:value="86225" calcext:value-type="float">
            <text:p>86225</text:p>
          </table:table-cell>
          <table:table-cell table:number-columns-repeated="3"/>
          <table:table-cell office:value-type="float" office:value="267384" calcext:value-type="float">
            <text:p>267384</text:p>
          </table:table-cell>
          <table:table-cell/>
          <table:table-cell office:value-type="float" office:value="1818698" calcext:value-type="float">
            <text:p>1818698</text:p>
          </table:table-cell>
          <table:table-cell/>
          <table:table-cell office:value-type="float" office:value="2519310" calcext:value-type="float">
            <text:p>2519310</text:p>
          </table:table-cell>
          <table:table-cell/>
          <table:table-cell office:value-type="float" office:value="6264537" calcext:value-type="float">
            <text:p>6264537</text:p>
          </table:table-cell>
          <table:table-cell/>
          <table:table-cell office:value-type="float" office:value="5196336" calcext:value-type="float">
            <text:p>5196336</text:p>
          </table:table-cell>
          <table:table-cell table:number-columns-repeated="23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3"/>
          <table:table-cell office:value-type="float" office:value="73421" calcext:value-type="float">
            <text:p>73421</text:p>
          </table:table-cell>
          <table:table-cell table:number-columns-repeated="3"/>
          <table:table-cell office:value-type="float" office:value="68239" calcext:value-type="float">
            <text:p>68239</text:p>
          </table:table-cell>
          <table:table-cell table:number-columns-repeated="2"/>
          <table:table-cell office:value-type="float" office:value="399763" calcext:value-type="float">
            <text:p>399763</text:p>
          </table:table-cell>
          <table:table-cell table:number-columns-repeated="2"/>
          <table:table-cell office:value-type="float" office:value="396885" calcext:value-type="float">
            <text:p>396885</text:p>
          </table:table-cell>
          <table:table-cell table:number-columns-repeated="2"/>
          <table:table-cell office:value-type="float" office:value="324777" calcext:value-type="float">
            <text:p>324777</text:p>
          </table:table-cell>
          <table:table-cell table:number-columns-repeated="3"/>
          <table:table-cell office:value-type="float" office:value="78014" calcext:value-type="float">
            <text:p>78014</text:p>
          </table:table-cell>
          <table:table-cell table:number-columns-repeated="2"/>
          <table:table-cell office:value-type="float" office:value="314599" calcext:value-type="float">
            <text:p>314599</text:p>
          </table:table-cell>
          <table:table-cell table:number-columns-repeated="3"/>
          <table:table-cell office:value-type="float" office:value="125331" calcext:value-type="float">
            <text:p>125331</text:p>
          </table:table-cell>
          <table:table-cell table:number-columns-repeated="3"/>
          <table:table-cell office:value-type="float" office:value="322654" calcext:value-type="float">
            <text:p>322654</text:p>
          </table:table-cell>
          <table:table-cell/>
          <table:table-cell office:value-type="float" office:value="1831250" calcext:value-type="float">
            <text:p>1831250</text:p>
          </table:table-cell>
          <table:table-cell/>
          <table:table-cell office:value-type="float" office:value="2516162" calcext:value-type="float">
            <text:p>2516162</text:p>
          </table:table-cell>
          <table:table-cell/>
          <table:table-cell office:value-type="float" office:value="6226719" calcext:value-type="float">
            <text:p>6226719</text:p>
          </table:table-cell>
          <table:table-cell/>
          <table:table-cell office:value-type="float" office:value="5147728" calcext:value-type="float">
            <text:p>5147728</text:p>
          </table:table-cell>
          <table:table-cell table:number-columns-repeated="24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126040" calcext:value-type="float">
            <text:p>126040</text:p>
          </table:table-cell>
          <table:table-cell table:number-columns-repeated="2"/>
          <table:table-cell office:value-type="float" office:value="121500" calcext:value-type="float">
            <text:p>121500</text:p>
          </table:table-cell>
          <table:table-cell table:number-columns-repeated="2"/>
          <table:table-cell office:value-type="float" office:value="489198" calcext:value-type="float">
            <text:p>489198</text:p>
          </table:table-cell>
          <table:table-cell table:number-columns-repeated="2"/>
          <table:table-cell office:value-type="float" office:value="488923" calcext:value-type="float">
            <text:p>488923</text:p>
          </table:table-cell>
          <table:table-cell table:number-columns-repeated="2"/>
          <table:table-cell office:value-type="float" office:value="409413" calcext:value-type="float">
            <text:p>409413</text:p>
          </table:table-cell>
          <table:table-cell table:number-columns-repeated="2"/>
          <table:table-cell office:value-type="float" office:value="111570" calcext:value-type="float">
            <text:p>111570</text:p>
          </table:table-cell>
          <table:table-cell table:number-columns-repeated="2"/>
          <table:table-cell office:value-type="float" office:value="412978" calcext:value-type="float">
            <text:p>412978</text:p>
          </table:table-cell>
          <table:table-cell table:number-columns-repeated="3"/>
          <table:table-cell office:value-type="float" office:value="110298" calcext:value-type="float">
            <text:p>110298</text:p>
          </table:table-cell>
          <table:table-cell table:number-columns-repeated="3"/>
          <table:table-cell office:value-type="float" office:value="375655" calcext:value-type="float">
            <text:p>375655</text:p>
          </table:table-cell>
          <table:table-cell/>
          <table:table-cell office:value-type="float" office:value="1865395" calcext:value-type="float">
            <text:p>1865395</text:p>
          </table:table-cell>
          <table:table-cell/>
          <table:table-cell office:value-type="float" office:value="2575188" calcext:value-type="float">
            <text:p>2575188</text:p>
          </table:table-cell>
          <table:table-cell/>
          <table:table-cell office:value-type="float" office:value="6251999" calcext:value-type="float">
            <text:p>6251999</text:p>
          </table:table-cell>
          <table:table-cell/>
          <table:table-cell office:value-type="float" office:value="5157290" calcext:value-type="float">
            <text:p>5157290</text:p>
          </table:table-cell>
          <table:table-cell table:number-columns-repeated="28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122600" calcext:value-type="float">
            <text:p>122600</text:p>
          </table:table-cell>
          <table:table-cell table:number-columns-repeated="2"/>
          <table:table-cell office:value-type="float" office:value="113823" calcext:value-type="float">
            <text:p>113823</text:p>
          </table:table-cell>
          <table:table-cell table:number-columns-repeated="2"/>
          <table:table-cell office:value-type="float" office:value="542835" calcext:value-type="float">
            <text:p>542835</text:p>
          </table:table-cell>
          <table:table-cell table:number-columns-repeated="2"/>
          <table:table-cell office:value-type="float" office:value="557489" calcext:value-type="float">
            <text:p>557489</text:p>
          </table:table-cell>
          <table:table-cell table:number-columns-repeated="2"/>
          <table:table-cell office:value-type="float" office:value="504383" calcext:value-type="float">
            <text:p>504383</text:p>
          </table:table-cell>
          <table:table-cell table:number-columns-repeated="2"/>
          <table:table-cell office:value-type="float" office:value="106594" calcext:value-type="float">
            <text:p>106594</text:p>
          </table:table-cell>
          <table:table-cell table:number-columns-repeated="2"/>
          <table:table-cell office:value-type="float" office:value="415093" calcext:value-type="float">
            <text:p>415093</text:p>
          </table:table-cell>
          <table:table-cell table:number-columns-repeated="3"/>
          <table:table-cell office:value-type="float" office:value="103979" calcext:value-type="float">
            <text:p>103979</text:p>
          </table:table-cell>
          <table:table-cell table:number-columns-repeated="3"/>
          <table:table-cell office:value-type="float" office:value="483556" calcext:value-type="float">
            <text:p>483556</text:p>
          </table:table-cell>
          <table:table-cell/>
          <table:table-cell office:value-type="float" office:value="1837881" calcext:value-type="float">
            <text:p>1837881</text:p>
          </table:table-cell>
          <table:table-cell/>
          <table:table-cell office:value-type="float" office:value="2541379" calcext:value-type="float">
            <text:p>2541379</text:p>
          </table:table-cell>
          <table:table-cell/>
          <table:table-cell office:value-type="float" office:value="6294591" calcext:value-type="float">
            <text:p>6294591</text:p>
          </table:table-cell>
          <table:table-cell/>
          <table:table-cell office:value-type="float" office:value="5390988" calcext:value-type="float">
            <text:p>5390988</text:p>
          </table:table-cell>
          <table:table-cell table:number-columns-repeated="28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3"/>
          <table:table-cell office:value-type="float" office:value="89086" calcext:value-type="float">
            <text:p>89086</text:p>
          </table:table-cell>
          <table:table-cell table:number-columns-repeated="3"/>
          <table:table-cell office:value-type="float" office:value="99459" calcext:value-type="float">
            <text:p>99459</text:p>
          </table:table-cell>
          <table:table-cell table:number-columns-repeated="2"/>
          <table:table-cell office:value-type="float" office:value="308689" calcext:value-type="float">
            <text:p>308689</text:p>
          </table:table-cell>
          <table:table-cell table:number-columns-repeated="2"/>
          <table:table-cell office:value-type="float" office:value="345146" calcext:value-type="float">
            <text:p>345146</text:p>
          </table:table-cell>
          <table:table-cell table:number-columns-repeated="2"/>
          <table:table-cell office:value-type="float" office:value="518932" calcext:value-type="float">
            <text:p>518932</text:p>
          </table:table-cell>
          <table:table-cell table:number-columns-repeated="2"/>
          <table:table-cell office:value-type="float" office:value="235657" calcext:value-type="float">
            <text:p>235657</text:p>
          </table:table-cell>
          <table:table-cell table:number-columns-repeated="2"/>
          <table:table-cell office:value-type="float" office:value="530291" calcext:value-type="float">
            <text:p>530291</text:p>
          </table:table-cell>
          <table:table-cell table:number-columns-repeated="3"/>
          <table:table-cell office:value-type="float" office:value="229708" calcext:value-type="float">
            <text:p>229708</text:p>
          </table:table-cell>
          <table:table-cell table:number-columns-repeated="3"/>
          <table:table-cell office:value-type="float" office:value="531119" calcext:value-type="float">
            <text:p>531119</text:p>
          </table:table-cell>
          <table:table-cell/>
          <table:table-cell office:value-type="float" office:value="1796265" calcext:value-type="float">
            <text:p>1796265</text:p>
          </table:table-cell>
          <table:table-cell/>
          <table:table-cell office:value-type="float" office:value="2418786" calcext:value-type="float">
            <text:p>2418786</text:p>
          </table:table-cell>
          <table:table-cell/>
          <table:table-cell office:value-type="float" office:value="6071845" calcext:value-type="float">
            <text:p>6071845</text:p>
          </table:table-cell>
          <table:table-cell/>
          <table:table-cell office:value-type="float" office:value="4900797" calcext:value-type="float">
            <text:p>4900797</text:p>
          </table:table-cell>
          <table:table-cell table:number-columns-repeated="26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215385" calcext:value-type="float">
            <text:p>215385</text:p>
          </table:table-cell>
          <table:table-cell table:number-columns-repeated="2"/>
          <table:table-cell office:value-type="float" office:value="226295" calcext:value-type="float">
            <text:p>226295</text:p>
          </table:table-cell>
          <table:table-cell table:number-columns-repeated="2"/>
          <table:table-cell office:value-type="float" office:value="563692" calcext:value-type="float">
            <text:p>563692</text:p>
          </table:table-cell>
          <table:table-cell table:number-columns-repeated="2"/>
          <table:table-cell office:value-type="float" office:value="567865" calcext:value-type="float">
            <text:p>567865</text:p>
          </table:table-cell>
          <table:table-cell table:number-columns-repeated="2"/>
          <table:table-cell office:value-type="float" office:value="548884" calcext:value-type="float">
            <text:p>548884</text:p>
          </table:table-cell>
          <table:table-cell table:number-columns-repeated="2"/>
          <table:table-cell office:value-type="float" office:value="219042" calcext:value-type="float">
            <text:p>219042</text:p>
          </table:table-cell>
          <table:table-cell table:number-columns-repeated="2"/>
          <table:table-cell office:value-type="float" office:value="564741" calcext:value-type="float">
            <text:p>564741</text:p>
          </table:table-cell>
          <table:table-cell table:number-columns-repeated="3"/>
          <table:table-cell office:value-type="float" office:value="211069" calcext:value-type="float">
            <text:p>211069</text:p>
          </table:table-cell>
          <table:table-cell table:number-columns-repeated="3"/>
          <table:table-cell office:value-type="float" office:value="478487" calcext:value-type="float">
            <text:p>478487</text:p>
          </table:table-cell>
          <table:table-cell/>
          <table:table-cell office:value-type="float" office:value="1808039" calcext:value-type="float">
            <text:p>1808039</text:p>
          </table:table-cell>
          <table:table-cell/>
          <table:table-cell office:value-type="float" office:value="2368097" calcext:value-type="float">
            <text:p>2368097</text:p>
          </table:table-cell>
          <table:table-cell/>
          <table:table-cell office:value-type="float" office:value="5459949" calcext:value-type="float">
            <text:p>5459949</text:p>
          </table:table-cell>
          <table:table-cell/>
          <table:table-cell office:value-type="float" office:value="4523778" calcext:value-type="float">
            <text:p>4523778</text:p>
          </table:table-cell>
          <table:table-cell table:number-columns-repeated="28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174779" calcext:value-type="float">
            <text:p>174779</text:p>
          </table:table-cell>
          <table:table-cell table:number-columns-repeated="2"/>
          <table:table-cell office:value-type="float" office:value="191142" calcext:value-type="float">
            <text:p>191142</text:p>
          </table:table-cell>
          <table:table-cell table:number-columns-repeated="2"/>
          <table:table-cell office:value-type="float" office:value="563452" calcext:value-type="float">
            <text:p>563452</text:p>
          </table:table-cell>
          <table:table-cell table:number-columns-repeated="2"/>
          <table:table-cell office:value-type="float" office:value="573757" calcext:value-type="float">
            <text:p>573757</text:p>
          </table:table-cell>
          <table:table-cell table:number-columns-repeated="2"/>
          <table:table-cell office:value-type="float" office:value="554590" calcext:value-type="float">
            <text:p>554590</text:p>
          </table:table-cell>
          <table:table-cell table:number-columns-repeated="2"/>
          <table:table-cell office:value-type="float" office:value="184560" calcext:value-type="float">
            <text:p>184560</text:p>
          </table:table-cell>
          <table:table-cell table:number-columns-repeated="2"/>
          <table:table-cell office:value-type="float" office:value="551392" calcext:value-type="float">
            <text:p>551392</text:p>
          </table:table-cell>
          <table:table-cell table:number-columns-repeated="3"/>
          <table:table-cell office:value-type="float" office:value="177455" calcext:value-type="float">
            <text:p>177455</text:p>
          </table:table-cell>
          <table:table-cell table:number-columns-repeated="3"/>
          <table:table-cell office:value-type="float" office:value="471857" calcext:value-type="float">
            <text:p>471857</text:p>
          </table:table-cell>
          <table:table-cell/>
          <table:table-cell office:value-type="float" office:value="1948529" calcext:value-type="float">
            <text:p>1948529</text:p>
          </table:table-cell>
          <table:table-cell/>
          <table:table-cell office:value-type="float" office:value="2545780" calcext:value-type="float">
            <text:p>2545780</text:p>
          </table:table-cell>
          <table:table-cell/>
          <table:table-cell office:value-type="float" office:value="5105847" calcext:value-type="float">
            <text:p>5105847</text:p>
          </table:table-cell>
          <table:table-cell/>
          <table:table-cell office:value-type="float" office:value="4387768" calcext:value-type="float">
            <text:p>4387768</text:p>
          </table:table-cell>
          <table:table-cell table:number-columns-repeated="29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04318" calcext:value-type="float">
            <text:p>104318</text:p>
          </table:table-cell>
          <table:table-cell table:number-columns-repeated="2"/>
          <table:table-cell office:value-type="float" office:value="100063" calcext:value-type="float">
            <text:p>100063</text:p>
          </table:table-cell>
          <table:table-cell table:number-columns-repeated="2"/>
          <table:table-cell office:value-type="float" office:value="221878" calcext:value-type="float">
            <text:p>221878</text:p>
          </table:table-cell>
          <table:table-cell table:number-columns-repeated="2"/>
          <table:table-cell office:value-type="float" office:value="220767" calcext:value-type="float">
            <text:p>220767</text:p>
          </table:table-cell>
          <table:table-cell table:number-columns-repeated="2"/>
          <table:table-cell office:value-type="float" office:value="171018" calcext:value-type="float">
            <text:p>171018</text:p>
          </table:table-cell>
          <table:table-cell table:number-columns-repeated="3"/>
          <table:table-cell office:value-type="float" office:value="91628" calcext:value-type="float">
            <text:p>91628</text:p>
          </table:table-cell>
          <table:table-cell table:number-columns-repeated="2"/>
          <table:table-cell office:value-type="float" office:value="164553" calcext:value-type="float">
            <text:p>164553</text:p>
          </table:table-cell>
          <table:table-cell table:number-columns-repeated="4"/>
          <table:table-cell office:value-type="float" office:value="78940" calcext:value-type="float">
            <text:p>78940</text:p>
          </table:table-cell>
          <table:table-cell table:number-columns-repeated="3"/>
          <table:table-cell office:value-type="float" office:value="157418" calcext:value-type="float">
            <text:p>157418</text:p>
          </table:table-cell>
          <table:table-cell table:number-columns-repeated="2"/>
          <table:table-cell office:value-type="float" office:value="360103" calcext:value-type="float">
            <text:p>360103</text:p>
          </table:table-cell>
          <table:table-cell table:number-columns-repeated="2"/>
          <table:table-cell office:value-type="float" office:value="316350" calcext:value-type="float">
            <text:p>316350</text:p>
          </table:table-cell>
          <table:table-cell/>
          <table:table-cell office:value-type="float" office:value="6501415" calcext:value-type="float">
            <text:p>6501415</text:p>
          </table:table-cell>
          <table:table-cell/>
          <table:table-cell office:value-type="float" office:value="5141296" calcext:value-type="float">
            <text:p>5141296</text:p>
          </table:table-cell>
          <table:table-cell table:number-columns-repeated="22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19499" calcext:value-type="float">
            <text:p>119499</text:p>
          </table:table-cell>
          <table:table-cell table:number-columns-repeated="2"/>
          <table:table-cell office:value-type="float" office:value="155421" calcext:value-type="float">
            <text:p>155421</text:p>
          </table:table-cell>
          <table:table-cell table:number-columns-repeated="2"/>
          <table:table-cell office:value-type="float" office:value="302497" calcext:value-type="float">
            <text:p>302497</text:p>
          </table:table-cell>
          <table:table-cell table:number-columns-repeated="2"/>
          <table:table-cell office:value-type="float" office:value="300755" calcext:value-type="float">
            <text:p>300755</text:p>
          </table:table-cell>
          <table:table-cell table:number-columns-repeated="2"/>
          <table:table-cell office:value-type="float" office:value="240333" calcext:value-type="float">
            <text:p>240333</text:p>
          </table:table-cell>
          <table:table-cell table:number-columns-repeated="2"/>
          <table:table-cell office:value-type="float" office:value="153068" calcext:value-type="float">
            <text:p>153068</text:p>
          </table:table-cell>
          <table:table-cell table:number-columns-repeated="2"/>
          <table:table-cell office:value-type="float" office:value="240846" calcext:value-type="float">
            <text:p>240846</text:p>
          </table:table-cell>
          <table:table-cell table:number-columns-repeated="3"/>
          <table:table-cell office:value-type="float" office:value="147296" calcext:value-type="float">
            <text:p>147296</text:p>
          </table:table-cell>
          <table:table-cell table:number-columns-repeated="3"/>
          <table:table-cell office:value-type="float" office:value="238757" calcext:value-type="float">
            <text:p>238757</text:p>
          </table:table-cell>
          <table:table-cell table:number-columns-repeated="2"/>
          <table:table-cell office:value-type="float" office:value="561799" calcext:value-type="float">
            <text:p>561799</text:p>
          </table:table-cell>
          <table:table-cell table:number-columns-repeated="2"/>
          <table:table-cell office:value-type="float" office:value="569738" calcext:value-type="float">
            <text:p>569738</text:p>
          </table:table-cell>
          <table:table-cell/>
          <table:table-cell office:value-type="float" office:value="6376797" calcext:value-type="float">
            <text:p>6376797</text:p>
          </table:table-cell>
          <table:table-cell/>
          <table:table-cell office:value-type="float" office:value="5189954" calcext:value-type="float">
            <text:p>5189954</text:p>
          </table:table-cell>
          <table:table-cell table:number-columns-repeated="25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08261" calcext:value-type="float">
            <text:p>108261</text:p>
          </table:table-cell>
          <table:table-cell table:number-columns-repeated="2"/>
          <table:table-cell office:value-type="float" office:value="101046" calcext:value-type="float">
            <text:p>101046</text:p>
          </table:table-cell>
          <table:table-cell table:number-columns-repeated="2"/>
          <table:table-cell office:value-type="float" office:value="365678" calcext:value-type="float">
            <text:p>365678</text:p>
          </table:table-cell>
          <table:table-cell table:number-columns-repeated="2"/>
          <table:table-cell office:value-type="float" office:value="359761" calcext:value-type="float">
            <text:p>359761</text:p>
          </table:table-cell>
          <table:table-cell table:number-columns-repeated="2"/>
          <table:table-cell office:value-type="float" office:value="261936" calcext:value-type="float">
            <text:p>261936</text:p>
          </table:table-cell>
          <table:table-cell table:number-columns-repeated="3"/>
          <table:table-cell office:value-type="float" office:value="94378" calcext:value-type="float">
            <text:p>94378</text:p>
          </table:table-cell>
          <table:table-cell table:number-columns-repeated="2"/>
          <table:table-cell office:value-type="float" office:value="262783" calcext:value-type="float">
            <text:p>262783</text:p>
          </table:table-cell>
          <table:table-cell table:number-columns-repeated="4"/>
          <table:table-cell office:value-type="float" office:value="87165" calcext:value-type="float">
            <text:p>87165</text:p>
          </table:table-cell>
          <table:table-cell table:number-columns-repeated="3"/>
          <table:table-cell office:value-type="float" office:value="265023" calcext:value-type="float">
            <text:p>265023</text:p>
          </table:table-cell>
          <table:table-cell table:number-columns-repeated="2"/>
          <table:table-cell office:value-type="float" office:value="394093" calcext:value-type="float">
            <text:p>394093</text:p>
          </table:table-cell>
          <table:table-cell table:number-columns-repeated="2"/>
          <table:table-cell office:value-type="float" office:value="358108" calcext:value-type="float">
            <text:p>358108</text:p>
          </table:table-cell>
          <table:table-cell/>
          <table:table-cell office:value-type="float" office:value="6202685" calcext:value-type="float">
            <text:p>6202685</text:p>
          </table:table-cell>
          <table:table-cell/>
          <table:table-cell office:value-type="float" office:value="5305068" calcext:value-type="float">
            <text:p>5305068</text:p>
          </table:table-cell>
          <table:table-cell table:number-columns-repeated="23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142190" calcext:value-type="float">
            <text:p>142190</text:p>
          </table:table-cell>
          <table:table-cell table:number-columns-repeated="2"/>
          <table:table-cell office:value-type="float" office:value="138801" calcext:value-type="float">
            <text:p>138801</text:p>
          </table:table-cell>
          <table:table-cell table:number-columns-repeated="2"/>
          <table:table-cell office:value-type="float" office:value="398441" calcext:value-type="float">
            <text:p>398441</text:p>
          </table:table-cell>
          <table:table-cell table:number-columns-repeated="2"/>
          <table:table-cell office:value-type="float" office:value="403625" calcext:value-type="float">
            <text:p>403625</text:p>
          </table:table-cell>
          <table:table-cell table:number-columns-repeated="2"/>
          <table:table-cell office:value-type="float" office:value="320437" calcext:value-type="float">
            <text:p>320437</text:p>
          </table:table-cell>
          <table:table-cell table:number-columns-repeated="2"/>
          <table:table-cell office:value-type="float" office:value="134286" calcext:value-type="float">
            <text:p>134286</text:p>
          </table:table-cell>
          <table:table-cell table:number-columns-repeated="2"/>
          <table:table-cell office:value-type="float" office:value="322450" calcext:value-type="float">
            <text:p>322450</text:p>
          </table:table-cell>
          <table:table-cell table:number-columns-repeated="3"/>
          <table:table-cell office:value-type="float" office:value="128763" calcext:value-type="float">
            <text:p>128763</text:p>
          </table:table-cell>
          <table:table-cell table:number-columns-repeated="3"/>
          <table:table-cell office:value-type="float" office:value="311563" calcext:value-type="float">
            <text:p>311563</text:p>
          </table:table-cell>
          <table:table-cell table:number-columns-repeated="2"/>
          <table:table-cell office:value-type="float" office:value="582884" calcext:value-type="float">
            <text:p>582884</text:p>
          </table:table-cell>
          <table:table-cell table:number-columns-repeated="2"/>
          <table:table-cell office:value-type="float" office:value="602676" calcext:value-type="float">
            <text:p>602676</text:p>
          </table:table-cell>
          <table:table-cell/>
          <table:table-cell office:value-type="float" office:value="6555098" calcext:value-type="float">
            <text:p>6555098</text:p>
          </table:table-cell>
          <table:table-cell/>
          <table:table-cell office:value-type="float" office:value="5256424" calcext:value-type="float">
            <text:p>5256424</text:p>
          </table:table-cell>
          <table:table-cell table:number-columns-repeated="25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118010" calcext:value-type="float">
            <text:p>118010</text:p>
          </table:table-cell>
          <table:table-cell table:number-columns-repeated="2"/>
          <table:table-cell office:value-type="float" office:value="104937" calcext:value-type="float">
            <text:p>104937</text:p>
          </table:table-cell>
          <table:table-cell table:number-columns-repeated="2"/>
          <table:table-cell office:value-type="float" office:value="257004" calcext:value-type="float">
            <text:p>257004</text:p>
          </table:table-cell>
          <table:table-cell table:number-columns-repeated="2"/>
          <table:table-cell office:value-type="float" office:value="323394" calcext:value-type="float">
            <text:p>323394</text:p>
          </table:table-cell>
          <table:table-cell table:number-columns-repeated="2"/>
          <table:table-cell office:value-type="float" office:value="371179" calcext:value-type="float">
            <text:p>371179</text:p>
          </table:table-cell>
          <table:table-cell table:number-columns-repeated="2"/>
          <table:table-cell office:value-type="float" office:value="157769" calcext:value-type="float">
            <text:p>157769</text:p>
          </table:table-cell>
          <table:table-cell table:number-columns-repeated="2"/>
          <table:table-cell office:value-type="float" office:value="368884" calcext:value-type="float">
            <text:p>368884</text:p>
          </table:table-cell>
          <table:table-cell table:number-columns-repeated="3"/>
          <table:table-cell office:value-type="float" office:value="154105" calcext:value-type="float">
            <text:p>154105</text:p>
          </table:table-cell>
          <table:table-cell table:number-columns-repeated="3"/>
          <table:table-cell office:value-type="float" office:value="373800" calcext:value-type="float">
            <text:p>373800</text:p>
          </table:table-cell>
          <table:table-cell table:number-columns-repeated="2"/>
          <table:table-cell office:value-type="float" office:value="606609" calcext:value-type="float">
            <text:p>606609</text:p>
          </table:table-cell>
          <table:table-cell table:number-columns-repeated="2"/>
          <table:table-cell office:value-type="float" office:value="630862" calcext:value-type="float">
            <text:p>630862</text:p>
          </table:table-cell>
          <table:table-cell/>
          <table:table-cell office:value-type="float" office:value="6410518" calcext:value-type="float">
            <text:p>6410518</text:p>
          </table:table-cell>
          <table:table-cell/>
          <table:table-cell office:value-type="float" office:value="5239941" calcext:value-type="float">
            <text:p>5239941</text:p>
          </table:table-cell>
          <table:table-cell table:number-columns-repeated="26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186724" calcext:value-type="float">
            <text:p>186724</text:p>
          </table:table-cell>
          <table:table-cell table:number-columns-repeated="2"/>
          <table:table-cell office:value-type="float" office:value="182583" calcext:value-type="float">
            <text:p>182583</text:p>
          </table:table-cell>
          <table:table-cell table:number-columns-repeated="2"/>
          <table:table-cell office:value-type="float" office:value="478864" calcext:value-type="float">
            <text:p>478864</text:p>
          </table:table-cell>
          <table:table-cell table:number-columns-repeated="2"/>
          <table:table-cell office:value-type="float" office:value="484895" calcext:value-type="float">
            <text:p>484895</text:p>
          </table:table-cell>
          <table:table-cell table:number-columns-repeated="2"/>
          <table:table-cell office:value-type="float" office:value="437649" calcext:value-type="float">
            <text:p>437649</text:p>
          </table:table-cell>
          <table:table-cell table:number-columns-repeated="2"/>
          <table:table-cell office:value-type="float" office:value="175691" calcext:value-type="float">
            <text:p>175691</text:p>
          </table:table-cell>
          <table:table-cell table:number-columns-repeated="2"/>
          <table:table-cell office:value-type="float" office:value="427540" calcext:value-type="float">
            <text:p>427540</text:p>
          </table:table-cell>
          <table:table-cell table:number-columns-repeated="3"/>
          <table:table-cell office:value-type="float" office:value="169276" calcext:value-type="float">
            <text:p>169276</text:p>
          </table:table-cell>
          <table:table-cell table:number-columns-repeated="3"/>
          <table:table-cell office:value-type="float" office:value="430884" calcext:value-type="float">
            <text:p>430884</text:p>
          </table:table-cell>
          <table:table-cell table:number-columns-repeated="2"/>
          <table:table-cell office:value-type="float" office:value="585155" calcext:value-type="float">
            <text:p>585155</text:p>
          </table:table-cell>
          <table:table-cell table:number-columns-repeated="2"/>
          <table:table-cell office:value-type="float" office:value="629164" calcext:value-type="float">
            <text:p>629164</text:p>
          </table:table-cell>
          <table:table-cell/>
          <table:table-cell office:value-type="float" office:value="6436449" calcext:value-type="float">
            <text:p>6436449</text:p>
          </table:table-cell>
          <table:table-cell/>
          <table:table-cell office:value-type="float" office:value="5310116" calcext:value-type="float">
            <text:p>5310116</text:p>
          </table:table-cell>
          <table:table-cell table:number-columns-repeated="26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159644" calcext:value-type="float">
            <text:p>159644</text:p>
          </table:table-cell>
          <table:table-cell table:number-columns-repeated="2"/>
          <table:table-cell office:value-type="float" office:value="163451" calcext:value-type="float">
            <text:p>163451</text:p>
          </table:table-cell>
          <table:table-cell table:number-columns-repeated="2"/>
          <table:table-cell office:value-type="float" office:value="313834" calcext:value-type="float">
            <text:p>313834</text:p>
          </table:table-cell>
          <table:table-cell table:number-columns-repeated="2"/>
          <table:table-cell office:value-type="float" office:value="539672" calcext:value-type="float">
            <text:p>539672</text:p>
          </table:table-cell>
          <table:table-cell table:number-columns-repeated="2"/>
          <table:table-cell office:value-type="float" office:value="514641" calcext:value-type="float">
            <text:p>514641</text:p>
          </table:table-cell>
          <table:table-cell table:number-columns-repeated="2"/>
          <table:table-cell office:value-type="float" office:value="266440" calcext:value-type="float">
            <text:p>266440</text:p>
          </table:table-cell>
          <table:table-cell table:number-columns-repeated="2"/>
          <table:table-cell office:value-type="float" office:value="501151" calcext:value-type="float">
            <text:p>501151</text:p>
          </table:table-cell>
          <table:table-cell table:number-columns-repeated="3"/>
          <table:table-cell office:value-type="float" office:value="257685" calcext:value-type="float">
            <text:p>257685</text:p>
          </table:table-cell>
          <table:table-cell table:number-columns-repeated="3"/>
          <table:table-cell office:value-type="float" office:value="505158" calcext:value-type="float">
            <text:p>505158</text:p>
          </table:table-cell>
          <table:table-cell table:number-columns-repeated="2"/>
          <table:table-cell office:value-type="float" office:value="596629" calcext:value-type="float">
            <text:p>596629</text:p>
          </table:table-cell>
          <table:table-cell table:number-columns-repeated="2"/>
          <table:table-cell office:value-type="float" office:value="647332" calcext:value-type="float">
            <text:p>647332</text:p>
          </table:table-cell>
          <table:table-cell/>
          <table:table-cell office:value-type="float" office:value="6112275" calcext:value-type="float">
            <text:p>6112275</text:p>
          </table:table-cell>
          <table:table-cell/>
          <table:table-cell office:value-type="float" office:value="4969458" calcext:value-type="float">
            <text:p>4969458</text:p>
          </table:table-cell>
          <table:table-cell table:number-columns-repeated="26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250176" calcext:value-type="float">
            <text:p>250176</text:p>
          </table:table-cell>
          <table:table-cell table:number-columns-repeated="2"/>
          <table:table-cell office:value-type="float" office:value="238165" calcext:value-type="float">
            <text:p>238165</text:p>
          </table:table-cell>
          <table:table-cell table:number-columns-repeated="2"/>
          <table:table-cell office:value-type="float" office:value="300171" calcext:value-type="float">
            <text:p>300171</text:p>
          </table:table-cell>
          <table:table-cell table:number-columns-repeated="2"/>
          <table:table-cell office:value-type="float" office:value="551043" calcext:value-type="float">
            <text:p>551043</text:p>
          </table:table-cell>
          <table:table-cell table:number-columns-repeated="2"/>
          <table:table-cell office:value-type="float" office:value="534045" calcext:value-type="float">
            <text:p>534045</text:p>
          </table:table-cell>
          <table:table-cell table:number-columns-repeated="2"/>
          <table:table-cell office:value-type="float" office:value="316070" calcext:value-type="float">
            <text:p>316070</text:p>
          </table:table-cell>
          <table:table-cell table:number-columns-repeated="2"/>
          <table:table-cell office:value-type="float" office:value="540906" calcext:value-type="float">
            <text:p>540906</text:p>
          </table:table-cell>
          <table:table-cell table:number-columns-repeated="3"/>
          <table:table-cell office:value-type="float" office:value="298898" calcext:value-type="float">
            <text:p>298898</text:p>
          </table:table-cell>
          <table:table-cell table:number-columns-repeated="3"/>
          <table:table-cell office:value-type="float" office:value="535725" calcext:value-type="float">
            <text:p>535725</text:p>
          </table:table-cell>
          <table:table-cell table:number-columns-repeated="2"/>
          <table:table-cell office:value-type="float" office:value="618557" calcext:value-type="float">
            <text:p>618557</text:p>
          </table:table-cell>
          <table:table-cell table:number-columns-repeated="2"/>
          <table:table-cell office:value-type="float" office:value="670203" calcext:value-type="float">
            <text:p>670203</text:p>
          </table:table-cell>
          <table:table-cell/>
          <table:table-cell office:value-type="float" office:value="5479371" calcext:value-type="float">
            <text:p>5479371</text:p>
          </table:table-cell>
          <table:table-cell/>
          <table:table-cell office:value-type="float" office:value="4543383" calcext:value-type="float">
            <text:p>4543383</text:p>
          </table:table-cell>
          <table:table-cell table:number-columns-repeated="26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268015" calcext:value-type="float">
            <text:p>268015</text:p>
          </table:table-cell>
          <table:table-cell table:number-columns-repeated="2"/>
          <table:table-cell office:value-type="float" office:value="214421" calcext:value-type="float">
            <text:p>214421</text:p>
          </table:table-cell>
          <table:table-cell table:number-columns-repeated="2"/>
          <table:table-cell office:value-type="float" office:value="403635" calcext:value-type="float">
            <text:p>403635</text:p>
          </table:table-cell>
          <table:table-cell table:number-columns-repeated="2"/>
          <table:table-cell office:value-type="float" office:value="576626" calcext:value-type="float">
            <text:p>576626</text:p>
          </table:table-cell>
          <table:table-cell table:number-columns-repeated="2"/>
          <table:table-cell office:value-type="float" office:value="557136" calcext:value-type="float">
            <text:p>557136</text:p>
          </table:table-cell>
          <table:table-cell table:number-columns-repeated="2"/>
          <table:table-cell office:value-type="float" office:value="344970" calcext:value-type="float">
            <text:p>344970</text:p>
          </table:table-cell>
          <table:table-cell table:number-columns-repeated="2"/>
          <table:table-cell office:value-type="float" office:value="554886" calcext:value-type="float">
            <text:p>554886</text:p>
          </table:table-cell>
          <table:table-cell table:number-columns-repeated="3"/>
          <table:table-cell office:value-type="float" office:value="319159" calcext:value-type="float">
            <text:p>319159</text:p>
          </table:table-cell>
          <table:table-cell table:number-columns-repeated="3"/>
          <table:table-cell office:value-type="float" office:value="560117" calcext:value-type="float">
            <text:p>560117</text:p>
          </table:table-cell>
          <table:table-cell table:number-columns-repeated="2"/>
          <table:table-cell office:value-type="float" office:value="702399" calcext:value-type="float">
            <text:p>702399</text:p>
          </table:table-cell>
          <table:table-cell table:number-columns-repeated="2"/>
          <table:table-cell office:value-type="float" office:value="741139" calcext:value-type="float">
            <text:p>741139</text:p>
          </table:table-cell>
          <table:table-cell/>
          <table:table-cell office:value-type="float" office:value="5174883" calcext:value-type="float">
            <text:p>5174883</text:p>
          </table:table-cell>
          <table:table-cell/>
          <table:table-cell office:value-type="float" office:value="4404515" calcext:value-type="float">
            <text:p>4404515</text:p>
          </table:table-cell>
          <table:table-cell table:number-columns-repeated="27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53745" calcext:value-type="float">
            <text:p>153745</text:p>
          </table:table-cell>
          <table:table-cell table:number-columns-repeated="2"/>
          <table:table-cell office:value-type="float" office:value="143417" calcext:value-type="float">
            <text:p>143417</text:p>
          </table:table-cell>
          <table:table-cell table:number-columns-repeated="2"/>
          <table:table-cell office:value-type="float" office:value="199219" calcext:value-type="float">
            <text:p>199219</text:p>
          </table:table-cell>
          <table:table-cell table:number-columns-repeated="2"/>
          <table:table-cell office:value-type="float" office:value="199446" calcext:value-type="float">
            <text:p>199446</text:p>
          </table:table-cell>
          <table:table-cell table:number-columns-repeated="2"/>
          <table:table-cell office:value-type="float" office:value="161810" calcext:value-type="float">
            <text:p>161810</text:p>
          </table:table-cell>
          <table:table-cell table:number-columns-repeated="2"/>
          <table:table-cell office:value-type="float" office:value="142719" calcext:value-type="float">
            <text:p>142719</text:p>
          </table:table-cell>
          <table:table-cell table:number-columns-repeated="2"/>
          <table:table-cell office:value-type="float" office:value="170877" calcext:value-type="float">
            <text:p>170877</text:p>
          </table:table-cell>
          <table:table-cell table:number-columns-repeated="3"/>
          <table:table-cell office:value-type="float" office:value="130773" calcext:value-type="float">
            <text:p>130773</text:p>
          </table:table-cell>
          <table:table-cell table:number-columns-repeated="3"/>
          <table:table-cell office:value-type="float" office:value="170582" calcext:value-type="float">
            <text:p>170582</text:p>
          </table:table-cell>
          <table:table-cell table:number-columns-repeated="2"/>
          <table:table-cell office:value-type="float" office:value="288320" calcext:value-type="float">
            <text:p>288320</text:p>
          </table:table-cell>
          <table:table-cell table:number-columns-repeated="2"/>
          <table:table-cell office:value-type="float" office:value="247022" calcext:value-type="float">
            <text:p>247022</text:p>
          </table:table-cell>
          <table:table-cell/>
          <table:table-cell office:value-type="float" office:value="6707021" calcext:value-type="float">
            <text:p>6707021</text:p>
          </table:table-cell>
          <table:table-cell/>
          <table:table-cell office:value-type="float" office:value="5264564" calcext:value-type="float">
            <text:p>5264564</text:p>
          </table:table-cell>
          <table:table-cell table:number-columns-repeated="24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29107" calcext:value-type="float">
            <text:p>129107</text:p>
          </table:table-cell>
          <table:table-cell table:number-columns-repeated="2"/>
          <table:table-cell office:value-type="float" office:value="145410" calcext:value-type="float">
            <text:p>145410</text:p>
          </table:table-cell>
          <table:table-cell table:number-columns-repeated="2"/>
          <table:table-cell office:value-type="float" office:value="305344" calcext:value-type="float">
            <text:p>305344</text:p>
          </table:table-cell>
          <table:table-cell table:number-columns-repeated="2"/>
          <table:table-cell office:value-type="float" office:value="303938" calcext:value-type="float">
            <text:p>303938</text:p>
          </table:table-cell>
          <table:table-cell table:number-columns-repeated="2"/>
          <table:table-cell office:value-type="float" office:value="240175" calcext:value-type="float">
            <text:p>240175</text:p>
          </table:table-cell>
          <table:table-cell table:number-columns-repeated="2"/>
          <table:table-cell office:value-type="float" office:value="133991" calcext:value-type="float">
            <text:p>133991</text:p>
          </table:table-cell>
          <table:table-cell table:number-columns-repeated="2"/>
          <table:table-cell office:value-type="float" office:value="238539" calcext:value-type="float">
            <text:p>238539</text:p>
          </table:table-cell>
          <table:table-cell table:number-columns-repeated="3"/>
          <table:table-cell office:value-type="float" office:value="117757" calcext:value-type="float">
            <text:p>117757</text:p>
          </table:table-cell>
          <table:table-cell table:number-columns-repeated="3"/>
          <table:table-cell office:value-type="float" office:value="240268" calcext:value-type="float">
            <text:p>240268</text:p>
          </table:table-cell>
          <table:table-cell table:number-columns-repeated="2"/>
          <table:table-cell office:value-type="float" office:value="205437" calcext:value-type="float">
            <text:p>205437</text:p>
          </table:table-cell>
          <table:table-cell table:number-columns-repeated="2"/>
          <table:table-cell office:value-type="float" office:value="158348" calcext:value-type="float">
            <text:p>158348</text:p>
          </table:table-cell>
          <table:table-cell/>
          <table:table-cell office:value-type="float" office:value="6455245" calcext:value-type="float">
            <text:p>6455245</text:p>
          </table:table-cell>
          <table:table-cell/>
          <table:table-cell office:value-type="float" office:value="5328939" calcext:value-type="float">
            <text:p>5328939</text:p>
          </table:table-cell>
          <table:table-cell table:number-columns-repeated="25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42781" calcext:value-type="float">
            <text:p>142781</text:p>
          </table:table-cell>
          <table:table-cell table:number-columns-repeated="2"/>
          <table:table-cell office:value-type="float" office:value="134008" calcext:value-type="float">
            <text:p>134008</text:p>
          </table:table-cell>
          <table:table-cell table:number-columns-repeated="2"/>
          <table:table-cell office:value-type="float" office:value="371946" calcext:value-type="float">
            <text:p>371946</text:p>
          </table:table-cell>
          <table:table-cell table:number-columns-repeated="2"/>
          <table:table-cell office:value-type="float" office:value="370887" calcext:value-type="float">
            <text:p>370887</text:p>
          </table:table-cell>
          <table:table-cell table:number-columns-repeated="2"/>
          <table:table-cell office:value-type="float" office:value="259131" calcext:value-type="float">
            <text:p>259131</text:p>
          </table:table-cell>
          <table:table-cell table:number-columns-repeated="2"/>
          <table:table-cell office:value-type="float" office:value="123108" calcext:value-type="float">
            <text:p>123108</text:p>
          </table:table-cell>
          <table:table-cell table:number-columns-repeated="2"/>
          <table:table-cell office:value-type="float" office:value="256992" calcext:value-type="float">
            <text:p>256992</text:p>
          </table:table-cell>
          <table:table-cell table:number-columns-repeated="3"/>
          <table:table-cell office:value-type="float" office:value="112344" calcext:value-type="float">
            <text:p>112344</text:p>
          </table:table-cell>
          <table:table-cell table:number-columns-repeated="3"/>
          <table:table-cell office:value-type="float" office:value="259812" calcext:value-type="float">
            <text:p>259812</text:p>
          </table:table-cell>
          <table:table-cell table:number-columns-repeated="2"/>
          <table:table-cell office:value-type="float" office:value="237296" calcext:value-type="float">
            <text:p>237296</text:p>
          </table:table-cell>
          <table:table-cell table:number-columns-repeated="2"/>
          <table:table-cell office:value-type="float" office:value="203167" calcext:value-type="float">
            <text:p>203167</text:p>
          </table:table-cell>
          <table:table-cell/>
          <table:table-cell office:value-type="float" office:value="6453483" calcext:value-type="float">
            <text:p>6453483</text:p>
          </table:table-cell>
          <table:table-cell/>
          <table:table-cell office:value-type="float" office:value="4689050" calcext:value-type="float">
            <text:p>4689050</text:p>
          </table:table-cell>
          <table:table-cell table:number-columns-repeated="25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146318" calcext:value-type="float">
            <text:p>146318</text:p>
          </table:table-cell>
          <table:table-cell table:number-columns-repeated="2"/>
          <table:table-cell office:value-type="float" office:value="136565" calcext:value-type="float">
            <text:p>136565</text:p>
          </table:table-cell>
          <table:table-cell table:number-columns-repeated="2"/>
          <table:table-cell office:value-type="float" office:value="390606" calcext:value-type="float">
            <text:p>390606</text:p>
          </table:table-cell>
          <table:table-cell table:number-columns-repeated="2"/>
          <table:table-cell office:value-type="float" office:value="396828" calcext:value-type="float">
            <text:p>396828</text:p>
          </table:table-cell>
          <table:table-cell table:number-columns-repeated="2"/>
          <table:table-cell office:value-type="float" office:value="316330" calcext:value-type="float">
            <text:p>316330</text:p>
          </table:table-cell>
          <table:table-cell table:number-columns-repeated="2"/>
          <table:table-cell office:value-type="float" office:value="129886" calcext:value-type="float">
            <text:p>129886</text:p>
          </table:table-cell>
          <table:table-cell table:number-columns-repeated="2"/>
          <table:table-cell office:value-type="float" office:value="319815" calcext:value-type="float">
            <text:p>319815</text:p>
          </table:table-cell>
          <table:table-cell table:number-columns-repeated="3"/>
          <table:table-cell office:value-type="float" office:value="122243" calcext:value-type="float">
            <text:p>122243</text:p>
          </table:table-cell>
          <table:table-cell table:number-columns-repeated="3"/>
          <table:table-cell office:value-type="float" office:value="320772" calcext:value-type="float">
            <text:p>320772</text:p>
          </table:table-cell>
          <table:table-cell table:number-columns-repeated="2"/>
          <table:table-cell office:value-type="float" office:value="273375" calcext:value-type="float">
            <text:p>273375</text:p>
          </table:table-cell>
          <table:table-cell table:number-columns-repeated="2"/>
          <table:table-cell office:value-type="float" office:value="228672" calcext:value-type="float">
            <text:p>228672</text:p>
          </table:table-cell>
          <table:table-cell/>
          <table:table-cell office:value-type="float" office:value="6365809" calcext:value-type="float">
            <text:p>6365809</text:p>
          </table:table-cell>
          <table:table-cell/>
          <table:table-cell office:value-type="float" office:value="4989560" calcext:value-type="float">
            <text:p>4989560</text:p>
          </table:table-cell>
          <table:table-cell table:number-columns-repeated="25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101669" calcext:value-type="float">
            <text:p>101669</text:p>
          </table:table-cell>
          <table:table-cell table:number-columns-repeated="2"/>
          <table:table-cell office:value-type="float" office:value="150855" calcext:value-type="float">
            <text:p>150855</text:p>
          </table:table-cell>
          <table:table-cell table:number-columns-repeated="2"/>
          <table:table-cell office:value-type="float" office:value="443454" calcext:value-type="float">
            <text:p>443454</text:p>
          </table:table-cell>
          <table:table-cell table:number-columns-repeated="2"/>
          <table:table-cell office:value-type="float" office:value="416269" calcext:value-type="float">
            <text:p>416269</text:p>
          </table:table-cell>
          <table:table-cell table:number-columns-repeated="2"/>
          <table:table-cell office:value-type="float" office:value="364492" calcext:value-type="float">
            <text:p>364492</text:p>
          </table:table-cell>
          <table:table-cell table:number-columns-repeated="2"/>
          <table:table-cell office:value-type="float" office:value="132235" calcext:value-type="float">
            <text:p>132235</text:p>
          </table:table-cell>
          <table:table-cell table:number-columns-repeated="2"/>
          <table:table-cell office:value-type="float" office:value="371808" calcext:value-type="float">
            <text:p>371808</text:p>
          </table:table-cell>
          <table:table-cell table:number-columns-repeated="3"/>
          <table:table-cell office:value-type="float" office:value="127878" calcext:value-type="float">
            <text:p>127878</text:p>
          </table:table-cell>
          <table:table-cell table:number-columns-repeated="3"/>
          <table:table-cell office:value-type="float" office:value="386665" calcext:value-type="float">
            <text:p>386665</text:p>
          </table:table-cell>
          <table:table-cell table:number-columns-repeated="2"/>
          <table:table-cell office:value-type="float" office:value="289563" calcext:value-type="float">
            <text:p>289563</text:p>
          </table:table-cell>
          <table:table-cell table:number-columns-repeated="2"/>
          <table:table-cell office:value-type="float" office:value="247195" calcext:value-type="float">
            <text:p>247195</text:p>
          </table:table-cell>
          <table:table-cell/>
          <table:table-cell office:value-type="float" office:value="6496514" calcext:value-type="float">
            <text:p>6496514</text:p>
          </table:table-cell>
          <table:table-cell/>
          <table:table-cell office:value-type="float" office:value="5283448" calcext:value-type="float">
            <text:p>5283448</text:p>
          </table:table-cell>
          <table:table-cell table:number-columns-repeated="26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157838" calcext:value-type="float">
            <text:p>157838</text:p>
          </table:table-cell>
          <table:table-cell table:number-columns-repeated="2"/>
          <table:table-cell office:value-type="float" office:value="204240" calcext:value-type="float">
            <text:p>204240</text:p>
          </table:table-cell>
          <table:table-cell table:number-columns-repeated="2"/>
          <table:table-cell office:value-type="float" office:value="487659" calcext:value-type="float">
            <text:p>487659</text:p>
          </table:table-cell>
          <table:table-cell table:number-columns-repeated="2"/>
          <table:table-cell office:value-type="float" office:value="491037" calcext:value-type="float">
            <text:p>491037</text:p>
          </table:table-cell>
          <table:table-cell table:number-columns-repeated="2"/>
          <table:table-cell office:value-type="float" office:value="427669" calcext:value-type="float">
            <text:p>427669</text:p>
          </table:table-cell>
          <table:table-cell table:number-columns-repeated="2"/>
          <table:table-cell office:value-type="float" office:value="183788" calcext:value-type="float">
            <text:p>183788</text:p>
          </table:table-cell>
          <table:table-cell table:number-columns-repeated="2"/>
          <table:table-cell office:value-type="float" office:value="425479" calcext:value-type="float">
            <text:p>425479</text:p>
          </table:table-cell>
          <table:table-cell table:number-columns-repeated="3"/>
          <table:table-cell office:value-type="float" office:value="168124" calcext:value-type="float">
            <text:p>168124</text:p>
          </table:table-cell>
          <table:table-cell table:number-columns-repeated="3"/>
          <table:table-cell office:value-type="float" office:value="415139" calcext:value-type="float">
            <text:p>415139</text:p>
          </table:table-cell>
          <table:table-cell table:number-columns-repeated="2"/>
          <table:table-cell office:value-type="float" office:value="314752" calcext:value-type="float">
            <text:p>314752</text:p>
          </table:table-cell>
          <table:table-cell table:number-columns-repeated="2"/>
          <table:table-cell office:value-type="float" office:value="284292" calcext:value-type="float">
            <text:p>284292</text:p>
          </table:table-cell>
          <table:table-cell/>
          <table:table-cell office:value-type="float" office:value="6487257" calcext:value-type="float">
            <text:p>6487257</text:p>
          </table:table-cell>
          <table:table-cell/>
          <table:table-cell office:value-type="float" office:value="5343507" calcext:value-type="float">
            <text:p>5343507</text:p>
          </table:table-cell>
          <table:table-cell table:number-columns-repeated="26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184261" calcext:value-type="float">
            <text:p>184261</text:p>
          </table:table-cell>
          <table:table-cell table:number-columns-repeated="2"/>
          <table:table-cell office:value-type="float" office:value="194612" calcext:value-type="float">
            <text:p>194612</text:p>
          </table:table-cell>
          <table:table-cell table:number-columns-repeated="2"/>
          <table:table-cell office:value-type="float" office:value="493273" calcext:value-type="float">
            <text:p>493273</text:p>
          </table:table-cell>
          <table:table-cell table:number-columns-repeated="2"/>
          <table:table-cell office:value-type="float" office:value="533747" calcext:value-type="float">
            <text:p>533747</text:p>
          </table:table-cell>
          <table:table-cell table:number-columns-repeated="2"/>
          <table:table-cell office:value-type="float" office:value="482704" calcext:value-type="float">
            <text:p>482704</text:p>
          </table:table-cell>
          <table:table-cell table:number-columns-repeated="2"/>
          <table:table-cell office:value-type="float" office:value="224739" calcext:value-type="float">
            <text:p>224739</text:p>
          </table:table-cell>
          <table:table-cell table:number-columns-repeated="2"/>
          <table:table-cell office:value-type="float" office:value="479821" calcext:value-type="float">
            <text:p>479821</text:p>
          </table:table-cell>
          <table:table-cell table:number-columns-repeated="3"/>
          <table:table-cell office:value-type="float" office:value="207493" calcext:value-type="float">
            <text:p>207493</text:p>
          </table:table-cell>
          <table:table-cell table:number-columns-repeated="3"/>
          <table:table-cell office:value-type="float" office:value="483412" calcext:value-type="float">
            <text:p>483412</text:p>
          </table:table-cell>
          <table:table-cell table:number-columns-repeated="2"/>
          <table:table-cell office:value-type="float" office:value="344791" calcext:value-type="float">
            <text:p>344791</text:p>
          </table:table-cell>
          <table:table-cell table:number-columns-repeated="2"/>
          <table:table-cell office:value-type="float" office:value="315163" calcext:value-type="float">
            <text:p>315163</text:p>
          </table:table-cell>
          <table:table-cell/>
          <table:table-cell office:value-type="float" office:value="6276650" calcext:value-type="float">
            <text:p>6276650</text:p>
          </table:table-cell>
          <table:table-cell/>
          <table:table-cell office:value-type="float" office:value="5141787" calcext:value-type="float">
            <text:p>5141787</text:p>
          </table:table-cell>
          <table:table-cell table:number-columns-repeated="26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248447" calcext:value-type="float">
            <text:p>248447</text:p>
          </table:table-cell>
          <table:table-cell table:number-columns-repeated="2"/>
          <table:table-cell office:value-type="float" office:value="249914" calcext:value-type="float">
            <text:p>249914</text:p>
          </table:table-cell>
          <table:table-cell table:number-columns-repeated="2"/>
          <table:table-cell office:value-type="float" office:value="555673" calcext:value-type="float">
            <text:p>555673</text:p>
          </table:table-cell>
          <table:table-cell table:number-columns-repeated="2"/>
          <table:table-cell office:value-type="float" office:value="555296" calcext:value-type="float">
            <text:p>555296</text:p>
          </table:table-cell>
          <table:table-cell table:number-columns-repeated="2"/>
          <table:table-cell office:value-type="float" office:value="530567" calcext:value-type="float">
            <text:p>530567</text:p>
          </table:table-cell>
          <table:table-cell table:number-columns-repeated="2"/>
          <table:table-cell office:value-type="float" office:value="228073" calcext:value-type="float">
            <text:p>228073</text:p>
          </table:table-cell>
          <table:table-cell table:number-columns-repeated="2"/>
          <table:table-cell office:value-type="float" office:value="530601" calcext:value-type="float">
            <text:p>530601</text:p>
          </table:table-cell>
          <table:table-cell table:number-columns-repeated="3"/>
          <table:table-cell office:value-type="float" office:value="204510" calcext:value-type="float">
            <text:p>204510</text:p>
          </table:table-cell>
          <table:table-cell table:number-columns-repeated="3"/>
          <table:table-cell office:value-type="float" office:value="522097" calcext:value-type="float">
            <text:p>522097</text:p>
          </table:table-cell>
          <table:table-cell table:number-columns-repeated="2"/>
          <table:table-cell office:value-type="float" office:value="304717" calcext:value-type="float">
            <text:p>304717</text:p>
          </table:table-cell>
          <table:table-cell table:number-columns-repeated="2"/>
          <table:table-cell office:value-type="float" office:value="272741" calcext:value-type="float">
            <text:p>272741</text:p>
          </table:table-cell>
          <table:table-cell/>
          <table:table-cell office:value-type="float" office:value="5549840" calcext:value-type="float">
            <text:p>5549840</text:p>
          </table:table-cell>
          <table:table-cell/>
          <table:table-cell office:value-type="float" office:value="4620905" calcext:value-type="float">
            <text:p>4620905</text:p>
          </table:table-cell>
          <table:table-cell table:number-columns-repeated="26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249482" calcext:value-type="float">
            <text:p>249482</text:p>
          </table:table-cell>
          <table:table-cell table:number-columns-repeated="2"/>
          <table:table-cell office:value-type="float" office:value="234020" calcext:value-type="float">
            <text:p>234020</text:p>
          </table:table-cell>
          <table:table-cell table:number-columns-repeated="2"/>
          <table:table-cell office:value-type="float" office:value="577047" calcext:value-type="float">
            <text:p>577047</text:p>
          </table:table-cell>
          <table:table-cell table:number-columns-repeated="2"/>
          <table:table-cell office:value-type="float" office:value="560551" calcext:value-type="float">
            <text:p>560551</text:p>
          </table:table-cell>
          <table:table-cell table:number-columns-repeated="2"/>
          <table:table-cell office:value-type="float" office:value="564000" calcext:value-type="float">
            <text:p>564000</text:p>
          </table:table-cell>
          <table:table-cell table:number-columns-repeated="2"/>
          <table:table-cell office:value-type="float" office:value="265067" calcext:value-type="float">
            <text:p>265067</text:p>
          </table:table-cell>
          <table:table-cell table:number-columns-repeated="2"/>
          <table:table-cell office:value-type="float" office:value="553690" calcext:value-type="float">
            <text:p>553690</text:p>
          </table:table-cell>
          <table:table-cell table:number-columns-repeated="3"/>
          <table:table-cell office:value-type="float" office:value="236288" calcext:value-type="float">
            <text:p>236288</text:p>
          </table:table-cell>
          <table:table-cell table:number-columns-repeated="3"/>
          <table:table-cell office:value-type="float" office:value="553982" calcext:value-type="float">
            <text:p>553982</text:p>
          </table:table-cell>
          <table:table-cell table:number-columns-repeated="2"/>
          <table:table-cell office:value-type="float" office:value="346471" calcext:value-type="float">
            <text:p>346471</text:p>
          </table:table-cell>
          <table:table-cell table:number-columns-repeated="2"/>
          <table:table-cell office:value-type="float" office:value="297961" calcext:value-type="float">
            <text:p>297961</text:p>
          </table:table-cell>
          <table:table-cell/>
          <table:table-cell office:value-type="float" office:value="5293012" calcext:value-type="float">
            <text:p>5293012</text:p>
          </table:table-cell>
          <table:table-cell/>
          <table:table-cell office:value-type="float" office:value="4442823" calcext:value-type="float">
            <text:p>4442823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40085" calcext:value-type="float">
            <text:p>140085</text:p>
          </table:table-cell>
          <table:table-cell table:number-columns-repeated="2"/>
          <table:table-cell office:value-type="float" office:value="119771" calcext:value-type="float">
            <text:p>119771</text:p>
          </table:table-cell>
          <table:table-cell table:number-columns-repeated="2"/>
          <table:table-cell office:value-type="float" office:value="220352" calcext:value-type="float">
            <text:p>220352</text:p>
          </table:table-cell>
          <table:table-cell table:number-columns-repeated="2"/>
          <table:table-cell office:value-type="float" office:value="220151" calcext:value-type="float">
            <text:p>220151</text:p>
          </table:table-cell>
          <table:table-cell table:number-columns-repeated="2"/>
          <table:table-cell office:value-type="float" office:value="166905" calcext:value-type="float">
            <text:p>166905</text:p>
          </table:table-cell>
          <table:table-cell table:number-columns-repeated="3"/>
          <table:table-cell office:value-type="float" office:value="87443" calcext:value-type="float">
            <text:p>87443</text:p>
          </table:table-cell>
          <table:table-cell table:number-columns-repeated="2"/>
          <table:table-cell office:value-type="float" office:value="155814" calcext:value-type="float">
            <text:p>155814</text:p>
          </table:table-cell>
          <table:table-cell table:number-columns-repeated="4"/>
          <table:table-cell office:value-type="float" office:value="51639" calcext:value-type="float">
            <text:p>51639</text:p>
          </table:table-cell>
          <table:table-cell table:number-columns-repeated="3"/>
          <table:table-cell office:value-type="float" office:value="167232" calcext:value-type="float">
            <text:p>167232</text:p>
          </table:table-cell>
          <table:table-cell table:number-columns-repeated="2"/>
          <table:table-cell office:value-type="float" office:value="108441" calcext:value-type="float">
            <text:p>108441</text:p>
          </table:table-cell>
          <table:table-cell table:number-columns-repeated="2"/>
          <table:table-cell office:value-type="float" office:value="258837" calcext:value-type="float">
            <text:p>258837</text:p>
          </table:table-cell>
          <table:table-cell table:number-columns-repeated="2"/>
          <table:table-cell office:value-type="float" office:value="444059" calcext:value-type="float">
            <text:p>444059</text:p>
          </table:table-cell>
          <table:table-cell table:number-columns-repeated="2"/>
          <table:table-cell office:value-type="float" office:value="445456" calcext:value-type="float">
            <text:p>445456</text:p>
          </table:table-cell>
          <table:table-cell table:number-columns-repeated="21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57165" calcext:value-type="float">
            <text:p>157165</text:p>
          </table:table-cell>
          <table:table-cell table:number-columns-repeated="2"/>
          <table:table-cell office:value-type="float" office:value="135850" calcext:value-type="float">
            <text:p>135850</text:p>
          </table:table-cell>
          <table:table-cell table:number-columns-repeated="2"/>
          <table:table-cell office:value-type="float" office:value="290414" calcext:value-type="float">
            <text:p>290414</text:p>
          </table:table-cell>
          <table:table-cell table:number-columns-repeated="2"/>
          <table:table-cell office:value-type="float" office:value="288321" calcext:value-type="float">
            <text:p>288321</text:p>
          </table:table-cell>
          <table:table-cell table:number-columns-repeated="2"/>
          <table:table-cell office:value-type="float" office:value="229241" calcext:value-type="float">
            <text:p>229241</text:p>
          </table:table-cell>
          <table:table-cell table:number-columns-repeated="2"/>
          <table:table-cell office:value-type="float" office:value="123254" calcext:value-type="float">
            <text:p>123254</text:p>
          </table:table-cell>
          <table:table-cell table:number-columns-repeated="2"/>
          <table:table-cell office:value-type="float" office:value="230964" calcext:value-type="float">
            <text:p>230964</text:p>
          </table:table-cell>
          <table:table-cell table:number-columns-repeated="3"/>
          <table:table-cell office:value-type="float" office:value="126987" calcext:value-type="float">
            <text:p>126987</text:p>
          </table:table-cell>
          <table:table-cell table:number-columns-repeated="3"/>
          <table:table-cell office:value-type="float" office:value="240308" calcext:value-type="float">
            <text:p>240308</text:p>
          </table:table-cell>
          <table:table-cell table:number-columns-repeated="2"/>
          <table:table-cell office:value-type="float" office:value="143433" calcext:value-type="float">
            <text:p>143433</text:p>
          </table:table-cell>
          <table:table-cell table:number-columns-repeated="2"/>
          <table:table-cell office:value-type="float" office:value="218540" calcext:value-type="float">
            <text:p>218540</text:p>
          </table:table-cell>
          <table:table-cell table:number-columns-repeated="2"/>
          <table:table-cell office:value-type="float" office:value="396135" calcext:value-type="float">
            <text:p>396135</text:p>
          </table:table-cell>
          <table:table-cell table:number-columns-repeated="2"/>
          <table:table-cell office:value-type="float" office:value="439704" calcext:value-type="float">
            <text:p>439704</text:p>
          </table:table-cell>
          <table:table-cell table:number-columns-repeated="24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35443" calcext:value-type="float">
            <text:p>135443</text:p>
          </table:table-cell>
          <table:table-cell table:number-columns-repeated="2"/>
          <table:table-cell office:value-type="float" office:value="116150" calcext:value-type="float">
            <text:p>116150</text:p>
          </table:table-cell>
          <table:table-cell table:number-columns-repeated="2"/>
          <table:table-cell office:value-type="float" office:value="362114" calcext:value-type="float">
            <text:p>362114</text:p>
          </table:table-cell>
          <table:table-cell table:number-columns-repeated="2"/>
          <table:table-cell office:value-type="float" office:value="362921" calcext:value-type="float">
            <text:p>362921</text:p>
          </table:table-cell>
          <table:table-cell table:number-columns-repeated="2"/>
          <table:table-cell office:value-type="float" office:value="260120" calcext:value-type="float">
            <text:p>260120</text:p>
          </table:table-cell>
          <table:table-cell table:number-columns-repeated="3"/>
          <table:table-cell office:value-type="float" office:value="88174" calcext:value-type="float">
            <text:p>88174</text:p>
          </table:table-cell>
          <table:table-cell table:number-columns-repeated="2"/>
          <table:table-cell office:value-type="float" office:value="255942" calcext:value-type="float">
            <text:p>255942</text:p>
          </table:table-cell>
          <table:table-cell table:number-columns-repeated="4"/>
          <table:table-cell office:value-type="float" office:value="49417" calcext:value-type="float">
            <text:p>49417</text:p>
          </table:table-cell>
          <table:table-cell table:number-columns-repeated="3"/>
          <table:table-cell office:value-type="float" office:value="255860" calcext:value-type="float">
            <text:p>255860</text:p>
          </table:table-cell>
          <table:table-cell table:number-columns-repeated="2"/>
          <table:table-cell office:value-type="float" office:value="125675" calcext:value-type="float">
            <text:p>125675</text:p>
          </table:table-cell>
          <table:table-cell table:number-columns-repeated="2"/>
          <table:table-cell office:value-type="float" office:value="249940" calcext:value-type="float">
            <text:p>249940</text:p>
          </table:table-cell>
          <table:table-cell table:number-columns-repeated="2"/>
          <table:table-cell office:value-type="float" office:value="430959" calcext:value-type="float">
            <text:p>430959</text:p>
          </table:table-cell>
          <table:table-cell table:number-columns-repeated="2"/>
          <table:table-cell office:value-type="float" office:value="441775" calcext:value-type="float">
            <text:p>441775</text:p>
          </table:table-cell>
          <table:table-cell table:number-columns-repeated="22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134171" calcext:value-type="float">
            <text:p>134171</text:p>
          </table:table-cell>
          <table:table-cell table:number-columns-repeated="2"/>
          <table:table-cell office:value-type="float" office:value="113675" calcext:value-type="float">
            <text:p>113675</text:p>
          </table:table-cell>
          <table:table-cell table:number-columns-repeated="2"/>
          <table:table-cell office:value-type="float" office:value="400310" calcext:value-type="float">
            <text:p>400310</text:p>
          </table:table-cell>
          <table:table-cell table:number-columns-repeated="2"/>
          <table:table-cell office:value-type="float" office:value="395772" calcext:value-type="float">
            <text:p>395772</text:p>
          </table:table-cell>
          <table:table-cell table:number-columns-repeated="2"/>
          <table:table-cell office:value-type="float" office:value="316094" calcext:value-type="float">
            <text:p>316094</text:p>
          </table:table-cell>
          <table:table-cell table:number-columns-repeated="3"/>
          <table:table-cell office:value-type="float" office:value="85232" calcext:value-type="float">
            <text:p>85232</text:p>
          </table:table-cell>
          <table:table-cell table:number-columns-repeated="2"/>
          <table:table-cell office:value-type="float" office:value="317282" calcext:value-type="float">
            <text:p>317282</text:p>
          </table:table-cell>
          <table:table-cell table:number-columns-repeated="4"/>
          <table:table-cell office:value-type="float" office:value="55208" calcext:value-type="float">
            <text:p>55208</text:p>
          </table:table-cell>
          <table:table-cell table:number-columns-repeated="3"/>
          <table:table-cell office:value-type="float" office:value="320349" calcext:value-type="float">
            <text:p>320349</text:p>
          </table:table-cell>
          <table:table-cell table:number-columns-repeated="2"/>
          <table:table-cell office:value-type="float" office:value="245755" calcext:value-type="float">
            <text:p>245755</text:p>
          </table:table-cell>
          <table:table-cell table:number-columns-repeated="2"/>
          <table:table-cell office:value-type="float" office:value="233509" calcext:value-type="float">
            <text:p>233509</text:p>
          </table:table-cell>
          <table:table-cell table:number-columns-repeated="2"/>
          <table:table-cell office:value-type="float" office:value="344617" calcext:value-type="float">
            <text:p>344617</text:p>
          </table:table-cell>
          <table:table-cell table:number-columns-repeated="2"/>
          <table:table-cell office:value-type="float" office:value="419884" calcext:value-type="float">
            <text:p>419884</text:p>
          </table:table-cell>
          <table:table-cell table:number-columns-repeated="22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151129" calcext:value-type="float">
            <text:p>151129</text:p>
          </table:table-cell>
          <table:table-cell table:number-columns-repeated="2"/>
          <table:table-cell office:value-type="float" office:value="133169" calcext:value-type="float">
            <text:p>133169</text:p>
          </table:table-cell>
          <table:table-cell table:number-columns-repeated="2"/>
          <table:table-cell office:value-type="float" office:value="488126" calcext:value-type="float">
            <text:p>488126</text:p>
          </table:table-cell>
          <table:table-cell table:number-columns-repeated="2"/>
          <table:table-cell office:value-type="float" office:value="472772" calcext:value-type="float">
            <text:p>472772</text:p>
          </table:table-cell>
          <table:table-cell table:number-columns-repeated="2"/>
          <table:table-cell office:value-type="float" office:value="400714" calcext:value-type="float">
            <text:p>400714</text:p>
          </table:table-cell>
          <table:table-cell table:number-columns-repeated="2"/>
          <table:table-cell office:value-type="float" office:value="110086" calcext:value-type="float">
            <text:p>110086</text:p>
          </table:table-cell>
          <table:table-cell table:number-columns-repeated="2"/>
          <table:table-cell office:value-type="float" office:value="412451" calcext:value-type="float">
            <text:p>412451</text:p>
          </table:table-cell>
          <table:table-cell table:number-columns-repeated="3"/>
          <table:table-cell office:value-type="float" office:value="126714" calcext:value-type="float">
            <text:p>126714</text:p>
          </table:table-cell>
          <table:table-cell table:number-columns-repeated="3"/>
          <table:table-cell office:value-type="float" office:value="370531" calcext:value-type="float">
            <text:p>370531</text:p>
          </table:table-cell>
          <table:table-cell table:number-columns-repeated="2"/>
          <table:table-cell office:value-type="float" office:value="178507" calcext:value-type="float">
            <text:p>178507</text:p>
          </table:table-cell>
          <table:table-cell table:number-columns-repeated="2"/>
          <table:table-cell office:value-type="float" office:value="242533" calcext:value-type="float">
            <text:p>242533</text:p>
          </table:table-cell>
          <table:table-cell table:number-columns-repeated="2"/>
          <table:table-cell office:value-type="float" office:value="409515" calcext:value-type="float">
            <text:p>409515</text:p>
          </table:table-cell>
          <table:table-cell table:number-columns-repeated="2"/>
          <table:table-cell office:value-type="float" office:value="437046" calcext:value-type="float">
            <text:p>437046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171954" calcext:value-type="float">
            <text:p>171954</text:p>
          </table:table-cell>
          <table:table-cell table:number-columns-repeated="2"/>
          <table:table-cell office:value-type="float" office:value="143383" calcext:value-type="float">
            <text:p>143383</text:p>
          </table:table-cell>
          <table:table-cell table:number-columns-repeated="2"/>
          <table:table-cell office:value-type="float" office:value="437012" calcext:value-type="float">
            <text:p>437012</text:p>
          </table:table-cell>
          <table:table-cell table:number-columns-repeated="2"/>
          <table:table-cell office:value-type="float" office:value="497516" calcext:value-type="float">
            <text:p>497516</text:p>
          </table:table-cell>
          <table:table-cell table:number-columns-repeated="2"/>
          <table:table-cell office:value-type="float" office:value="441595" calcext:value-type="float">
            <text:p>441595</text:p>
          </table:table-cell>
          <table:table-cell table:number-columns-repeated="2"/>
          <table:table-cell office:value-type="float" office:value="164310" calcext:value-type="float">
            <text:p>164310</text:p>
          </table:table-cell>
          <table:table-cell table:number-columns-repeated="2"/>
          <table:table-cell office:value-type="float" office:value="442879" calcext:value-type="float">
            <text:p>442879</text:p>
          </table:table-cell>
          <table:table-cell table:number-columns-repeated="3"/>
          <table:table-cell office:value-type="float" office:value="124704" calcext:value-type="float">
            <text:p>124704</text:p>
          </table:table-cell>
          <table:table-cell table:number-columns-repeated="3"/>
          <table:table-cell office:value-type="float" office:value="483389" calcext:value-type="float">
            <text:p>483389</text:p>
          </table:table-cell>
          <table:table-cell table:number-columns-repeated="2"/>
          <table:table-cell office:value-type="float" office:value="123258" calcext:value-type="float">
            <text:p>123258</text:p>
          </table:table-cell>
          <table:table-cell table:number-columns-repeated="2"/>
          <table:table-cell office:value-type="float" office:value="171908" calcext:value-type="float">
            <text:p>171908</text:p>
          </table:table-cell>
          <table:table-cell table:number-columns-repeated="2"/>
          <table:table-cell office:value-type="float" office:value="440027" calcext:value-type="float">
            <text:p>440027</text:p>
          </table:table-cell>
          <table:table-cell table:number-columns-repeated="2"/>
          <table:table-cell office:value-type="float" office:value="439597" calcext:value-type="float">
            <text:p>439597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184687" calcext:value-type="float">
            <text:p>184687</text:p>
          </table:table-cell>
          <table:table-cell table:number-columns-repeated="2"/>
          <table:table-cell office:value-type="float" office:value="165895" calcext:value-type="float">
            <text:p>165895</text:p>
          </table:table-cell>
          <table:table-cell table:number-columns-repeated="2"/>
          <table:table-cell office:value-type="float" office:value="489697" calcext:value-type="float">
            <text:p>489697</text:p>
          </table:table-cell>
          <table:table-cell table:number-columns-repeated="2"/>
          <table:table-cell office:value-type="float" office:value="525648" calcext:value-type="float">
            <text:p>525648</text:p>
          </table:table-cell>
          <table:table-cell table:number-columns-repeated="2"/>
          <table:table-cell office:value-type="float" office:value="508749" calcext:value-type="float">
            <text:p>508749</text:p>
          </table:table-cell>
          <table:table-cell table:number-columns-repeated="2"/>
          <table:table-cell office:value-type="float" office:value="202220" calcext:value-type="float">
            <text:p>202220</text:p>
          </table:table-cell>
          <table:table-cell table:number-columns-repeated="2"/>
          <table:table-cell office:value-type="float" office:value="495983" calcext:value-type="float">
            <text:p>495983</text:p>
          </table:table-cell>
          <table:table-cell table:number-columns-repeated="3"/>
          <table:table-cell office:value-type="float" office:value="168083" calcext:value-type="float">
            <text:p>168083</text:p>
          </table:table-cell>
          <table:table-cell table:number-columns-repeated="3"/>
          <table:table-cell office:value-type="float" office:value="444134" calcext:value-type="float">
            <text:p>444134</text:p>
          </table:table-cell>
          <table:table-cell table:number-columns-repeated="2"/>
          <table:table-cell office:value-type="float" office:value="312499" calcext:value-type="float">
            <text:p>312499</text:p>
          </table:table-cell>
          <table:table-cell table:number-columns-repeated="2"/>
          <table:table-cell office:value-type="float" office:value="249571" calcext:value-type="float">
            <text:p>249571</text:p>
          </table:table-cell>
          <table:table-cell table:number-columns-repeated="2"/>
          <table:table-cell office:value-type="float" office:value="439234" calcext:value-type="float">
            <text:p>439234</text:p>
          </table:table-cell>
          <table:table-cell table:number-columns-repeated="2"/>
          <table:table-cell office:value-type="float" office:value="432634" calcext:value-type="float">
            <text:p>432634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257392" calcext:value-type="float">
            <text:p>257392</text:p>
          </table:table-cell>
          <table:table-cell table:number-columns-repeated="2"/>
          <table:table-cell office:value-type="float" office:value="226585" calcext:value-type="float">
            <text:p>226585</text:p>
          </table:table-cell>
          <table:table-cell table:number-columns-repeated="2"/>
          <table:table-cell office:value-type="float" office:value="577653" calcext:value-type="float">
            <text:p>577653</text:p>
          </table:table-cell>
          <table:table-cell table:number-columns-repeated="2"/>
          <table:table-cell office:value-type="float" office:value="576609" calcext:value-type="float">
            <text:p>576609</text:p>
          </table:table-cell>
          <table:table-cell table:number-columns-repeated="2"/>
          <table:table-cell office:value-type="float" office:value="555796" calcext:value-type="float">
            <text:p>555796</text:p>
          </table:table-cell>
          <table:table-cell table:number-columns-repeated="2"/>
          <table:table-cell office:value-type="float" office:value="221574" calcext:value-type="float">
            <text:p>221574</text:p>
          </table:table-cell>
          <table:table-cell table:number-columns-repeated="2"/>
          <table:table-cell office:value-type="float" office:value="386352" calcext:value-type="float">
            <text:p>386352</text:p>
          </table:table-cell>
          <table:table-cell table:number-columns-repeated="3"/>
          <table:table-cell office:value-type="float" office:value="281151" calcext:value-type="float">
            <text:p>281151</text:p>
          </table:table-cell>
          <table:table-cell table:number-columns-repeated="3"/>
          <table:table-cell office:value-type="float" office:value="557846" calcext:value-type="float">
            <text:p>557846</text:p>
          </table:table-cell>
          <table:table-cell table:number-columns-repeated="2"/>
          <table:table-cell office:value-type="float" office:value="305218" calcext:value-type="float">
            <text:p>305218</text:p>
          </table:table-cell>
          <table:table-cell table:number-columns-repeated="2"/>
          <table:table-cell office:value-type="float" office:value="299903" calcext:value-type="float">
            <text:p>299903</text:p>
          </table:table-cell>
          <table:table-cell table:number-columns-repeated="2"/>
          <table:table-cell office:value-type="float" office:value="429313" calcext:value-type="float">
            <text:p>429313</text:p>
          </table:table-cell>
          <table:table-cell table:number-columns-repeated="2"/>
          <table:table-cell office:value-type="float" office:value="434477" calcext:value-type="float">
            <text:p>434477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238630" calcext:value-type="float">
            <text:p>238630</text:p>
          </table:table-cell>
          <table:table-cell table:number-columns-repeated="2"/>
          <table:table-cell office:value-type="float" office:value="240592" calcext:value-type="float">
            <text:p>240592</text:p>
          </table:table-cell>
          <table:table-cell table:number-columns-repeated="2"/>
          <table:table-cell office:value-type="float" office:value="572487" calcext:value-type="float">
            <text:p>572487</text:p>
          </table:table-cell>
          <table:table-cell table:number-columns-repeated="2"/>
          <table:table-cell office:value-type="float" office:value="571614" calcext:value-type="float">
            <text:p>571614</text:p>
          </table:table-cell>
          <table:table-cell table:number-columns-repeated="2"/>
          <table:table-cell office:value-type="float" office:value="552808" calcext:value-type="float">
            <text:p>552808</text:p>
          </table:table-cell>
          <table:table-cell table:number-columns-repeated="2"/>
          <table:table-cell office:value-type="float" office:value="239157" calcext:value-type="float">
            <text:p>239157</text:p>
          </table:table-cell>
          <table:table-cell table:number-columns-repeated="2"/>
          <table:table-cell office:value-type="float" office:value="557661" calcext:value-type="float">
            <text:p>557661</text:p>
          </table:table-cell>
          <table:table-cell table:number-columns-repeated="3"/>
          <table:table-cell office:value-type="float" office:value="183287" calcext:value-type="float">
            <text:p>183287</text:p>
          </table:table-cell>
          <table:table-cell table:number-columns-repeated="3"/>
          <table:table-cell office:value-type="float" office:value="576809" calcext:value-type="float">
            <text:p>576809</text:p>
          </table:table-cell>
          <table:table-cell table:number-columns-repeated="2"/>
          <table:table-cell office:value-type="float" office:value="269164" calcext:value-type="float">
            <text:p>269164</text:p>
          </table:table-cell>
          <table:table-cell table:number-columns-repeated="2"/>
          <table:table-cell office:value-type="float" office:value="330435" calcext:value-type="float">
            <text:p>330435</text:p>
          </table:table-cell>
          <table:table-cell table:number-columns-repeated="2"/>
          <table:table-cell office:value-type="float" office:value="432692" calcext:value-type="float">
            <text:p>432692</text:p>
          </table:table-cell>
          <table:table-cell table:number-columns-repeated="2"/>
          <table:table-cell office:value-type="float" office:value="439438" calcext:value-type="float">
            <text:p>439438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26170" calcext:value-type="float">
            <text:p>126170</text:p>
          </table:table-cell>
          <table:table-cell table:number-columns-repeated="2"/>
          <table:table-cell office:value-type="float" office:value="109619" calcext:value-type="float">
            <text:p>109619</text:p>
          </table:table-cell>
          <table:table-cell table:number-columns-repeated="2"/>
          <table:table-cell office:value-type="float" office:value="203339" calcext:value-type="float">
            <text:p>203339</text:p>
          </table:table-cell>
          <table:table-cell table:number-columns-repeated="2"/>
          <table:table-cell office:value-type="float" office:value="205091" calcext:value-type="float">
            <text:p>205091</text:p>
          </table:table-cell>
          <table:table-cell table:number-columns-repeated="2"/>
          <table:table-cell office:value-type="float" office:value="162030" calcext:value-type="float">
            <text:p>162030</text:p>
          </table:table-cell>
          <table:table-cell table:number-columns-repeated="2"/>
          <table:table-cell office:value-type="float" office:value="113825" calcext:value-type="float">
            <text:p>113825</text:p>
          </table:table-cell>
          <table:table-cell table:number-columns-repeated="2"/>
          <table:table-cell office:value-type="float" office:value="163377" calcext:value-type="float">
            <text:p>163377</text:p>
          </table:table-cell>
          <table:table-cell table:number-columns-repeated="3"/>
          <table:table-cell office:value-type="float" office:value="108360" calcext:value-type="float">
            <text:p>108360</text:p>
          </table:table-cell>
          <table:table-cell table:number-columns-repeated="3"/>
          <table:table-cell office:value-type="float" office:value="161753" calcext:value-type="float">
            <text:p>161753</text:p>
          </table:table-cell>
          <table:table-cell table:number-columns-repeated="2"/>
          <table:table-cell office:value-type="float" office:value="210374" calcext:value-type="float">
            <text:p>210374</text:p>
          </table:table-cell>
          <table:table-cell table:number-columns-repeated="2"/>
          <table:table-cell office:value-type="float" office:value="263362" calcext:value-type="float">
            <text:p>263362</text:p>
          </table:table-cell>
          <table:table-cell table:number-columns-repeated="2"/>
          <table:table-cell office:value-type="float" office:value="428274" calcext:value-type="float">
            <text:p>428274</text:p>
          </table:table-cell>
          <table:table-cell table:number-columns-repeated="2"/>
          <table:table-cell office:value-type="float" office:value="435454" calcext:value-type="float">
            <text:p>435454</text:p>
          </table:table-cell>
          <table:table-cell table:number-columns-repeated="23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62121" calcext:value-type="float">
            <text:p>162121</text:p>
          </table:table-cell>
          <table:table-cell table:number-columns-repeated="2"/>
          <table:table-cell office:value-type="float" office:value="142164" calcext:value-type="float">
            <text:p>142164</text:p>
          </table:table-cell>
          <table:table-cell table:number-columns-repeated="2"/>
          <table:table-cell office:value-type="float" office:value="296662" calcext:value-type="float">
            <text:p>296662</text:p>
          </table:table-cell>
          <table:table-cell table:number-columns-repeated="2"/>
          <table:table-cell office:value-type="float" office:value="299536" calcext:value-type="float">
            <text:p>299536</text:p>
          </table:table-cell>
          <table:table-cell table:number-columns-repeated="2"/>
          <table:table-cell office:value-type="float" office:value="234957" calcext:value-type="float">
            <text:p>234957</text:p>
          </table:table-cell>
          <table:table-cell table:number-columns-repeated="2"/>
          <table:table-cell office:value-type="float" office:value="115274" calcext:value-type="float">
            <text:p>115274</text:p>
          </table:table-cell>
          <table:table-cell table:number-columns-repeated="2"/>
          <table:table-cell office:value-type="float" office:value="229537" calcext:value-type="float">
            <text:p>229537</text:p>
          </table:table-cell>
          <table:table-cell table:number-columns-repeated="3"/>
          <table:table-cell office:value-type="float" office:value="141979" calcext:value-type="float">
            <text:p>141979</text:p>
          </table:table-cell>
          <table:table-cell table:number-columns-repeated="3"/>
          <table:table-cell office:value-type="float" office:value="234356" calcext:value-type="float">
            <text:p>234356</text:p>
          </table:table-cell>
          <table:table-cell table:number-columns-repeated="2"/>
          <table:table-cell office:value-type="float" office:value="206866" calcext:value-type="float">
            <text:p>206866</text:p>
          </table:table-cell>
          <table:table-cell table:number-columns-repeated="2"/>
          <table:table-cell office:value-type="float" office:value="245975" calcext:value-type="float">
            <text:p>245975</text:p>
          </table:table-cell>
          <table:table-cell table:number-columns-repeated="2"/>
          <table:table-cell office:value-type="float" office:value="357521" calcext:value-type="float">
            <text:p>357521</text:p>
          </table:table-cell>
          <table:table-cell table:number-columns-repeated="2"/>
          <table:table-cell office:value-type="float" office:value="430720" calcext:value-type="float">
            <text:p>430720</text:p>
          </table:table-cell>
          <table:table-cell table:number-columns-repeated="24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43316" calcext:value-type="float">
            <text:p>143316</text:p>
          </table:table-cell>
          <table:table-cell table:number-columns-repeated="2"/>
          <table:table-cell office:value-type="float" office:value="115019" calcext:value-type="float">
            <text:p>115019</text:p>
          </table:table-cell>
          <table:table-cell table:number-columns-repeated="2"/>
          <table:table-cell office:value-type="float" office:value="362037" calcext:value-type="float">
            <text:p>362037</text:p>
          </table:table-cell>
          <table:table-cell table:number-columns-repeated="2"/>
          <table:table-cell office:value-type="float" office:value="340355" calcext:value-type="float">
            <text:p>340355</text:p>
          </table:table-cell>
          <table:table-cell table:number-columns-repeated="2"/>
          <table:table-cell office:value-type="float" office:value="255163" calcext:value-type="float">
            <text:p>255163</text:p>
          </table:table-cell>
          <table:table-cell table:number-columns-repeated="2"/>
          <table:table-cell office:value-type="float" office:value="108924" calcext:value-type="float">
            <text:p>108924</text:p>
          </table:table-cell>
          <table:table-cell table:number-columns-repeated="2"/>
          <table:table-cell office:value-type="float" office:value="260523" calcext:value-type="float">
            <text:p>260523</text:p>
          </table:table-cell>
          <table:table-cell table:number-columns-repeated="4"/>
          <table:table-cell office:value-type="float" office:value="86124" calcext:value-type="float">
            <text:p>86124</text:p>
          </table:table-cell>
          <table:table-cell table:number-columns-repeated="3"/>
          <table:table-cell office:value-type="float" office:value="259889" calcext:value-type="float">
            <text:p>259889</text:p>
          </table:table-cell>
          <table:table-cell table:number-columns-repeated="2"/>
          <table:table-cell office:value-type="float" office:value="240664" calcext:value-type="float">
            <text:p>240664</text:p>
          </table:table-cell>
          <table:table-cell table:number-columns-repeated="2"/>
          <table:table-cell office:value-type="float" office:value="286894" calcext:value-type="float">
            <text:p>286894</text:p>
          </table:table-cell>
          <table:table-cell table:number-columns-repeated="2"/>
          <table:table-cell office:value-type="float" office:value="385589" calcext:value-type="float">
            <text:p>385589</text:p>
          </table:table-cell>
          <table:table-cell table:number-columns-repeated="2"/>
          <table:table-cell office:value-type="float" office:value="436548" calcext:value-type="float">
            <text:p>436548</text:p>
          </table:table-cell>
          <table:table-cell table:number-columns-repeated="23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147562" calcext:value-type="float">
            <text:p>147562</text:p>
          </table:table-cell>
          <table:table-cell table:number-columns-repeated="2"/>
          <table:table-cell office:value-type="float" office:value="118860" calcext:value-type="float">
            <text:p>118860</text:p>
          </table:table-cell>
          <table:table-cell table:number-columns-repeated="2"/>
          <table:table-cell office:value-type="float" office:value="386916" calcext:value-type="float">
            <text:p>386916</text:p>
          </table:table-cell>
          <table:table-cell table:number-columns-repeated="2"/>
          <table:table-cell office:value-type="float" office:value="386293" calcext:value-type="float">
            <text:p>386293</text:p>
          </table:table-cell>
          <table:table-cell table:number-columns-repeated="2"/>
          <table:table-cell office:value-type="float" office:value="310452" calcext:value-type="float">
            <text:p>310452</text:p>
          </table:table-cell>
          <table:table-cell table:number-columns-repeated="3"/>
          <table:table-cell office:value-type="float" office:value="94959" calcext:value-type="float">
            <text:p>94959</text:p>
          </table:table-cell>
          <table:table-cell table:number-columns-repeated="2"/>
          <table:table-cell office:value-type="float" office:value="320951" calcext:value-type="float">
            <text:p>320951</text:p>
          </table:table-cell>
          <table:table-cell table:number-columns-repeated="4"/>
          <table:table-cell office:value-type="float" office:value="96122" calcext:value-type="float">
            <text:p>96122</text:p>
          </table:table-cell>
          <table:table-cell table:number-columns-repeated="3"/>
          <table:table-cell office:value-type="float" office:value="316097" calcext:value-type="float">
            <text:p>316097</text:p>
          </table:table-cell>
          <table:table-cell table:number-columns-repeated="2"/>
          <table:table-cell office:value-type="float" office:value="143110" calcext:value-type="float">
            <text:p>143110</text:p>
          </table:table-cell>
          <table:table-cell table:number-columns-repeated="2"/>
          <table:table-cell office:value-type="float" office:value="254071" calcext:value-type="float">
            <text:p>254071</text:p>
          </table:table-cell>
          <table:table-cell table:number-columns-repeated="2"/>
          <table:table-cell office:value-type="float" office:value="436815" calcext:value-type="float">
            <text:p>436815</text:p>
          </table:table-cell>
          <table:table-cell table:number-columns-repeated="2"/>
          <table:table-cell office:value-type="float" office:value="433573" calcext:value-type="float">
            <text:p>433573</text:p>
          </table:table-cell>
          <table:table-cell table:number-columns-repeated="22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138242" calcext:value-type="float">
            <text:p>138242</text:p>
          </table:table-cell>
          <table:table-cell table:number-columns-repeated="2"/>
          <table:table-cell office:value-type="float" office:value="138316" calcext:value-type="float">
            <text:p>138316</text:p>
          </table:table-cell>
          <table:table-cell table:number-columns-repeated="2"/>
          <table:table-cell office:value-type="float" office:value="491834" calcext:value-type="float">
            <text:p>491834</text:p>
          </table:table-cell>
          <table:table-cell table:number-columns-repeated="2"/>
          <table:table-cell office:value-type="float" office:value="441766" calcext:value-type="float">
            <text:p>441766</text:p>
          </table:table-cell>
          <table:table-cell table:number-columns-repeated="2"/>
          <table:table-cell office:value-type="float" office:value="365176" calcext:value-type="float">
            <text:p>365176</text:p>
          </table:table-cell>
          <table:table-cell table:number-columns-repeated="2"/>
          <table:table-cell office:value-type="float" office:value="119311" calcext:value-type="float">
            <text:p>119311</text:p>
          </table:table-cell>
          <table:table-cell table:number-columns-repeated="2"/>
          <table:table-cell office:value-type="float" office:value="397297" calcext:value-type="float">
            <text:p>397297</text:p>
          </table:table-cell>
          <table:table-cell table:number-columns-repeated="3"/>
          <table:table-cell office:value-type="float" office:value="112972" calcext:value-type="float">
            <text:p>112972</text:p>
          </table:table-cell>
          <table:table-cell table:number-columns-repeated="3"/>
          <table:table-cell office:value-type="float" office:value="368117" calcext:value-type="float">
            <text:p>368117</text:p>
          </table:table-cell>
          <table:table-cell table:number-columns-repeated="2"/>
          <table:table-cell office:value-type="float" office:value="224832" calcext:value-type="float">
            <text:p>224832</text:p>
          </table:table-cell>
          <table:table-cell table:number-columns-repeated="2"/>
          <table:table-cell office:value-type="float" office:value="259103" calcext:value-type="float">
            <text:p>259103</text:p>
          </table:table-cell>
          <table:table-cell table:number-columns-repeated="2"/>
          <table:table-cell office:value-type="float" office:value="440662" calcext:value-type="float">
            <text:p>440662</text:p>
          </table:table-cell>
          <table:table-cell table:number-columns-repeated="2"/>
          <table:table-cell office:value-type="float" office:value="435103" calcext:value-type="float">
            <text:p>435103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193293" calcext:value-type="float">
            <text:p>193293</text:p>
          </table:table-cell>
          <table:table-cell table:number-columns-repeated="2"/>
          <table:table-cell office:value-type="float" office:value="186342" calcext:value-type="float">
            <text:p>186342</text:p>
          </table:table-cell>
          <table:table-cell table:number-columns-repeated="2"/>
          <table:table-cell office:value-type="float" office:value="481972" calcext:value-type="float">
            <text:p>481972</text:p>
          </table:table-cell>
          <table:table-cell table:number-columns-repeated="2"/>
          <table:table-cell office:value-type="float" office:value="503160" calcext:value-type="float">
            <text:p>503160</text:p>
          </table:table-cell>
          <table:table-cell table:number-columns-repeated="2"/>
          <table:table-cell office:value-type="float" office:value="424585" calcext:value-type="float">
            <text:p>424585</text:p>
          </table:table-cell>
          <table:table-cell table:number-columns-repeated="2"/>
          <table:table-cell office:value-type="float" office:value="159492" calcext:value-type="float">
            <text:p>159492</text:p>
          </table:table-cell>
          <table:table-cell table:number-columns-repeated="2"/>
          <table:table-cell office:value-type="float" office:value="454619" calcext:value-type="float">
            <text:p>454619</text:p>
          </table:table-cell>
          <table:table-cell table:number-columns-repeated="3"/>
          <table:table-cell office:value-type="float" office:value="148269" calcext:value-type="float">
            <text:p>148269</text:p>
          </table:table-cell>
          <table:table-cell table:number-columns-repeated="3"/>
          <table:table-cell office:value-type="float" office:value="428169" calcext:value-type="float">
            <text:p>428169</text:p>
          </table:table-cell>
          <table:table-cell table:number-columns-repeated="2"/>
          <table:table-cell office:value-type="float" office:value="221607" calcext:value-type="float">
            <text:p>221607</text:p>
          </table:table-cell>
          <table:table-cell table:number-columns-repeated="2"/>
          <table:table-cell office:value-type="float" office:value="262916" calcext:value-type="float">
            <text:p>262916</text:p>
          </table:table-cell>
          <table:table-cell table:number-columns-repeated="2"/>
          <table:table-cell office:value-type="float" office:value="422623" calcext:value-type="float">
            <text:p>422623</text:p>
          </table:table-cell>
          <table:table-cell table:number-columns-repeated="2"/>
          <table:table-cell office:value-type="float" office:value="433689" calcext:value-type="float">
            <text:p>433689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208360" calcext:value-type="float">
            <text:p>208360</text:p>
          </table:table-cell>
          <table:table-cell table:number-columns-repeated="2"/>
          <table:table-cell office:value-type="float" office:value="203615" calcext:value-type="float">
            <text:p>203615</text:p>
          </table:table-cell>
          <table:table-cell table:number-columns-repeated="2"/>
          <table:table-cell office:value-type="float" office:value="533218" calcext:value-type="float">
            <text:p>533218</text:p>
          </table:table-cell>
          <table:table-cell table:number-columns-repeated="2"/>
          <table:table-cell office:value-type="float" office:value="539566" calcext:value-type="float">
            <text:p>539566</text:p>
          </table:table-cell>
          <table:table-cell table:number-columns-repeated="2"/>
          <table:table-cell office:value-type="float" office:value="505658" calcext:value-type="float">
            <text:p>505658</text:p>
          </table:table-cell>
          <table:table-cell table:number-columns-repeated="2"/>
          <table:table-cell office:value-type="float" office:value="188773" calcext:value-type="float">
            <text:p>188773</text:p>
          </table:table-cell>
          <table:table-cell table:number-columns-repeated="2"/>
          <table:table-cell office:value-type="float" office:value="488417" calcext:value-type="float">
            <text:p>488417</text:p>
          </table:table-cell>
          <table:table-cell table:number-columns-repeated="3"/>
          <table:table-cell office:value-type="float" office:value="185453" calcext:value-type="float">
            <text:p>185453</text:p>
          </table:table-cell>
          <table:table-cell table:number-columns-repeated="3"/>
          <table:table-cell office:value-type="float" office:value="487014" calcext:value-type="float">
            <text:p>487014</text:p>
          </table:table-cell>
          <table:table-cell table:number-columns-repeated="2"/>
          <table:table-cell office:value-type="float" office:value="243794" calcext:value-type="float">
            <text:p>243794</text:p>
          </table:table-cell>
          <table:table-cell table:number-columns-repeated="2"/>
          <table:table-cell office:value-type="float" office:value="263995" calcext:value-type="float">
            <text:p>263995</text:p>
          </table:table-cell>
          <table:table-cell table:number-columns-repeated="2"/>
          <table:table-cell office:value-type="float" office:value="279219" calcext:value-type="float">
            <text:p>279219</text:p>
          </table:table-cell>
          <table:table-cell table:number-columns-repeated="2"/>
          <table:table-cell office:value-type="float" office:value="439845" calcext:value-type="float">
            <text:p>439845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278906" calcext:value-type="float">
            <text:p>278906</text:p>
          </table:table-cell>
          <table:table-cell table:number-columns-repeated="2"/>
          <table:table-cell office:value-type="float" office:value="239923" calcext:value-type="float">
            <text:p>239923</text:p>
          </table:table-cell>
          <table:table-cell table:number-columns-repeated="2"/>
          <table:table-cell office:value-type="float" office:value="576466" calcext:value-type="float">
            <text:p>576466</text:p>
          </table:table-cell>
          <table:table-cell table:number-columns-repeated="2"/>
          <table:table-cell office:value-type="float" office:value="578812" calcext:value-type="float">
            <text:p>578812</text:p>
          </table:table-cell>
          <table:table-cell table:number-columns-repeated="2"/>
          <table:table-cell office:value-type="float" office:value="552827" calcext:value-type="float">
            <text:p>552827</text:p>
          </table:table-cell>
          <table:table-cell table:number-columns-repeated="2"/>
          <table:table-cell office:value-type="float" office:value="250594" calcext:value-type="float">
            <text:p>250594</text:p>
          </table:table-cell>
          <table:table-cell table:number-columns-repeated="2"/>
          <table:table-cell office:value-type="float" office:value="534425" calcext:value-type="float">
            <text:p>534425</text:p>
          </table:table-cell>
          <table:table-cell table:number-columns-repeated="3"/>
          <table:table-cell office:value-type="float" office:value="249730" calcext:value-type="float">
            <text:p>249730</text:p>
          </table:table-cell>
          <table:table-cell table:number-columns-repeated="3"/>
          <table:table-cell office:value-type="float" office:value="532169" calcext:value-type="float">
            <text:p>532169</text:p>
          </table:table-cell>
          <table:table-cell table:number-columns-repeated="2"/>
          <table:table-cell office:value-type="float" office:value="267020" calcext:value-type="float">
            <text:p>267020</text:p>
          </table:table-cell>
          <table:table-cell table:number-columns-repeated="2"/>
          <table:table-cell office:value-type="float" office:value="301836" calcext:value-type="float">
            <text:p>301836</text:p>
          </table:table-cell>
          <table:table-cell table:number-columns-repeated="2"/>
          <table:table-cell office:value-type="float" office:value="441900" calcext:value-type="float">
            <text:p>441900</text:p>
          </table:table-cell>
          <table:table-cell table:number-columns-repeated="2"/>
          <table:table-cell office:value-type="float" office:value="429288" calcext:value-type="float">
            <text:p>429288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240992" calcext:value-type="float">
            <text:p>240992</text:p>
          </table:table-cell>
          <table:table-cell table:number-columns-repeated="2"/>
          <table:table-cell office:value-type="float" office:value="294824" calcext:value-type="float">
            <text:p>294824</text:p>
          </table:table-cell>
          <table:table-cell table:number-columns-repeated="2"/>
          <table:table-cell office:value-type="float" office:value="566404" calcext:value-type="float">
            <text:p>566404</text:p>
          </table:table-cell>
          <table:table-cell table:number-columns-repeated="2"/>
          <table:table-cell office:value-type="float" office:value="559744" calcext:value-type="float">
            <text:p>559744</text:p>
          </table:table-cell>
          <table:table-cell table:number-columns-repeated="2"/>
          <table:table-cell office:value-type="float" office:value="555553" calcext:value-type="float">
            <text:p>555553</text:p>
          </table:table-cell>
          <table:table-cell table:number-columns-repeated="2"/>
          <table:table-cell office:value-type="float" office:value="256362" calcext:value-type="float">
            <text:p>256362</text:p>
          </table:table-cell>
          <table:table-cell table:number-columns-repeated="2"/>
          <table:table-cell office:value-type="float" office:value="552998" calcext:value-type="float">
            <text:p>552998</text:p>
          </table:table-cell>
          <table:table-cell table:number-columns-repeated="3"/>
          <table:table-cell office:value-type="float" office:value="274248" calcext:value-type="float">
            <text:p>274248</text:p>
          </table:table-cell>
          <table:table-cell table:number-columns-repeated="3"/>
          <table:table-cell office:value-type="float" office:value="553333" calcext:value-type="float">
            <text:p>553333</text:p>
          </table:table-cell>
          <table:table-cell table:number-columns-repeated="2"/>
          <table:table-cell office:value-type="float" office:value="271691" calcext:value-type="float">
            <text:p>271691</text:p>
          </table:table-cell>
          <table:table-cell table:number-columns-repeated="2"/>
          <table:table-cell office:value-type="float" office:value="313314" calcext:value-type="float">
            <text:p>313314</text:p>
          </table:table-cell>
          <table:table-cell table:number-columns-repeated="2"/>
          <table:table-cell office:value-type="float" office:value="434103" calcext:value-type="float">
            <text:p>434103</text:p>
          </table:table-cell>
          <table:table-cell table:number-columns-repeated="2"/>
          <table:table-cell office:value-type="float" office:value="439655" calcext:value-type="float">
            <text:p>439655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30104" calcext:value-type="float">
            <text:p>130104</text:p>
          </table:table-cell>
          <table:table-cell table:number-columns-repeated="2"/>
          <table:table-cell office:value-type="float" office:value="111454" calcext:value-type="float">
            <text:p>111454</text:p>
          </table:table-cell>
          <table:table-cell table:number-columns-repeated="2"/>
          <table:table-cell office:value-type="float" office:value="204006" calcext:value-type="float">
            <text:p>204006</text:p>
          </table:table-cell>
          <table:table-cell table:number-columns-repeated="2"/>
          <table:table-cell office:value-type="float" office:value="203180" calcext:value-type="float">
            <text:p>203180</text:p>
          </table:table-cell>
          <table:table-cell table:number-columns-repeated="2"/>
          <table:table-cell office:value-type="float" office:value="160674" calcext:value-type="float">
            <text:p>160674</text:p>
          </table:table-cell>
          <table:table-cell table:number-columns-repeated="2"/>
          <table:table-cell office:value-type="float" office:value="131935" calcext:value-type="float">
            <text:p>131935</text:p>
          </table:table-cell>
          <table:table-cell table:number-columns-repeated="2"/>
          <table:table-cell office:value-type="float" office:value="159492" calcext:value-type="float">
            <text:p>159492</text:p>
          </table:table-cell>
          <table:table-cell table:number-columns-repeated="3"/>
          <table:table-cell office:value-type="float" office:value="111413" calcext:value-type="float">
            <text:p>111413</text:p>
          </table:table-cell>
          <table:table-cell table:number-columns-repeated="3"/>
          <table:table-cell office:value-type="float" office:value="161676" calcext:value-type="float">
            <text:p>161676</text:p>
          </table:table-cell>
          <table:table-cell table:number-columns-repeated="2"/>
          <table:table-cell office:value-type="float" office:value="210942" calcext:value-type="float">
            <text:p>210942</text:p>
          </table:table-cell>
          <table:table-cell table:number-columns-repeated="2"/>
          <table:table-cell office:value-type="float" office:value="290348" calcext:value-type="float">
            <text:p>290348</text:p>
          </table:table-cell>
          <table:table-cell table:number-columns-repeated="2"/>
          <table:table-cell office:value-type="float" office:value="432443" calcext:value-type="float">
            <text:p>432443</text:p>
          </table:table-cell>
          <table:table-cell table:number-columns-repeated="2"/>
          <table:table-cell office:value-type="float" office:value="440483" calcext:value-type="float">
            <text:p>440483</text:p>
          </table:table-cell>
          <table:table-cell table:number-columns-repeated="23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75280" calcext:value-type="float">
            <text:p>175280</text:p>
          </table:table-cell>
          <table:table-cell table:number-columns-repeated="2"/>
          <table:table-cell office:value-type="float" office:value="142810" calcext:value-type="float">
            <text:p>142810</text:p>
          </table:table-cell>
          <table:table-cell table:number-columns-repeated="2"/>
          <table:table-cell office:value-type="float" office:value="300226" calcext:value-type="float">
            <text:p>300226</text:p>
          </table:table-cell>
          <table:table-cell table:number-columns-repeated="2"/>
          <table:table-cell office:value-type="float" office:value="296467" calcext:value-type="float">
            <text:p>296467</text:p>
          </table:table-cell>
          <table:table-cell table:number-columns-repeated="2"/>
          <table:table-cell office:value-type="float" office:value="232518" calcext:value-type="float">
            <text:p>232518</text:p>
          </table:table-cell>
          <table:table-cell table:number-columns-repeated="2"/>
          <table:table-cell office:value-type="float" office:value="137447" calcext:value-type="float">
            <text:p>137447</text:p>
          </table:table-cell>
          <table:table-cell table:number-columns-repeated="2"/>
          <table:table-cell office:value-type="float" office:value="235531" calcext:value-type="float">
            <text:p>235531</text:p>
          </table:table-cell>
          <table:table-cell table:number-columns-repeated="3"/>
          <table:table-cell office:value-type="float" office:value="133645" calcext:value-type="float">
            <text:p>133645</text:p>
          </table:table-cell>
          <table:table-cell table:number-columns-repeated="3"/>
          <table:table-cell office:value-type="float" office:value="234791" calcext:value-type="float">
            <text:p>234791</text:p>
          </table:table-cell>
          <table:table-cell table:number-columns-repeated="2"/>
          <table:table-cell office:value-type="float" office:value="238248" calcext:value-type="float">
            <text:p>238248</text:p>
          </table:table-cell>
          <table:table-cell table:number-columns-repeated="2"/>
          <table:table-cell office:value-type="float" office:value="280113" calcext:value-type="float">
            <text:p>280113</text:p>
          </table:table-cell>
          <table:table-cell table:number-columns-repeated="2"/>
          <table:table-cell office:value-type="float" office:value="422456" calcext:value-type="float">
            <text:p>422456</text:p>
          </table:table-cell>
          <table:table-cell table:number-columns-repeated="2"/>
          <table:table-cell office:value-type="float" office:value="432086" calcext:value-type="float">
            <text:p>432086</text:p>
          </table:table-cell>
          <table:table-cell table:number-columns-repeated="24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25032" calcext:value-type="float">
            <text:p>125032</text:p>
          </table:table-cell>
          <table:table-cell table:number-columns-repeated="2"/>
          <table:table-cell office:value-type="float" office:value="107114" calcext:value-type="float">
            <text:p>107114</text:p>
          </table:table-cell>
          <table:table-cell table:number-columns-repeated="2"/>
          <table:table-cell office:value-type="float" office:value="348220" calcext:value-type="float">
            <text:p>348220</text:p>
          </table:table-cell>
          <table:table-cell table:number-columns-repeated="2"/>
          <table:table-cell office:value-type="float" office:value="334061" calcext:value-type="float">
            <text:p>334061</text:p>
          </table:table-cell>
          <table:table-cell table:number-columns-repeated="2"/>
          <table:table-cell office:value-type="float" office:value="256323" calcext:value-type="float">
            <text:p>256323</text:p>
          </table:table-cell>
          <table:table-cell table:number-columns-repeated="3"/>
          <table:table-cell office:value-type="float" office:value="95763" calcext:value-type="float">
            <text:p>95763</text:p>
          </table:table-cell>
          <table:table-cell table:number-columns-repeated="2"/>
          <table:table-cell office:value-type="float" office:value="252791" calcext:value-type="float">
            <text:p>252791</text:p>
          </table:table-cell>
          <table:table-cell table:number-columns-repeated="3"/>
          <table:table-cell office:value-type="float" office:value="122822" calcext:value-type="float">
            <text:p>122822</text:p>
          </table:table-cell>
          <table:table-cell table:number-columns-repeated="3"/>
          <table:table-cell office:value-type="float" office:value="258375" calcext:value-type="float">
            <text:p>258375</text:p>
          </table:table-cell>
          <table:table-cell table:number-columns-repeated="2"/>
          <table:table-cell office:value-type="float" office:value="205156" calcext:value-type="float">
            <text:p>205156</text:p>
          </table:table-cell>
          <table:table-cell table:number-columns-repeated="2"/>
          <table:table-cell office:value-type="float" office:value="280899" calcext:value-type="float">
            <text:p>280899</text:p>
          </table:table-cell>
          <table:table-cell table:number-columns-repeated="2"/>
          <table:table-cell office:value-type="float" office:value="439968" calcext:value-type="float">
            <text:p>439968</text:p>
          </table:table-cell>
          <table:table-cell table:number-columns-repeated="2"/>
          <table:table-cell office:value-type="float" office:value="428601" calcext:value-type="float">
            <text:p>428601</text:p>
          </table:table-cell>
          <table:table-cell table:number-columns-repeated="23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145968" calcext:value-type="float">
            <text:p>145968</text:p>
          </table:table-cell>
          <table:table-cell table:number-columns-repeated="2"/>
          <table:table-cell office:value-type="float" office:value="105749" calcext:value-type="float">
            <text:p>105749</text:p>
          </table:table-cell>
          <table:table-cell table:number-columns-repeated="2"/>
          <table:table-cell office:value-type="float" office:value="379568" calcext:value-type="float">
            <text:p>379568</text:p>
          </table:table-cell>
          <table:table-cell table:number-columns-repeated="2"/>
          <table:table-cell office:value-type="float" office:value="387536" calcext:value-type="float">
            <text:p>387536</text:p>
          </table:table-cell>
          <table:table-cell table:number-columns-repeated="2"/>
          <table:table-cell office:value-type="float" office:value="309554" calcext:value-type="float">
            <text:p>309554</text:p>
          </table:table-cell>
          <table:table-cell table:number-columns-repeated="2"/>
          <table:table-cell office:value-type="float" office:value="144288" calcext:value-type="float">
            <text:p>144288</text:p>
          </table:table-cell>
          <table:table-cell table:number-columns-repeated="2"/>
          <table:table-cell office:value-type="float" office:value="313445" calcext:value-type="float">
            <text:p>313445</text:p>
          </table:table-cell>
          <table:table-cell table:number-columns-repeated="3"/>
          <table:table-cell office:value-type="float" office:value="105992" calcext:value-type="float">
            <text:p>105992</text:p>
          </table:table-cell>
          <table:table-cell table:number-columns-repeated="3"/>
          <table:table-cell office:value-type="float" office:value="312160" calcext:value-type="float">
            <text:p>312160</text:p>
          </table:table-cell>
          <table:table-cell table:number-columns-repeated="2"/>
          <table:table-cell office:value-type="float" office:value="243368" calcext:value-type="float">
            <text:p>243368</text:p>
          </table:table-cell>
          <table:table-cell table:number-columns-repeated="2"/>
          <table:table-cell office:value-type="float" office:value="291772" calcext:value-type="float">
            <text:p>291772</text:p>
          </table:table-cell>
          <table:table-cell table:number-columns-repeated="2"/>
          <table:table-cell office:value-type="float" office:value="380610" calcext:value-type="float">
            <text:p>380610</text:p>
          </table:table-cell>
          <table:table-cell table:number-columns-repeated="2"/>
          <table:table-cell office:value-type="float" office:value="438502" calcext:value-type="float">
            <text:p>438502</text:p>
          </table:table-cell>
          <table:table-cell table:number-columns-repeated="24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151785" calcext:value-type="float">
            <text:p>151785</text:p>
          </table:table-cell>
          <table:table-cell table:number-columns-repeated="2"/>
          <table:table-cell office:value-type="float" office:value="128114" calcext:value-type="float">
            <text:p>128114</text:p>
          </table:table-cell>
          <table:table-cell table:number-columns-repeated="2"/>
          <table:table-cell office:value-type="float" office:value="460532" calcext:value-type="float">
            <text:p>460532</text:p>
          </table:table-cell>
          <table:table-cell table:number-columns-repeated="2"/>
          <table:table-cell office:value-type="float" office:value="413176" calcext:value-type="float">
            <text:p>413176</text:p>
          </table:table-cell>
          <table:table-cell table:number-columns-repeated="2"/>
          <table:table-cell office:value-type="float" office:value="368210" calcext:value-type="float">
            <text:p>368210</text:p>
          </table:table-cell>
          <table:table-cell table:number-columns-repeated="2"/>
          <table:table-cell office:value-type="float" office:value="122936" calcext:value-type="float">
            <text:p>122936</text:p>
          </table:table-cell>
          <table:table-cell table:number-columns-repeated="2"/>
          <table:table-cell office:value-type="float" office:value="384504" calcext:value-type="float">
            <text:p>384504</text:p>
          </table:table-cell>
          <table:table-cell table:number-columns-repeated="3"/>
          <table:table-cell office:value-type="float" office:value="116186" calcext:value-type="float">
            <text:p>116186</text:p>
          </table:table-cell>
          <table:table-cell table:number-columns-repeated="3"/>
          <table:table-cell office:value-type="float" office:value="403065" calcext:value-type="float">
            <text:p>403065</text:p>
          </table:table-cell>
          <table:table-cell table:number-columns-repeated="2"/>
          <table:table-cell office:value-type="float" office:value="224790" calcext:value-type="float">
            <text:p>224790</text:p>
          </table:table-cell>
          <table:table-cell table:number-columns-repeated="2"/>
          <table:table-cell office:value-type="float" office:value="280053" calcext:value-type="float">
            <text:p>280053</text:p>
          </table:table-cell>
          <table:table-cell table:number-columns-repeated="2"/>
          <table:table-cell office:value-type="float" office:value="430050" calcext:value-type="float">
            <text:p>430050</text:p>
          </table:table-cell>
          <table:table-cell table:number-columns-repeated="2"/>
          <table:table-cell office:value-type="float" office:value="435733" calcext:value-type="float">
            <text:p>435733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168293" calcext:value-type="float">
            <text:p>168293</text:p>
          </table:table-cell>
          <table:table-cell table:number-columns-repeated="2"/>
          <table:table-cell office:value-type="float" office:value="155759" calcext:value-type="float">
            <text:p>155759</text:p>
          </table:table-cell>
          <table:table-cell table:number-columns-repeated="2"/>
          <table:table-cell office:value-type="float" office:value="492809" calcext:value-type="float">
            <text:p>492809</text:p>
          </table:table-cell>
          <table:table-cell table:number-columns-repeated="2"/>
          <table:table-cell office:value-type="float" office:value="511365" calcext:value-type="float">
            <text:p>511365</text:p>
          </table:table-cell>
          <table:table-cell table:number-columns-repeated="2"/>
          <table:table-cell office:value-type="float" office:value="427096" calcext:value-type="float">
            <text:p>427096</text:p>
          </table:table-cell>
          <table:table-cell table:number-columns-repeated="2"/>
          <table:table-cell office:value-type="float" office:value="176608" calcext:value-type="float">
            <text:p>176608</text:p>
          </table:table-cell>
          <table:table-cell table:number-columns-repeated="2"/>
          <table:table-cell office:value-type="float" office:value="428106" calcext:value-type="float">
            <text:p>428106</text:p>
          </table:table-cell>
          <table:table-cell table:number-columns-repeated="3"/>
          <table:table-cell office:value-type="float" office:value="157577" calcext:value-type="float">
            <text:p>157577</text:p>
          </table:table-cell>
          <table:table-cell table:number-columns-repeated="3"/>
          <table:table-cell office:value-type="float" office:value="490357" calcext:value-type="float">
            <text:p>490357</text:p>
          </table:table-cell>
          <table:table-cell table:number-columns-repeated="2"/>
          <table:table-cell office:value-type="float" office:value="243766" calcext:value-type="float">
            <text:p>243766</text:p>
          </table:table-cell>
          <table:table-cell table:number-columns-repeated="2"/>
          <table:table-cell office:value-type="float" office:value="285567" calcext:value-type="float">
            <text:p>285567</text:p>
          </table:table-cell>
          <table:table-cell table:number-columns-repeated="2"/>
          <table:table-cell office:value-type="float" office:value="437009" calcext:value-type="float">
            <text:p>437009</text:p>
          </table:table-cell>
          <table:table-cell table:number-columns-repeated="2"/>
          <table:table-cell office:value-type="float" office:value="438251" calcext:value-type="float">
            <text:p>438251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241332" calcext:value-type="float">
            <text:p>241332</text:p>
          </table:table-cell>
          <table:table-cell table:number-columns-repeated="2"/>
          <table:table-cell office:value-type="float" office:value="240651" calcext:value-type="float">
            <text:p>240651</text:p>
          </table:table-cell>
          <table:table-cell table:number-columns-repeated="2"/>
          <table:table-cell office:value-type="float" office:value="535871" calcext:value-type="float">
            <text:p>535871</text:p>
          </table:table-cell>
          <table:table-cell table:number-columns-repeated="2"/>
          <table:table-cell office:value-type="float" office:value="532383" calcext:value-type="float">
            <text:p>532383</text:p>
          </table:table-cell>
          <table:table-cell table:number-columns-repeated="2"/>
          <table:table-cell office:value-type="float" office:value="497803" calcext:value-type="float">
            <text:p>497803</text:p>
          </table:table-cell>
          <table:table-cell table:number-columns-repeated="2"/>
          <table:table-cell office:value-type="float" office:value="218957" calcext:value-type="float">
            <text:p>218957</text:p>
          </table:table-cell>
          <table:table-cell table:number-columns-repeated="2"/>
          <table:table-cell office:value-type="float" office:value="474885" calcext:value-type="float">
            <text:p>474885</text:p>
          </table:table-cell>
          <table:table-cell table:number-columns-repeated="3"/>
          <table:table-cell office:value-type="float" office:value="244554" calcext:value-type="float">
            <text:p>244554</text:p>
          </table:table-cell>
          <table:table-cell table:number-columns-repeated="3"/>
          <table:table-cell office:value-type="float" office:value="489632" calcext:value-type="float">
            <text:p>489632</text:p>
          </table:table-cell>
          <table:table-cell table:number-columns-repeated="2"/>
          <table:table-cell office:value-type="float" office:value="254513" calcext:value-type="float">
            <text:p>254513</text:p>
          </table:table-cell>
          <table:table-cell table:number-columns-repeated="2"/>
          <table:table-cell office:value-type="float" office:value="287016" calcext:value-type="float">
            <text:p>287016</text:p>
          </table:table-cell>
          <table:table-cell table:number-columns-repeated="2"/>
          <table:table-cell office:value-type="float" office:value="435781" calcext:value-type="float">
            <text:p>435781</text:p>
          </table:table-cell>
          <table:table-cell table:number-columns-repeated="2"/>
          <table:table-cell office:value-type="float" office:value="430806" calcext:value-type="float">
            <text:p>430806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274075" calcext:value-type="float">
            <text:p>274075</text:p>
          </table:table-cell>
          <table:table-cell table:number-columns-repeated="2"/>
          <table:table-cell office:value-type="float" office:value="288853" calcext:value-type="float">
            <text:p>288853</text:p>
          </table:table-cell>
          <table:table-cell table:number-columns-repeated="2"/>
          <table:table-cell office:value-type="float" office:value="516002" calcext:value-type="float">
            <text:p>516002</text:p>
          </table:table-cell>
          <table:table-cell table:number-columns-repeated="2"/>
          <table:table-cell office:value-type="float" office:value="548248" calcext:value-type="float">
            <text:p>548248</text:p>
          </table:table-cell>
          <table:table-cell table:number-columns-repeated="2"/>
          <table:table-cell office:value-type="float" office:value="526275" calcext:value-type="float">
            <text:p>526275</text:p>
          </table:table-cell>
          <table:table-cell table:number-columns-repeated="2"/>
          <table:table-cell office:value-type="float" office:value="245555" calcext:value-type="float">
            <text:p>245555</text:p>
          </table:table-cell>
          <table:table-cell table:number-columns-repeated="2"/>
          <table:table-cell office:value-type="float" office:value="527947" calcext:value-type="float">
            <text:p>527947</text:p>
          </table:table-cell>
          <table:table-cell table:number-columns-repeated="3"/>
          <table:table-cell office:value-type="float" office:value="291692" calcext:value-type="float">
            <text:p>291692</text:p>
          </table:table-cell>
          <table:table-cell table:number-columns-repeated="3"/>
          <table:table-cell office:value-type="float" office:value="534042" calcext:value-type="float">
            <text:p>534042</text:p>
          </table:table-cell>
          <table:table-cell table:number-columns-repeated="2"/>
          <table:table-cell office:value-type="float" office:value="270924" calcext:value-type="float">
            <text:p>270924</text:p>
          </table:table-cell>
          <table:table-cell table:number-columns-repeated="2"/>
          <table:table-cell office:value-type="float" office:value="289378" calcext:value-type="float">
            <text:p>289378</text:p>
          </table:table-cell>
          <table:table-cell table:number-columns-repeated="2"/>
          <table:table-cell office:value-type="float" office:value="435196" calcext:value-type="float">
            <text:p>435196</text:p>
          </table:table-cell>
          <table:table-cell table:number-columns-repeated="2"/>
          <table:table-cell office:value-type="float" office:value="438571" calcext:value-type="float">
            <text:p>438571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291552" calcext:value-type="float">
            <text:p>291552</text:p>
          </table:table-cell>
          <table:table-cell table:number-columns-repeated="2"/>
          <table:table-cell office:value-type="float" office:value="273391" calcext:value-type="float">
            <text:p>273391</text:p>
          </table:table-cell>
          <table:table-cell table:number-columns-repeated="2"/>
          <table:table-cell office:value-type="float" office:value="569551" calcext:value-type="float">
            <text:p>569551</text:p>
          </table:table-cell>
          <table:table-cell table:number-columns-repeated="2"/>
          <table:table-cell office:value-type="float" office:value="569414" calcext:value-type="float">
            <text:p>569414</text:p>
          </table:table-cell>
          <table:table-cell table:number-columns-repeated="2"/>
          <table:table-cell office:value-type="float" office:value="554459" calcext:value-type="float">
            <text:p>554459</text:p>
          </table:table-cell>
          <table:table-cell table:number-columns-repeated="2"/>
          <table:table-cell office:value-type="float" office:value="251968" calcext:value-type="float">
            <text:p>251968</text:p>
          </table:table-cell>
          <table:table-cell table:number-columns-repeated="2"/>
          <table:table-cell office:value-type="float" office:value="528009" calcext:value-type="float">
            <text:p>528009</text:p>
          </table:table-cell>
          <table:table-cell table:number-columns-repeated="3"/>
          <table:table-cell office:value-type="float" office:value="284126" calcext:value-type="float">
            <text:p>284126</text:p>
          </table:table-cell>
          <table:table-cell table:number-columns-repeated="3"/>
          <table:table-cell office:value-type="float" office:value="557929" calcext:value-type="float">
            <text:p>557929</text:p>
          </table:table-cell>
          <table:table-cell table:number-columns-repeated="2"/>
          <table:table-cell office:value-type="float" office:value="270002" calcext:value-type="float">
            <text:p>270002</text:p>
          </table:table-cell>
          <table:table-cell table:number-columns-repeated="2"/>
          <table:table-cell office:value-type="float" office:value="294666" calcext:value-type="float">
            <text:p>294666</text:p>
          </table:table-cell>
          <table:table-cell table:number-columns-repeated="2"/>
          <table:table-cell office:value-type="float" office:value="431593" calcext:value-type="float">
            <text:p>431593</text:p>
          </table:table-cell>
          <table:table-cell table:number-columns-repeated="2"/>
          <table:table-cell office:value-type="float" office:value="428034" calcext:value-type="float">
            <text:p>428034</text:p>
          </table:table-cell>
          <table:table-cell table:number-columns-repeated="26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iozon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omplete.</text:p>
          </table:table-cell>
          <table:table-cell table:number-columns-repeated="77"/>
        </table:table-row>
        <table:table-row table:style-name="ro1">
          <table:table-cell office:value-type="string" calcext:value-type="string">
            <text:p>Exce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below:</text:p>
          </table:table-cell>
          <table:table-cell table:number-columns-repeated="76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Writer report</text:p>
          </table:table-cell>
          <table:table-cell table:number-columns-repeated="79"/>
        </table:table-row>
        <table:table-row table:style-name="ro1">
          <table:table-cell table:number-columns-repeated="3"/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128</text:p>
          </table:table-cell>
          <table:table-cell table:style-name="ce2" office:value-type="string" calcext:value-type="string">
            <text:p>256</text:p>
          </table:table-cell>
          <table:table-cell table:style-name="ce2" office:value-type="string" calcext:value-type="string">
            <text:p>512</text:p>
          </table:table-cell>
          <table:table-cell table:style-name="ce2" office:value-type="string" calcext:value-type="string">
            <text:p>1024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4096</text:p>
          </table:table-cell>
          <table:table-cell table:style-name="ce2" office:value-type="string" calcext:value-type="string">
            <text:p>8192</text:p>
          </table:table-cell>
          <table:table-cell table:style-name="ce2" office:value-type="string" calcext:value-type="string">
            <text:p>16384</text:p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53"/>
        </table:table-row>
        <table:table-row table:style-name="ro1">
          <table:table-cell table:number-columns-repeated="2"/>
          <table:table-cell table:style-name="ce2" office:value-type="string" calcext:value-type="string">
            <text:p>64</text:p>
          </table:table-cell>
          <table:table-cell office:value-type="float" office:value="32720" calcext:value-type="float">
            <text:p>32720</text:p>
          </table:table-cell>
          <table:table-cell office:value-type="float" office:value="51161" calcext:value-type="float">
            <text:p>51161</text:p>
          </table:table-cell>
          <table:table-cell office:value-type="float" office:value="85685" calcext:value-type="float">
            <text:p>85685</text:p>
          </table:table-cell>
          <table:table-cell office:value-type="float" office:value="116568" calcext:value-type="float">
            <text:p>116568</text:p>
          </table:table-cell>
          <table:table-cell office:value-type="float" office:value="149562" calcext:value-type="float">
            <text:p>149562</text:p>
          </table:table-cell>
          <table:table-cell table:number-columns-repeated="72"/>
        </table:table-row>
        <table:table-row table:style-name="ro1">
          <table:table-cell table:number-columns-repeated="2"/>
          <table:table-cell table:style-name="ce2" office:value-type="string" calcext:value-type="string">
            <text:p>128</text:p>
          </table:table-cell>
          <table:table-cell office:value-type="float" office:value="35221" calcext:value-type="float">
            <text:p>35221</text:p>
          </table:table-cell>
          <table:table-cell office:value-type="float" office:value="47616" calcext:value-type="float">
            <text:p>47616</text:p>
          </table:table-cell>
          <table:table-cell office:value-type="float" office:value="87612" calcext:value-type="float">
            <text:p>87612</text:p>
          </table:table-cell>
          <table:table-cell office:value-type="float" office:value="129030" calcext:value-type="float">
            <text:p>129030</text:p>
          </table:table-cell>
          <table:table-cell office:value-type="float" office:value="158799" calcext:value-type="float">
            <text:p>158799</text:p>
          </table:table-cell>
          <table:table-cell office:value-type="float" office:value="174660" calcext:value-type="float">
            <text:p>174660</text:p>
          </table:table-cell>
          <table:table-cell table:number-columns-repeated="71"/>
        </table:table-row>
        <table:table-row table:style-name="ro1">
          <table:table-cell table:number-columns-repeated="2"/>
          <table:table-cell table:style-name="ce2" office:value-type="string" calcext:value-type="string">
            <text:p>256</text:p>
          </table:table-cell>
          <table:table-cell office:value-type="float" office:value="35174" calcext:value-type="float">
            <text:p>35174</text:p>
          </table:table-cell>
          <table:table-cell office:value-type="float" office:value="54019" calcext:value-type="float">
            <text:p>54019</text:p>
          </table:table-cell>
          <table:table-cell office:value-type="float" office:value="54491" calcext:value-type="float">
            <text:p>54491</text:p>
          </table:table-cell>
          <table:table-cell office:value-type="float" office:value="131702" calcext:value-type="float">
            <text:p>131702</text:p>
          </table:table-cell>
          <table:table-cell office:value-type="float" office:value="154034" calcext:value-type="float">
            <text:p>154034</text:p>
          </table:table-cell>
          <table:table-cell office:value-type="float" office:value="194807" calcext:value-type="float">
            <text:p>194807</text:p>
          </table:table-cell>
          <table:table-cell office:value-type="float" office:value="147394" calcext:value-type="float">
            <text:p>147394</text:p>
          </table:table-cell>
          <table:table-cell table:number-columns-repeated="70"/>
        </table:table-row>
        <table:table-row table:style-name="ro1">
          <table:table-cell table:number-columns-repeated="2"/>
          <table:table-cell table:style-name="ce2" office:value-type="string" calcext:value-type="string">
            <text:p>512</text:p>
          </table:table-cell>
          <table:table-cell office:value-type="float" office:value="18608" calcext:value-type="float">
            <text:p>18608</text:p>
          </table:table-cell>
          <table:table-cell office:value-type="float" office:value="30224" calcext:value-type="float">
            <text:p>30224</text:p>
          </table:table-cell>
          <table:table-cell office:value-type="float" office:value="89059" calcext:value-type="float">
            <text:p>89059</text:p>
          </table:table-cell>
          <table:table-cell office:value-type="float" office:value="132398" calcext:value-type="float">
            <text:p>132398</text:p>
          </table:table-cell>
          <table:table-cell office:value-type="float" office:value="172629" calcext:value-type="float">
            <text:p>172629</text:p>
          </table:table-cell>
          <table:table-cell office:value-type="float" office:value="205288" calcext:value-type="float">
            <text:p>205288</text:p>
          </table:table-cell>
          <table:table-cell office:value-type="float" office:value="160706" calcext:value-type="float">
            <text:p>160706</text:p>
          </table:table-cell>
          <table:table-cell office:value-type="float" office:value="122518" calcext:value-type="float">
            <text:p>122518</text:p>
          </table:table-cell>
          <table:table-cell table:number-columns-repeated="69"/>
        </table:table-row>
        <table:table-row table:style-name="ro1">
          <table:table-cell table:number-columns-repeated="2"/>
          <table:table-cell table:style-name="ce2" office:value-type="string" calcext:value-type="string">
            <text:p>1024</text:p>
          </table:table-cell>
          <table:table-cell office:value-type="float" office:value="33689" calcext:value-type="float">
            <text:p>33689</text:p>
          </table:table-cell>
          <table:table-cell office:value-type="float" office:value="49803" calcext:value-type="float">
            <text:p>49803</text:p>
          </table:table-cell>
          <table:table-cell office:value-type="float" office:value="84238" calcext:value-type="float">
            <text:p>84238</text:p>
          </table:table-cell>
          <table:table-cell office:value-type="float" office:value="121964" calcext:value-type="float">
            <text:p>121964</text:p>
          </table:table-cell>
          <table:table-cell office:value-type="float" office:value="171436" calcext:value-type="float">
            <text:p>171436</text:p>
          </table:table-cell>
          <table:table-cell office:value-type="float" office:value="183971" calcext:value-type="float">
            <text:p>183971</text:p>
          </table:table-cell>
          <table:table-cell office:value-type="float" office:value="166125" calcext:value-type="float">
            <text:p>166125</text:p>
          </table:table-cell>
          <table:table-cell office:value-type="float" office:value="158762" calcext:value-type="float">
            <text:p>158762</text:p>
          </table:table-cell>
          <table:table-cell office:value-type="float" office:value="153201" calcext:value-type="float">
            <text:p>153201</text:p>
          </table:table-cell>
          <table:table-cell table:number-columns-repeated="68"/>
        </table:table-row>
        <table:table-row table:style-name="ro1">
          <table:table-cell table:number-columns-repeated="2"/>
          <table:table-cell table:style-name="ce2" office:value-type="string" calcext:value-type="string">
            <text:p>2048</text:p>
          </table:table-cell>
          <table:table-cell office:value-type="float" office:value="23457" calcext:value-type="float">
            <text:p>23457</text:p>
          </table:table-cell>
          <table:table-cell office:value-type="float" office:value="47621" calcext:value-type="float">
            <text:p>47621</text:p>
          </table:table-cell>
          <table:table-cell office:value-type="float" office:value="74706" calcext:value-type="float">
            <text:p>74706</text:p>
          </table:table-cell>
          <table:table-cell office:value-type="float" office:value="114509" calcext:value-type="float">
            <text:p>114509</text:p>
          </table:table-cell>
          <table:table-cell office:value-type="float" office:value="164102" calcext:value-type="float">
            <text:p>164102</text:p>
          </table:table-cell>
          <table:table-cell office:value-type="float" office:value="210481" calcext:value-type="float">
            <text:p>210481</text:p>
          </table:table-cell>
          <table:table-cell office:value-type="float" office:value="167953" calcext:value-type="float">
            <text:p>167953</text:p>
          </table:table-cell>
          <table:table-cell office:value-type="float" office:value="165280" calcext:value-type="float">
            <text:p>165280</text:p>
          </table:table-cell>
          <table:table-cell office:value-type="float" office:value="165829" calcext:value-type="float">
            <text:p>165829</text:p>
          </table:table-cell>
          <table:table-cell office:value-type="float" office:value="149240" calcext:value-type="float">
            <text:p>149240</text:p>
          </table:table-cell>
          <table:table-cell table:number-columns-repeated="67"/>
        </table:table-row>
        <table:table-row table:style-name="ro1">
          <table:table-cell table:number-columns-repeated="2"/>
          <table:table-cell table:style-name="ce2" office:value-type="string" calcext:value-type="string">
            <text:p>4096</text:p>
          </table:table-cell>
          <table:table-cell office:value-type="float" office:value="26552" calcext:value-type="float">
            <text:p>26552</text:p>
          </table:table-cell>
          <table:table-cell office:value-type="float" office:value="50997" calcext:value-type="float">
            <text:p>50997</text:p>
          </table:table-cell>
          <table:table-cell office:value-type="float" office:value="82110" calcext:value-type="float">
            <text:p>82110</text:p>
          </table:table-cell>
          <table:table-cell office:value-type="float" office:value="123618" calcext:value-type="float">
            <text:p>123618</text:p>
          </table:table-cell>
          <table:table-cell office:value-type="float" office:value="168186" calcext:value-type="float">
            <text:p>168186</text:p>
          </table:table-cell>
          <table:table-cell office:value-type="float" office:value="209900" calcext:value-type="float">
            <text:p>209900</text:p>
          </table:table-cell>
          <table:table-cell office:value-type="float" office:value="175199" calcext:value-type="float">
            <text:p>175199</text:p>
          </table:table-cell>
          <table:table-cell office:value-type="float" office:value="171102" calcext:value-type="float">
            <text:p>171102</text:p>
          </table:table-cell>
          <table:table-cell office:value-type="float" office:value="188425" calcext:value-type="float">
            <text:p>188425</text:p>
          </table:table-cell>
          <table:table-cell office:value-type="float" office:value="188893" calcext:value-type="float">
            <text:p>188893</text:p>
          </table:table-cell>
          <table:table-cell office:value-type="float" office:value="153076" calcext:value-type="float">
            <text:p>153076</text:p>
          </table:table-cell>
          <table:table-cell table:number-columns-repeated="66"/>
        </table:table-row>
        <table:table-row table:style-name="ro1">
          <table:table-cell table:number-columns-repeated="2"/>
          <table:table-cell table:style-name="ce2" office:value-type="string" calcext:value-type="string">
            <text:p>8192</text:p>
          </table:table-cell>
          <table:table-cell office:value-type="float" office:value="26607" calcext:value-type="float">
            <text:p>26607</text:p>
          </table:table-cell>
          <table:table-cell office:value-type="float" office:value="45910" calcext:value-type="float">
            <text:p>45910</text:p>
          </table:table-cell>
          <table:table-cell office:value-type="float" office:value="84652" calcext:value-type="float">
            <text:p>84652</text:p>
          </table:table-cell>
          <table:table-cell office:value-type="float" office:value="139059" calcext:value-type="float">
            <text:p>139059</text:p>
          </table:table-cell>
          <table:table-cell office:value-type="float" office:value="190746" calcext:value-type="float">
            <text:p>190746</text:p>
          </table:table-cell>
          <table:table-cell office:value-type="float" office:value="234566" calcext:value-type="float">
            <text:p>234566</text:p>
          </table:table-cell>
          <table:table-cell office:value-type="float" office:value="187730" calcext:value-type="float">
            <text:p>187730</text:p>
          </table:table-cell>
          <table:table-cell office:value-type="float" office:value="190153" calcext:value-type="float">
            <text:p>190153</text:p>
          </table:table-cell>
          <table:table-cell office:value-type="float" office:value="216506" calcext:value-type="float">
            <text:p>216506</text:p>
          </table:table-cell>
          <table:table-cell office:value-type="float" office:value="239708" calcext:value-type="float">
            <text:p>239708</text:p>
          </table:table-cell>
          <table:table-cell office:value-type="float" office:value="211739" calcext:value-type="float">
            <text:p>211739</text:p>
          </table:table-cell>
          <table:table-cell office:value-type="float" office:value="171924" calcext:value-type="float">
            <text:p>171924</text:p>
          </table:table-cell>
          <table:table-cell table:number-columns-repeated="65"/>
        </table:table-row>
        <table:table-row table:style-name="ro1">
          <table:table-cell table:number-columns-repeated="2"/>
          <table:table-cell table:style-name="ce2" office:value-type="string" calcext:value-type="string">
            <text:p>16384</text:p>
          </table:table-cell>
          <table:table-cell office:value-type="float" office:value="26677" calcext:value-type="float">
            <text:p>26677</text:p>
          </table:table-cell>
          <table:table-cell office:value-type="float" office:value="52839" calcext:value-type="float">
            <text:p>52839</text:p>
          </table:table-cell>
          <table:table-cell office:value-type="float" office:value="92471" calcext:value-type="float">
            <text:p>92471</text:p>
          </table:table-cell>
          <table:table-cell office:value-type="float" office:value="146024" calcext:value-type="float">
            <text:p>146024</text:p>
          </table:table-cell>
          <table:table-cell office:value-type="float" office:value="184117" calcext:value-type="float">
            <text:p>184117</text:p>
          </table:table-cell>
          <table:table-cell office:value-type="float" office:value="237955" calcext:value-type="float">
            <text:p>237955</text:p>
          </table:table-cell>
          <table:table-cell office:value-type="float" office:value="184748" calcext:value-type="float">
            <text:p>184748</text:p>
          </table:table-cell>
          <table:table-cell office:value-type="float" office:value="185173" calcext:value-type="float">
            <text:p>185173</text:p>
          </table:table-cell>
          <table:table-cell office:value-type="float" office:value="203841" calcext:value-type="float">
            <text:p>203841</text:p>
          </table:table-cell>
          <table:table-cell office:value-type="float" office:value="178634" calcext:value-type="float">
            <text:p>178634</text:p>
          </table:table-cell>
          <table:table-cell office:value-type="float" office:value="170679" calcext:value-type="float">
            <text:p>170679</text:p>
          </table:table-cell>
          <table:table-cell office:value-type="float" office:value="247948" calcext:value-type="float">
            <text:p>247948</text:p>
          </table:table-cell>
          <table:table-cell office:value-type="float" office:value="203981" calcext:value-type="float">
            <text:p>203981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327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7266" calcext:value-type="float">
            <text:p>257266</text:p>
          </table:table-cell>
          <table:table-cell office:value-type="float" office:value="264597" calcext:value-type="float">
            <text:p>264597</text:p>
          </table:table-cell>
          <table:table-cell office:value-type="float" office:value="191408" calcext:value-type="float">
            <text:p>191408</text:p>
          </table:table-cell>
          <table:table-cell office:value-type="float" office:value="188273" calcext:value-type="float">
            <text:p>188273</text:p>
          </table:table-cell>
          <table:table-cell office:value-type="float" office:value="213419" calcext:value-type="float">
            <text:p>213419</text:p>
          </table:table-cell>
          <table:table-cell office:value-type="float" office:value="272963" calcext:value-type="float">
            <text:p>272963</text:p>
          </table:table-cell>
          <table:table-cell office:value-type="float" office:value="251338" calcext:value-type="float">
            <text:p>251338</text:p>
          </table:table-cell>
          <table:table-cell office:value-type="float" office:value="269782" calcext:value-type="float">
            <text:p>269782</text:p>
          </table:table-cell>
          <table:table-cell office:value-type="float" office:value="217914" calcext:value-type="float">
            <text:p>217914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655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6764" calcext:value-type="float">
            <text:p>186764</text:p>
          </table:table-cell>
          <table:table-cell office:value-type="float" office:value="213483" calcext:value-type="float">
            <text:p>213483</text:p>
          </table:table-cell>
          <table:table-cell office:value-type="float" office:value="170043" calcext:value-type="float">
            <text:p>170043</text:p>
          </table:table-cell>
          <table:table-cell office:value-type="float" office:value="165789" calcext:value-type="float">
            <text:p>165789</text:p>
          </table:table-cell>
          <table:table-cell office:value-type="float" office:value="153898" calcext:value-type="float">
            <text:p>153898</text:p>
          </table:table-cell>
          <table:table-cell office:value-type="float" office:value="216472" calcext:value-type="float">
            <text:p>216472</text:p>
          </table:table-cell>
          <table:table-cell office:value-type="float" office:value="230923" calcext:value-type="float">
            <text:p>230923</text:p>
          </table:table-cell>
          <table:table-cell office:value-type="float" office:value="226883" calcext:value-type="float">
            <text:p>226883</text:p>
          </table:table-cell>
          <table:table-cell office:value-type="float" office:value="198628" calcext:value-type="float">
            <text:p>198628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1310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7472" calcext:value-type="float">
            <text:p>137472</text:p>
          </table:table-cell>
          <table:table-cell office:value-type="float" office:value="135086" calcext:value-type="float">
            <text:p>135086</text:p>
          </table:table-cell>
          <table:table-cell office:value-type="float" office:value="96799" calcext:value-type="float">
            <text:p>96799</text:p>
          </table:table-cell>
          <table:table-cell office:value-type="float" office:value="73421" calcext:value-type="float">
            <text:p>73421</text:p>
          </table:table-cell>
          <table:table-cell office:value-type="float" office:value="126040" calcext:value-type="float">
            <text:p>126040</text:p>
          </table:table-cell>
          <table:table-cell office:value-type="float" office:value="122600" calcext:value-type="float">
            <text:p>122600</text:p>
          </table:table-cell>
          <table:table-cell office:value-type="float" office:value="89086" calcext:value-type="float">
            <text:p>89086</text:p>
          </table:table-cell>
          <table:table-cell office:value-type="float" office:value="215385" calcext:value-type="float">
            <text:p>215385</text:p>
          </table:table-cell>
          <table:table-cell office:value-type="float" office:value="174779" calcext:value-type="float">
            <text:p>174779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2621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318" calcext:value-type="float">
            <text:p>104318</text:p>
          </table:table-cell>
          <table:table-cell office:value-type="float" office:value="119499" calcext:value-type="float">
            <text:p>119499</text:p>
          </table:table-cell>
          <table:table-cell office:value-type="float" office:value="108261" calcext:value-type="float">
            <text:p>108261</text:p>
          </table:table-cell>
          <table:table-cell office:value-type="float" office:value="142190" calcext:value-type="float">
            <text:p>142190</text:p>
          </table:table-cell>
          <table:table-cell office:value-type="float" office:value="118010" calcext:value-type="float">
            <text:p>118010</text:p>
          </table:table-cell>
          <table:table-cell office:value-type="float" office:value="186724" calcext:value-type="float">
            <text:p>186724</text:p>
          </table:table-cell>
          <table:table-cell office:value-type="float" office:value="159644" calcext:value-type="float">
            <text:p>159644</text:p>
          </table:table-cell>
          <table:table-cell office:value-type="float" office:value="250176" calcext:value-type="float">
            <text:p>250176</text:p>
          </table:table-cell>
          <table:table-cell office:value-type="float" office:value="268015" calcext:value-type="float">
            <text:p>268015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524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3745" calcext:value-type="float">
            <text:p>153745</text:p>
          </table:table-cell>
          <table:table-cell office:value-type="float" office:value="129107" calcext:value-type="float">
            <text:p>129107</text:p>
          </table:table-cell>
          <table:table-cell office:value-type="float" office:value="142781" calcext:value-type="float">
            <text:p>142781</text:p>
          </table:table-cell>
          <table:table-cell office:value-type="float" office:value="146318" calcext:value-type="float">
            <text:p>146318</text:p>
          </table:table-cell>
          <table:table-cell office:value-type="float" office:value="101669" calcext:value-type="float">
            <text:p>101669</text:p>
          </table:table-cell>
          <table:table-cell office:value-type="float" office:value="157838" calcext:value-type="float">
            <text:p>157838</text:p>
          </table:table-cell>
          <table:table-cell office:value-type="float" office:value="184261" calcext:value-type="float">
            <text:p>184261</text:p>
          </table:table-cell>
          <table:table-cell office:value-type="float" office:value="248447" calcext:value-type="float">
            <text:p>248447</text:p>
          </table:table-cell>
          <table:table-cell office:value-type="float" office:value="249482" calcext:value-type="float">
            <text:p>249482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10485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0085" calcext:value-type="float">
            <text:p>140085</text:p>
          </table:table-cell>
          <table:table-cell office:value-type="float" office:value="157165" calcext:value-type="float">
            <text:p>157165</text:p>
          </table:table-cell>
          <table:table-cell office:value-type="float" office:value="135443" calcext:value-type="float">
            <text:p>135443</text:p>
          </table:table-cell>
          <table:table-cell office:value-type="float" office:value="134171" calcext:value-type="float">
            <text:p>134171</text:p>
          </table:table-cell>
          <table:table-cell office:value-type="float" office:value="151129" calcext:value-type="float">
            <text:p>151129</text:p>
          </table:table-cell>
          <table:table-cell office:value-type="float" office:value="171954" calcext:value-type="float">
            <text:p>171954</text:p>
          </table:table-cell>
          <table:table-cell office:value-type="float" office:value="184687" calcext:value-type="float">
            <text:p>184687</text:p>
          </table:table-cell>
          <table:table-cell office:value-type="float" office:value="257392" calcext:value-type="float">
            <text:p>257392</text:p>
          </table:table-cell>
          <table:table-cell office:value-type="float" office:value="238630" calcext:value-type="float">
            <text:p>238630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20971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6170" calcext:value-type="float">
            <text:p>126170</text:p>
          </table:table-cell>
          <table:table-cell office:value-type="float" office:value="162121" calcext:value-type="float">
            <text:p>162121</text:p>
          </table:table-cell>
          <table:table-cell office:value-type="float" office:value="143316" calcext:value-type="float">
            <text:p>143316</text:p>
          </table:table-cell>
          <table:table-cell office:value-type="float" office:value="147562" calcext:value-type="float">
            <text:p>147562</text:p>
          </table:table-cell>
          <table:table-cell office:value-type="float" office:value="138242" calcext:value-type="float">
            <text:p>138242</text:p>
          </table:table-cell>
          <table:table-cell office:value-type="float" office:value="193293" calcext:value-type="float">
            <text:p>193293</text:p>
          </table:table-cell>
          <table:table-cell office:value-type="float" office:value="208360" calcext:value-type="float">
            <text:p>208360</text:p>
          </table:table-cell>
          <table:table-cell office:value-type="float" office:value="278906" calcext:value-type="float">
            <text:p>278906</text:p>
          </table:table-cell>
          <table:table-cell office:value-type="float" office:value="240992" calcext:value-type="float">
            <text:p>240992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41943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0104" calcext:value-type="float">
            <text:p>130104</text:p>
          </table:table-cell>
          <table:table-cell office:value-type="float" office:value="175280" calcext:value-type="float">
            <text:p>175280</text:p>
          </table:table-cell>
          <table:table-cell office:value-type="float" office:value="125032" calcext:value-type="float">
            <text:p>125032</text:p>
          </table:table-cell>
          <table:table-cell office:value-type="float" office:value="145968" calcext:value-type="float">
            <text:p>145968</text:p>
          </table:table-cell>
          <table:table-cell office:value-type="float" office:value="151785" calcext:value-type="float">
            <text:p>151785</text:p>
          </table:table-cell>
          <table:table-cell office:value-type="float" office:value="168293" calcext:value-type="float">
            <text:p>168293</text:p>
          </table:table-cell>
          <table:table-cell office:value-type="float" office:value="241332" calcext:value-type="float">
            <text:p>241332</text:p>
          </table:table-cell>
          <table:table-cell office:value-type="float" office:value="274075" calcext:value-type="float">
            <text:p>274075</text:p>
          </table:table-cell>
          <table:table-cell office:value-type="float" office:value="291552" calcext:value-type="float">
            <text:p>291552</text:p>
          </table:table-cell>
          <table:table-cell table:number-columns-repeated="64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-writer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37144" calcext:value-type="float">
            <text:p>37144</text:p>
          </table:table-cell>
          <table:table-cell/>
          <table:table-cell office:value-type="float" office:value="62560" calcext:value-type="float">
            <text:p>62560</text:p>
          </table:table-cell>
          <table:table-cell/>
          <table:table-cell office:value-type="float" office:value="100169" calcext:value-type="float">
            <text:p>100169</text:p>
          </table:table-cell>
          <table:table-cell/>
          <table:table-cell office:value-type="float" office:value="142194" calcext:value-type="float">
            <text:p>142194</text:p>
          </table:table-cell>
          <table:table-cell/>
          <table:table-cell office:value-type="float" office:value="173429" calcext:value-type="float">
            <text:p>173429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34632" calcext:value-type="float">
            <text:p>34632</text:p>
          </table:table-cell>
          <table:table-cell/>
          <table:table-cell office:value-type="float" office:value="62406" calcext:value-type="float">
            <text:p>62406</text:p>
          </table:table-cell>
          <table:table-cell/>
          <table:table-cell office:value-type="float" office:value="100315" calcext:value-type="float">
            <text:p>100315</text:p>
          </table:table-cell>
          <table:table-cell/>
          <table:table-cell office:value-type="float" office:value="119071" calcext:value-type="float">
            <text:p>119071</text:p>
          </table:table-cell>
          <table:table-cell/>
          <table:table-cell office:value-type="float" office:value="186296" calcext:value-type="float">
            <text:p>186296</text:p>
          </table:table-cell>
          <table:table-cell/>
          <table:table-cell office:value-type="float" office:value="217726" calcext:value-type="float">
            <text:p>217726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31674" calcext:value-type="float">
            <text:p>31674</text:p>
          </table:table-cell>
          <table:table-cell/>
          <table:table-cell office:value-type="float" office:value="62562" calcext:value-type="float">
            <text:p>62562</text:p>
          </table:table-cell>
          <table:table-cell/>
          <table:table-cell office:value-type="float" office:value="94880" calcext:value-type="float">
            <text:p>94880</text:p>
          </table:table-cell>
          <table:table-cell/>
          <table:table-cell office:value-type="float" office:value="139977" calcext:value-type="float">
            <text:p>139977</text:p>
          </table:table-cell>
          <table:table-cell/>
          <table:table-cell office:value-type="float" office:value="185646" calcext:value-type="float">
            <text:p>185646</text:p>
          </table:table-cell>
          <table:table-cell/>
          <table:table-cell office:value-type="float" office:value="143092" calcext:value-type="float">
            <text:p>143092</text:p>
          </table:table-cell>
          <table:table-cell/>
          <table:table-cell office:value-type="float" office:value="174626" calcext:value-type="float">
            <text:p>174626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33648" calcext:value-type="float">
            <text:p>33648</text:p>
          </table:table-cell>
          <table:table-cell/>
          <table:table-cell office:value-type="float" office:value="55796" calcext:value-type="float">
            <text:p>55796</text:p>
          </table:table-cell>
          <table:table-cell/>
          <table:table-cell office:value-type="float" office:value="98935" calcext:value-type="float">
            <text:p>98935</text:p>
          </table:table-cell>
          <table:table-cell/>
          <table:table-cell office:value-type="float" office:value="142219" calcext:value-type="float">
            <text:p>142219</text:p>
          </table:table-cell>
          <table:table-cell/>
          <table:table-cell office:value-type="float" office:value="188312" calcext:value-type="float">
            <text:p>188312</text:p>
          </table:table-cell>
          <table:table-cell/>
          <table:table-cell office:value-type="float" office:value="169082" calcext:value-type="float">
            <text:p>169082</text:p>
          </table:table-cell>
          <table:table-cell/>
          <table:table-cell office:value-type="float" office:value="176561" calcext:value-type="float">
            <text:p>176561</text:p>
          </table:table-cell>
          <table:table-cell/>
          <table:table-cell office:value-type="float" office:value="175236" calcext:value-type="float">
            <text:p>17523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34216" calcext:value-type="float">
            <text:p>34216</text:p>
          </table:table-cell>
          <table:table-cell/>
          <table:table-cell office:value-type="float" office:value="53089" calcext:value-type="float">
            <text:p>53089</text:p>
          </table:table-cell>
          <table:table-cell/>
          <table:table-cell office:value-type="float" office:value="88596" calcext:value-type="float">
            <text:p>88596</text:p>
          </table:table-cell>
          <table:table-cell/>
          <table:table-cell office:value-type="float" office:value="142539" calcext:value-type="float">
            <text:p>142539</text:p>
          </table:table-cell>
          <table:table-cell/>
          <table:table-cell office:value-type="float" office:value="164527" calcext:value-type="float">
            <text:p>164527</text:p>
          </table:table-cell>
          <table:table-cell/>
          <table:table-cell office:value-type="float" office:value="207970" calcext:value-type="float">
            <text:p>207970</text:p>
          </table:table-cell>
          <table:table-cell/>
          <table:table-cell office:value-type="float" office:value="175974" calcext:value-type="float">
            <text:p>175974</text:p>
          </table:table-cell>
          <table:table-cell/>
          <table:table-cell office:value-type="float" office:value="176096" calcext:value-type="float">
            <text:p>176096</text:p>
          </table:table-cell>
          <table:table-cell/>
          <table:table-cell office:value-type="float" office:value="182045" calcext:value-type="float">
            <text:p>182045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30225" calcext:value-type="float">
            <text:p>30225</text:p>
          </table:table-cell>
          <table:table-cell/>
          <table:table-cell office:value-type="float" office:value="54619" calcext:value-type="float">
            <text:p>54619</text:p>
          </table:table-cell>
          <table:table-cell/>
          <table:table-cell office:value-type="float" office:value="76710" calcext:value-type="float">
            <text:p>76710</text:p>
          </table:table-cell>
          <table:table-cell/>
          <table:table-cell office:value-type="float" office:value="124901" calcext:value-type="float">
            <text:p>124901</text:p>
          </table:table-cell>
          <table:table-cell/>
          <table:table-cell office:value-type="float" office:value="175012" calcext:value-type="float">
            <text:p>175012</text:p>
          </table:table-cell>
          <table:table-cell/>
          <table:table-cell office:value-type="float" office:value="202971" calcext:value-type="float">
            <text:p>202971</text:p>
          </table:table-cell>
          <table:table-cell/>
          <table:table-cell office:value-type="float" office:value="172043" calcext:value-type="float">
            <text:p>172043</text:p>
          </table:table-cell>
          <table:table-cell/>
          <table:table-cell office:value-type="float" office:value="168269" calcext:value-type="float">
            <text:p>168269</text:p>
          </table:table-cell>
          <table:table-cell/>
          <table:table-cell office:value-type="float" office:value="174518" calcext:value-type="float">
            <text:p>174518</text:p>
          </table:table-cell>
          <table:table-cell/>
          <table:table-cell office:value-type="float" office:value="252587" calcext:value-type="float">
            <text:p>252587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27113" calcext:value-type="float">
            <text:p>27113</text:p>
          </table:table-cell>
          <table:table-cell/>
          <table:table-cell office:value-type="float" office:value="49071" calcext:value-type="float">
            <text:p>49071</text:p>
          </table:table-cell>
          <table:table-cell/>
          <table:table-cell office:value-type="float" office:value="86077" calcext:value-type="float">
            <text:p>86077</text:p>
          </table:table-cell>
          <table:table-cell/>
          <table:table-cell office:value-type="float" office:value="106251" calcext:value-type="float">
            <text:p>106251</text:p>
          </table:table-cell>
          <table:table-cell/>
          <table:table-cell office:value-type="float" office:value="176749" calcext:value-type="float">
            <text:p>176749</text:p>
          </table:table-cell>
          <table:table-cell/>
          <table:table-cell office:value-type="float" office:value="222172" calcext:value-type="float">
            <text:p>222172</text:p>
          </table:table-cell>
          <table:table-cell/>
          <table:table-cell office:value-type="float" office:value="181948" calcext:value-type="float">
            <text:p>181948</text:p>
          </table:table-cell>
          <table:table-cell/>
          <table:table-cell office:value-type="float" office:value="177985" calcext:value-type="float">
            <text:p>177985</text:p>
          </table:table-cell>
          <table:table-cell/>
          <table:table-cell office:value-type="float" office:value="193054" calcext:value-type="float">
            <text:p>193054</text:p>
          </table:table-cell>
          <table:table-cell/>
          <table:table-cell office:value-type="float" office:value="260195" calcext:value-type="float">
            <text:p>260195</text:p>
          </table:table-cell>
          <table:table-cell/>
          <table:table-cell office:value-type="float" office:value="293117" calcext:value-type="float">
            <text:p>293117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27305" calcext:value-type="float">
            <text:p>27305</text:p>
          </table:table-cell>
          <table:table-cell/>
          <table:table-cell office:value-type="float" office:value="48579" calcext:value-type="float">
            <text:p>48579</text:p>
          </table:table-cell>
          <table:table-cell/>
          <table:table-cell office:value-type="float" office:value="87296" calcext:value-type="float">
            <text:p>87296</text:p>
          </table:table-cell>
          <table:table-cell/>
          <table:table-cell office:value-type="float" office:value="128054" calcext:value-type="float">
            <text:p>128054</text:p>
          </table:table-cell>
          <table:table-cell/>
          <table:table-cell office:value-type="float" office:value="185561" calcext:value-type="float">
            <text:p>185561</text:p>
          </table:table-cell>
          <table:table-cell/>
          <table:table-cell office:value-type="float" office:value="248198" calcext:value-type="float">
            <text:p>248198</text:p>
          </table:table-cell>
          <table:table-cell/>
          <table:table-cell office:value-type="float" office:value="189756" calcext:value-type="float">
            <text:p>189756</text:p>
          </table:table-cell>
          <table:table-cell/>
          <table:table-cell office:value-type="float" office:value="191237" calcext:value-type="float">
            <text:p>191237</text:p>
          </table:table-cell>
          <table:table-cell/>
          <table:table-cell office:value-type="float" office:value="217987" calcext:value-type="float">
            <text:p>217987</text:p>
          </table:table-cell>
          <table:table-cell/>
          <table:table-cell office:value-type="float" office:value="296233" calcext:value-type="float">
            <text:p>296233</text:p>
          </table:table-cell>
          <table:table-cell/>
          <table:table-cell office:value-type="float" office:value="341334" calcext:value-type="float">
            <text:p>341334</text:p>
          </table:table-cell>
          <table:table-cell/>
          <table:table-cell office:value-type="float" office:value="338330" calcext:value-type="float">
            <text:p>338330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31220" calcext:value-type="float">
            <text:p>31220</text:p>
          </table:table-cell>
          <table:table-cell/>
          <table:table-cell office:value-type="float" office:value="55168" calcext:value-type="float">
            <text:p>55168</text:p>
          </table:table-cell>
          <table:table-cell/>
          <table:table-cell office:value-type="float" office:value="90471" calcext:value-type="float">
            <text:p>90471</text:p>
          </table:table-cell>
          <table:table-cell/>
          <table:table-cell office:value-type="float" office:value="148741" calcext:value-type="float">
            <text:p>148741</text:p>
          </table:table-cell>
          <table:table-cell/>
          <table:table-cell office:value-type="float" office:value="207494" calcext:value-type="float">
            <text:p>207494</text:p>
          </table:table-cell>
          <table:table-cell/>
          <table:table-cell office:value-type="float" office:value="235412" calcext:value-type="float">
            <text:p>235412</text:p>
          </table:table-cell>
          <table:table-cell/>
          <table:table-cell office:value-type="float" office:value="182283" calcext:value-type="float">
            <text:p>182283</text:p>
          </table:table-cell>
          <table:table-cell/>
          <table:table-cell office:value-type="float" office:value="188417" calcext:value-type="float">
            <text:p>188417</text:p>
          </table:table-cell>
          <table:table-cell/>
          <table:table-cell office:value-type="float" office:value="216776" calcext:value-type="float">
            <text:p>216776</text:p>
          </table:table-cell>
          <table:table-cell/>
          <table:table-cell office:value-type="float" office:value="176086" calcext:value-type="float">
            <text:p>176086</text:p>
          </table:table-cell>
          <table:table-cell/>
          <table:table-cell office:value-type="float" office:value="197621" calcext:value-type="float">
            <text:p>197621</text:p>
          </table:table-cell>
          <table:table-cell/>
          <table:table-cell office:value-type="float" office:value="343927" calcext:value-type="float">
            <text:p>343927</text:p>
          </table:table-cell>
          <table:table-cell/>
          <table:table-cell office:value-type="float" office:value="358182" calcext:value-type="float">
            <text:p>35818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65737" calcext:value-type="float">
            <text:p>265737</text:p>
          </table:table-cell>
          <table:table-cell/>
          <table:table-cell office:value-type="float" office:value="249931" calcext:value-type="float">
            <text:p>249931</text:p>
          </table:table-cell>
          <table:table-cell/>
          <table:table-cell office:value-type="float" office:value="185512" calcext:value-type="float">
            <text:p>185512</text:p>
          </table:table-cell>
          <table:table-cell/>
          <table:table-cell office:value-type="float" office:value="188393" calcext:value-type="float">
            <text:p>188393</text:p>
          </table:table-cell>
          <table:table-cell/>
          <table:table-cell office:value-type="float" office:value="214252" calcext:value-type="float">
            <text:p>214252</text:p>
          </table:table-cell>
          <table:table-cell/>
          <table:table-cell office:value-type="float" office:value="290839" calcext:value-type="float">
            <text:p>290839</text:p>
          </table:table-cell>
          <table:table-cell/>
          <table:table-cell office:value-type="float" office:value="303371" calcext:value-type="float">
            <text:p>303371</text:p>
          </table:table-cell>
          <table:table-cell/>
          <table:table-cell office:value-type="float" office:value="345489" calcext:value-type="float">
            <text:p>345489</text:p>
          </table:table-cell>
          <table:table-cell/>
          <table:table-cell office:value-type="float" office:value="358417" calcext:value-type="float">
            <text:p>35841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9472" calcext:value-type="float">
            <text:p>189472</text:p>
          </table:table-cell>
          <table:table-cell/>
          <table:table-cell office:value-type="float" office:value="215902" calcext:value-type="float">
            <text:p>215902</text:p>
          </table:table-cell>
          <table:table-cell/>
          <table:table-cell office:value-type="float" office:value="168779" calcext:value-type="float">
            <text:p>168779</text:p>
          </table:table-cell>
          <table:table-cell/>
          <table:table-cell office:value-type="float" office:value="164551" calcext:value-type="float">
            <text:p>164551</text:p>
          </table:table-cell>
          <table:table-cell/>
          <table:table-cell office:value-type="float" office:value="153782" calcext:value-type="float">
            <text:p>153782</text:p>
          </table:table-cell>
          <table:table-cell/>
          <table:table-cell office:value-type="float" office:value="225557" calcext:value-type="float">
            <text:p>225557</text:p>
          </table:table-cell>
          <table:table-cell/>
          <table:table-cell office:value-type="float" office:value="235481" calcext:value-type="float">
            <text:p>235481</text:p>
          </table:table-cell>
          <table:table-cell/>
          <table:table-cell office:value-type="float" office:value="257534" calcext:value-type="float">
            <text:p>257534</text:p>
          </table:table-cell>
          <table:table-cell/>
          <table:table-cell office:value-type="float" office:value="251737" calcext:value-type="float">
            <text:p>25173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5676" calcext:value-type="float">
            <text:p>135676</text:p>
          </table:table-cell>
          <table:table-cell/>
          <table:table-cell office:value-type="float" office:value="131189" calcext:value-type="float">
            <text:p>131189</text:p>
          </table:table-cell>
          <table:table-cell/>
          <table:table-cell office:value-type="float" office:value="93556" calcext:value-type="float">
            <text:p>93556</text:p>
          </table:table-cell>
          <table:table-cell/>
          <table:table-cell office:value-type="float" office:value="68239" calcext:value-type="float">
            <text:p>68239</text:p>
          </table:table-cell>
          <table:table-cell/>
          <table:table-cell office:value-type="float" office:value="121500" calcext:value-type="float">
            <text:p>121500</text:p>
          </table:table-cell>
          <table:table-cell/>
          <table:table-cell office:value-type="float" office:value="113823" calcext:value-type="float">
            <text:p>113823</text:p>
          </table:table-cell>
          <table:table-cell/>
          <table:table-cell office:value-type="float" office:value="99459" calcext:value-type="float">
            <text:p>99459</text:p>
          </table:table-cell>
          <table:table-cell/>
          <table:table-cell office:value-type="float" office:value="226295" calcext:value-type="float">
            <text:p>226295</text:p>
          </table:table-cell>
          <table:table-cell/>
          <table:table-cell office:value-type="float" office:value="191142" calcext:value-type="float">
            <text:p>19114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0063" calcext:value-type="float">
            <text:p>100063</text:p>
          </table:table-cell>
          <table:table-cell/>
          <table:table-cell office:value-type="float" office:value="155421" calcext:value-type="float">
            <text:p>155421</text:p>
          </table:table-cell>
          <table:table-cell/>
          <table:table-cell office:value-type="float" office:value="101046" calcext:value-type="float">
            <text:p>101046</text:p>
          </table:table-cell>
          <table:table-cell/>
          <table:table-cell office:value-type="float" office:value="138801" calcext:value-type="float">
            <text:p>138801</text:p>
          </table:table-cell>
          <table:table-cell/>
          <table:table-cell office:value-type="float" office:value="104937" calcext:value-type="float">
            <text:p>104937</text:p>
          </table:table-cell>
          <table:table-cell/>
          <table:table-cell office:value-type="float" office:value="182583" calcext:value-type="float">
            <text:p>182583</text:p>
          </table:table-cell>
          <table:table-cell/>
          <table:table-cell office:value-type="float" office:value="163451" calcext:value-type="float">
            <text:p>163451</text:p>
          </table:table-cell>
          <table:table-cell/>
          <table:table-cell office:value-type="float" office:value="238165" calcext:value-type="float">
            <text:p>238165</text:p>
          </table:table-cell>
          <table:table-cell/>
          <table:table-cell office:value-type="float" office:value="214421" calcext:value-type="float">
            <text:p>21442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3417" calcext:value-type="float">
            <text:p>143417</text:p>
          </table:table-cell>
          <table:table-cell/>
          <table:table-cell office:value-type="float" office:value="145410" calcext:value-type="float">
            <text:p>145410</text:p>
          </table:table-cell>
          <table:table-cell/>
          <table:table-cell office:value-type="float" office:value="134008" calcext:value-type="float">
            <text:p>134008</text:p>
          </table:table-cell>
          <table:table-cell/>
          <table:table-cell office:value-type="float" office:value="136565" calcext:value-type="float">
            <text:p>136565</text:p>
          </table:table-cell>
          <table:table-cell/>
          <table:table-cell office:value-type="float" office:value="150855" calcext:value-type="float">
            <text:p>150855</text:p>
          </table:table-cell>
          <table:table-cell/>
          <table:table-cell office:value-type="float" office:value="204240" calcext:value-type="float">
            <text:p>204240</text:p>
          </table:table-cell>
          <table:table-cell/>
          <table:table-cell office:value-type="float" office:value="194612" calcext:value-type="float">
            <text:p>194612</text:p>
          </table:table-cell>
          <table:table-cell/>
          <table:table-cell office:value-type="float" office:value="249914" calcext:value-type="float">
            <text:p>249914</text:p>
          </table:table-cell>
          <table:table-cell/>
          <table:table-cell office:value-type="float" office:value="234020" calcext:value-type="float">
            <text:p>23402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19771" calcext:value-type="float">
            <text:p>119771</text:p>
          </table:table-cell>
          <table:table-cell/>
          <table:table-cell office:value-type="float" office:value="135850" calcext:value-type="float">
            <text:p>135850</text:p>
          </table:table-cell>
          <table:table-cell/>
          <table:table-cell office:value-type="float" office:value="116150" calcext:value-type="float">
            <text:p>116150</text:p>
          </table:table-cell>
          <table:table-cell/>
          <table:table-cell office:value-type="float" office:value="113675" calcext:value-type="float">
            <text:p>113675</text:p>
          </table:table-cell>
          <table:table-cell/>
          <table:table-cell office:value-type="float" office:value="133169" calcext:value-type="float">
            <text:p>133169</text:p>
          </table:table-cell>
          <table:table-cell/>
          <table:table-cell office:value-type="float" office:value="143383" calcext:value-type="float">
            <text:p>143383</text:p>
          </table:table-cell>
          <table:table-cell/>
          <table:table-cell office:value-type="float" office:value="165895" calcext:value-type="float">
            <text:p>165895</text:p>
          </table:table-cell>
          <table:table-cell/>
          <table:table-cell office:value-type="float" office:value="226585" calcext:value-type="float">
            <text:p>226585</text:p>
          </table:table-cell>
          <table:table-cell/>
          <table:table-cell office:value-type="float" office:value="240592" calcext:value-type="float">
            <text:p>24059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9619" calcext:value-type="float">
            <text:p>109619</text:p>
          </table:table-cell>
          <table:table-cell/>
          <table:table-cell office:value-type="float" office:value="142164" calcext:value-type="float">
            <text:p>142164</text:p>
          </table:table-cell>
          <table:table-cell/>
          <table:table-cell office:value-type="float" office:value="115019" calcext:value-type="float">
            <text:p>115019</text:p>
          </table:table-cell>
          <table:table-cell/>
          <table:table-cell office:value-type="float" office:value="118860" calcext:value-type="float">
            <text:p>118860</text:p>
          </table:table-cell>
          <table:table-cell/>
          <table:table-cell office:value-type="float" office:value="138316" calcext:value-type="float">
            <text:p>138316</text:p>
          </table:table-cell>
          <table:table-cell/>
          <table:table-cell office:value-type="float" office:value="186342" calcext:value-type="float">
            <text:p>186342</text:p>
          </table:table-cell>
          <table:table-cell/>
          <table:table-cell office:value-type="float" office:value="203615" calcext:value-type="float">
            <text:p>203615</text:p>
          </table:table-cell>
          <table:table-cell/>
          <table:table-cell office:value-type="float" office:value="239923" calcext:value-type="float">
            <text:p>239923</text:p>
          </table:table-cell>
          <table:table-cell/>
          <table:table-cell office:value-type="float" office:value="294824" calcext:value-type="float">
            <text:p>29482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11454" calcext:value-type="float">
            <text:p>111454</text:p>
          </table:table-cell>
          <table:table-cell/>
          <table:table-cell office:value-type="float" office:value="142810" calcext:value-type="float">
            <text:p>142810</text:p>
          </table:table-cell>
          <table:table-cell/>
          <table:table-cell office:value-type="float" office:value="107114" calcext:value-type="float">
            <text:p>107114</text:p>
          </table:table-cell>
          <table:table-cell/>
          <table:table-cell office:value-type="float" office:value="105749" calcext:value-type="float">
            <text:p>105749</text:p>
          </table:table-cell>
          <table:table-cell/>
          <table:table-cell office:value-type="float" office:value="128114" calcext:value-type="float">
            <text:p>128114</text:p>
          </table:table-cell>
          <table:table-cell/>
          <table:table-cell office:value-type="float" office:value="155759" calcext:value-type="float">
            <text:p>155759</text:p>
          </table:table-cell>
          <table:table-cell/>
          <table:table-cell office:value-type="float" office:value="240651" calcext:value-type="float">
            <text:p>240651</text:p>
          </table:table-cell>
          <table:table-cell/>
          <table:table-cell office:value-type="float" office:value="288853" calcext:value-type="float">
            <text:p>288853</text:p>
          </table:table-cell>
          <table:table-cell/>
          <table:table-cell office:value-type="float" office:value="273391" calcext:value-type="float">
            <text:p>273391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ader report</text:p>
          </table:table-cell>
          <table:table-cell table:number-columns-repeated="79"/>
        </table:table-row>
        <table:table-row table:style-name="ro1">
          <table:table-cell table:number-columns-repeated="3"/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128</text:p>
          </table:table-cell>
          <table:table-cell table:style-name="ce2" office:value-type="string" calcext:value-type="string">
            <text:p>256</text:p>
          </table:table-cell>
          <table:table-cell table:style-name="ce2" office:value-type="string" calcext:value-type="string">
            <text:p>512</text:p>
          </table:table-cell>
          <table:table-cell table:style-name="ce2" office:value-type="string" calcext:value-type="string">
            <text:p>1024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4096</text:p>
          </table:table-cell>
          <table:table-cell table:style-name="ce2" office:value-type="string" calcext:value-type="string">
            <text:p>8192</text:p>
          </table:table-cell>
          <table:table-cell table:style-name="ce2" office:value-type="string" calcext:value-type="string">
            <text:p>16384</text:p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53"/>
        </table:table-row>
        <table:table-row table:style-name="ro1">
          <table:table-cell table:number-columns-repeated="2"/>
          <table:table-cell table:style-name="ce2" office:value-type="string" calcext:value-type="string">
            <text:p>64</text:p>
          </table:table-cell>
          <table:table-cell office:value-type="float" office:value="22214" calcext:value-type="float">
            <text:p>22214</text:p>
          </table:table-cell>
          <table:table-cell office:value-type="float" office:value="47902" calcext:value-type="float">
            <text:p>47902</text:p>
          </table:table-cell>
          <table:table-cell office:value-type="float" office:value="68013" calcext:value-type="float">
            <text:p>68013</text:p>
          </table:table-cell>
          <table:table-cell office:value-type="float" office:value="60775" calcext:value-type="float">
            <text:p>60775</text:p>
          </table:table-cell>
          <table:table-cell office:value-type="float" office:value="180788" calcext:value-type="float">
            <text:p>180788</text:p>
          </table:table-cell>
          <table:table-cell table:number-columns-repeated="72"/>
        </table:table-row>
        <table:table-row table:style-name="ro1">
          <table:table-cell table:number-columns-repeated="2"/>
          <table:table-cell table:style-name="ce2" office:value-type="string" calcext:value-type="string">
            <text:p>128</text:p>
          </table:table-cell>
          <table:table-cell office:value-type="float" office:value="26256" calcext:value-type="float">
            <text:p>26256</text:p>
          </table:table-cell>
          <table:table-cell office:value-type="float" office:value="38822" calcext:value-type="float">
            <text:p>38822</text:p>
          </table:table-cell>
          <table:table-cell office:value-type="float" office:value="42881" calcext:value-type="float">
            <text:p>42881</text:p>
          </table:table-cell>
          <table:table-cell office:value-type="float" office:value="114305" calcext:value-type="float">
            <text:p>114305</text:p>
          </table:table-cell>
          <table:table-cell office:value-type="float" office:value="161815" calcext:value-type="float">
            <text:p>161815</text:p>
          </table:table-cell>
          <table:table-cell office:value-type="float" office:value="167729" calcext:value-type="float">
            <text:p>167729</text:p>
          </table:table-cell>
          <table:table-cell table:number-columns-repeated="71"/>
        </table:table-row>
        <table:table-row table:style-name="ro1">
          <table:table-cell table:number-columns-repeated="2"/>
          <table:table-cell table:style-name="ce2" office:value-type="string" calcext:value-type="string">
            <text:p>256</text:p>
          </table:table-cell>
          <table:table-cell office:value-type="float" office:value="24297" calcext:value-type="float">
            <text:p>24297</text:p>
          </table:table-cell>
          <table:table-cell office:value-type="float" office:value="36255" calcext:value-type="float">
            <text:p>36255</text:p>
          </table:table-cell>
          <table:table-cell office:value-type="float" office:value="25757" calcext:value-type="float">
            <text:p>25757</text:p>
          </table:table-cell>
          <table:table-cell office:value-type="float" office:value="96275" calcext:value-type="float">
            <text:p>96275</text:p>
          </table:table-cell>
          <table:table-cell office:value-type="float" office:value="157168" calcext:value-type="float">
            <text:p>157168</text:p>
          </table:table-cell>
          <table:table-cell office:value-type="float" office:value="202523" calcext:value-type="float">
            <text:p>202523</text:p>
          </table:table-cell>
          <table:table-cell office:value-type="float" office:value="224359" calcext:value-type="float">
            <text:p>224359</text:p>
          </table:table-cell>
          <table:table-cell table:number-columns-repeated="70"/>
        </table:table-row>
        <table:table-row table:style-name="ro1">
          <table:table-cell table:number-columns-repeated="2"/>
          <table:table-cell table:style-name="ce2" office:value-type="string" calcext:value-type="string">
            <text:p>512</text:p>
          </table:table-cell>
          <table:table-cell office:value-type="float" office:value="17214" calcext:value-type="float">
            <text:p>17214</text:p>
          </table:table-cell>
          <table:table-cell office:value-type="float" office:value="41768" calcext:value-type="float">
            <text:p>41768</text:p>
          </table:table-cell>
          <table:table-cell office:value-type="float" office:value="54993" calcext:value-type="float">
            <text:p>54993</text:p>
          </table:table-cell>
          <table:table-cell office:value-type="float" office:value="102790" calcext:value-type="float">
            <text:p>102790</text:p>
          </table:table-cell>
          <table:table-cell office:value-type="float" office:value="142862" calcext:value-type="float">
            <text:p>142862</text:p>
          </table:table-cell>
          <table:table-cell office:value-type="float" office:value="169135" calcext:value-type="float">
            <text:p>169135</text:p>
          </table:table-cell>
          <table:table-cell office:value-type="float" office:value="216856" calcext:value-type="float">
            <text:p>216856</text:p>
          </table:table-cell>
          <table:table-cell office:value-type="float" office:value="202539" calcext:value-type="float">
            <text:p>202539</text:p>
          </table:table-cell>
          <table:table-cell table:number-columns-repeated="69"/>
        </table:table-row>
        <table:table-row table:style-name="ro1">
          <table:table-cell table:number-columns-repeated="2"/>
          <table:table-cell table:style-name="ce2" office:value-type="string" calcext:value-type="string">
            <text:p>1024</text:p>
          </table:table-cell>
          <table:table-cell office:value-type="float" office:value="19737" calcext:value-type="float">
            <text:p>19737</text:p>
          </table:table-cell>
          <table:table-cell office:value-type="float" office:value="26792" calcext:value-type="float">
            <text:p>26792</text:p>
          </table:table-cell>
          <table:table-cell office:value-type="float" office:value="47269" calcext:value-type="float">
            <text:p>47269</text:p>
          </table:table-cell>
          <table:table-cell office:value-type="float" office:value="96233" calcext:value-type="float">
            <text:p>96233</text:p>
          </table:table-cell>
          <table:table-cell office:value-type="float" office:value="136189" calcext:value-type="float">
            <text:p>136189</text:p>
          </table:table-cell>
          <table:table-cell office:value-type="float" office:value="208010" calcext:value-type="float">
            <text:p>208010</text:p>
          </table:table-cell>
          <table:table-cell office:value-type="float" office:value="159026" calcext:value-type="float">
            <text:p>159026</text:p>
          </table:table-cell>
          <table:table-cell office:value-type="float" office:value="190541" calcext:value-type="float">
            <text:p>190541</text:p>
          </table:table-cell>
          <table:table-cell office:value-type="float" office:value="227852" calcext:value-type="float">
            <text:p>227852</text:p>
          </table:table-cell>
          <table:table-cell table:number-columns-repeated="68"/>
        </table:table-row>
        <table:table-row table:style-name="ro1">
          <table:table-cell table:number-columns-repeated="2"/>
          <table:table-cell table:style-name="ce2" office:value-type="string" calcext:value-type="string">
            <text:p>2048</text:p>
          </table:table-cell>
          <table:table-cell office:value-type="float" office:value="18434" calcext:value-type="float">
            <text:p>18434</text:p>
          </table:table-cell>
          <table:table-cell office:value-type="float" office:value="30870" calcext:value-type="float">
            <text:p>30870</text:p>
          </table:table-cell>
          <table:table-cell office:value-type="float" office:value="51098" calcext:value-type="float">
            <text:p>51098</text:p>
          </table:table-cell>
          <table:table-cell office:value-type="float" office:value="86180" calcext:value-type="float">
            <text:p>86180</text:p>
          </table:table-cell>
          <table:table-cell office:value-type="float" office:value="121268" calcext:value-type="float">
            <text:p>121268</text:p>
          </table:table-cell>
          <table:table-cell office:value-type="float" office:value="191330" calcext:value-type="float">
            <text:p>191330</text:p>
          </table:table-cell>
          <table:table-cell office:value-type="float" office:value="182141" calcext:value-type="float">
            <text:p>182141</text:p>
          </table:table-cell>
          <table:table-cell office:value-type="float" office:value="189540" calcext:value-type="float">
            <text:p>189540</text:p>
          </table:table-cell>
          <table:table-cell office:value-type="float" office:value="343270" calcext:value-type="float">
            <text:p>343270</text:p>
          </table:table-cell>
          <table:table-cell office:value-type="float" office:value="345604" calcext:value-type="float">
            <text:p>345604</text:p>
          </table:table-cell>
          <table:table-cell table:number-columns-repeated="67"/>
        </table:table-row>
        <table:table-row table:style-name="ro1">
          <table:table-cell table:number-columns-repeated="2"/>
          <table:table-cell table:style-name="ce2" office:value-type="string" calcext:value-type="string">
            <text:p>4096</text:p>
          </table:table-cell>
          <table:table-cell office:value-type="float" office:value="22967" calcext:value-type="float">
            <text:p>22967</text:p>
          </table:table-cell>
          <table:table-cell office:value-type="float" office:value="31548" calcext:value-type="float">
            <text:p>31548</text:p>
          </table:table-cell>
          <table:table-cell office:value-type="float" office:value="49697" calcext:value-type="float">
            <text:p>49697</text:p>
          </table:table-cell>
          <table:table-cell office:value-type="float" office:value="94412" calcext:value-type="float">
            <text:p>94412</text:p>
          </table:table-cell>
          <table:table-cell office:value-type="float" office:value="94294" calcext:value-type="float">
            <text:p>94294</text:p>
          </table:table-cell>
          <table:table-cell office:value-type="float" office:value="127696" calcext:value-type="float">
            <text:p>127696</text:p>
          </table:table-cell>
          <table:table-cell office:value-type="float" office:value="197424" calcext:value-type="float">
            <text:p>197424</text:p>
          </table:table-cell>
          <table:table-cell office:value-type="float" office:value="211559" calcext:value-type="float">
            <text:p>211559</text:p>
          </table:table-cell>
          <table:table-cell office:value-type="float" office:value="202782" calcext:value-type="float">
            <text:p>202782</text:p>
          </table:table-cell>
          <table:table-cell office:value-type="float" office:value="174699" calcext:value-type="float">
            <text:p>174699</text:p>
          </table:table-cell>
          <table:table-cell office:value-type="float" office:value="261908" calcext:value-type="float">
            <text:p>261908</text:p>
          </table:table-cell>
          <table:table-cell table:number-columns-repeated="66"/>
        </table:table-row>
        <table:table-row table:style-name="ro1">
          <table:table-cell table:number-columns-repeated="2"/>
          <table:table-cell table:style-name="ce2" office:value-type="string" calcext:value-type="string">
            <text:p>8192</text:p>
          </table:table-cell>
          <table:table-cell office:value-type="float" office:value="20606" calcext:value-type="float">
            <text:p>20606</text:p>
          </table:table-cell>
          <table:table-cell office:value-type="float" office:value="32233" calcext:value-type="float">
            <text:p>32233</text:p>
          </table:table-cell>
          <table:table-cell office:value-type="float" office:value="45737" calcext:value-type="float">
            <text:p>45737</text:p>
          </table:table-cell>
          <table:table-cell office:value-type="float" office:value="84512" calcext:value-type="float">
            <text:p>84512</text:p>
          </table:table-cell>
          <table:table-cell office:value-type="float" office:value="159934" calcext:value-type="float">
            <text:p>159934</text:p>
          </table:table-cell>
          <table:table-cell office:value-type="float" office:value="265767" calcext:value-type="float">
            <text:p>265767</text:p>
          </table:table-cell>
          <table:table-cell office:value-type="float" office:value="246984" calcext:value-type="float">
            <text:p>246984</text:p>
          </table:table-cell>
          <table:table-cell office:value-type="float" office:value="299053" calcext:value-type="float">
            <text:p>299053</text:p>
          </table:table-cell>
          <table:table-cell office:value-type="float" office:value="406649" calcext:value-type="float">
            <text:p>406649</text:p>
          </table:table-cell>
          <table:table-cell office:value-type="float" office:value="429508" calcext:value-type="float">
            <text:p>429508</text:p>
          </table:table-cell>
          <table:table-cell office:value-type="float" office:value="440572" calcext:value-type="float">
            <text:p>440572</text:p>
          </table:table-cell>
          <table:table-cell office:value-type="float" office:value="522646" calcext:value-type="float">
            <text:p>522646</text:p>
          </table:table-cell>
          <table:table-cell table:number-columns-repeated="65"/>
        </table:table-row>
        <table:table-row table:style-name="ro1">
          <table:table-cell table:number-columns-repeated="2"/>
          <table:table-cell table:style-name="ce2" office:value-type="string" calcext:value-type="string">
            <text:p>16384</text:p>
          </table:table-cell>
          <table:table-cell office:value-type="float" office:value="22491" calcext:value-type="float">
            <text:p>22491</text:p>
          </table:table-cell>
          <table:table-cell office:value-type="float" office:value="30838" calcext:value-type="float">
            <text:p>30838</text:p>
          </table:table-cell>
          <table:table-cell office:value-type="float" office:value="50960" calcext:value-type="float">
            <text:p>50960</text:p>
          </table:table-cell>
          <table:table-cell office:value-type="float" office:value="86647" calcext:value-type="float">
            <text:p>86647</text:p>
          </table:table-cell>
          <table:table-cell office:value-type="float" office:value="183735" calcext:value-type="float">
            <text:p>183735</text:p>
          </table:table-cell>
          <table:table-cell office:value-type="float" office:value="256633" calcext:value-type="float">
            <text:p>256633</text:p>
          </table:table-cell>
          <table:table-cell office:value-type="float" office:value="322767" calcext:value-type="float">
            <text:p>322767</text:p>
          </table:table-cell>
          <table:table-cell office:value-type="float" office:value="336543" calcext:value-type="float">
            <text:p>336543</text:p>
          </table:table-cell>
          <table:table-cell office:value-type="float" office:value="257241" calcext:value-type="float">
            <text:p>257241</text:p>
          </table:table-cell>
          <table:table-cell office:value-type="float" office:value="109836" calcext:value-type="float">
            <text:p>109836</text:p>
          </table:table-cell>
          <table:table-cell office:value-type="float" office:value="70474" calcext:value-type="float">
            <text:p>70474</text:p>
          </table:table-cell>
          <table:table-cell office:value-type="float" office:value="524572" calcext:value-type="float">
            <text:p>524572</text:p>
          </table:table-cell>
          <table:table-cell office:value-type="float" office:value="537320" calcext:value-type="float">
            <text:p>537320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327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0534" calcext:value-type="float">
            <text:p>200534</text:p>
          </table:table-cell>
          <table:table-cell office:value-type="float" office:value="305295" calcext:value-type="float">
            <text:p>305295</text:p>
          </table:table-cell>
          <table:table-cell office:value-type="float" office:value="47242" calcext:value-type="float">
            <text:p>47242</text:p>
          </table:table-cell>
          <table:table-cell office:value-type="float" office:value="387081" calcext:value-type="float">
            <text:p>387081</text:p>
          </table:table-cell>
          <table:table-cell office:value-type="float" office:value="466846" calcext:value-type="float">
            <text:p>466846</text:p>
          </table:table-cell>
          <table:table-cell office:value-type="float" office:value="562357" calcext:value-type="float">
            <text:p>562357</text:p>
          </table:table-cell>
          <table:table-cell office:value-type="float" office:value="454289" calcext:value-type="float">
            <text:p>454289</text:p>
          </table:table-cell>
          <table:table-cell office:value-type="float" office:value="576547" calcext:value-type="float">
            <text:p>576547</text:p>
          </table:table-cell>
          <table:table-cell office:value-type="float" office:value="562076" calcext:value-type="float">
            <text:p>562076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655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8797" calcext:value-type="float">
            <text:p>208797</text:p>
          </table:table-cell>
          <table:table-cell office:value-type="float" office:value="291385" calcext:value-type="float">
            <text:p>291385</text:p>
          </table:table-cell>
          <table:table-cell office:value-type="float" office:value="363219" calcext:value-type="float">
            <text:p>363219</text:p>
          </table:table-cell>
          <table:table-cell office:value-type="float" office:value="383702" calcext:value-type="float">
            <text:p>383702</text:p>
          </table:table-cell>
          <table:table-cell office:value-type="float" office:value="404775" calcext:value-type="float">
            <text:p>404775</text:p>
          </table:table-cell>
          <table:table-cell office:value-type="float" office:value="514609" calcext:value-type="float">
            <text:p>514609</text:p>
          </table:table-cell>
          <table:table-cell office:value-type="float" office:value="547845" calcext:value-type="float">
            <text:p>547845</text:p>
          </table:table-cell>
          <table:table-cell office:value-type="float" office:value="563488" calcext:value-type="float">
            <text:p>563488</text:p>
          </table:table-cell>
          <table:table-cell office:value-type="float" office:value="577710" calcext:value-type="float">
            <text:p>577710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1310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2417" calcext:value-type="float">
            <text:p>212417</text:p>
          </table:table-cell>
          <table:table-cell office:value-type="float" office:value="310948" calcext:value-type="float">
            <text:p>310948</text:p>
          </table:table-cell>
          <table:table-cell office:value-type="float" office:value="364971" calcext:value-type="float">
            <text:p>364971</text:p>
          </table:table-cell>
          <table:table-cell office:value-type="float" office:value="399763" calcext:value-type="float">
            <text:p>399763</text:p>
          </table:table-cell>
          <table:table-cell office:value-type="float" office:value="489198" calcext:value-type="float">
            <text:p>489198</text:p>
          </table:table-cell>
          <table:table-cell office:value-type="float" office:value="542835" calcext:value-type="float">
            <text:p>542835</text:p>
          </table:table-cell>
          <table:table-cell office:value-type="float" office:value="308689" calcext:value-type="float">
            <text:p>308689</text:p>
          </table:table-cell>
          <table:table-cell office:value-type="float" office:value="563692" calcext:value-type="float">
            <text:p>563692</text:p>
          </table:table-cell>
          <table:table-cell office:value-type="float" office:value="563452" calcext:value-type="float">
            <text:p>563452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2621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1878" calcext:value-type="float">
            <text:p>221878</text:p>
          </table:table-cell>
          <table:table-cell office:value-type="float" office:value="302497" calcext:value-type="float">
            <text:p>302497</text:p>
          </table:table-cell>
          <table:table-cell office:value-type="float" office:value="365678" calcext:value-type="float">
            <text:p>365678</text:p>
          </table:table-cell>
          <table:table-cell office:value-type="float" office:value="398441" calcext:value-type="float">
            <text:p>398441</text:p>
          </table:table-cell>
          <table:table-cell office:value-type="float" office:value="257004" calcext:value-type="float">
            <text:p>257004</text:p>
          </table:table-cell>
          <table:table-cell office:value-type="float" office:value="478864" calcext:value-type="float">
            <text:p>478864</text:p>
          </table:table-cell>
          <table:table-cell office:value-type="float" office:value="313834" calcext:value-type="float">
            <text:p>313834</text:p>
          </table:table-cell>
          <table:table-cell office:value-type="float" office:value="300171" calcext:value-type="float">
            <text:p>300171</text:p>
          </table:table-cell>
          <table:table-cell office:value-type="float" office:value="403635" calcext:value-type="float">
            <text:p>403635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524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9219" calcext:value-type="float">
            <text:p>199219</text:p>
          </table:table-cell>
          <table:table-cell office:value-type="float" office:value="305344" calcext:value-type="float">
            <text:p>305344</text:p>
          </table:table-cell>
          <table:table-cell office:value-type="float" office:value="371946" calcext:value-type="float">
            <text:p>371946</text:p>
          </table:table-cell>
          <table:table-cell office:value-type="float" office:value="390606" calcext:value-type="float">
            <text:p>390606</text:p>
          </table:table-cell>
          <table:table-cell office:value-type="float" office:value="443454" calcext:value-type="float">
            <text:p>443454</text:p>
          </table:table-cell>
          <table:table-cell office:value-type="float" office:value="487659" calcext:value-type="float">
            <text:p>487659</text:p>
          </table:table-cell>
          <table:table-cell office:value-type="float" office:value="493273" calcext:value-type="float">
            <text:p>493273</text:p>
          </table:table-cell>
          <table:table-cell office:value-type="float" office:value="555673" calcext:value-type="float">
            <text:p>555673</text:p>
          </table:table-cell>
          <table:table-cell office:value-type="float" office:value="577047" calcext:value-type="float">
            <text:p>577047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10485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0352" calcext:value-type="float">
            <text:p>220352</text:p>
          </table:table-cell>
          <table:table-cell office:value-type="float" office:value="290414" calcext:value-type="float">
            <text:p>290414</text:p>
          </table:table-cell>
          <table:table-cell office:value-type="float" office:value="362114" calcext:value-type="float">
            <text:p>362114</text:p>
          </table:table-cell>
          <table:table-cell office:value-type="float" office:value="400310" calcext:value-type="float">
            <text:p>400310</text:p>
          </table:table-cell>
          <table:table-cell office:value-type="float" office:value="488126" calcext:value-type="float">
            <text:p>488126</text:p>
          </table:table-cell>
          <table:table-cell office:value-type="float" office:value="437012" calcext:value-type="float">
            <text:p>437012</text:p>
          </table:table-cell>
          <table:table-cell office:value-type="float" office:value="489697" calcext:value-type="float">
            <text:p>489697</text:p>
          </table:table-cell>
          <table:table-cell office:value-type="float" office:value="577653" calcext:value-type="float">
            <text:p>577653</text:p>
          </table:table-cell>
          <table:table-cell office:value-type="float" office:value="572487" calcext:value-type="float">
            <text:p>572487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20971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3339" calcext:value-type="float">
            <text:p>203339</text:p>
          </table:table-cell>
          <table:table-cell office:value-type="float" office:value="296662" calcext:value-type="float">
            <text:p>296662</text:p>
          </table:table-cell>
          <table:table-cell office:value-type="float" office:value="362037" calcext:value-type="float">
            <text:p>362037</text:p>
          </table:table-cell>
          <table:table-cell office:value-type="float" office:value="386916" calcext:value-type="float">
            <text:p>386916</text:p>
          </table:table-cell>
          <table:table-cell office:value-type="float" office:value="491834" calcext:value-type="float">
            <text:p>491834</text:p>
          </table:table-cell>
          <table:table-cell office:value-type="float" office:value="481972" calcext:value-type="float">
            <text:p>481972</text:p>
          </table:table-cell>
          <table:table-cell office:value-type="float" office:value="533218" calcext:value-type="float">
            <text:p>533218</text:p>
          </table:table-cell>
          <table:table-cell office:value-type="float" office:value="576466" calcext:value-type="float">
            <text:p>576466</text:p>
          </table:table-cell>
          <table:table-cell office:value-type="float" office:value="566404" calcext:value-type="float">
            <text:p>566404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41943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4006" calcext:value-type="float">
            <text:p>204006</text:p>
          </table:table-cell>
          <table:table-cell office:value-type="float" office:value="300226" calcext:value-type="float">
            <text:p>300226</text:p>
          </table:table-cell>
          <table:table-cell office:value-type="float" office:value="348220" calcext:value-type="float">
            <text:p>348220</text:p>
          </table:table-cell>
          <table:table-cell office:value-type="float" office:value="379568" calcext:value-type="float">
            <text:p>379568</text:p>
          </table:table-cell>
          <table:table-cell office:value-type="float" office:value="460532" calcext:value-type="float">
            <text:p>460532</text:p>
          </table:table-cell>
          <table:table-cell office:value-type="float" office:value="492809" calcext:value-type="float">
            <text:p>492809</text:p>
          </table:table-cell>
          <table:table-cell office:value-type="float" office:value="535871" calcext:value-type="float">
            <text:p>535871</text:p>
          </table:table-cell>
          <table:table-cell office:value-type="float" office:value="516002" calcext:value-type="float">
            <text:p>516002</text:p>
          </table:table-cell>
          <table:table-cell office:value-type="float" office:value="569551" calcext:value-type="float">
            <text:p>569551</text:p>
          </table:table-cell>
          <table:table-cell table:number-columns-repeated="64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-Reader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29197" calcext:value-type="float">
            <text:p>29197</text:p>
          </table:table-cell>
          <table:table-cell/>
          <table:table-cell office:value-type="float" office:value="37958" calcext:value-type="float">
            <text:p>37958</text:p>
          </table:table-cell>
          <table:table-cell/>
          <table:table-cell office:value-type="float" office:value="83760" calcext:value-type="float">
            <text:p>83760</text:p>
          </table:table-cell>
          <table:table-cell/>
          <table:table-cell office:value-type="float" office:value="127473" calcext:value-type="float">
            <text:p>127473</text:p>
          </table:table-cell>
          <table:table-cell/>
          <table:table-cell office:value-type="float" office:value="178741" calcext:value-type="float">
            <text:p>178741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21970" calcext:value-type="float">
            <text:p>21970</text:p>
          </table:table-cell>
          <table:table-cell/>
          <table:table-cell office:value-type="float" office:value="34810" calcext:value-type="float">
            <text:p>34810</text:p>
          </table:table-cell>
          <table:table-cell/>
          <table:table-cell office:value-type="float" office:value="60802" calcext:value-type="float">
            <text:p>60802</text:p>
          </table:table-cell>
          <table:table-cell/>
          <table:table-cell office:value-type="float" office:value="138090" calcext:value-type="float">
            <text:p>138090</text:p>
          </table:table-cell>
          <table:table-cell/>
          <table:table-cell office:value-type="float" office:value="174150" calcext:value-type="float">
            <text:p>174150</text:p>
          </table:table-cell>
          <table:table-cell/>
          <table:table-cell office:value-type="float" office:value="152571" calcext:value-type="float">
            <text:p>152571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20007" calcext:value-type="float">
            <text:p>20007</text:p>
          </table:table-cell>
          <table:table-cell/>
          <table:table-cell office:value-type="float" office:value="49981" calcext:value-type="float">
            <text:p>49981</text:p>
          </table:table-cell>
          <table:table-cell/>
          <table:table-cell office:value-type="float" office:value="64369" calcext:value-type="float">
            <text:p>64369</text:p>
          </table:table-cell>
          <table:table-cell/>
          <table:table-cell office:value-type="float" office:value="111201" calcext:value-type="float">
            <text:p>111201</text:p>
          </table:table-cell>
          <table:table-cell/>
          <table:table-cell office:value-type="float" office:value="160121" calcext:value-type="float">
            <text:p>160121</text:p>
          </table:table-cell>
          <table:table-cell/>
          <table:table-cell office:value-type="float" office:value="202218" calcext:value-type="float">
            <text:p>202218</text:p>
          </table:table-cell>
          <table:table-cell/>
          <table:table-cell office:value-type="float" office:value="213688" calcext:value-type="float">
            <text:p>213688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16675" calcext:value-type="float">
            <text:p>16675</text:p>
          </table:table-cell>
          <table:table-cell/>
          <table:table-cell office:value-type="float" office:value="43243" calcext:value-type="float">
            <text:p>43243</text:p>
          </table:table-cell>
          <table:table-cell/>
          <table:table-cell office:value-type="float" office:value="53934" calcext:value-type="float">
            <text:p>53934</text:p>
          </table:table-cell>
          <table:table-cell/>
          <table:table-cell office:value-type="float" office:value="121150" calcext:value-type="float">
            <text:p>121150</text:p>
          </table:table-cell>
          <table:table-cell/>
          <table:table-cell office:value-type="float" office:value="177348" calcext:value-type="float">
            <text:p>177348</text:p>
          </table:table-cell>
          <table:table-cell/>
          <table:table-cell office:value-type="float" office:value="171636" calcext:value-type="float">
            <text:p>171636</text:p>
          </table:table-cell>
          <table:table-cell/>
          <table:table-cell office:value-type="float" office:value="219269" calcext:value-type="float">
            <text:p>219269</text:p>
          </table:table-cell>
          <table:table-cell/>
          <table:table-cell office:value-type="float" office:value="204877" calcext:value-type="float">
            <text:p>20487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18764" calcext:value-type="float">
            <text:p>18764</text:p>
          </table:table-cell>
          <table:table-cell/>
          <table:table-cell office:value-type="float" office:value="29399" calcext:value-type="float">
            <text:p>29399</text:p>
          </table:table-cell>
          <table:table-cell/>
          <table:table-cell office:value-type="float" office:value="46674" calcext:value-type="float">
            <text:p>46674</text:p>
          </table:table-cell>
          <table:table-cell/>
          <table:table-cell office:value-type="float" office:value="98851" calcext:value-type="float">
            <text:p>98851</text:p>
          </table:table-cell>
          <table:table-cell/>
          <table:table-cell office:value-type="float" office:value="129687" calcext:value-type="float">
            <text:p>129687</text:p>
          </table:table-cell>
          <table:table-cell/>
          <table:table-cell office:value-type="float" office:value="213905" calcext:value-type="float">
            <text:p>213905</text:p>
          </table:table-cell>
          <table:table-cell/>
          <table:table-cell office:value-type="float" office:value="184200" calcext:value-type="float">
            <text:p>184200</text:p>
          </table:table-cell>
          <table:table-cell/>
          <table:table-cell office:value-type="float" office:value="187162" calcext:value-type="float">
            <text:p>187162</text:p>
          </table:table-cell>
          <table:table-cell/>
          <table:table-cell office:value-type="float" office:value="223768" calcext:value-type="float">
            <text:p>223768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18385" calcext:value-type="float">
            <text:p>18385</text:p>
          </table:table-cell>
          <table:table-cell/>
          <table:table-cell office:value-type="float" office:value="30358" calcext:value-type="float">
            <text:p>30358</text:p>
          </table:table-cell>
          <table:table-cell/>
          <table:table-cell office:value-type="float" office:value="52088" calcext:value-type="float">
            <text:p>52088</text:p>
          </table:table-cell>
          <table:table-cell/>
          <table:table-cell office:value-type="float" office:value="85880" calcext:value-type="float">
            <text:p>85880</text:p>
          </table:table-cell>
          <table:table-cell/>
          <table:table-cell office:value-type="float" office:value="121789" calcext:value-type="float">
            <text:p>121789</text:p>
          </table:table-cell>
          <table:table-cell/>
          <table:table-cell office:value-type="float" office:value="193699" calcext:value-type="float">
            <text:p>193699</text:p>
          </table:table-cell>
          <table:table-cell/>
          <table:table-cell office:value-type="float" office:value="170239" calcext:value-type="float">
            <text:p>170239</text:p>
          </table:table-cell>
          <table:table-cell/>
          <table:table-cell office:value-type="float" office:value="191976" calcext:value-type="float">
            <text:p>191976</text:p>
          </table:table-cell>
          <table:table-cell/>
          <table:table-cell office:value-type="float" office:value="327950" calcext:value-type="float">
            <text:p>327950</text:p>
          </table:table-cell>
          <table:table-cell/>
          <table:table-cell office:value-type="float" office:value="266769" calcext:value-type="float">
            <text:p>266769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23429" calcext:value-type="float">
            <text:p>23429</text:p>
          </table:table-cell>
          <table:table-cell/>
          <table:table-cell office:value-type="float" office:value="33066" calcext:value-type="float">
            <text:p>33066</text:p>
          </table:table-cell>
          <table:table-cell/>
          <table:table-cell office:value-type="float" office:value="48650" calcext:value-type="float">
            <text:p>48650</text:p>
          </table:table-cell>
          <table:table-cell/>
          <table:table-cell office:value-type="float" office:value="91929" calcext:value-type="float">
            <text:p>91929</text:p>
          </table:table-cell>
          <table:table-cell/>
          <table:table-cell office:value-type="float" office:value="110678" calcext:value-type="float">
            <text:p>110678</text:p>
          </table:table-cell>
          <table:table-cell/>
          <table:table-cell office:value-type="float" office:value="126823" calcext:value-type="float">
            <text:p>126823</text:p>
          </table:table-cell>
          <table:table-cell/>
          <table:table-cell office:value-type="float" office:value="218290" calcext:value-type="float">
            <text:p>218290</text:p>
          </table:table-cell>
          <table:table-cell/>
          <table:table-cell office:value-type="float" office:value="191492" calcext:value-type="float">
            <text:p>191492</text:p>
          </table:table-cell>
          <table:table-cell/>
          <table:table-cell office:value-type="float" office:value="188904" calcext:value-type="float">
            <text:p>188904</text:p>
          </table:table-cell>
          <table:table-cell/>
          <table:table-cell office:value-type="float" office:value="146499" calcext:value-type="float">
            <text:p>146499</text:p>
          </table:table-cell>
          <table:table-cell/>
          <table:table-cell office:value-type="float" office:value="231033" calcext:value-type="float">
            <text:p>231033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20853" calcext:value-type="float">
            <text:p>20853</text:p>
          </table:table-cell>
          <table:table-cell/>
          <table:table-cell office:value-type="float" office:value="31926" calcext:value-type="float">
            <text:p>31926</text:p>
          </table:table-cell>
          <table:table-cell/>
          <table:table-cell office:value-type="float" office:value="45948" calcext:value-type="float">
            <text:p>45948</text:p>
          </table:table-cell>
          <table:table-cell/>
          <table:table-cell office:value-type="float" office:value="85596" calcext:value-type="float">
            <text:p>85596</text:p>
          </table:table-cell>
          <table:table-cell/>
          <table:table-cell office:value-type="float" office:value="164630" calcext:value-type="float">
            <text:p>164630</text:p>
          </table:table-cell>
          <table:table-cell/>
          <table:table-cell office:value-type="float" office:value="263120" calcext:value-type="float">
            <text:p>263120</text:p>
          </table:table-cell>
          <table:table-cell/>
          <table:table-cell office:value-type="float" office:value="248686" calcext:value-type="float">
            <text:p>248686</text:p>
          </table:table-cell>
          <table:table-cell/>
          <table:table-cell office:value-type="float" office:value="304851" calcext:value-type="float">
            <text:p>304851</text:p>
          </table:table-cell>
          <table:table-cell/>
          <table:table-cell office:value-type="float" office:value="398578" calcext:value-type="float">
            <text:p>398578</text:p>
          </table:table-cell>
          <table:table-cell/>
          <table:table-cell office:value-type="float" office:value="535216" calcext:value-type="float">
            <text:p>535216</text:p>
          </table:table-cell>
          <table:table-cell/>
          <table:table-cell office:value-type="float" office:value="432160" calcext:value-type="float">
            <text:p>432160</text:p>
          </table:table-cell>
          <table:table-cell/>
          <table:table-cell office:value-type="float" office:value="506304" calcext:value-type="float">
            <text:p>506304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22157" calcext:value-type="float">
            <text:p>22157</text:p>
          </table:table-cell>
          <table:table-cell/>
          <table:table-cell office:value-type="float" office:value="31495" calcext:value-type="float">
            <text:p>31495</text:p>
          </table:table-cell>
          <table:table-cell/>
          <table:table-cell office:value-type="float" office:value="49418" calcext:value-type="float">
            <text:p>49418</text:p>
          </table:table-cell>
          <table:table-cell/>
          <table:table-cell office:value-type="float" office:value="84869" calcext:value-type="float">
            <text:p>84869</text:p>
          </table:table-cell>
          <table:table-cell/>
          <table:table-cell office:value-type="float" office:value="196096" calcext:value-type="float">
            <text:p>196096</text:p>
          </table:table-cell>
          <table:table-cell/>
          <table:table-cell office:value-type="float" office:value="304568" calcext:value-type="float">
            <text:p>304568</text:p>
          </table:table-cell>
          <table:table-cell/>
          <table:table-cell office:value-type="float" office:value="329678" calcext:value-type="float">
            <text:p>329678</text:p>
          </table:table-cell>
          <table:table-cell/>
          <table:table-cell office:value-type="float" office:value="350220" calcext:value-type="float">
            <text:p>350220</text:p>
          </table:table-cell>
          <table:table-cell/>
          <table:table-cell office:value-type="float" office:value="256392" calcext:value-type="float">
            <text:p>256392</text:p>
          </table:table-cell>
          <table:table-cell/>
          <table:table-cell office:value-type="float" office:value="173421" calcext:value-type="float">
            <text:p>173421</text:p>
          </table:table-cell>
          <table:table-cell/>
          <table:table-cell office:value-type="float" office:value="81198" calcext:value-type="float">
            <text:p>81198</text:p>
          </table:table-cell>
          <table:table-cell/>
          <table:table-cell office:value-type="float" office:value="524440" calcext:value-type="float">
            <text:p>524440</text:p>
          </table:table-cell>
          <table:table-cell/>
          <table:table-cell office:value-type="float" office:value="520571" calcext:value-type="float">
            <text:p>52057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09688" calcext:value-type="float">
            <text:p>209688</text:p>
          </table:table-cell>
          <table:table-cell/>
          <table:table-cell office:value-type="float" office:value="290638" calcext:value-type="float">
            <text:p>290638</text:p>
          </table:table-cell>
          <table:table-cell/>
          <table:table-cell office:value-type="float" office:value="191816" calcext:value-type="float">
            <text:p>191816</text:p>
          </table:table-cell>
          <table:table-cell/>
          <table:table-cell office:value-type="float" office:value="391320" calcext:value-type="float">
            <text:p>391320</text:p>
          </table:table-cell>
          <table:table-cell/>
          <table:table-cell office:value-type="float" office:value="459670" calcext:value-type="float">
            <text:p>459670</text:p>
          </table:table-cell>
          <table:table-cell/>
          <table:table-cell office:value-type="float" office:value="513654" calcext:value-type="float">
            <text:p>513654</text:p>
          </table:table-cell>
          <table:table-cell/>
          <table:table-cell office:value-type="float" office:value="462073" calcext:value-type="float">
            <text:p>462073</text:p>
          </table:table-cell>
          <table:table-cell/>
          <table:table-cell office:value-type="float" office:value="580107" calcext:value-type="float">
            <text:p>580107</text:p>
          </table:table-cell>
          <table:table-cell/>
          <table:table-cell office:value-type="float" office:value="567981" calcext:value-type="float">
            <text:p>56798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6760" calcext:value-type="float">
            <text:p>216760</text:p>
          </table:table-cell>
          <table:table-cell/>
          <table:table-cell office:value-type="float" office:value="290803" calcext:value-type="float">
            <text:p>290803</text:p>
          </table:table-cell>
          <table:table-cell/>
          <table:table-cell office:value-type="float" office:value="370236" calcext:value-type="float">
            <text:p>370236</text:p>
          </table:table-cell>
          <table:table-cell/>
          <table:table-cell office:value-type="float" office:value="382136" calcext:value-type="float">
            <text:p>382136</text:p>
          </table:table-cell>
          <table:table-cell/>
          <table:table-cell office:value-type="float" office:value="398683" calcext:value-type="float">
            <text:p>398683</text:p>
          </table:table-cell>
          <table:table-cell/>
          <table:table-cell office:value-type="float" office:value="535354" calcext:value-type="float">
            <text:p>535354</text:p>
          </table:table-cell>
          <table:table-cell/>
          <table:table-cell office:value-type="float" office:value="551418" calcext:value-type="float">
            <text:p>551418</text:p>
          </table:table-cell>
          <table:table-cell/>
          <table:table-cell office:value-type="float" office:value="567529" calcext:value-type="float">
            <text:p>567529</text:p>
          </table:table-cell>
          <table:table-cell/>
          <table:table-cell office:value-type="float" office:value="582748" calcext:value-type="float">
            <text:p>58274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6684" calcext:value-type="float">
            <text:p>216684</text:p>
          </table:table-cell>
          <table:table-cell/>
          <table:table-cell office:value-type="float" office:value="314438" calcext:value-type="float">
            <text:p>314438</text:p>
          </table:table-cell>
          <table:table-cell/>
          <table:table-cell office:value-type="float" office:value="363419" calcext:value-type="float">
            <text:p>363419</text:p>
          </table:table-cell>
          <table:table-cell/>
          <table:table-cell office:value-type="float" office:value="396885" calcext:value-type="float">
            <text:p>396885</text:p>
          </table:table-cell>
          <table:table-cell/>
          <table:table-cell office:value-type="float" office:value="488923" calcext:value-type="float">
            <text:p>488923</text:p>
          </table:table-cell>
          <table:table-cell/>
          <table:table-cell office:value-type="float" office:value="557489" calcext:value-type="float">
            <text:p>557489</text:p>
          </table:table-cell>
          <table:table-cell/>
          <table:table-cell office:value-type="float" office:value="345146" calcext:value-type="float">
            <text:p>345146</text:p>
          </table:table-cell>
          <table:table-cell/>
          <table:table-cell office:value-type="float" office:value="567865" calcext:value-type="float">
            <text:p>567865</text:p>
          </table:table-cell>
          <table:table-cell/>
          <table:table-cell office:value-type="float" office:value="573757" calcext:value-type="float">
            <text:p>57375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20767" calcext:value-type="float">
            <text:p>220767</text:p>
          </table:table-cell>
          <table:table-cell/>
          <table:table-cell office:value-type="float" office:value="300755" calcext:value-type="float">
            <text:p>300755</text:p>
          </table:table-cell>
          <table:table-cell/>
          <table:table-cell office:value-type="float" office:value="359761" calcext:value-type="float">
            <text:p>359761</text:p>
          </table:table-cell>
          <table:table-cell/>
          <table:table-cell office:value-type="float" office:value="403625" calcext:value-type="float">
            <text:p>403625</text:p>
          </table:table-cell>
          <table:table-cell/>
          <table:table-cell office:value-type="float" office:value="323394" calcext:value-type="float">
            <text:p>323394</text:p>
          </table:table-cell>
          <table:table-cell/>
          <table:table-cell office:value-type="float" office:value="484895" calcext:value-type="float">
            <text:p>484895</text:p>
          </table:table-cell>
          <table:table-cell/>
          <table:table-cell office:value-type="float" office:value="539672" calcext:value-type="float">
            <text:p>539672</text:p>
          </table:table-cell>
          <table:table-cell/>
          <table:table-cell office:value-type="float" office:value="551043" calcext:value-type="float">
            <text:p>551043</text:p>
          </table:table-cell>
          <table:table-cell/>
          <table:table-cell office:value-type="float" office:value="576626" calcext:value-type="float">
            <text:p>57662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99446" calcext:value-type="float">
            <text:p>199446</text:p>
          </table:table-cell>
          <table:table-cell/>
          <table:table-cell office:value-type="float" office:value="303938" calcext:value-type="float">
            <text:p>303938</text:p>
          </table:table-cell>
          <table:table-cell/>
          <table:table-cell office:value-type="float" office:value="370887" calcext:value-type="float">
            <text:p>370887</text:p>
          </table:table-cell>
          <table:table-cell/>
          <table:table-cell office:value-type="float" office:value="396828" calcext:value-type="float">
            <text:p>396828</text:p>
          </table:table-cell>
          <table:table-cell/>
          <table:table-cell office:value-type="float" office:value="416269" calcext:value-type="float">
            <text:p>416269</text:p>
          </table:table-cell>
          <table:table-cell/>
          <table:table-cell office:value-type="float" office:value="491037" calcext:value-type="float">
            <text:p>491037</text:p>
          </table:table-cell>
          <table:table-cell/>
          <table:table-cell office:value-type="float" office:value="533747" calcext:value-type="float">
            <text:p>533747</text:p>
          </table:table-cell>
          <table:table-cell/>
          <table:table-cell office:value-type="float" office:value="555296" calcext:value-type="float">
            <text:p>555296</text:p>
          </table:table-cell>
          <table:table-cell/>
          <table:table-cell office:value-type="float" office:value="560551" calcext:value-type="float">
            <text:p>56055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20151" calcext:value-type="float">
            <text:p>220151</text:p>
          </table:table-cell>
          <table:table-cell/>
          <table:table-cell office:value-type="float" office:value="288321" calcext:value-type="float">
            <text:p>288321</text:p>
          </table:table-cell>
          <table:table-cell/>
          <table:table-cell office:value-type="float" office:value="362921" calcext:value-type="float">
            <text:p>362921</text:p>
          </table:table-cell>
          <table:table-cell/>
          <table:table-cell office:value-type="float" office:value="395772" calcext:value-type="float">
            <text:p>395772</text:p>
          </table:table-cell>
          <table:table-cell/>
          <table:table-cell office:value-type="float" office:value="472772" calcext:value-type="float">
            <text:p>472772</text:p>
          </table:table-cell>
          <table:table-cell/>
          <table:table-cell office:value-type="float" office:value="497516" calcext:value-type="float">
            <text:p>497516</text:p>
          </table:table-cell>
          <table:table-cell/>
          <table:table-cell office:value-type="float" office:value="525648" calcext:value-type="float">
            <text:p>525648</text:p>
          </table:table-cell>
          <table:table-cell/>
          <table:table-cell office:value-type="float" office:value="576609" calcext:value-type="float">
            <text:p>576609</text:p>
          </table:table-cell>
          <table:table-cell/>
          <table:table-cell office:value-type="float" office:value="571614" calcext:value-type="float">
            <text:p>57161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05091" calcext:value-type="float">
            <text:p>205091</text:p>
          </table:table-cell>
          <table:table-cell/>
          <table:table-cell office:value-type="float" office:value="299536" calcext:value-type="float">
            <text:p>299536</text:p>
          </table:table-cell>
          <table:table-cell/>
          <table:table-cell office:value-type="float" office:value="340355" calcext:value-type="float">
            <text:p>340355</text:p>
          </table:table-cell>
          <table:table-cell/>
          <table:table-cell office:value-type="float" office:value="386293" calcext:value-type="float">
            <text:p>386293</text:p>
          </table:table-cell>
          <table:table-cell/>
          <table:table-cell office:value-type="float" office:value="441766" calcext:value-type="float">
            <text:p>441766</text:p>
          </table:table-cell>
          <table:table-cell/>
          <table:table-cell office:value-type="float" office:value="503160" calcext:value-type="float">
            <text:p>503160</text:p>
          </table:table-cell>
          <table:table-cell/>
          <table:table-cell office:value-type="float" office:value="539566" calcext:value-type="float">
            <text:p>539566</text:p>
          </table:table-cell>
          <table:table-cell/>
          <table:table-cell office:value-type="float" office:value="578812" calcext:value-type="float">
            <text:p>578812</text:p>
          </table:table-cell>
          <table:table-cell/>
          <table:table-cell office:value-type="float" office:value="559744" calcext:value-type="float">
            <text:p>55974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03180" calcext:value-type="float">
            <text:p>203180</text:p>
          </table:table-cell>
          <table:table-cell/>
          <table:table-cell office:value-type="float" office:value="296467" calcext:value-type="float">
            <text:p>296467</text:p>
          </table:table-cell>
          <table:table-cell/>
          <table:table-cell office:value-type="float" office:value="334061" calcext:value-type="float">
            <text:p>334061</text:p>
          </table:table-cell>
          <table:table-cell/>
          <table:table-cell office:value-type="float" office:value="387536" calcext:value-type="float">
            <text:p>387536</text:p>
          </table:table-cell>
          <table:table-cell/>
          <table:table-cell office:value-type="float" office:value="413176" calcext:value-type="float">
            <text:p>413176</text:p>
          </table:table-cell>
          <table:table-cell/>
          <table:table-cell office:value-type="float" office:value="511365" calcext:value-type="float">
            <text:p>511365</text:p>
          </table:table-cell>
          <table:table-cell/>
          <table:table-cell office:value-type="float" office:value="532383" calcext:value-type="float">
            <text:p>532383</text:p>
          </table:table-cell>
          <table:table-cell/>
          <table:table-cell office:value-type="float" office:value="548248" calcext:value-type="float">
            <text:p>548248</text:p>
          </table:table-cell>
          <table:table-cell/>
          <table:table-cell office:value-type="float" office:value="569414" calcext:value-type="float">
            <text:p>569414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andom 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24133" calcext:value-type="float">
            <text:p>24133</text:p>
          </table:table-cell>
          <table:table-cell/>
          <table:table-cell office:value-type="float" office:value="54695" calcext:value-type="float">
            <text:p>54695</text:p>
          </table:table-cell>
          <table:table-cell/>
          <table:table-cell office:value-type="float" office:value="79801" calcext:value-type="float">
            <text:p>79801</text:p>
          </table:table-cell>
          <table:table-cell/>
          <table:table-cell office:value-type="float" office:value="134432" calcext:value-type="float">
            <text:p>134432</text:p>
          </table:table-cell>
          <table:table-cell/>
          <table:table-cell office:value-type="float" office:value="178385" calcext:value-type="float">
            <text:p>178385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20205" calcext:value-type="float">
            <text:p>20205</text:p>
          </table:table-cell>
          <table:table-cell/>
          <table:table-cell office:value-type="float" office:value="35954" calcext:value-type="float">
            <text:p>35954</text:p>
          </table:table-cell>
          <table:table-cell/>
          <table:table-cell office:value-type="float" office:value="59613" calcext:value-type="float">
            <text:p>59613</text:p>
          </table:table-cell>
          <table:table-cell/>
          <table:table-cell office:value-type="float" office:value="70254" calcext:value-type="float">
            <text:p>70254</text:p>
          </table:table-cell>
          <table:table-cell/>
          <table:table-cell office:value-type="float" office:value="174887" calcext:value-type="float">
            <text:p>174887</text:p>
          </table:table-cell>
          <table:table-cell/>
          <table:table-cell office:value-type="float" office:value="153094" calcext:value-type="float">
            <text:p>153094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16878" calcext:value-type="float">
            <text:p>16878</text:p>
          </table:table-cell>
          <table:table-cell/>
          <table:table-cell office:value-type="float" office:value="36941" calcext:value-type="float">
            <text:p>36941</text:p>
          </table:table-cell>
          <table:table-cell/>
          <table:table-cell office:value-type="float" office:value="66322" calcext:value-type="float">
            <text:p>66322</text:p>
          </table:table-cell>
          <table:table-cell/>
          <table:table-cell office:value-type="float" office:value="110674" calcext:value-type="float">
            <text:p>110674</text:p>
          </table:table-cell>
          <table:table-cell/>
          <table:table-cell office:value-type="float" office:value="156458" calcext:value-type="float">
            <text:p>156458</text:p>
          </table:table-cell>
          <table:table-cell/>
          <table:table-cell office:value-type="float" office:value="218248" calcext:value-type="float">
            <text:p>218248</text:p>
          </table:table-cell>
          <table:table-cell/>
          <table:table-cell office:value-type="float" office:value="239738" calcext:value-type="float">
            <text:p>239738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16108" calcext:value-type="float">
            <text:p>16108</text:p>
          </table:table-cell>
          <table:table-cell/>
          <table:table-cell office:value-type="float" office:value="32985" calcext:value-type="float">
            <text:p>32985</text:p>
          </table:table-cell>
          <table:table-cell/>
          <table:table-cell office:value-type="float" office:value="56146" calcext:value-type="float">
            <text:p>56146</text:p>
          </table:table-cell>
          <table:table-cell/>
          <table:table-cell office:value-type="float" office:value="85445" calcext:value-type="float">
            <text:p>85445</text:p>
          </table:table-cell>
          <table:table-cell/>
          <table:table-cell office:value-type="float" office:value="171007" calcext:value-type="float">
            <text:p>171007</text:p>
          </table:table-cell>
          <table:table-cell/>
          <table:table-cell office:value-type="float" office:value="169817" calcext:value-type="float">
            <text:p>169817</text:p>
          </table:table-cell>
          <table:table-cell/>
          <table:table-cell office:value-type="float" office:value="228072" calcext:value-type="float">
            <text:p>228072</text:p>
          </table:table-cell>
          <table:table-cell/>
          <table:table-cell office:value-type="float" office:value="201022" calcext:value-type="float">
            <text:p>20102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17970" calcext:value-type="float">
            <text:p>17970</text:p>
          </table:table-cell>
          <table:table-cell/>
          <table:table-cell office:value-type="float" office:value="28029" calcext:value-type="float">
            <text:p>28029</text:p>
          </table:table-cell>
          <table:table-cell/>
          <table:table-cell office:value-type="float" office:value="48345" calcext:value-type="float">
            <text:p>48345</text:p>
          </table:table-cell>
          <table:table-cell/>
          <table:table-cell office:value-type="float" office:value="94745" calcext:value-type="float">
            <text:p>94745</text:p>
          </table:table-cell>
          <table:table-cell/>
          <table:table-cell office:value-type="float" office:value="124622" calcext:value-type="float">
            <text:p>124622</text:p>
          </table:table-cell>
          <table:table-cell/>
          <table:table-cell office:value-type="float" office:value="211389" calcext:value-type="float">
            <text:p>211389</text:p>
          </table:table-cell>
          <table:table-cell/>
          <table:table-cell office:value-type="float" office:value="176429" calcext:value-type="float">
            <text:p>176429</text:p>
          </table:table-cell>
          <table:table-cell/>
          <table:table-cell office:value-type="float" office:value="187481" calcext:value-type="float">
            <text:p>187481</text:p>
          </table:table-cell>
          <table:table-cell/>
          <table:table-cell office:value-type="float" office:value="238254" calcext:value-type="float">
            <text:p>238254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16411" calcext:value-type="float">
            <text:p>16411</text:p>
          </table:table-cell>
          <table:table-cell/>
          <table:table-cell office:value-type="float" office:value="26176" calcext:value-type="float">
            <text:p>26176</text:p>
          </table:table-cell>
          <table:table-cell/>
          <table:table-cell office:value-type="float" office:value="51956" calcext:value-type="float">
            <text:p>51956</text:p>
          </table:table-cell>
          <table:table-cell/>
          <table:table-cell office:value-type="float" office:value="86114" calcext:value-type="float">
            <text:p>86114</text:p>
          </table:table-cell>
          <table:table-cell/>
          <table:table-cell office:value-type="float" office:value="120309" calcext:value-type="float">
            <text:p>120309</text:p>
          </table:table-cell>
          <table:table-cell/>
          <table:table-cell office:value-type="float" office:value="189963" calcext:value-type="float">
            <text:p>189963</text:p>
          </table:table-cell>
          <table:table-cell/>
          <table:table-cell office:value-type="float" office:value="187562" calcext:value-type="float">
            <text:p>187562</text:p>
          </table:table-cell>
          <table:table-cell/>
          <table:table-cell office:value-type="float" office:value="189314" calcext:value-type="float">
            <text:p>189314</text:p>
          </table:table-cell>
          <table:table-cell/>
          <table:table-cell office:value-type="float" office:value="380172" calcext:value-type="float">
            <text:p>380172</text:p>
          </table:table-cell>
          <table:table-cell/>
          <table:table-cell office:value-type="float" office:value="279631" calcext:value-type="float">
            <text:p>279631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15716" calcext:value-type="float">
            <text:p>15716</text:p>
          </table:table-cell>
          <table:table-cell/>
          <table:table-cell office:value-type="float" office:value="29150" calcext:value-type="float">
            <text:p>29150</text:p>
          </table:table-cell>
          <table:table-cell/>
          <table:table-cell office:value-type="float" office:value="57287" calcext:value-type="float">
            <text:p>57287</text:p>
          </table:table-cell>
          <table:table-cell/>
          <table:table-cell office:value-type="float" office:value="89602" calcext:value-type="float">
            <text:p>89602</text:p>
          </table:table-cell>
          <table:table-cell/>
          <table:table-cell office:value-type="float" office:value="95364" calcext:value-type="float">
            <text:p>95364</text:p>
          </table:table-cell>
          <table:table-cell/>
          <table:table-cell office:value-type="float" office:value="121893" calcext:value-type="float">
            <text:p>121893</text:p>
          </table:table-cell>
          <table:table-cell/>
          <table:table-cell office:value-type="float" office:value="198027" calcext:value-type="float">
            <text:p>198027</text:p>
          </table:table-cell>
          <table:table-cell/>
          <table:table-cell office:value-type="float" office:value="192354" calcext:value-type="float">
            <text:p>192354</text:p>
          </table:table-cell>
          <table:table-cell/>
          <table:table-cell office:value-type="float" office:value="160937" calcext:value-type="float">
            <text:p>160937</text:p>
          </table:table-cell>
          <table:table-cell/>
          <table:table-cell office:value-type="float" office:value="237393" calcext:value-type="float">
            <text:p>237393</text:p>
          </table:table-cell>
          <table:table-cell/>
          <table:table-cell office:value-type="float" office:value="262328" calcext:value-type="float">
            <text:p>262328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16054" calcext:value-type="float">
            <text:p>16054</text:p>
          </table:table-cell>
          <table:table-cell/>
          <table:table-cell office:value-type="float" office:value="30068" calcext:value-type="float">
            <text:p>30068</text:p>
          </table:table-cell>
          <table:table-cell/>
          <table:table-cell office:value-type="float" office:value="53375" calcext:value-type="float">
            <text:p>53375</text:p>
          </table:table-cell>
          <table:table-cell/>
          <table:table-cell office:value-type="float" office:value="90157" calcext:value-type="float">
            <text:p>90157</text:p>
          </table:table-cell>
          <table:table-cell/>
          <table:table-cell office:value-type="float" office:value="147169" calcext:value-type="float">
            <text:p>147169</text:p>
          </table:table-cell>
          <table:table-cell/>
          <table:table-cell office:value-type="float" office:value="224567" calcext:value-type="float">
            <text:p>224567</text:p>
          </table:table-cell>
          <table:table-cell/>
          <table:table-cell office:value-type="float" office:value="224913" calcext:value-type="float">
            <text:p>224913</text:p>
          </table:table-cell>
          <table:table-cell/>
          <table:table-cell office:value-type="float" office:value="283714" calcext:value-type="float">
            <text:p>283714</text:p>
          </table:table-cell>
          <table:table-cell/>
          <table:table-cell office:value-type="float" office:value="399453" calcext:value-type="float">
            <text:p>399453</text:p>
          </table:table-cell>
          <table:table-cell/>
          <table:table-cell office:value-type="float" office:value="504653" calcext:value-type="float">
            <text:p>504653</text:p>
          </table:table-cell>
          <table:table-cell/>
          <table:table-cell office:value-type="float" office:value="461205" calcext:value-type="float">
            <text:p>461205</text:p>
          </table:table-cell>
          <table:table-cell/>
          <table:table-cell office:value-type="float" office:value="524385" calcext:value-type="float">
            <text:p>524385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16290" calcext:value-type="float">
            <text:p>16290</text:p>
          </table:table-cell>
          <table:table-cell/>
          <table:table-cell office:value-type="float" office:value="33005" calcext:value-type="float">
            <text:p>33005</text:p>
          </table:table-cell>
          <table:table-cell/>
          <table:table-cell office:value-type="float" office:value="59608" calcext:value-type="float">
            <text:p>59608</text:p>
          </table:table-cell>
          <table:table-cell/>
          <table:table-cell office:value-type="float" office:value="98527" calcext:value-type="float">
            <text:p>98527</text:p>
          </table:table-cell>
          <table:table-cell/>
          <table:table-cell office:value-type="float" office:value="159825" calcext:value-type="float">
            <text:p>159825</text:p>
          </table:table-cell>
          <table:table-cell/>
          <table:table-cell office:value-type="float" office:value="246265" calcext:value-type="float">
            <text:p>246265</text:p>
          </table:table-cell>
          <table:table-cell/>
          <table:table-cell office:value-type="float" office:value="257456" calcext:value-type="float">
            <text:p>257456</text:p>
          </table:table-cell>
          <table:table-cell/>
          <table:table-cell office:value-type="float" office:value="309452" calcext:value-type="float">
            <text:p>309452</text:p>
          </table:table-cell>
          <table:table-cell/>
          <table:table-cell office:value-type="float" office:value="227101" calcext:value-type="float">
            <text:p>227101</text:p>
          </table:table-cell>
          <table:table-cell/>
          <table:table-cell office:value-type="float" office:value="328988" calcext:value-type="float">
            <text:p>328988</text:p>
          </table:table-cell>
          <table:table-cell/>
          <table:table-cell office:value-type="float" office:value="79199" calcext:value-type="float">
            <text:p>79199</text:p>
          </table:table-cell>
          <table:table-cell/>
          <table:table-cell office:value-type="float" office:value="521947" calcext:value-type="float">
            <text:p>521947</text:p>
          </table:table-cell>
          <table:table-cell/>
          <table:table-cell office:value-type="float" office:value="548803" calcext:value-type="float">
            <text:p>54880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5628" calcext:value-type="float">
            <text:p>165628</text:p>
          </table:table-cell>
          <table:table-cell/>
          <table:table-cell office:value-type="float" office:value="265555" calcext:value-type="float">
            <text:p>265555</text:p>
          </table:table-cell>
          <table:table-cell/>
          <table:table-cell office:value-type="float" office:value="291989" calcext:value-type="float">
            <text:p>291989</text:p>
          </table:table-cell>
          <table:table-cell/>
          <table:table-cell office:value-type="float" office:value="313680" calcext:value-type="float">
            <text:p>313680</text:p>
          </table:table-cell>
          <table:table-cell/>
          <table:table-cell office:value-type="float" office:value="396927" calcext:value-type="float">
            <text:p>396927</text:p>
          </table:table-cell>
          <table:table-cell/>
          <table:table-cell office:value-type="float" office:value="434092" calcext:value-type="float">
            <text:p>434092</text:p>
          </table:table-cell>
          <table:table-cell/>
          <table:table-cell office:value-type="float" office:value="464933" calcext:value-type="float">
            <text:p>464933</text:p>
          </table:table-cell>
          <table:table-cell/>
          <table:table-cell office:value-type="float" office:value="566588" calcext:value-type="float">
            <text:p>566588</text:p>
          </table:table-cell>
          <table:table-cell/>
          <table:table-cell office:value-type="float" office:value="570206" calcext:value-type="float">
            <text:p>57020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9538" calcext:value-type="float">
            <text:p>169538</text:p>
          </table:table-cell>
          <table:table-cell/>
          <table:table-cell office:value-type="float" office:value="224838" calcext:value-type="float">
            <text:p>224838</text:p>
          </table:table-cell>
          <table:table-cell/>
          <table:table-cell office:value-type="float" office:value="259718" calcext:value-type="float">
            <text:p>259718</text:p>
          </table:table-cell>
          <table:table-cell/>
          <table:table-cell office:value-type="float" office:value="312940" calcext:value-type="float">
            <text:p>312940</text:p>
          </table:table-cell>
          <table:table-cell/>
          <table:table-cell office:value-type="float" office:value="361042" calcext:value-type="float">
            <text:p>361042</text:p>
          </table:table-cell>
          <table:table-cell/>
          <table:table-cell office:value-type="float" office:value="432240" calcext:value-type="float">
            <text:p>432240</text:p>
          </table:table-cell>
          <table:table-cell/>
          <table:table-cell office:value-type="float" office:value="502950" calcext:value-type="float">
            <text:p>502950</text:p>
          </table:table-cell>
          <table:table-cell/>
          <table:table-cell office:value-type="float" office:value="550667" calcext:value-type="float">
            <text:p>550667</text:p>
          </table:table-cell>
          <table:table-cell/>
          <table:table-cell office:value-type="float" office:value="573467" calcext:value-type="float">
            <text:p>57346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9196" calcext:value-type="float">
            <text:p>169196</text:p>
          </table:table-cell>
          <table:table-cell/>
          <table:table-cell office:value-type="float" office:value="237514" calcext:value-type="float">
            <text:p>237514</text:p>
          </table:table-cell>
          <table:table-cell/>
          <table:table-cell office:value-type="float" office:value="256644" calcext:value-type="float">
            <text:p>256644</text:p>
          </table:table-cell>
          <table:table-cell/>
          <table:table-cell office:value-type="float" office:value="324777" calcext:value-type="float">
            <text:p>324777</text:p>
          </table:table-cell>
          <table:table-cell/>
          <table:table-cell office:value-type="float" office:value="409413" calcext:value-type="float">
            <text:p>409413</text:p>
          </table:table-cell>
          <table:table-cell/>
          <table:table-cell office:value-type="float" office:value="504383" calcext:value-type="float">
            <text:p>504383</text:p>
          </table:table-cell>
          <table:table-cell/>
          <table:table-cell office:value-type="float" office:value="518932" calcext:value-type="float">
            <text:p>518932</text:p>
          </table:table-cell>
          <table:table-cell/>
          <table:table-cell office:value-type="float" office:value="548884" calcext:value-type="float">
            <text:p>548884</text:p>
          </table:table-cell>
          <table:table-cell/>
          <table:table-cell office:value-type="float" office:value="554590" calcext:value-type="float">
            <text:p>55459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1018" calcext:value-type="float">
            <text:p>171018</text:p>
          </table:table-cell>
          <table:table-cell/>
          <table:table-cell office:value-type="float" office:value="240333" calcext:value-type="float">
            <text:p>240333</text:p>
          </table:table-cell>
          <table:table-cell/>
          <table:table-cell office:value-type="float" office:value="261936" calcext:value-type="float">
            <text:p>261936</text:p>
          </table:table-cell>
          <table:table-cell/>
          <table:table-cell office:value-type="float" office:value="320437" calcext:value-type="float">
            <text:p>320437</text:p>
          </table:table-cell>
          <table:table-cell/>
          <table:table-cell office:value-type="float" office:value="371179" calcext:value-type="float">
            <text:p>371179</text:p>
          </table:table-cell>
          <table:table-cell/>
          <table:table-cell office:value-type="float" office:value="437649" calcext:value-type="float">
            <text:p>437649</text:p>
          </table:table-cell>
          <table:table-cell/>
          <table:table-cell office:value-type="float" office:value="514641" calcext:value-type="float">
            <text:p>514641</text:p>
          </table:table-cell>
          <table:table-cell/>
          <table:table-cell office:value-type="float" office:value="534045" calcext:value-type="float">
            <text:p>534045</text:p>
          </table:table-cell>
          <table:table-cell/>
          <table:table-cell office:value-type="float" office:value="557136" calcext:value-type="float">
            <text:p>55713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1810" calcext:value-type="float">
            <text:p>161810</text:p>
          </table:table-cell>
          <table:table-cell/>
          <table:table-cell office:value-type="float" office:value="240175" calcext:value-type="float">
            <text:p>240175</text:p>
          </table:table-cell>
          <table:table-cell/>
          <table:table-cell office:value-type="float" office:value="259131" calcext:value-type="float">
            <text:p>259131</text:p>
          </table:table-cell>
          <table:table-cell/>
          <table:table-cell office:value-type="float" office:value="316330" calcext:value-type="float">
            <text:p>316330</text:p>
          </table:table-cell>
          <table:table-cell/>
          <table:table-cell office:value-type="float" office:value="364492" calcext:value-type="float">
            <text:p>364492</text:p>
          </table:table-cell>
          <table:table-cell/>
          <table:table-cell office:value-type="float" office:value="427669" calcext:value-type="float">
            <text:p>427669</text:p>
          </table:table-cell>
          <table:table-cell/>
          <table:table-cell office:value-type="float" office:value="482704" calcext:value-type="float">
            <text:p>482704</text:p>
          </table:table-cell>
          <table:table-cell/>
          <table:table-cell office:value-type="float" office:value="530567" calcext:value-type="float">
            <text:p>530567</text:p>
          </table:table-cell>
          <table:table-cell/>
          <table:table-cell office:value-type="float" office:value="564000" calcext:value-type="float">
            <text:p>56400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6905" calcext:value-type="float">
            <text:p>166905</text:p>
          </table:table-cell>
          <table:table-cell/>
          <table:table-cell office:value-type="float" office:value="229241" calcext:value-type="float">
            <text:p>229241</text:p>
          </table:table-cell>
          <table:table-cell/>
          <table:table-cell office:value-type="float" office:value="260120" calcext:value-type="float">
            <text:p>260120</text:p>
          </table:table-cell>
          <table:table-cell/>
          <table:table-cell office:value-type="float" office:value="316094" calcext:value-type="float">
            <text:p>316094</text:p>
          </table:table-cell>
          <table:table-cell/>
          <table:table-cell office:value-type="float" office:value="400714" calcext:value-type="float">
            <text:p>400714</text:p>
          </table:table-cell>
          <table:table-cell/>
          <table:table-cell office:value-type="float" office:value="441595" calcext:value-type="float">
            <text:p>441595</text:p>
          </table:table-cell>
          <table:table-cell/>
          <table:table-cell office:value-type="float" office:value="508749" calcext:value-type="float">
            <text:p>508749</text:p>
          </table:table-cell>
          <table:table-cell/>
          <table:table-cell office:value-type="float" office:value="555796" calcext:value-type="float">
            <text:p>555796</text:p>
          </table:table-cell>
          <table:table-cell/>
          <table:table-cell office:value-type="float" office:value="552808" calcext:value-type="float">
            <text:p>55280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2030" calcext:value-type="float">
            <text:p>162030</text:p>
          </table:table-cell>
          <table:table-cell/>
          <table:table-cell office:value-type="float" office:value="234957" calcext:value-type="float">
            <text:p>234957</text:p>
          </table:table-cell>
          <table:table-cell/>
          <table:table-cell office:value-type="float" office:value="255163" calcext:value-type="float">
            <text:p>255163</text:p>
          </table:table-cell>
          <table:table-cell/>
          <table:table-cell office:value-type="float" office:value="310452" calcext:value-type="float">
            <text:p>310452</text:p>
          </table:table-cell>
          <table:table-cell/>
          <table:table-cell office:value-type="float" office:value="365176" calcext:value-type="float">
            <text:p>365176</text:p>
          </table:table-cell>
          <table:table-cell/>
          <table:table-cell office:value-type="float" office:value="424585" calcext:value-type="float">
            <text:p>424585</text:p>
          </table:table-cell>
          <table:table-cell/>
          <table:table-cell office:value-type="float" office:value="505658" calcext:value-type="float">
            <text:p>505658</text:p>
          </table:table-cell>
          <table:table-cell/>
          <table:table-cell office:value-type="float" office:value="552827" calcext:value-type="float">
            <text:p>552827</text:p>
          </table:table-cell>
          <table:table-cell/>
          <table:table-cell office:value-type="float" office:value="555553" calcext:value-type="float">
            <text:p>55555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0674" calcext:value-type="float">
            <text:p>160674</text:p>
          </table:table-cell>
          <table:table-cell/>
          <table:table-cell office:value-type="float" office:value="232518" calcext:value-type="float">
            <text:p>232518</text:p>
          </table:table-cell>
          <table:table-cell/>
          <table:table-cell office:value-type="float" office:value="256323" calcext:value-type="float">
            <text:p>256323</text:p>
          </table:table-cell>
          <table:table-cell/>
          <table:table-cell office:value-type="float" office:value="309554" calcext:value-type="float">
            <text:p>309554</text:p>
          </table:table-cell>
          <table:table-cell/>
          <table:table-cell office:value-type="float" office:value="368210" calcext:value-type="float">
            <text:p>368210</text:p>
          </table:table-cell>
          <table:table-cell/>
          <table:table-cell office:value-type="float" office:value="427096" calcext:value-type="float">
            <text:p>427096</text:p>
          </table:table-cell>
          <table:table-cell/>
          <table:table-cell office:value-type="float" office:value="497803" calcext:value-type="float">
            <text:p>497803</text:p>
          </table:table-cell>
          <table:table-cell/>
          <table:table-cell office:value-type="float" office:value="526275" calcext:value-type="float">
            <text:p>526275</text:p>
          </table:table-cell>
          <table:table-cell/>
          <table:table-cell office:value-type="float" office:value="554459" calcext:value-type="float">
            <text:p>554459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andom write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35475" calcext:value-type="float">
            <text:p>35475</text:p>
          </table:table-cell>
          <table:table-cell/>
          <table:table-cell office:value-type="float" office:value="65173" calcext:value-type="float">
            <text:p>65173</text:p>
          </table:table-cell>
          <table:table-cell/>
          <table:table-cell office:value-type="float" office:value="95230" calcext:value-type="float">
            <text:p>95230</text:p>
          </table:table-cell>
          <table:table-cell/>
          <table:table-cell office:value-type="float" office:value="140703" calcext:value-type="float">
            <text:p>140703</text:p>
          </table:table-cell>
          <table:table-cell/>
          <table:table-cell office:value-type="float" office:value="184389" calcext:value-type="float">
            <text:p>184389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36107" calcext:value-type="float">
            <text:p>36107</text:p>
          </table:table-cell>
          <table:table-cell/>
          <table:table-cell office:value-type="float" office:value="63649" calcext:value-type="float">
            <text:p>63649</text:p>
          </table:table-cell>
          <table:table-cell/>
          <table:table-cell office:value-type="float" office:value="98856" calcext:value-type="float">
            <text:p>98856</text:p>
          </table:table-cell>
          <table:table-cell/>
          <table:table-cell office:value-type="float" office:value="133324" calcext:value-type="float">
            <text:p>133324</text:p>
          </table:table-cell>
          <table:table-cell/>
          <table:table-cell office:value-type="float" office:value="184948" calcext:value-type="float">
            <text:p>184948</text:p>
          </table:table-cell>
          <table:table-cell/>
          <table:table-cell office:value-type="float" office:value="212638" calcext:value-type="float">
            <text:p>212638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34010" calcext:value-type="float">
            <text:p>34010</text:p>
          </table:table-cell>
          <table:table-cell/>
          <table:table-cell office:value-type="float" office:value="62304" calcext:value-type="float">
            <text:p>62304</text:p>
          </table:table-cell>
          <table:table-cell/>
          <table:table-cell office:value-type="float" office:value="97703" calcext:value-type="float">
            <text:p>97703</text:p>
          </table:table-cell>
          <table:table-cell/>
          <table:table-cell office:value-type="float" office:value="141285" calcext:value-type="float">
            <text:p>141285</text:p>
          </table:table-cell>
          <table:table-cell/>
          <table:table-cell office:value-type="float" office:value="182336" calcext:value-type="float">
            <text:p>182336</text:p>
          </table:table-cell>
          <table:table-cell/>
          <table:table-cell office:value-type="float" office:value="216053" calcext:value-type="float">
            <text:p>216053</text:p>
          </table:table-cell>
          <table:table-cell/>
          <table:table-cell office:value-type="float" office:value="171255" calcext:value-type="float">
            <text:p>171255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35278" calcext:value-type="float">
            <text:p>35278</text:p>
          </table:table-cell>
          <table:table-cell/>
          <table:table-cell office:value-type="float" office:value="60334" calcext:value-type="float">
            <text:p>60334</text:p>
          </table:table-cell>
          <table:table-cell/>
          <table:table-cell office:value-type="float" office:value="97485" calcext:value-type="float">
            <text:p>97485</text:p>
          </table:table-cell>
          <table:table-cell/>
          <table:table-cell office:value-type="float" office:value="121156" calcext:value-type="float">
            <text:p>121156</text:p>
          </table:table-cell>
          <table:table-cell/>
          <table:table-cell office:value-type="float" office:value="184368" calcext:value-type="float">
            <text:p>184368</text:p>
          </table:table-cell>
          <table:table-cell/>
          <table:table-cell office:value-type="float" office:value="213960" calcext:value-type="float">
            <text:p>213960</text:p>
          </table:table-cell>
          <table:table-cell/>
          <table:table-cell office:value-type="float" office:value="167317" calcext:value-type="float">
            <text:p>167317</text:p>
          </table:table-cell>
          <table:table-cell/>
          <table:table-cell office:value-type="float" office:value="174325" calcext:value-type="float">
            <text:p>17432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33874" calcext:value-type="float">
            <text:p>33874</text:p>
          </table:table-cell>
          <table:table-cell/>
          <table:table-cell office:value-type="float" office:value="58530" calcext:value-type="float">
            <text:p>58530</text:p>
          </table:table-cell>
          <table:table-cell/>
          <table:table-cell office:value-type="float" office:value="82627" calcext:value-type="float">
            <text:p>82627</text:p>
          </table:table-cell>
          <table:table-cell/>
          <table:table-cell office:value-type="float" office:value="128885" calcext:value-type="float">
            <text:p>128885</text:p>
          </table:table-cell>
          <table:table-cell/>
          <table:table-cell office:value-type="float" office:value="183147" calcext:value-type="float">
            <text:p>183147</text:p>
          </table:table-cell>
          <table:table-cell/>
          <table:table-cell office:value-type="float" office:value="212319" calcext:value-type="float">
            <text:p>212319</text:p>
          </table:table-cell>
          <table:table-cell/>
          <table:table-cell office:value-type="float" office:value="172885" calcext:value-type="float">
            <text:p>172885</text:p>
          </table:table-cell>
          <table:table-cell/>
          <table:table-cell office:value-type="float" office:value="175887" calcext:value-type="float">
            <text:p>175887</text:p>
          </table:table-cell>
          <table:table-cell/>
          <table:table-cell office:value-type="float" office:value="178682" calcext:value-type="float">
            <text:p>178682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26650" calcext:value-type="float">
            <text:p>26650</text:p>
          </table:table-cell>
          <table:table-cell/>
          <table:table-cell office:value-type="float" office:value="41517" calcext:value-type="float">
            <text:p>41517</text:p>
          </table:table-cell>
          <table:table-cell/>
          <table:table-cell office:value-type="float" office:value="88066" calcext:value-type="float">
            <text:p>88066</text:p>
          </table:table-cell>
          <table:table-cell/>
          <table:table-cell office:value-type="float" office:value="124024" calcext:value-type="float">
            <text:p>124024</text:p>
          </table:table-cell>
          <table:table-cell/>
          <table:table-cell office:value-type="float" office:value="180871" calcext:value-type="float">
            <text:p>180871</text:p>
          </table:table-cell>
          <table:table-cell/>
          <table:table-cell office:value-type="float" office:value="210786" calcext:value-type="float">
            <text:p>210786</text:p>
          </table:table-cell>
          <table:table-cell/>
          <table:table-cell office:value-type="float" office:value="171754" calcext:value-type="float">
            <text:p>171754</text:p>
          </table:table-cell>
          <table:table-cell/>
          <table:table-cell office:value-type="float" office:value="172916" calcext:value-type="float">
            <text:p>172916</text:p>
          </table:table-cell>
          <table:table-cell/>
          <table:table-cell office:value-type="float" office:value="184389" calcext:value-type="float">
            <text:p>184389</text:p>
          </table:table-cell>
          <table:table-cell/>
          <table:table-cell office:value-type="float" office:value="269862" calcext:value-type="float">
            <text:p>269862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27382" calcext:value-type="float">
            <text:p>27382</text:p>
          </table:table-cell>
          <table:table-cell/>
          <table:table-cell office:value-type="float" office:value="48606" calcext:value-type="float">
            <text:p>48606</text:p>
          </table:table-cell>
          <table:table-cell/>
          <table:table-cell office:value-type="float" office:value="81582" calcext:value-type="float">
            <text:p>81582</text:p>
          </table:table-cell>
          <table:table-cell/>
          <table:table-cell office:value-type="float" office:value="126303" calcext:value-type="float">
            <text:p>126303</text:p>
          </table:table-cell>
          <table:table-cell/>
          <table:table-cell office:value-type="float" office:value="168885" calcext:value-type="float">
            <text:p>168885</text:p>
          </table:table-cell>
          <table:table-cell/>
          <table:table-cell office:value-type="float" office:value="166463" calcext:value-type="float">
            <text:p>166463</text:p>
          </table:table-cell>
          <table:table-cell/>
          <table:table-cell office:value-type="float" office:value="183858" calcext:value-type="float">
            <text:p>183858</text:p>
          </table:table-cell>
          <table:table-cell/>
          <table:table-cell office:value-type="float" office:value="181761" calcext:value-type="float">
            <text:p>181761</text:p>
          </table:table-cell>
          <table:table-cell/>
          <table:table-cell office:value-type="float" office:value="183322" calcext:value-type="float">
            <text:p>183322</text:p>
          </table:table-cell>
          <table:table-cell/>
          <table:table-cell office:value-type="float" office:value="232264" calcext:value-type="float">
            <text:p>232264</text:p>
          </table:table-cell>
          <table:table-cell/>
          <table:table-cell office:value-type="float" office:value="315755" calcext:value-type="float">
            <text:p>315755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27287" calcext:value-type="float">
            <text:p>27287</text:p>
          </table:table-cell>
          <table:table-cell/>
          <table:table-cell office:value-type="float" office:value="46147" calcext:value-type="float">
            <text:p>46147</text:p>
          </table:table-cell>
          <table:table-cell/>
          <table:table-cell office:value-type="float" office:value="80825" calcext:value-type="float">
            <text:p>80825</text:p>
          </table:table-cell>
          <table:table-cell/>
          <table:table-cell office:value-type="float" office:value="128924" calcext:value-type="float">
            <text:p>128924</text:p>
          </table:table-cell>
          <table:table-cell/>
          <table:table-cell office:value-type="float" office:value="190817" calcext:value-type="float">
            <text:p>190817</text:p>
          </table:table-cell>
          <table:table-cell/>
          <table:table-cell office:value-type="float" office:value="243990" calcext:value-type="float">
            <text:p>243990</text:p>
          </table:table-cell>
          <table:table-cell/>
          <table:table-cell office:value-type="float" office:value="191371" calcext:value-type="float">
            <text:p>191371</text:p>
          </table:table-cell>
          <table:table-cell/>
          <table:table-cell office:value-type="float" office:value="186720" calcext:value-type="float">
            <text:p>186720</text:p>
          </table:table-cell>
          <table:table-cell/>
          <table:table-cell office:value-type="float" office:value="210802" calcext:value-type="float">
            <text:p>210802</text:p>
          </table:table-cell>
          <table:table-cell/>
          <table:table-cell office:value-type="float" office:value="300855" calcext:value-type="float">
            <text:p>300855</text:p>
          </table:table-cell>
          <table:table-cell/>
          <table:table-cell office:value-type="float" office:value="350145" calcext:value-type="float">
            <text:p>350145</text:p>
          </table:table-cell>
          <table:table-cell/>
          <table:table-cell office:value-type="float" office:value="332615" calcext:value-type="float">
            <text:p>332615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30402" calcext:value-type="float">
            <text:p>30402</text:p>
          </table:table-cell>
          <table:table-cell/>
          <table:table-cell office:value-type="float" office:value="51646" calcext:value-type="float">
            <text:p>51646</text:p>
          </table:table-cell>
          <table:table-cell/>
          <table:table-cell office:value-type="float" office:value="91817" calcext:value-type="float">
            <text:p>91817</text:p>
          </table:table-cell>
          <table:table-cell/>
          <table:table-cell office:value-type="float" office:value="147862" calcext:value-type="float">
            <text:p>147862</text:p>
          </table:table-cell>
          <table:table-cell/>
          <table:table-cell office:value-type="float" office:value="199578" calcext:value-type="float">
            <text:p>199578</text:p>
          </table:table-cell>
          <table:table-cell/>
          <table:table-cell office:value-type="float" office:value="243809" calcext:value-type="float">
            <text:p>243809</text:p>
          </table:table-cell>
          <table:table-cell/>
          <table:table-cell office:value-type="float" office:value="188213" calcext:value-type="float">
            <text:p>188213</text:p>
          </table:table-cell>
          <table:table-cell/>
          <table:table-cell office:value-type="float" office:value="185561" calcext:value-type="float">
            <text:p>185561</text:p>
          </table:table-cell>
          <table:table-cell/>
          <table:table-cell office:value-type="float" office:value="217745" calcext:value-type="float">
            <text:p>217745</text:p>
          </table:table-cell>
          <table:table-cell/>
          <table:table-cell office:value-type="float" office:value="207871" calcext:value-type="float">
            <text:p>207871</text:p>
          </table:table-cell>
          <table:table-cell/>
          <table:table-cell office:value-type="float" office:value="193394" calcext:value-type="float">
            <text:p>193394</text:p>
          </table:table-cell>
          <table:table-cell/>
          <table:table-cell office:value-type="float" office:value="351106" calcext:value-type="float">
            <text:p>351106</text:p>
          </table:table-cell>
          <table:table-cell/>
          <table:table-cell office:value-type="float" office:value="346393" calcext:value-type="float">
            <text:p>34639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8011" calcext:value-type="float">
            <text:p>258011</text:p>
          </table:table-cell>
          <table:table-cell/>
          <table:table-cell office:value-type="float" office:value="250003" calcext:value-type="float">
            <text:p>250003</text:p>
          </table:table-cell>
          <table:table-cell/>
          <table:table-cell office:value-type="float" office:value="191262" calcext:value-type="float">
            <text:p>191262</text:p>
          </table:table-cell>
          <table:table-cell/>
          <table:table-cell office:value-type="float" office:value="188123" calcext:value-type="float">
            <text:p>188123</text:p>
          </table:table-cell>
          <table:table-cell/>
          <table:table-cell office:value-type="float" office:value="205102" calcext:value-type="float">
            <text:p>205102</text:p>
          </table:table-cell>
          <table:table-cell/>
          <table:table-cell office:value-type="float" office:value="285452" calcext:value-type="float">
            <text:p>285452</text:p>
          </table:table-cell>
          <table:table-cell/>
          <table:table-cell office:value-type="float" office:value="298186" calcext:value-type="float">
            <text:p>298186</text:p>
          </table:table-cell>
          <table:table-cell/>
          <table:table-cell office:value-type="float" office:value="371321" calcext:value-type="float">
            <text:p>371321</text:p>
          </table:table-cell>
          <table:table-cell/>
          <table:table-cell office:value-type="float" office:value="353038" calcext:value-type="float">
            <text:p>35303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3239" calcext:value-type="float">
            <text:p>183239</text:p>
          </table:table-cell>
          <table:table-cell/>
          <table:table-cell office:value-type="float" office:value="214401" calcext:value-type="float">
            <text:p>214401</text:p>
          </table:table-cell>
          <table:table-cell/>
          <table:table-cell office:value-type="float" office:value="164019" calcext:value-type="float">
            <text:p>164019</text:p>
          </table:table-cell>
          <table:table-cell/>
          <table:table-cell office:value-type="float" office:value="165008" calcext:value-type="float">
            <text:p>165008</text:p>
          </table:table-cell>
          <table:table-cell/>
          <table:table-cell office:value-type="float" office:value="165022" calcext:value-type="float">
            <text:p>165022</text:p>
          </table:table-cell>
          <table:table-cell/>
          <table:table-cell office:value-type="float" office:value="231593" calcext:value-type="float">
            <text:p>231593</text:p>
          </table:table-cell>
          <table:table-cell/>
          <table:table-cell office:value-type="float" office:value="246202" calcext:value-type="float">
            <text:p>246202</text:p>
          </table:table-cell>
          <table:table-cell/>
          <table:table-cell office:value-type="float" office:value="254641" calcext:value-type="float">
            <text:p>254641</text:p>
          </table:table-cell>
          <table:table-cell/>
          <table:table-cell office:value-type="float" office:value="247105" calcext:value-type="float">
            <text:p>24710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2706" calcext:value-type="float">
            <text:p>132706</text:p>
          </table:table-cell>
          <table:table-cell/>
          <table:table-cell office:value-type="float" office:value="126148" calcext:value-type="float">
            <text:p>126148</text:p>
          </table:table-cell>
          <table:table-cell/>
          <table:table-cell office:value-type="float" office:value="87453" calcext:value-type="float">
            <text:p>87453</text:p>
          </table:table-cell>
          <table:table-cell/>
          <table:table-cell office:value-type="float" office:value="78014" calcext:value-type="float">
            <text:p>78014</text:p>
          </table:table-cell>
          <table:table-cell/>
          <table:table-cell office:value-type="float" office:value="111570" calcext:value-type="float">
            <text:p>111570</text:p>
          </table:table-cell>
          <table:table-cell/>
          <table:table-cell office:value-type="float" office:value="106594" calcext:value-type="float">
            <text:p>106594</text:p>
          </table:table-cell>
          <table:table-cell/>
          <table:table-cell office:value-type="float" office:value="235657" calcext:value-type="float">
            <text:p>235657</text:p>
          </table:table-cell>
          <table:table-cell/>
          <table:table-cell office:value-type="float" office:value="219042" calcext:value-type="float">
            <text:p>219042</text:p>
          </table:table-cell>
          <table:table-cell/>
          <table:table-cell office:value-type="float" office:value="184560" calcext:value-type="float">
            <text:p>18456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1628" calcext:value-type="float">
            <text:p>91628</text:p>
          </table:table-cell>
          <table:table-cell/>
          <table:table-cell office:value-type="float" office:value="153068" calcext:value-type="float">
            <text:p>153068</text:p>
          </table:table-cell>
          <table:table-cell/>
          <table:table-cell office:value-type="float" office:value="94378" calcext:value-type="float">
            <text:p>94378</text:p>
          </table:table-cell>
          <table:table-cell/>
          <table:table-cell office:value-type="float" office:value="134286" calcext:value-type="float">
            <text:p>134286</text:p>
          </table:table-cell>
          <table:table-cell/>
          <table:table-cell office:value-type="float" office:value="157769" calcext:value-type="float">
            <text:p>157769</text:p>
          </table:table-cell>
          <table:table-cell/>
          <table:table-cell office:value-type="float" office:value="175691" calcext:value-type="float">
            <text:p>175691</text:p>
          </table:table-cell>
          <table:table-cell/>
          <table:table-cell office:value-type="float" office:value="266440" calcext:value-type="float">
            <text:p>266440</text:p>
          </table:table-cell>
          <table:table-cell/>
          <table:table-cell office:value-type="float" office:value="316070" calcext:value-type="float">
            <text:p>316070</text:p>
          </table:table-cell>
          <table:table-cell/>
          <table:table-cell office:value-type="float" office:value="344970" calcext:value-type="float">
            <text:p>34497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2719" calcext:value-type="float">
            <text:p>142719</text:p>
          </table:table-cell>
          <table:table-cell/>
          <table:table-cell office:value-type="float" office:value="133991" calcext:value-type="float">
            <text:p>133991</text:p>
          </table:table-cell>
          <table:table-cell/>
          <table:table-cell office:value-type="float" office:value="123108" calcext:value-type="float">
            <text:p>123108</text:p>
          </table:table-cell>
          <table:table-cell/>
          <table:table-cell office:value-type="float" office:value="129886" calcext:value-type="float">
            <text:p>129886</text:p>
          </table:table-cell>
          <table:table-cell/>
          <table:table-cell office:value-type="float" office:value="132235" calcext:value-type="float">
            <text:p>132235</text:p>
          </table:table-cell>
          <table:table-cell/>
          <table:table-cell office:value-type="float" office:value="183788" calcext:value-type="float">
            <text:p>183788</text:p>
          </table:table-cell>
          <table:table-cell/>
          <table:table-cell office:value-type="float" office:value="224739" calcext:value-type="float">
            <text:p>224739</text:p>
          </table:table-cell>
          <table:table-cell/>
          <table:table-cell office:value-type="float" office:value="228073" calcext:value-type="float">
            <text:p>228073</text:p>
          </table:table-cell>
          <table:table-cell/>
          <table:table-cell office:value-type="float" office:value="265067" calcext:value-type="float">
            <text:p>26506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7443" calcext:value-type="float">
            <text:p>87443</text:p>
          </table:table-cell>
          <table:table-cell/>
          <table:table-cell office:value-type="float" office:value="123254" calcext:value-type="float">
            <text:p>123254</text:p>
          </table:table-cell>
          <table:table-cell/>
          <table:table-cell office:value-type="float" office:value="88174" calcext:value-type="float">
            <text:p>88174</text:p>
          </table:table-cell>
          <table:table-cell/>
          <table:table-cell office:value-type="float" office:value="85232" calcext:value-type="float">
            <text:p>85232</text:p>
          </table:table-cell>
          <table:table-cell/>
          <table:table-cell office:value-type="float" office:value="110086" calcext:value-type="float">
            <text:p>110086</text:p>
          </table:table-cell>
          <table:table-cell/>
          <table:table-cell office:value-type="float" office:value="164310" calcext:value-type="float">
            <text:p>164310</text:p>
          </table:table-cell>
          <table:table-cell/>
          <table:table-cell office:value-type="float" office:value="202220" calcext:value-type="float">
            <text:p>202220</text:p>
          </table:table-cell>
          <table:table-cell/>
          <table:table-cell office:value-type="float" office:value="221574" calcext:value-type="float">
            <text:p>221574</text:p>
          </table:table-cell>
          <table:table-cell/>
          <table:table-cell office:value-type="float" office:value="239157" calcext:value-type="float">
            <text:p>23915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13825" calcext:value-type="float">
            <text:p>113825</text:p>
          </table:table-cell>
          <table:table-cell/>
          <table:table-cell office:value-type="float" office:value="115274" calcext:value-type="float">
            <text:p>115274</text:p>
          </table:table-cell>
          <table:table-cell/>
          <table:table-cell office:value-type="float" office:value="108924" calcext:value-type="float">
            <text:p>108924</text:p>
          </table:table-cell>
          <table:table-cell/>
          <table:table-cell office:value-type="float" office:value="94959" calcext:value-type="float">
            <text:p>94959</text:p>
          </table:table-cell>
          <table:table-cell/>
          <table:table-cell office:value-type="float" office:value="119311" calcext:value-type="float">
            <text:p>119311</text:p>
          </table:table-cell>
          <table:table-cell/>
          <table:table-cell office:value-type="float" office:value="159492" calcext:value-type="float">
            <text:p>159492</text:p>
          </table:table-cell>
          <table:table-cell/>
          <table:table-cell office:value-type="float" office:value="188773" calcext:value-type="float">
            <text:p>188773</text:p>
          </table:table-cell>
          <table:table-cell/>
          <table:table-cell office:value-type="float" office:value="250594" calcext:value-type="float">
            <text:p>250594</text:p>
          </table:table-cell>
          <table:table-cell/>
          <table:table-cell office:value-type="float" office:value="256362" calcext:value-type="float">
            <text:p>25636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1935" calcext:value-type="float">
            <text:p>131935</text:p>
          </table:table-cell>
          <table:table-cell/>
          <table:table-cell office:value-type="float" office:value="137447" calcext:value-type="float">
            <text:p>137447</text:p>
          </table:table-cell>
          <table:table-cell/>
          <table:table-cell office:value-type="float" office:value="95763" calcext:value-type="float">
            <text:p>95763</text:p>
          </table:table-cell>
          <table:table-cell/>
          <table:table-cell office:value-type="float" office:value="144288" calcext:value-type="float">
            <text:p>144288</text:p>
          </table:table-cell>
          <table:table-cell/>
          <table:table-cell office:value-type="float" office:value="122936" calcext:value-type="float">
            <text:p>122936</text:p>
          </table:table-cell>
          <table:table-cell/>
          <table:table-cell office:value-type="float" office:value="176608" calcext:value-type="float">
            <text:p>176608</text:p>
          </table:table-cell>
          <table:table-cell/>
          <table:table-cell office:value-type="float" office:value="218957" calcext:value-type="float">
            <text:p>218957</text:p>
          </table:table-cell>
          <table:table-cell/>
          <table:table-cell office:value-type="float" office:value="245555" calcext:value-type="float">
            <text:p>245555</text:p>
          </table:table-cell>
          <table:table-cell/>
          <table:table-cell office:value-type="float" office:value="251968" calcext:value-type="float">
            <text:p>251968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Backward 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22550" calcext:value-type="float">
            <text:p>22550</text:p>
          </table:table-cell>
          <table:table-cell/>
          <table:table-cell office:value-type="float" office:value="38927" calcext:value-type="float">
            <text:p>38927</text:p>
          </table:table-cell>
          <table:table-cell/>
          <table:table-cell office:value-type="float" office:value="82246" calcext:value-type="float">
            <text:p>82246</text:p>
          </table:table-cell>
          <table:table-cell/>
          <table:table-cell office:value-type="float" office:value="135245" calcext:value-type="float">
            <text:p>135245</text:p>
          </table:table-cell>
          <table:table-cell/>
          <table:table-cell office:value-type="float" office:value="27563" calcext:value-type="float">
            <text:p>27563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17621" calcext:value-type="float">
            <text:p>17621</text:p>
          </table:table-cell>
          <table:table-cell/>
          <table:table-cell office:value-type="float" office:value="42895" calcext:value-type="float">
            <text:p>42895</text:p>
          </table:table-cell>
          <table:table-cell/>
          <table:table-cell office:value-type="float" office:value="31098" calcext:value-type="float">
            <text:p>31098</text:p>
          </table:table-cell>
          <table:table-cell/>
          <table:table-cell office:value-type="float" office:value="137772" calcext:value-type="float">
            <text:p>137772</text:p>
          </table:table-cell>
          <table:table-cell/>
          <table:table-cell office:value-type="float" office:value="173699" calcext:value-type="float">
            <text:p>173699</text:p>
          </table:table-cell>
          <table:table-cell/>
          <table:table-cell office:value-type="float" office:value="215800" calcext:value-type="float">
            <text:p>215800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20213" calcext:value-type="float">
            <text:p>20213</text:p>
          </table:table-cell>
          <table:table-cell/>
          <table:table-cell office:value-type="float" office:value="38653" calcext:value-type="float">
            <text:p>38653</text:p>
          </table:table-cell>
          <table:table-cell/>
          <table:table-cell office:value-type="float" office:value="59244" calcext:value-type="float">
            <text:p>59244</text:p>
          </table:table-cell>
          <table:table-cell/>
          <table:table-cell office:value-type="float" office:value="109444" calcext:value-type="float">
            <text:p>109444</text:p>
          </table:table-cell>
          <table:table-cell/>
          <table:table-cell office:value-type="float" office:value="105570" calcext:value-type="float">
            <text:p>105570</text:p>
          </table:table-cell>
          <table:table-cell/>
          <table:table-cell office:value-type="float" office:value="202829" calcext:value-type="float">
            <text:p>202829</text:p>
          </table:table-cell>
          <table:table-cell/>
          <table:table-cell office:value-type="float" office:value="117172" calcext:value-type="float">
            <text:p>117172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22632" calcext:value-type="float">
            <text:p>22632</text:p>
          </table:table-cell>
          <table:table-cell/>
          <table:table-cell office:value-type="float" office:value="29413" calcext:value-type="float">
            <text:p>29413</text:p>
          </table:table-cell>
          <table:table-cell/>
          <table:table-cell office:value-type="float" office:value="45002" calcext:value-type="float">
            <text:p>45002</text:p>
          </table:table-cell>
          <table:table-cell/>
          <table:table-cell office:value-type="float" office:value="108268" calcext:value-type="float">
            <text:p>108268</text:p>
          </table:table-cell>
          <table:table-cell/>
          <table:table-cell office:value-type="float" office:value="114588" calcext:value-type="float">
            <text:p>114588</text:p>
          </table:table-cell>
          <table:table-cell/>
          <table:table-cell office:value-type="float" office:value="87792" calcext:value-type="float">
            <text:p>87792</text:p>
          </table:table-cell>
          <table:table-cell/>
          <table:table-cell office:value-type="float" office:value="208214" calcext:value-type="float">
            <text:p>208214</text:p>
          </table:table-cell>
          <table:table-cell/>
          <table:table-cell office:value-type="float" office:value="151928" calcext:value-type="float">
            <text:p>15192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18319" calcext:value-type="float">
            <text:p>18319</text:p>
          </table:table-cell>
          <table:table-cell/>
          <table:table-cell office:value-type="float" office:value="25193" calcext:value-type="float">
            <text:p>25193</text:p>
          </table:table-cell>
          <table:table-cell/>
          <table:table-cell office:value-type="float" office:value="50540" calcext:value-type="float">
            <text:p>50540</text:p>
          </table:table-cell>
          <table:table-cell/>
          <table:table-cell office:value-type="float" office:value="94692" calcext:value-type="float">
            <text:p>94692</text:p>
          </table:table-cell>
          <table:table-cell/>
          <table:table-cell office:value-type="float" office:value="107517" calcext:value-type="float">
            <text:p>107517</text:p>
          </table:table-cell>
          <table:table-cell/>
          <table:table-cell office:value-type="float" office:value="117703" calcext:value-type="float">
            <text:p>117703</text:p>
          </table:table-cell>
          <table:table-cell/>
          <table:table-cell office:value-type="float" office:value="202336" calcext:value-type="float">
            <text:p>202336</text:p>
          </table:table-cell>
          <table:table-cell/>
          <table:table-cell office:value-type="float" office:value="203169" calcext:value-type="float">
            <text:p>203169</text:p>
          </table:table-cell>
          <table:table-cell/>
          <table:table-cell office:value-type="float" office:value="242491" calcext:value-type="float">
            <text:p>242491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15781" calcext:value-type="float">
            <text:p>15781</text:p>
          </table:table-cell>
          <table:table-cell/>
          <table:table-cell office:value-type="float" office:value="27695" calcext:value-type="float">
            <text:p>27695</text:p>
          </table:table-cell>
          <table:table-cell/>
          <table:table-cell office:value-type="float" office:value="54285" calcext:value-type="float">
            <text:p>54285</text:p>
          </table:table-cell>
          <table:table-cell/>
          <table:table-cell office:value-type="float" office:value="86971" calcext:value-type="float">
            <text:p>86971</text:p>
          </table:table-cell>
          <table:table-cell/>
          <table:table-cell office:value-type="float" office:value="125053" calcext:value-type="float">
            <text:p>125053</text:p>
          </table:table-cell>
          <table:table-cell/>
          <table:table-cell office:value-type="float" office:value="159837" calcext:value-type="float">
            <text:p>159837</text:p>
          </table:table-cell>
          <table:table-cell/>
          <table:table-cell office:value-type="float" office:value="182156" calcext:value-type="float">
            <text:p>182156</text:p>
          </table:table-cell>
          <table:table-cell/>
          <table:table-cell office:value-type="float" office:value="211435" calcext:value-type="float">
            <text:p>211435</text:p>
          </table:table-cell>
          <table:table-cell/>
          <table:table-cell office:value-type="float" office:value="241882" calcext:value-type="float">
            <text:p>241882</text:p>
          </table:table-cell>
          <table:table-cell/>
          <table:table-cell office:value-type="float" office:value="303179" calcext:value-type="float">
            <text:p>303179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15997" calcext:value-type="float">
            <text:p>15997</text:p>
          </table:table-cell>
          <table:table-cell/>
          <table:table-cell office:value-type="float" office:value="25736" calcext:value-type="float">
            <text:p>25736</text:p>
          </table:table-cell>
          <table:table-cell/>
          <table:table-cell office:value-type="float" office:value="48944" calcext:value-type="float">
            <text:p>48944</text:p>
          </table:table-cell>
          <table:table-cell/>
          <table:table-cell office:value-type="float" office:value="90087" calcext:value-type="float">
            <text:p>90087</text:p>
          </table:table-cell>
          <table:table-cell/>
          <table:table-cell office:value-type="float" office:value="89647" calcext:value-type="float">
            <text:p>89647</text:p>
          </table:table-cell>
          <table:table-cell/>
          <table:table-cell office:value-type="float" office:value="146516" calcext:value-type="float">
            <text:p>146516</text:p>
          </table:table-cell>
          <table:table-cell/>
          <table:table-cell office:value-type="float" office:value="160898" calcext:value-type="float">
            <text:p>160898</text:p>
          </table:table-cell>
          <table:table-cell/>
          <table:table-cell office:value-type="float" office:value="147698" calcext:value-type="float">
            <text:p>147698</text:p>
          </table:table-cell>
          <table:table-cell/>
          <table:table-cell office:value-type="float" office:value="206172" calcext:value-type="float">
            <text:p>206172</text:p>
          </table:table-cell>
          <table:table-cell/>
          <table:table-cell office:value-type="float" office:value="187100" calcext:value-type="float">
            <text:p>187100</text:p>
          </table:table-cell>
          <table:table-cell/>
          <table:table-cell office:value-type="float" office:value="268591" calcext:value-type="float">
            <text:p>268591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16193" calcext:value-type="float">
            <text:p>16193</text:p>
          </table:table-cell>
          <table:table-cell/>
          <table:table-cell office:value-type="float" office:value="29139" calcext:value-type="float">
            <text:p>29139</text:p>
          </table:table-cell>
          <table:table-cell/>
          <table:table-cell office:value-type="float" office:value="51872" calcext:value-type="float">
            <text:p>51872</text:p>
          </table:table-cell>
          <table:table-cell/>
          <table:table-cell office:value-type="float" office:value="90135" calcext:value-type="float">
            <text:p>90135</text:p>
          </table:table-cell>
          <table:table-cell/>
          <table:table-cell office:value-type="float" office:value="157657" calcext:value-type="float">
            <text:p>157657</text:p>
          </table:table-cell>
          <table:table-cell/>
          <table:table-cell office:value-type="float" office:value="224390" calcext:value-type="float">
            <text:p>224390</text:p>
          </table:table-cell>
          <table:table-cell/>
          <table:table-cell office:value-type="float" office:value="233384" calcext:value-type="float">
            <text:p>233384</text:p>
          </table:table-cell>
          <table:table-cell/>
          <table:table-cell office:value-type="float" office:value="292257" calcext:value-type="float">
            <text:p>292257</text:p>
          </table:table-cell>
          <table:table-cell/>
          <table:table-cell office:value-type="float" office:value="407420" calcext:value-type="float">
            <text:p>407420</text:p>
          </table:table-cell>
          <table:table-cell/>
          <table:table-cell office:value-type="float" office:value="409435" calcext:value-type="float">
            <text:p>409435</text:p>
          </table:table-cell>
          <table:table-cell/>
          <table:table-cell office:value-type="float" office:value="367881" calcext:value-type="float">
            <text:p>367881</text:p>
          </table:table-cell>
          <table:table-cell/>
          <table:table-cell office:value-type="float" office:value="463195" calcext:value-type="float">
            <text:p>463195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16202" calcext:value-type="float">
            <text:p>16202</text:p>
          </table:table-cell>
          <table:table-cell/>
          <table:table-cell office:value-type="float" office:value="33259" calcext:value-type="float">
            <text:p>33259</text:p>
          </table:table-cell>
          <table:table-cell/>
          <table:table-cell office:value-type="float" office:value="56826" calcext:value-type="float">
            <text:p>56826</text:p>
          </table:table-cell>
          <table:table-cell/>
          <table:table-cell office:value-type="float" office:value="99518" calcext:value-type="float">
            <text:p>99518</text:p>
          </table:table-cell>
          <table:table-cell/>
          <table:table-cell office:value-type="float" office:value="166770" calcext:value-type="float">
            <text:p>166770</text:p>
          </table:table-cell>
          <table:table-cell/>
          <table:table-cell office:value-type="float" office:value="222240" calcext:value-type="float">
            <text:p>222240</text:p>
          </table:table-cell>
          <table:table-cell/>
          <table:table-cell office:value-type="float" office:value="239966" calcext:value-type="float">
            <text:p>239966</text:p>
          </table:table-cell>
          <table:table-cell/>
          <table:table-cell office:value-type="float" office:value="316152" calcext:value-type="float">
            <text:p>316152</text:p>
          </table:table-cell>
          <table:table-cell/>
          <table:table-cell office:value-type="float" office:value="91652" calcext:value-type="float">
            <text:p>91652</text:p>
          </table:table-cell>
          <table:table-cell/>
          <table:table-cell office:value-type="float" office:value="85380" calcext:value-type="float">
            <text:p>85380</text:p>
          </table:table-cell>
          <table:table-cell/>
          <table:table-cell office:value-type="float" office:value="115329" calcext:value-type="float">
            <text:p>115329</text:p>
          </table:table-cell>
          <table:table-cell/>
          <table:table-cell office:value-type="float" office:value="486548" calcext:value-type="float">
            <text:p>486548</text:p>
          </table:table-cell>
          <table:table-cell/>
          <table:table-cell office:value-type="float" office:value="535724" calcext:value-type="float">
            <text:p>53572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5018" calcext:value-type="float">
            <text:p>165018</text:p>
          </table:table-cell>
          <table:table-cell/>
          <table:table-cell office:value-type="float" office:value="256196" calcext:value-type="float">
            <text:p>256196</text:p>
          </table:table-cell>
          <table:table-cell/>
          <table:table-cell office:value-type="float" office:value="256770" calcext:value-type="float">
            <text:p>256770</text:p>
          </table:table-cell>
          <table:table-cell/>
          <table:table-cell office:value-type="float" office:value="312245" calcext:value-type="float">
            <text:p>312245</text:p>
          </table:table-cell>
          <table:table-cell/>
          <table:table-cell office:value-type="float" office:value="417911" calcext:value-type="float">
            <text:p>417911</text:p>
          </table:table-cell>
          <table:table-cell/>
          <table:table-cell office:value-type="float" office:value="472020" calcext:value-type="float">
            <text:p>472020</text:p>
          </table:table-cell>
          <table:table-cell/>
          <table:table-cell office:value-type="float" office:value="512440" calcext:value-type="float">
            <text:p>512440</text:p>
          </table:table-cell>
          <table:table-cell/>
          <table:table-cell office:value-type="float" office:value="542183" calcext:value-type="float">
            <text:p>542183</text:p>
          </table:table-cell>
          <table:table-cell/>
          <table:table-cell office:value-type="float" office:value="530861" calcext:value-type="float">
            <text:p>53086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8054" calcext:value-type="float">
            <text:p>168054</text:p>
          </table:table-cell>
          <table:table-cell/>
          <table:table-cell office:value-type="float" office:value="227861" calcext:value-type="float">
            <text:p>227861</text:p>
          </table:table-cell>
          <table:table-cell/>
          <table:table-cell office:value-type="float" office:value="266882" calcext:value-type="float">
            <text:p>266882</text:p>
          </table:table-cell>
          <table:table-cell/>
          <table:table-cell office:value-type="float" office:value="311926" calcext:value-type="float">
            <text:p>311926</text:p>
          </table:table-cell>
          <table:table-cell/>
          <table:table-cell office:value-type="float" office:value="369489" calcext:value-type="float">
            <text:p>369489</text:p>
          </table:table-cell>
          <table:table-cell/>
          <table:table-cell office:value-type="float" office:value="493776" calcext:value-type="float">
            <text:p>493776</text:p>
          </table:table-cell>
          <table:table-cell/>
          <table:table-cell office:value-type="float" office:value="536195" calcext:value-type="float">
            <text:p>536195</text:p>
          </table:table-cell>
          <table:table-cell/>
          <table:table-cell office:value-type="float" office:value="558928" calcext:value-type="float">
            <text:p>558928</text:p>
          </table:table-cell>
          <table:table-cell/>
          <table:table-cell office:value-type="float" office:value="552374" calcext:value-type="float">
            <text:p>55237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9424" calcext:value-type="float">
            <text:p>169424</text:p>
          </table:table-cell>
          <table:table-cell/>
          <table:table-cell office:value-type="float" office:value="241287" calcext:value-type="float">
            <text:p>241287</text:p>
          </table:table-cell>
          <table:table-cell/>
          <table:table-cell office:value-type="float" office:value="260518" calcext:value-type="float">
            <text:p>260518</text:p>
          </table:table-cell>
          <table:table-cell/>
          <table:table-cell office:value-type="float" office:value="314599" calcext:value-type="float">
            <text:p>314599</text:p>
          </table:table-cell>
          <table:table-cell/>
          <table:table-cell office:value-type="float" office:value="412978" calcext:value-type="float">
            <text:p>412978</text:p>
          </table:table-cell>
          <table:table-cell/>
          <table:table-cell office:value-type="float" office:value="415093" calcext:value-type="float">
            <text:p>415093</text:p>
          </table:table-cell>
          <table:table-cell/>
          <table:table-cell office:value-type="float" office:value="530291" calcext:value-type="float">
            <text:p>530291</text:p>
          </table:table-cell>
          <table:table-cell/>
          <table:table-cell office:value-type="float" office:value="564741" calcext:value-type="float">
            <text:p>564741</text:p>
          </table:table-cell>
          <table:table-cell/>
          <table:table-cell office:value-type="float" office:value="551392" calcext:value-type="float">
            <text:p>55139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4553" calcext:value-type="float">
            <text:p>164553</text:p>
          </table:table-cell>
          <table:table-cell/>
          <table:table-cell office:value-type="float" office:value="240846" calcext:value-type="float">
            <text:p>240846</text:p>
          </table:table-cell>
          <table:table-cell/>
          <table:table-cell office:value-type="float" office:value="262783" calcext:value-type="float">
            <text:p>262783</text:p>
          </table:table-cell>
          <table:table-cell/>
          <table:table-cell office:value-type="float" office:value="322450" calcext:value-type="float">
            <text:p>322450</text:p>
          </table:table-cell>
          <table:table-cell/>
          <table:table-cell office:value-type="float" office:value="368884" calcext:value-type="float">
            <text:p>368884</text:p>
          </table:table-cell>
          <table:table-cell/>
          <table:table-cell office:value-type="float" office:value="427540" calcext:value-type="float">
            <text:p>427540</text:p>
          </table:table-cell>
          <table:table-cell/>
          <table:table-cell office:value-type="float" office:value="501151" calcext:value-type="float">
            <text:p>501151</text:p>
          </table:table-cell>
          <table:table-cell/>
          <table:table-cell office:value-type="float" office:value="540906" calcext:value-type="float">
            <text:p>540906</text:p>
          </table:table-cell>
          <table:table-cell/>
          <table:table-cell office:value-type="float" office:value="554886" calcext:value-type="float">
            <text:p>55488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0877" calcext:value-type="float">
            <text:p>170877</text:p>
          </table:table-cell>
          <table:table-cell/>
          <table:table-cell office:value-type="float" office:value="238539" calcext:value-type="float">
            <text:p>238539</text:p>
          </table:table-cell>
          <table:table-cell/>
          <table:table-cell office:value-type="float" office:value="256992" calcext:value-type="float">
            <text:p>256992</text:p>
          </table:table-cell>
          <table:table-cell/>
          <table:table-cell office:value-type="float" office:value="319815" calcext:value-type="float">
            <text:p>319815</text:p>
          </table:table-cell>
          <table:table-cell/>
          <table:table-cell office:value-type="float" office:value="371808" calcext:value-type="float">
            <text:p>371808</text:p>
          </table:table-cell>
          <table:table-cell/>
          <table:table-cell office:value-type="float" office:value="425479" calcext:value-type="float">
            <text:p>425479</text:p>
          </table:table-cell>
          <table:table-cell/>
          <table:table-cell office:value-type="float" office:value="479821" calcext:value-type="float">
            <text:p>479821</text:p>
          </table:table-cell>
          <table:table-cell/>
          <table:table-cell office:value-type="float" office:value="530601" calcext:value-type="float">
            <text:p>530601</text:p>
          </table:table-cell>
          <table:table-cell/>
          <table:table-cell office:value-type="float" office:value="553690" calcext:value-type="float">
            <text:p>55369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5814" calcext:value-type="float">
            <text:p>155814</text:p>
          </table:table-cell>
          <table:table-cell/>
          <table:table-cell office:value-type="float" office:value="230964" calcext:value-type="float">
            <text:p>230964</text:p>
          </table:table-cell>
          <table:table-cell/>
          <table:table-cell office:value-type="float" office:value="255942" calcext:value-type="float">
            <text:p>255942</text:p>
          </table:table-cell>
          <table:table-cell/>
          <table:table-cell office:value-type="float" office:value="317282" calcext:value-type="float">
            <text:p>317282</text:p>
          </table:table-cell>
          <table:table-cell/>
          <table:table-cell office:value-type="float" office:value="412451" calcext:value-type="float">
            <text:p>412451</text:p>
          </table:table-cell>
          <table:table-cell/>
          <table:table-cell office:value-type="float" office:value="442879" calcext:value-type="float">
            <text:p>442879</text:p>
          </table:table-cell>
          <table:table-cell/>
          <table:table-cell office:value-type="float" office:value="495983" calcext:value-type="float">
            <text:p>495983</text:p>
          </table:table-cell>
          <table:table-cell/>
          <table:table-cell office:value-type="float" office:value="386352" calcext:value-type="float">
            <text:p>386352</text:p>
          </table:table-cell>
          <table:table-cell/>
          <table:table-cell office:value-type="float" office:value="557661" calcext:value-type="float">
            <text:p>55766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3377" calcext:value-type="float">
            <text:p>163377</text:p>
          </table:table-cell>
          <table:table-cell/>
          <table:table-cell office:value-type="float" office:value="229537" calcext:value-type="float">
            <text:p>229537</text:p>
          </table:table-cell>
          <table:table-cell/>
          <table:table-cell office:value-type="float" office:value="260523" calcext:value-type="float">
            <text:p>260523</text:p>
          </table:table-cell>
          <table:table-cell/>
          <table:table-cell office:value-type="float" office:value="320951" calcext:value-type="float">
            <text:p>320951</text:p>
          </table:table-cell>
          <table:table-cell/>
          <table:table-cell office:value-type="float" office:value="397297" calcext:value-type="float">
            <text:p>397297</text:p>
          </table:table-cell>
          <table:table-cell/>
          <table:table-cell office:value-type="float" office:value="454619" calcext:value-type="float">
            <text:p>454619</text:p>
          </table:table-cell>
          <table:table-cell/>
          <table:table-cell office:value-type="float" office:value="488417" calcext:value-type="float">
            <text:p>488417</text:p>
          </table:table-cell>
          <table:table-cell/>
          <table:table-cell office:value-type="float" office:value="534425" calcext:value-type="float">
            <text:p>534425</text:p>
          </table:table-cell>
          <table:table-cell/>
          <table:table-cell office:value-type="float" office:value="552998" calcext:value-type="float">
            <text:p>55299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9492" calcext:value-type="float">
            <text:p>159492</text:p>
          </table:table-cell>
          <table:table-cell/>
          <table:table-cell office:value-type="float" office:value="235531" calcext:value-type="float">
            <text:p>235531</text:p>
          </table:table-cell>
          <table:table-cell/>
          <table:table-cell office:value-type="float" office:value="252791" calcext:value-type="float">
            <text:p>252791</text:p>
          </table:table-cell>
          <table:table-cell/>
          <table:table-cell office:value-type="float" office:value="313445" calcext:value-type="float">
            <text:p>313445</text:p>
          </table:table-cell>
          <table:table-cell/>
          <table:table-cell office:value-type="float" office:value="384504" calcext:value-type="float">
            <text:p>384504</text:p>
          </table:table-cell>
          <table:table-cell/>
          <table:table-cell office:value-type="float" office:value="428106" calcext:value-type="float">
            <text:p>428106</text:p>
          </table:table-cell>
          <table:table-cell/>
          <table:table-cell office:value-type="float" office:value="474885" calcext:value-type="float">
            <text:p>474885</text:p>
          </table:table-cell>
          <table:table-cell/>
          <table:table-cell office:value-type="float" office:value="527947" calcext:value-type="float">
            <text:p>527947</text:p>
          </table:table-cell>
          <table:table-cell/>
          <table:table-cell office:value-type="float" office:value="528009" calcext:value-type="float">
            <text:p>528009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cord rewrite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35993" calcext:value-type="float">
            <text:p>35993</text:p>
          </table:table-cell>
          <table:table-cell/>
          <table:table-cell office:value-type="float" office:value="65974" calcext:value-type="float">
            <text:p>65974</text:p>
          </table:table-cell>
          <table:table-cell/>
          <table:table-cell office:value-type="float" office:value="100469" calcext:value-type="float">
            <text:p>100469</text:p>
          </table:table-cell>
          <table:table-cell/>
          <table:table-cell office:value-type="float" office:value="140043" calcext:value-type="float">
            <text:p>140043</text:p>
          </table:table-cell>
          <table:table-cell/>
          <table:table-cell office:value-type="float" office:value="184389" calcext:value-type="float">
            <text:p>184389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35986" calcext:value-type="float">
            <text:p>35986</text:p>
          </table:table-cell>
          <table:table-cell/>
          <table:table-cell office:value-type="float" office:value="65242" calcext:value-type="float">
            <text:p>65242</text:p>
          </table:table-cell>
          <table:table-cell/>
          <table:table-cell office:value-type="float" office:value="99998" calcext:value-type="float">
            <text:p>99998</text:p>
          </table:table-cell>
          <table:table-cell/>
          <table:table-cell office:value-type="float" office:value="140512" calcext:value-type="float">
            <text:p>140512</text:p>
          </table:table-cell>
          <table:table-cell/>
          <table:table-cell office:value-type="float" office:value="181817" calcext:value-type="float">
            <text:p>181817</text:p>
          </table:table-cell>
          <table:table-cell/>
          <table:table-cell office:value-type="float" office:value="218435" calcext:value-type="float">
            <text:p>218435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33332" calcext:value-type="float">
            <text:p>33332</text:p>
          </table:table-cell>
          <table:table-cell/>
          <table:table-cell office:value-type="float" office:value="58141" calcext:value-type="float">
            <text:p>58141</text:p>
          </table:table-cell>
          <table:table-cell/>
          <table:table-cell office:value-type="float" office:value="96422" calcext:value-type="float">
            <text:p>96422</text:p>
          </table:table-cell>
          <table:table-cell/>
          <table:table-cell office:value-type="float" office:value="119413" calcext:value-type="float">
            <text:p>119413</text:p>
          </table:table-cell>
          <table:table-cell/>
          <table:table-cell office:value-type="float" office:value="182988" calcext:value-type="float">
            <text:p>182988</text:p>
          </table:table-cell>
          <table:table-cell/>
          <table:table-cell office:value-type="float" office:value="213901" calcext:value-type="float">
            <text:p>213901</text:p>
          </table:table-cell>
          <table:table-cell/>
          <table:table-cell office:value-type="float" office:value="176666" calcext:value-type="float">
            <text:p>176666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33412" calcext:value-type="float">
            <text:p>33412</text:p>
          </table:table-cell>
          <table:table-cell/>
          <table:table-cell office:value-type="float" office:value="64769" calcext:value-type="float">
            <text:p>64769</text:p>
          </table:table-cell>
          <table:table-cell/>
          <table:table-cell office:value-type="float" office:value="96930" calcext:value-type="float">
            <text:p>96930</text:p>
          </table:table-cell>
          <table:table-cell/>
          <table:table-cell office:value-type="float" office:value="142739" calcext:value-type="float">
            <text:p>142739</text:p>
          </table:table-cell>
          <table:table-cell/>
          <table:table-cell office:value-type="float" office:value="184780" calcext:value-type="float">
            <text:p>184780</text:p>
          </table:table-cell>
          <table:table-cell/>
          <table:table-cell office:value-type="float" office:value="221554" calcext:value-type="float">
            <text:p>221554</text:p>
          </table:table-cell>
          <table:table-cell/>
          <table:table-cell office:value-type="float" office:value="172049" calcext:value-type="float">
            <text:p>172049</text:p>
          </table:table-cell>
          <table:table-cell/>
          <table:table-cell office:value-type="float" office:value="173677" calcext:value-type="float">
            <text:p>17367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33220" calcext:value-type="float">
            <text:p>33220</text:p>
          </table:table-cell>
          <table:table-cell/>
          <table:table-cell office:value-type="float" office:value="45539" calcext:value-type="float">
            <text:p>45539</text:p>
          </table:table-cell>
          <table:table-cell/>
          <table:table-cell office:value-type="float" office:value="80820" calcext:value-type="float">
            <text:p>80820</text:p>
          </table:table-cell>
          <table:table-cell/>
          <table:table-cell office:value-type="float" office:value="144773" calcext:value-type="float">
            <text:p>144773</text:p>
          </table:table-cell>
          <table:table-cell/>
          <table:table-cell office:value-type="float" office:value="167426" calcext:value-type="float">
            <text:p>167426</text:p>
          </table:table-cell>
          <table:table-cell/>
          <table:table-cell office:value-type="float" office:value="207628" calcext:value-type="float">
            <text:p>207628</text:p>
          </table:table-cell>
          <table:table-cell/>
          <table:table-cell office:value-type="float" office:value="171470" calcext:value-type="float">
            <text:p>171470</text:p>
          </table:table-cell>
          <table:table-cell/>
          <table:table-cell office:value-type="float" office:value="174359" calcext:value-type="float">
            <text:p>174359</text:p>
          </table:table-cell>
          <table:table-cell/>
          <table:table-cell office:value-type="float" office:value="181430" calcext:value-type="float">
            <text:p>181430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29375" calcext:value-type="float">
            <text:p>29375</text:p>
          </table:table-cell>
          <table:table-cell/>
          <table:table-cell office:value-type="float" office:value="44019" calcext:value-type="float">
            <text:p>44019</text:p>
          </table:table-cell>
          <table:table-cell/>
          <table:table-cell office:value-type="float" office:value="77649" calcext:value-type="float">
            <text:p>77649</text:p>
          </table:table-cell>
          <table:table-cell/>
          <table:table-cell office:value-type="float" office:value="125690" calcext:value-type="float">
            <text:p>125690</text:p>
          </table:table-cell>
          <table:table-cell/>
          <table:table-cell office:value-type="float" office:value="165201" calcext:value-type="float">
            <text:p>165201</text:p>
          </table:table-cell>
          <table:table-cell/>
          <table:table-cell office:value-type="float" office:value="194475" calcext:value-type="float">
            <text:p>194475</text:p>
          </table:table-cell>
          <table:table-cell/>
          <table:table-cell office:value-type="float" office:value="172607" calcext:value-type="float">
            <text:p>172607</text:p>
          </table:table-cell>
          <table:table-cell/>
          <table:table-cell office:value-type="float" office:value="172815" calcext:value-type="float">
            <text:p>172815</text:p>
          </table:table-cell>
          <table:table-cell/>
          <table:table-cell office:value-type="float" office:value="179069" calcext:value-type="float">
            <text:p>179069</text:p>
          </table:table-cell>
          <table:table-cell/>
          <table:table-cell office:value-type="float" office:value="262795" calcext:value-type="float">
            <text:p>262795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25207" calcext:value-type="float">
            <text:p>25207</text:p>
          </table:table-cell>
          <table:table-cell/>
          <table:table-cell office:value-type="float" office:value="49125" calcext:value-type="float">
            <text:p>49125</text:p>
          </table:table-cell>
          <table:table-cell/>
          <table:table-cell office:value-type="float" office:value="84995" calcext:value-type="float">
            <text:p>84995</text:p>
          </table:table-cell>
          <table:table-cell/>
          <table:table-cell office:value-type="float" office:value="122822" calcext:value-type="float">
            <text:p>122822</text:p>
          </table:table-cell>
          <table:table-cell/>
          <table:table-cell office:value-type="float" office:value="173170" calcext:value-type="float">
            <text:p>173170</text:p>
          </table:table-cell>
          <table:table-cell/>
          <table:table-cell office:value-type="float" office:value="216181" calcext:value-type="float">
            <text:p>216181</text:p>
          </table:table-cell>
          <table:table-cell/>
          <table:table-cell office:value-type="float" office:value="177923" calcext:value-type="float">
            <text:p>177923</text:p>
          </table:table-cell>
          <table:table-cell/>
          <table:table-cell office:value-type="float" office:value="184962" calcext:value-type="float">
            <text:p>184962</text:p>
          </table:table-cell>
          <table:table-cell/>
          <table:table-cell office:value-type="float" office:value="184496" calcext:value-type="float">
            <text:p>184496</text:p>
          </table:table-cell>
          <table:table-cell/>
          <table:table-cell office:value-type="float" office:value="295081" calcext:value-type="float">
            <text:p>295081</text:p>
          </table:table-cell>
          <table:table-cell/>
          <table:table-cell office:value-type="float" office:value="301931" calcext:value-type="float">
            <text:p>301931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28699" calcext:value-type="float">
            <text:p>28699</text:p>
          </table:table-cell>
          <table:table-cell/>
          <table:table-cell office:value-type="float" office:value="47638" calcext:value-type="float">
            <text:p>47638</text:p>
          </table:table-cell>
          <table:table-cell/>
          <table:table-cell office:value-type="float" office:value="84547" calcext:value-type="float">
            <text:p>84547</text:p>
          </table:table-cell>
          <table:table-cell/>
          <table:table-cell office:value-type="float" office:value="129423" calcext:value-type="float">
            <text:p>129423</text:p>
          </table:table-cell>
          <table:table-cell/>
          <table:table-cell office:value-type="float" office:value="188304" calcext:value-type="float">
            <text:p>188304</text:p>
          </table:table-cell>
          <table:table-cell/>
          <table:table-cell office:value-type="float" office:value="240828" calcext:value-type="float">
            <text:p>240828</text:p>
          </table:table-cell>
          <table:table-cell/>
          <table:table-cell office:value-type="float" office:value="188032" calcext:value-type="float">
            <text:p>188032</text:p>
          </table:table-cell>
          <table:table-cell/>
          <table:table-cell office:value-type="float" office:value="193053" calcext:value-type="float">
            <text:p>193053</text:p>
          </table:table-cell>
          <table:table-cell/>
          <table:table-cell office:value-type="float" office:value="210982" calcext:value-type="float">
            <text:p>210982</text:p>
          </table:table-cell>
          <table:table-cell/>
          <table:table-cell office:value-type="float" office:value="296146" calcext:value-type="float">
            <text:p>296146</text:p>
          </table:table-cell>
          <table:table-cell/>
          <table:table-cell office:value-type="float" office:value="208441" calcext:value-type="float">
            <text:p>208441</text:p>
          </table:table-cell>
          <table:table-cell/>
          <table:table-cell office:value-type="float" office:value="313570" calcext:value-type="float">
            <text:p>313570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26850" calcext:value-type="float">
            <text:p>26850</text:p>
          </table:table-cell>
          <table:table-cell/>
          <table:table-cell office:value-type="float" office:value="57741" calcext:value-type="float">
            <text:p>57741</text:p>
          </table:table-cell>
          <table:table-cell/>
          <table:table-cell office:value-type="float" office:value="94084" calcext:value-type="float">
            <text:p>94084</text:p>
          </table:table-cell>
          <table:table-cell/>
          <table:table-cell office:value-type="float" office:value="148042" calcext:value-type="float">
            <text:p>148042</text:p>
          </table:table-cell>
          <table:table-cell/>
          <table:table-cell office:value-type="float" office:value="196549" calcext:value-type="float">
            <text:p>196549</text:p>
          </table:table-cell>
          <table:table-cell/>
          <table:table-cell office:value-type="float" office:value="245711" calcext:value-type="float">
            <text:p>245711</text:p>
          </table:table-cell>
          <table:table-cell/>
          <table:table-cell office:value-type="float" office:value="184973" calcext:value-type="float">
            <text:p>184973</text:p>
          </table:table-cell>
          <table:table-cell/>
          <table:table-cell office:value-type="float" office:value="160128" calcext:value-type="float">
            <text:p>160128</text:p>
          </table:table-cell>
          <table:table-cell/>
          <table:table-cell office:value-type="float" office:value="202163" calcext:value-type="float">
            <text:p>202163</text:p>
          </table:table-cell>
          <table:table-cell/>
          <table:table-cell office:value-type="float" office:value="139612" calcext:value-type="float">
            <text:p>139612</text:p>
          </table:table-cell>
          <table:table-cell/>
          <table:table-cell office:value-type="float" office:value="194380" calcext:value-type="float">
            <text:p>194380</text:p>
          </table:table-cell>
          <table:table-cell/>
          <table:table-cell office:value-type="float" office:value="344294" calcext:value-type="float">
            <text:p>344294</text:p>
          </table:table-cell>
          <table:table-cell/>
          <table:table-cell office:value-type="float" office:value="356740" calcext:value-type="float">
            <text:p>35674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513" calcext:value-type="float">
            <text:p>255513</text:p>
          </table:table-cell>
          <table:table-cell/>
          <table:table-cell office:value-type="float" office:value="244820" calcext:value-type="float">
            <text:p>244820</text:p>
          </table:table-cell>
          <table:table-cell/>
          <table:table-cell office:value-type="float" office:value="181664" calcext:value-type="float">
            <text:p>181664</text:p>
          </table:table-cell>
          <table:table-cell/>
          <table:table-cell office:value-type="float" office:value="187038" calcext:value-type="float">
            <text:p>187038</text:p>
          </table:table-cell>
          <table:table-cell/>
          <table:table-cell office:value-type="float" office:value="205041" calcext:value-type="float">
            <text:p>205041</text:p>
          </table:table-cell>
          <table:table-cell/>
          <table:table-cell office:value-type="float" office:value="272846" calcext:value-type="float">
            <text:p>272846</text:p>
          </table:table-cell>
          <table:table-cell/>
          <table:table-cell office:value-type="float" office:value="337898" calcext:value-type="float">
            <text:p>337898</text:p>
          </table:table-cell>
          <table:table-cell/>
          <table:table-cell office:value-type="float" office:value="363777" calcext:value-type="float">
            <text:p>363777</text:p>
          </table:table-cell>
          <table:table-cell/>
          <table:table-cell office:value-type="float" office:value="354789" calcext:value-type="float">
            <text:p>35478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5557" calcext:value-type="float">
            <text:p>185557</text:p>
          </table:table-cell>
          <table:table-cell/>
          <table:table-cell office:value-type="float" office:value="210227" calcext:value-type="float">
            <text:p>210227</text:p>
          </table:table-cell>
          <table:table-cell/>
          <table:table-cell office:value-type="float" office:value="168557" calcext:value-type="float">
            <text:p>168557</text:p>
          </table:table-cell>
          <table:table-cell/>
          <table:table-cell office:value-type="float" office:value="164869" calcext:value-type="float">
            <text:p>164869</text:p>
          </table:table-cell>
          <table:table-cell/>
          <table:table-cell office:value-type="float" office:value="164312" calcext:value-type="float">
            <text:p>164312</text:p>
          </table:table-cell>
          <table:table-cell/>
          <table:table-cell office:value-type="float" office:value="226099" calcext:value-type="float">
            <text:p>226099</text:p>
          </table:table-cell>
          <table:table-cell/>
          <table:table-cell office:value-type="float" office:value="240277" calcext:value-type="float">
            <text:p>240277</text:p>
          </table:table-cell>
          <table:table-cell/>
          <table:table-cell office:value-type="float" office:value="252215" calcext:value-type="float">
            <text:p>252215</text:p>
          </table:table-cell>
          <table:table-cell/>
          <table:table-cell office:value-type="float" office:value="242451" calcext:value-type="float">
            <text:p>24245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7365" calcext:value-type="float">
            <text:p>127365</text:p>
          </table:table-cell>
          <table:table-cell/>
          <table:table-cell office:value-type="float" office:value="124647" calcext:value-type="float">
            <text:p>124647</text:p>
          </table:table-cell>
          <table:table-cell/>
          <table:table-cell office:value-type="float" office:value="86225" calcext:value-type="float">
            <text:p>86225</text:p>
          </table:table-cell>
          <table:table-cell/>
          <table:table-cell office:value-type="float" office:value="125331" calcext:value-type="float">
            <text:p>125331</text:p>
          </table:table-cell>
          <table:table-cell/>
          <table:table-cell office:value-type="float" office:value="110298" calcext:value-type="float">
            <text:p>110298</text:p>
          </table:table-cell>
          <table:table-cell/>
          <table:table-cell office:value-type="float" office:value="103979" calcext:value-type="float">
            <text:p>103979</text:p>
          </table:table-cell>
          <table:table-cell/>
          <table:table-cell office:value-type="float" office:value="229708" calcext:value-type="float">
            <text:p>229708</text:p>
          </table:table-cell>
          <table:table-cell/>
          <table:table-cell office:value-type="float" office:value="211069" calcext:value-type="float">
            <text:p>211069</text:p>
          </table:table-cell>
          <table:table-cell/>
          <table:table-cell office:value-type="float" office:value="177455" calcext:value-type="float">
            <text:p>17745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8940" calcext:value-type="float">
            <text:p>78940</text:p>
          </table:table-cell>
          <table:table-cell/>
          <table:table-cell office:value-type="float" office:value="147296" calcext:value-type="float">
            <text:p>147296</text:p>
          </table:table-cell>
          <table:table-cell/>
          <table:table-cell office:value-type="float" office:value="87165" calcext:value-type="float">
            <text:p>87165</text:p>
          </table:table-cell>
          <table:table-cell/>
          <table:table-cell office:value-type="float" office:value="128763" calcext:value-type="float">
            <text:p>128763</text:p>
          </table:table-cell>
          <table:table-cell/>
          <table:table-cell office:value-type="float" office:value="154105" calcext:value-type="float">
            <text:p>154105</text:p>
          </table:table-cell>
          <table:table-cell/>
          <table:table-cell office:value-type="float" office:value="169276" calcext:value-type="float">
            <text:p>169276</text:p>
          </table:table-cell>
          <table:table-cell/>
          <table:table-cell office:value-type="float" office:value="257685" calcext:value-type="float">
            <text:p>257685</text:p>
          </table:table-cell>
          <table:table-cell/>
          <table:table-cell office:value-type="float" office:value="298898" calcext:value-type="float">
            <text:p>298898</text:p>
          </table:table-cell>
          <table:table-cell/>
          <table:table-cell office:value-type="float" office:value="319159" calcext:value-type="float">
            <text:p>31915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0773" calcext:value-type="float">
            <text:p>130773</text:p>
          </table:table-cell>
          <table:table-cell/>
          <table:table-cell office:value-type="float" office:value="117757" calcext:value-type="float">
            <text:p>117757</text:p>
          </table:table-cell>
          <table:table-cell/>
          <table:table-cell office:value-type="float" office:value="112344" calcext:value-type="float">
            <text:p>112344</text:p>
          </table:table-cell>
          <table:table-cell/>
          <table:table-cell office:value-type="float" office:value="122243" calcext:value-type="float">
            <text:p>122243</text:p>
          </table:table-cell>
          <table:table-cell/>
          <table:table-cell office:value-type="float" office:value="127878" calcext:value-type="float">
            <text:p>127878</text:p>
          </table:table-cell>
          <table:table-cell/>
          <table:table-cell office:value-type="float" office:value="168124" calcext:value-type="float">
            <text:p>168124</text:p>
          </table:table-cell>
          <table:table-cell/>
          <table:table-cell office:value-type="float" office:value="207493" calcext:value-type="float">
            <text:p>207493</text:p>
          </table:table-cell>
          <table:table-cell/>
          <table:table-cell office:value-type="float" office:value="204510" calcext:value-type="float">
            <text:p>204510</text:p>
          </table:table-cell>
          <table:table-cell/>
          <table:table-cell office:value-type="float" office:value="236288" calcext:value-type="float">
            <text:p>23628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1639" calcext:value-type="float">
            <text:p>51639</text:p>
          </table:table-cell>
          <table:table-cell/>
          <table:table-cell office:value-type="float" office:value="126987" calcext:value-type="float">
            <text:p>126987</text:p>
          </table:table-cell>
          <table:table-cell/>
          <table:table-cell office:value-type="float" office:value="49417" calcext:value-type="float">
            <text:p>49417</text:p>
          </table:table-cell>
          <table:table-cell/>
          <table:table-cell office:value-type="float" office:value="55208" calcext:value-type="float">
            <text:p>55208</text:p>
          </table:table-cell>
          <table:table-cell/>
          <table:table-cell office:value-type="float" office:value="126714" calcext:value-type="float">
            <text:p>126714</text:p>
          </table:table-cell>
          <table:table-cell/>
          <table:table-cell office:value-type="float" office:value="124704" calcext:value-type="float">
            <text:p>124704</text:p>
          </table:table-cell>
          <table:table-cell/>
          <table:table-cell office:value-type="float" office:value="168083" calcext:value-type="float">
            <text:p>168083</text:p>
          </table:table-cell>
          <table:table-cell/>
          <table:table-cell office:value-type="float" office:value="281151" calcext:value-type="float">
            <text:p>281151</text:p>
          </table:table-cell>
          <table:table-cell/>
          <table:table-cell office:value-type="float" office:value="183287" calcext:value-type="float">
            <text:p>18328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8360" calcext:value-type="float">
            <text:p>108360</text:p>
          </table:table-cell>
          <table:table-cell/>
          <table:table-cell office:value-type="float" office:value="141979" calcext:value-type="float">
            <text:p>141979</text:p>
          </table:table-cell>
          <table:table-cell/>
          <table:table-cell office:value-type="float" office:value="86124" calcext:value-type="float">
            <text:p>86124</text:p>
          </table:table-cell>
          <table:table-cell/>
          <table:table-cell office:value-type="float" office:value="96122" calcext:value-type="float">
            <text:p>96122</text:p>
          </table:table-cell>
          <table:table-cell/>
          <table:table-cell office:value-type="float" office:value="112972" calcext:value-type="float">
            <text:p>112972</text:p>
          </table:table-cell>
          <table:table-cell/>
          <table:table-cell office:value-type="float" office:value="148269" calcext:value-type="float">
            <text:p>148269</text:p>
          </table:table-cell>
          <table:table-cell/>
          <table:table-cell office:value-type="float" office:value="185453" calcext:value-type="float">
            <text:p>185453</text:p>
          </table:table-cell>
          <table:table-cell/>
          <table:table-cell office:value-type="float" office:value="249730" calcext:value-type="float">
            <text:p>249730</text:p>
          </table:table-cell>
          <table:table-cell/>
          <table:table-cell office:value-type="float" office:value="274248" calcext:value-type="float">
            <text:p>27424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11413" calcext:value-type="float">
            <text:p>111413</text:p>
          </table:table-cell>
          <table:table-cell/>
          <table:table-cell office:value-type="float" office:value="133645" calcext:value-type="float">
            <text:p>133645</text:p>
          </table:table-cell>
          <table:table-cell/>
          <table:table-cell office:value-type="float" office:value="122822" calcext:value-type="float">
            <text:p>122822</text:p>
          </table:table-cell>
          <table:table-cell/>
          <table:table-cell office:value-type="float" office:value="105992" calcext:value-type="float">
            <text:p>105992</text:p>
          </table:table-cell>
          <table:table-cell/>
          <table:table-cell office:value-type="float" office:value="116186" calcext:value-type="float">
            <text:p>116186</text:p>
          </table:table-cell>
          <table:table-cell/>
          <table:table-cell office:value-type="float" office:value="157577" calcext:value-type="float">
            <text:p>157577</text:p>
          </table:table-cell>
          <table:table-cell/>
          <table:table-cell office:value-type="float" office:value="244554" calcext:value-type="float">
            <text:p>244554</text:p>
          </table:table-cell>
          <table:table-cell/>
          <table:table-cell office:value-type="float" office:value="291692" calcext:value-type="float">
            <text:p>291692</text:p>
          </table:table-cell>
          <table:table-cell/>
          <table:table-cell office:value-type="float" office:value="284126" calcext:value-type="float">
            <text:p>284126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Stride 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26879" calcext:value-type="float">
            <text:p>26879</text:p>
          </table:table-cell>
          <table:table-cell/>
          <table:table-cell office:value-type="float" office:value="31232" calcext:value-type="float">
            <text:p>31232</text:p>
          </table:table-cell>
          <table:table-cell/>
          <table:table-cell office:value-type="float" office:value="87643" calcext:value-type="float">
            <text:p>87643</text:p>
          </table:table-cell>
          <table:table-cell/>
          <table:table-cell office:value-type="float" office:value="120547" calcext:value-type="float">
            <text:p>120547</text:p>
          </table:table-cell>
          <table:table-cell/>
          <table:table-cell office:value-type="float" office:value="178266" calcext:value-type="float">
            <text:p>178266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17483" calcext:value-type="float">
            <text:p>17483</text:p>
          </table:table-cell>
          <table:table-cell/>
          <table:table-cell office:value-type="float" office:value="50572" calcext:value-type="float">
            <text:p>50572</text:p>
          </table:table-cell>
          <table:table-cell/>
          <table:table-cell office:value-type="float" office:value="85058" calcext:value-type="float">
            <text:p>85058</text:p>
          </table:table-cell>
          <table:table-cell/>
          <table:table-cell office:value-type="float" office:value="127741" calcext:value-type="float">
            <text:p>127741</text:p>
          </table:table-cell>
          <table:table-cell/>
          <table:table-cell office:value-type="float" office:value="62139" calcext:value-type="float">
            <text:p>62139</text:p>
          </table:table-cell>
          <table:table-cell/>
          <table:table-cell office:value-type="float" office:value="205476" calcext:value-type="float">
            <text:p>205476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20128" calcext:value-type="float">
            <text:p>20128</text:p>
          </table:table-cell>
          <table:table-cell/>
          <table:table-cell office:value-type="float" office:value="28495" calcext:value-type="float">
            <text:p>28495</text:p>
          </table:table-cell>
          <table:table-cell/>
          <table:table-cell office:value-type="float" office:value="83172" calcext:value-type="float">
            <text:p>83172</text:p>
          </table:table-cell>
          <table:table-cell/>
          <table:table-cell office:value-type="float" office:value="88887" calcext:value-type="float">
            <text:p>88887</text:p>
          </table:table-cell>
          <table:table-cell/>
          <table:table-cell office:value-type="float" office:value="176695" calcext:value-type="float">
            <text:p>176695</text:p>
          </table:table-cell>
          <table:table-cell/>
          <table:table-cell office:value-type="float" office:value="112083" calcext:value-type="float">
            <text:p>112083</text:p>
          </table:table-cell>
          <table:table-cell/>
          <table:table-cell office:value-type="float" office:value="237248" calcext:value-type="float">
            <text:p>237248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14952" calcext:value-type="float">
            <text:p>14952</text:p>
          </table:table-cell>
          <table:table-cell/>
          <table:table-cell office:value-type="float" office:value="35990" calcext:value-type="float">
            <text:p>35990</text:p>
          </table:table-cell>
          <table:table-cell/>
          <table:table-cell office:value-type="float" office:value="61369" calcext:value-type="float">
            <text:p>61369</text:p>
          </table:table-cell>
          <table:table-cell/>
          <table:table-cell office:value-type="float" office:value="133022" calcext:value-type="float">
            <text:p>133022</text:p>
          </table:table-cell>
          <table:table-cell/>
          <table:table-cell office:value-type="float" office:value="117375" calcext:value-type="float">
            <text:p>117375</text:p>
          </table:table-cell>
          <table:table-cell/>
          <table:table-cell office:value-type="float" office:value="160802" calcext:value-type="float">
            <text:p>160802</text:p>
          </table:table-cell>
          <table:table-cell/>
          <table:table-cell office:value-type="float" office:value="140783" calcext:value-type="float">
            <text:p>140783</text:p>
          </table:table-cell>
          <table:table-cell/>
          <table:table-cell office:value-type="float" office:value="250470" calcext:value-type="float">
            <text:p>25047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15033" calcext:value-type="float">
            <text:p>15033</text:p>
          </table:table-cell>
          <table:table-cell/>
          <table:table-cell office:value-type="float" office:value="30401" calcext:value-type="float">
            <text:p>30401</text:p>
          </table:table-cell>
          <table:table-cell/>
          <table:table-cell office:value-type="float" office:value="52427" calcext:value-type="float">
            <text:p>52427</text:p>
          </table:table-cell>
          <table:table-cell/>
          <table:table-cell office:value-type="float" office:value="85248" calcext:value-type="float">
            <text:p>85248</text:p>
          </table:table-cell>
          <table:table-cell/>
          <table:table-cell office:value-type="float" office:value="173528" calcext:value-type="float">
            <text:p>173528</text:p>
          </table:table-cell>
          <table:table-cell/>
          <table:table-cell office:value-type="float" office:value="198099" calcext:value-type="float">
            <text:p>198099</text:p>
          </table:table-cell>
          <table:table-cell/>
          <table:table-cell office:value-type="float" office:value="174892" calcext:value-type="float">
            <text:p>174892</text:p>
          </table:table-cell>
          <table:table-cell/>
          <table:table-cell office:value-type="float" office:value="176545" calcext:value-type="float">
            <text:p>176545</text:p>
          </table:table-cell>
          <table:table-cell/>
          <table:table-cell office:value-type="float" office:value="253468" calcext:value-type="float">
            <text:p>253468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11629" calcext:value-type="float">
            <text:p>11629</text:p>
          </table:table-cell>
          <table:table-cell/>
          <table:table-cell office:value-type="float" office:value="22398" calcext:value-type="float">
            <text:p>22398</text:p>
          </table:table-cell>
          <table:table-cell/>
          <table:table-cell office:value-type="float" office:value="47393" calcext:value-type="float">
            <text:p>47393</text:p>
          </table:table-cell>
          <table:table-cell/>
          <table:table-cell office:value-type="float" office:value="82790" calcext:value-type="float">
            <text:p>82790</text:p>
          </table:table-cell>
          <table:table-cell/>
          <table:table-cell office:value-type="float" office:value="157259" calcext:value-type="float">
            <text:p>157259</text:p>
          </table:table-cell>
          <table:table-cell/>
          <table:table-cell office:value-type="float" office:value="200274" calcext:value-type="float">
            <text:p>200274</text:p>
          </table:table-cell>
          <table:table-cell/>
          <table:table-cell office:value-type="float" office:value="195084" calcext:value-type="float">
            <text:p>195084</text:p>
          </table:table-cell>
          <table:table-cell/>
          <table:table-cell office:value-type="float" office:value="186620" calcext:value-type="float">
            <text:p>186620</text:p>
          </table:table-cell>
          <table:table-cell/>
          <table:table-cell office:value-type="float" office:value="215877" calcext:value-type="float">
            <text:p>215877</text:p>
          </table:table-cell>
          <table:table-cell/>
          <table:table-cell office:value-type="float" office:value="291196" calcext:value-type="float">
            <text:p>291196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10066" calcext:value-type="float">
            <text:p>10066</text:p>
          </table:table-cell>
          <table:table-cell/>
          <table:table-cell office:value-type="float" office:value="19012" calcext:value-type="float">
            <text:p>19012</text:p>
          </table:table-cell>
          <table:table-cell/>
          <table:table-cell office:value-type="float" office:value="55362" calcext:value-type="float">
            <text:p>55362</text:p>
          </table:table-cell>
          <table:table-cell/>
          <table:table-cell office:value-type="float" office:value="98944" calcext:value-type="float">
            <text:p>98944</text:p>
          </table:table-cell>
          <table:table-cell/>
          <table:table-cell office:value-type="float" office:value="113320" calcext:value-type="float">
            <text:p>113320</text:p>
          </table:table-cell>
          <table:table-cell/>
          <table:table-cell office:value-type="float" office:value="148304" calcext:value-type="float">
            <text:p>148304</text:p>
          </table:table-cell>
          <table:table-cell/>
          <table:table-cell office:value-type="float" office:value="182287" calcext:value-type="float">
            <text:p>182287</text:p>
          </table:table-cell>
          <table:table-cell/>
          <table:table-cell office:value-type="float" office:value="139229" calcext:value-type="float">
            <text:p>139229</text:p>
          </table:table-cell>
          <table:table-cell/>
          <table:table-cell office:value-type="float" office:value="185490" calcext:value-type="float">
            <text:p>185490</text:p>
          </table:table-cell>
          <table:table-cell/>
          <table:table-cell office:value-type="float" office:value="207823" calcext:value-type="float">
            <text:p>207823</text:p>
          </table:table-cell>
          <table:table-cell/>
          <table:table-cell office:value-type="float" office:value="204881" calcext:value-type="float">
            <text:p>204881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9204" calcext:value-type="float">
            <text:p>9204</text:p>
          </table:table-cell>
          <table:table-cell/>
          <table:table-cell office:value-type="float" office:value="18170" calcext:value-type="float">
            <text:p>18170</text:p>
          </table:table-cell>
          <table:table-cell/>
          <table:table-cell office:value-type="float" office:value="52287" calcext:value-type="float">
            <text:p>52287</text:p>
          </table:table-cell>
          <table:table-cell/>
          <table:table-cell office:value-type="float" office:value="89515" calcext:value-type="float">
            <text:p>89515</text:p>
          </table:table-cell>
          <table:table-cell/>
          <table:table-cell office:value-type="float" office:value="168006" calcext:value-type="float">
            <text:p>168006</text:p>
          </table:table-cell>
          <table:table-cell/>
          <table:table-cell office:value-type="float" office:value="201120" calcext:value-type="float">
            <text:p>201120</text:p>
          </table:table-cell>
          <table:table-cell/>
          <table:table-cell office:value-type="float" office:value="257666" calcext:value-type="float">
            <text:p>257666</text:p>
          </table:table-cell>
          <table:table-cell/>
          <table:table-cell office:value-type="float" office:value="243961" calcext:value-type="float">
            <text:p>243961</text:p>
          </table:table-cell>
          <table:table-cell/>
          <table:table-cell office:value-type="float" office:value="217392" calcext:value-type="float">
            <text:p>217392</text:p>
          </table:table-cell>
          <table:table-cell/>
          <table:table-cell office:value-type="float" office:value="296146" calcext:value-type="float">
            <text:p>296146</text:p>
          </table:table-cell>
          <table:table-cell/>
          <table:table-cell office:value-type="float" office:value="307751" calcext:value-type="float">
            <text:p>307751</text:p>
          </table:table-cell>
          <table:table-cell/>
          <table:table-cell office:value-type="float" office:value="347500" calcext:value-type="float">
            <text:p>347500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9244" calcext:value-type="float">
            <text:p>9244</text:p>
          </table:table-cell>
          <table:table-cell/>
          <table:table-cell office:value-type="float" office:value="19322" calcext:value-type="float">
            <text:p>19322</text:p>
          </table:table-cell>
          <table:table-cell/>
          <table:table-cell office:value-type="float" office:value="58456" calcext:value-type="float">
            <text:p>58456</text:p>
          </table:table-cell>
          <table:table-cell/>
          <table:table-cell office:value-type="float" office:value="100563" calcext:value-type="float">
            <text:p>100563</text:p>
          </table:table-cell>
          <table:table-cell/>
          <table:table-cell office:value-type="float" office:value="170871" calcext:value-type="float">
            <text:p>170871</text:p>
          </table:table-cell>
          <table:table-cell/>
          <table:table-cell office:value-type="float" office:value="237084" calcext:value-type="float">
            <text:p>237084</text:p>
          </table:table-cell>
          <table:table-cell/>
          <table:table-cell office:value-type="float" office:value="259355" calcext:value-type="float">
            <text:p>259355</text:p>
          </table:table-cell>
          <table:table-cell/>
          <table:table-cell office:value-type="float" office:value="94586" calcext:value-type="float">
            <text:p>94586</text:p>
          </table:table-cell>
          <table:table-cell/>
          <table:table-cell office:value-type="float" office:value="55831" calcext:value-type="float">
            <text:p>55831</text:p>
          </table:table-cell>
          <table:table-cell/>
          <table:table-cell office:value-type="float" office:value="50912" calcext:value-type="float">
            <text:p>50912</text:p>
          </table:table-cell>
          <table:table-cell/>
          <table:table-cell office:value-type="float" office:value="146296" calcext:value-type="float">
            <text:p>146296</text:p>
          </table:table-cell>
          <table:table-cell/>
          <table:table-cell office:value-type="float" office:value="424687" calcext:value-type="float">
            <text:p>424687</text:p>
          </table:table-cell>
          <table:table-cell/>
          <table:table-cell office:value-type="float" office:value="466727" calcext:value-type="float">
            <text:p>46672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2173" calcext:value-type="float">
            <text:p>172173</text:p>
          </table:table-cell>
          <table:table-cell/>
          <table:table-cell office:value-type="float" office:value="271372" calcext:value-type="float">
            <text:p>271372</text:p>
          </table:table-cell>
          <table:table-cell/>
          <table:table-cell office:value-type="float" office:value="265253" calcext:value-type="float">
            <text:p>265253</text:p>
          </table:table-cell>
          <table:table-cell/>
          <table:table-cell office:value-type="float" office:value="320378" calcext:value-type="float">
            <text:p>320378</text:p>
          </table:table-cell>
          <table:table-cell/>
          <table:table-cell office:value-type="float" office:value="399288" calcext:value-type="float">
            <text:p>399288</text:p>
          </table:table-cell>
          <table:table-cell/>
          <table:table-cell office:value-type="float" office:value="235066" calcext:value-type="float">
            <text:p>235066</text:p>
          </table:table-cell>
          <table:table-cell/>
          <table:table-cell office:value-type="float" office:value="341155" calcext:value-type="float">
            <text:p>341155</text:p>
          </table:table-cell>
          <table:table-cell/>
          <table:table-cell office:value-type="float" office:value="516560" calcext:value-type="float">
            <text:p>516560</text:p>
          </table:table-cell>
          <table:table-cell/>
          <table:table-cell office:value-type="float" office:value="526588" calcext:value-type="float">
            <text:p>52658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6198" calcext:value-type="float">
            <text:p>166198</text:p>
          </table:table-cell>
          <table:table-cell/>
          <table:table-cell office:value-type="float" office:value="234775" calcext:value-type="float">
            <text:p>234775</text:p>
          </table:table-cell>
          <table:table-cell/>
          <table:table-cell office:value-type="float" office:value="258787" calcext:value-type="float">
            <text:p>258787</text:p>
          </table:table-cell>
          <table:table-cell/>
          <table:table-cell office:value-type="float" office:value="322047" calcext:value-type="float">
            <text:p>322047</text:p>
          </table:table-cell>
          <table:table-cell/>
          <table:table-cell office:value-type="float" office:value="377583" calcext:value-type="float">
            <text:p>377583</text:p>
          </table:table-cell>
          <table:table-cell/>
          <table:table-cell office:value-type="float" office:value="489999" calcext:value-type="float">
            <text:p>489999</text:p>
          </table:table-cell>
          <table:table-cell/>
          <table:table-cell office:value-type="float" office:value="388566" calcext:value-type="float">
            <text:p>388566</text:p>
          </table:table-cell>
          <table:table-cell/>
          <table:table-cell office:value-type="float" office:value="479671" calcext:value-type="float">
            <text:p>479671</text:p>
          </table:table-cell>
          <table:table-cell/>
          <table:table-cell office:value-type="float" office:value="548078" calcext:value-type="float">
            <text:p>54807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8579" calcext:value-type="float">
            <text:p>168579</text:p>
          </table:table-cell>
          <table:table-cell/>
          <table:table-cell office:value-type="float" office:value="241795" calcext:value-type="float">
            <text:p>241795</text:p>
          </table:table-cell>
          <table:table-cell/>
          <table:table-cell office:value-type="float" office:value="267384" calcext:value-type="float">
            <text:p>267384</text:p>
          </table:table-cell>
          <table:table-cell/>
          <table:table-cell office:value-type="float" office:value="322654" calcext:value-type="float">
            <text:p>322654</text:p>
          </table:table-cell>
          <table:table-cell/>
          <table:table-cell office:value-type="float" office:value="375655" calcext:value-type="float">
            <text:p>375655</text:p>
          </table:table-cell>
          <table:table-cell/>
          <table:table-cell office:value-type="float" office:value="483556" calcext:value-type="float">
            <text:p>483556</text:p>
          </table:table-cell>
          <table:table-cell/>
          <table:table-cell office:value-type="float" office:value="531119" calcext:value-type="float">
            <text:p>531119</text:p>
          </table:table-cell>
          <table:table-cell/>
          <table:table-cell office:value-type="float" office:value="478487" calcext:value-type="float">
            <text:p>478487</text:p>
          </table:table-cell>
          <table:table-cell/>
          <table:table-cell office:value-type="float" office:value="471857" calcext:value-type="float">
            <text:p>47185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7418" calcext:value-type="float">
            <text:p>157418</text:p>
          </table:table-cell>
          <table:table-cell/>
          <table:table-cell office:value-type="float" office:value="238757" calcext:value-type="float">
            <text:p>238757</text:p>
          </table:table-cell>
          <table:table-cell/>
          <table:table-cell office:value-type="float" office:value="265023" calcext:value-type="float">
            <text:p>265023</text:p>
          </table:table-cell>
          <table:table-cell/>
          <table:table-cell office:value-type="float" office:value="311563" calcext:value-type="float">
            <text:p>311563</text:p>
          </table:table-cell>
          <table:table-cell/>
          <table:table-cell office:value-type="float" office:value="373800" calcext:value-type="float">
            <text:p>373800</text:p>
          </table:table-cell>
          <table:table-cell/>
          <table:table-cell office:value-type="float" office:value="430884" calcext:value-type="float">
            <text:p>430884</text:p>
          </table:table-cell>
          <table:table-cell/>
          <table:table-cell office:value-type="float" office:value="505158" calcext:value-type="float">
            <text:p>505158</text:p>
          </table:table-cell>
          <table:table-cell/>
          <table:table-cell office:value-type="float" office:value="535725" calcext:value-type="float">
            <text:p>535725</text:p>
          </table:table-cell>
          <table:table-cell/>
          <table:table-cell office:value-type="float" office:value="560117" calcext:value-type="float">
            <text:p>56011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0582" calcext:value-type="float">
            <text:p>170582</text:p>
          </table:table-cell>
          <table:table-cell/>
          <table:table-cell office:value-type="float" office:value="240268" calcext:value-type="float">
            <text:p>240268</text:p>
          </table:table-cell>
          <table:table-cell/>
          <table:table-cell office:value-type="float" office:value="259812" calcext:value-type="float">
            <text:p>259812</text:p>
          </table:table-cell>
          <table:table-cell/>
          <table:table-cell office:value-type="float" office:value="320772" calcext:value-type="float">
            <text:p>320772</text:p>
          </table:table-cell>
          <table:table-cell/>
          <table:table-cell office:value-type="float" office:value="386665" calcext:value-type="float">
            <text:p>386665</text:p>
          </table:table-cell>
          <table:table-cell/>
          <table:table-cell office:value-type="float" office:value="415139" calcext:value-type="float">
            <text:p>415139</text:p>
          </table:table-cell>
          <table:table-cell/>
          <table:table-cell office:value-type="float" office:value="483412" calcext:value-type="float">
            <text:p>483412</text:p>
          </table:table-cell>
          <table:table-cell/>
          <table:table-cell office:value-type="float" office:value="522097" calcext:value-type="float">
            <text:p>522097</text:p>
          </table:table-cell>
          <table:table-cell/>
          <table:table-cell office:value-type="float" office:value="553982" calcext:value-type="float">
            <text:p>55398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7232" calcext:value-type="float">
            <text:p>167232</text:p>
          </table:table-cell>
          <table:table-cell/>
          <table:table-cell office:value-type="float" office:value="240308" calcext:value-type="float">
            <text:p>240308</text:p>
          </table:table-cell>
          <table:table-cell/>
          <table:table-cell office:value-type="float" office:value="255860" calcext:value-type="float">
            <text:p>255860</text:p>
          </table:table-cell>
          <table:table-cell/>
          <table:table-cell office:value-type="float" office:value="320349" calcext:value-type="float">
            <text:p>320349</text:p>
          </table:table-cell>
          <table:table-cell/>
          <table:table-cell office:value-type="float" office:value="370531" calcext:value-type="float">
            <text:p>370531</text:p>
          </table:table-cell>
          <table:table-cell/>
          <table:table-cell office:value-type="float" office:value="483389" calcext:value-type="float">
            <text:p>483389</text:p>
          </table:table-cell>
          <table:table-cell/>
          <table:table-cell office:value-type="float" office:value="444134" calcext:value-type="float">
            <text:p>444134</text:p>
          </table:table-cell>
          <table:table-cell/>
          <table:table-cell office:value-type="float" office:value="557846" calcext:value-type="float">
            <text:p>557846</text:p>
          </table:table-cell>
          <table:table-cell/>
          <table:table-cell office:value-type="float" office:value="576809" calcext:value-type="float">
            <text:p>57680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1753" calcext:value-type="float">
            <text:p>161753</text:p>
          </table:table-cell>
          <table:table-cell/>
          <table:table-cell office:value-type="float" office:value="234356" calcext:value-type="float">
            <text:p>234356</text:p>
          </table:table-cell>
          <table:table-cell/>
          <table:table-cell office:value-type="float" office:value="259889" calcext:value-type="float">
            <text:p>259889</text:p>
          </table:table-cell>
          <table:table-cell/>
          <table:table-cell office:value-type="float" office:value="316097" calcext:value-type="float">
            <text:p>316097</text:p>
          </table:table-cell>
          <table:table-cell/>
          <table:table-cell office:value-type="float" office:value="368117" calcext:value-type="float">
            <text:p>368117</text:p>
          </table:table-cell>
          <table:table-cell/>
          <table:table-cell office:value-type="float" office:value="428169" calcext:value-type="float">
            <text:p>428169</text:p>
          </table:table-cell>
          <table:table-cell/>
          <table:table-cell office:value-type="float" office:value="487014" calcext:value-type="float">
            <text:p>487014</text:p>
          </table:table-cell>
          <table:table-cell/>
          <table:table-cell office:value-type="float" office:value="532169" calcext:value-type="float">
            <text:p>532169</text:p>
          </table:table-cell>
          <table:table-cell/>
          <table:table-cell office:value-type="float" office:value="553333" calcext:value-type="float">
            <text:p>55333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1676" calcext:value-type="float">
            <text:p>161676</text:p>
          </table:table-cell>
          <table:table-cell/>
          <table:table-cell office:value-type="float" office:value="234791" calcext:value-type="float">
            <text:p>234791</text:p>
          </table:table-cell>
          <table:table-cell/>
          <table:table-cell office:value-type="float" office:value="258375" calcext:value-type="float">
            <text:p>258375</text:p>
          </table:table-cell>
          <table:table-cell/>
          <table:table-cell office:value-type="float" office:value="312160" calcext:value-type="float">
            <text:p>312160</text:p>
          </table:table-cell>
          <table:table-cell/>
          <table:table-cell office:value-type="float" office:value="403065" calcext:value-type="float">
            <text:p>403065</text:p>
          </table:table-cell>
          <table:table-cell/>
          <table:table-cell office:value-type="float" office:value="490357" calcext:value-type="float">
            <text:p>490357</text:p>
          </table:table-cell>
          <table:table-cell/>
          <table:table-cell office:value-type="float" office:value="489632" calcext:value-type="float">
            <text:p>489632</text:p>
          </table:table-cell>
          <table:table-cell/>
          <table:table-cell office:value-type="float" office:value="534042" calcext:value-type="float">
            <text:p>534042</text:p>
          </table:table-cell>
          <table:table-cell/>
          <table:table-cell office:value-type="float" office:value="557929" calcext:value-type="float">
            <text:p>557929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Fwrite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1226821" calcext:value-type="float">
            <text:p>1226821</text:p>
          </table:table-cell>
          <table:table-cell/>
          <table:table-cell office:value-type="float" office:value="1562436" calcext:value-type="float">
            <text:p>1562436</text:p>
          </table:table-cell>
          <table:table-cell/>
          <table:table-cell office:value-type="float" office:value="1892980" calcext:value-type="float">
            <text:p>1892980</text:p>
          </table:table-cell>
          <table:table-cell/>
          <table:table-cell office:value-type="float" office:value="1933893" calcext:value-type="float">
            <text:p>1933893</text:p>
          </table:table-cell>
          <table:table-cell/>
          <table:table-cell office:value-type="float" office:value="1991276" calcext:value-type="float">
            <text:p>1991276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1319723" calcext:value-type="float">
            <text:p>1319723</text:p>
          </table:table-cell>
          <table:table-cell/>
          <table:table-cell office:value-type="float" office:value="1618028" calcext:value-type="float">
            <text:p>1618028</text:p>
          </table:table-cell>
          <table:table-cell/>
          <table:table-cell office:value-type="float" office:value="1487977" calcext:value-type="float">
            <text:p>1487977</text:p>
          </table:table-cell>
          <table:table-cell/>
          <table:table-cell office:value-type="float" office:value="2326073" calcext:value-type="float">
            <text:p>2326073</text:p>
          </table:table-cell>
          <table:table-cell/>
          <table:table-cell office:value-type="float" office:value="2166499" calcext:value-type="float">
            <text:p>2166499</text:p>
          </table:table-cell>
          <table:table-cell/>
          <table:table-cell office:value-type="float" office:value="2211113" calcext:value-type="float">
            <text:p>2211113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1405778" calcext:value-type="float">
            <text:p>1405778</text:p>
          </table:table-cell>
          <table:table-cell/>
          <table:table-cell office:value-type="float" office:value="1662639" calcext:value-type="float">
            <text:p>1662639</text:p>
          </table:table-cell>
          <table:table-cell/>
          <table:table-cell office:value-type="float" office:value="1766587" calcext:value-type="float">
            <text:p>1766587</text:p>
          </table:table-cell>
          <table:table-cell/>
          <table:table-cell office:value-type="float" office:value="1985448" calcext:value-type="float">
            <text:p>1985448</text:p>
          </table:table-cell>
          <table:table-cell/>
          <table:table-cell office:value-type="float" office:value="2205688" calcext:value-type="float">
            <text:p>2205688</text:p>
          </table:table-cell>
          <table:table-cell/>
          <table:table-cell office:value-type="float" office:value="2247235" calcext:value-type="float">
            <text:p>2247235</text:p>
          </table:table-cell>
          <table:table-cell/>
          <table:table-cell office:value-type="float" office:value="2152625" calcext:value-type="float">
            <text:p>2152625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1402845" calcext:value-type="float">
            <text:p>1402845</text:p>
          </table:table-cell>
          <table:table-cell/>
          <table:table-cell office:value-type="float" office:value="1506154" calcext:value-type="float">
            <text:p>1506154</text:p>
          </table:table-cell>
          <table:table-cell/>
          <table:table-cell office:value-type="float" office:value="1689859" calcext:value-type="float">
            <text:p>1689859</text:p>
          </table:table-cell>
          <table:table-cell/>
          <table:table-cell office:value-type="float" office:value="1952602" calcext:value-type="float">
            <text:p>1952602</text:p>
          </table:table-cell>
          <table:table-cell/>
          <table:table-cell office:value-type="float" office:value="2152206" calcext:value-type="float">
            <text:p>2152206</text:p>
          </table:table-cell>
          <table:table-cell/>
          <table:table-cell office:value-type="float" office:value="2535981" calcext:value-type="float">
            <text:p>2535981</text:p>
          </table:table-cell>
          <table:table-cell/>
          <table:table-cell office:value-type="float" office:value="2370799" calcext:value-type="float">
            <text:p>2370799</text:p>
          </table:table-cell>
          <table:table-cell/>
          <table:table-cell office:value-type="float" office:value="2235086" calcext:value-type="float">
            <text:p>223508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1406431" calcext:value-type="float">
            <text:p>1406431</text:p>
          </table:table-cell>
          <table:table-cell/>
          <table:table-cell office:value-type="float" office:value="1625154" calcext:value-type="float">
            <text:p>1625154</text:p>
          </table:table-cell>
          <table:table-cell/>
          <table:table-cell office:value-type="float" office:value="1780809" calcext:value-type="float">
            <text:p>1780809</text:p>
          </table:table-cell>
          <table:table-cell/>
          <table:table-cell office:value-type="float" office:value="1835608" calcext:value-type="float">
            <text:p>1835608</text:p>
          </table:table-cell>
          <table:table-cell/>
          <table:table-cell office:value-type="float" office:value="2004366" calcext:value-type="float">
            <text:p>2004366</text:p>
          </table:table-cell>
          <table:table-cell/>
          <table:table-cell office:value-type="float" office:value="2073055" calcext:value-type="float">
            <text:p>2073055</text:p>
          </table:table-cell>
          <table:table-cell/>
          <table:table-cell office:value-type="float" office:value="2579861" calcext:value-type="float">
            <text:p>2579861</text:p>
          </table:table-cell>
          <table:table-cell/>
          <table:table-cell office:value-type="float" office:value="2403712" calcext:value-type="float">
            <text:p>2403712</text:p>
          </table:table-cell>
          <table:table-cell/>
          <table:table-cell office:value-type="float" office:value="2231377" calcext:value-type="float">
            <text:p>2231377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1413328" calcext:value-type="float">
            <text:p>1413328</text:p>
          </table:table-cell>
          <table:table-cell/>
          <table:table-cell office:value-type="float" office:value="1221930" calcext:value-type="float">
            <text:p>1221930</text:p>
          </table:table-cell>
          <table:table-cell/>
          <table:table-cell office:value-type="float" office:value="1780738" calcext:value-type="float">
            <text:p>1780738</text:p>
          </table:table-cell>
          <table:table-cell/>
          <table:table-cell office:value-type="float" office:value="1754908" calcext:value-type="float">
            <text:p>1754908</text:p>
          </table:table-cell>
          <table:table-cell/>
          <table:table-cell office:value-type="float" office:value="1930406" calcext:value-type="float">
            <text:p>1930406</text:p>
          </table:table-cell>
          <table:table-cell/>
          <table:table-cell office:value-type="float" office:value="2021729" calcext:value-type="float">
            <text:p>2021729</text:p>
          </table:table-cell>
          <table:table-cell/>
          <table:table-cell office:value-type="float" office:value="2135840" calcext:value-type="float">
            <text:p>2135840</text:p>
          </table:table-cell>
          <table:table-cell/>
          <table:table-cell office:value-type="float" office:value="2464968" calcext:value-type="float">
            <text:p>2464968</text:p>
          </table:table-cell>
          <table:table-cell/>
          <table:table-cell office:value-type="float" office:value="2381590" calcext:value-type="float">
            <text:p>2381590</text:p>
          </table:table-cell>
          <table:table-cell/>
          <table:table-cell office:value-type="float" office:value="2223179" calcext:value-type="float">
            <text:p>2223179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1450413" calcext:value-type="float">
            <text:p>1450413</text:p>
          </table:table-cell>
          <table:table-cell/>
          <table:table-cell office:value-type="float" office:value="1642308" calcext:value-type="float">
            <text:p>1642308</text:p>
          </table:table-cell>
          <table:table-cell/>
          <table:table-cell office:value-type="float" office:value="1715961" calcext:value-type="float">
            <text:p>1715961</text:p>
          </table:table-cell>
          <table:table-cell/>
          <table:table-cell office:value-type="float" office:value="1791098" calcext:value-type="float">
            <text:p>1791098</text:p>
          </table:table-cell>
          <table:table-cell/>
          <table:table-cell office:value-type="float" office:value="1871077" calcext:value-type="float">
            <text:p>1871077</text:p>
          </table:table-cell>
          <table:table-cell/>
          <table:table-cell office:value-type="float" office:value="1934712" calcext:value-type="float">
            <text:p>1934712</text:p>
          </table:table-cell>
          <table:table-cell/>
          <table:table-cell office:value-type="float" office:value="1996079" calcext:value-type="float">
            <text:p>1996079</text:p>
          </table:table-cell>
          <table:table-cell/>
          <table:table-cell office:value-type="float" office:value="2179963" calcext:value-type="float">
            <text:p>2179963</text:p>
          </table:table-cell>
          <table:table-cell/>
          <table:table-cell office:value-type="float" office:value="2455387" calcext:value-type="float">
            <text:p>2455387</text:p>
          </table:table-cell>
          <table:table-cell/>
          <table:table-cell office:value-type="float" office:value="1679393" calcext:value-type="float">
            <text:p>1679393</text:p>
          </table:table-cell>
          <table:table-cell/>
          <table:table-cell office:value-type="float" office:value="2113455" calcext:value-type="float">
            <text:p>2113455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1421244" calcext:value-type="float">
            <text:p>1421244</text:p>
          </table:table-cell>
          <table:table-cell/>
          <table:table-cell office:value-type="float" office:value="1628901" calcext:value-type="float">
            <text:p>1628901</text:p>
          </table:table-cell>
          <table:table-cell/>
          <table:table-cell office:value-type="float" office:value="1513657" calcext:value-type="float">
            <text:p>1513657</text:p>
          </table:table-cell>
          <table:table-cell/>
          <table:table-cell office:value-type="float" office:value="1808425" calcext:value-type="float">
            <text:p>1808425</text:p>
          </table:table-cell>
          <table:table-cell/>
          <table:table-cell office:value-type="float" office:value="1855497" calcext:value-type="float">
            <text:p>1855497</text:p>
          </table:table-cell>
          <table:table-cell/>
          <table:table-cell office:value-type="float" office:value="1894162" calcext:value-type="float">
            <text:p>1894162</text:p>
          </table:table-cell>
          <table:table-cell/>
          <table:table-cell office:value-type="float" office:value="1658944" calcext:value-type="float">
            <text:p>1658944</text:p>
          </table:table-cell>
          <table:table-cell/>
          <table:table-cell office:value-type="float" office:value="2020708" calcext:value-type="float">
            <text:p>2020708</text:p>
          </table:table-cell>
          <table:table-cell/>
          <table:table-cell office:value-type="float" office:value="2156405" calcext:value-type="float">
            <text:p>2156405</text:p>
          </table:table-cell>
          <table:table-cell/>
          <table:table-cell office:value-type="float" office:value="2498380" calcext:value-type="float">
            <text:p>2498380</text:p>
          </table:table-cell>
          <table:table-cell/>
          <table:table-cell office:value-type="float" office:value="2304351" calcext:value-type="float">
            <text:p>2304351</text:p>
          </table:table-cell>
          <table:table-cell/>
          <table:table-cell office:value-type="float" office:value="2019283" calcext:value-type="float">
            <text:p>2019283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1428150" calcext:value-type="float">
            <text:p>1428150</text:p>
          </table:table-cell>
          <table:table-cell/>
          <table:table-cell office:value-type="float" office:value="1501874" calcext:value-type="float">
            <text:p>1501874</text:p>
          </table:table-cell>
          <table:table-cell/>
          <table:table-cell office:value-type="float" office:value="1719026" calcext:value-type="float">
            <text:p>1719026</text:p>
          </table:table-cell>
          <table:table-cell/>
          <table:table-cell office:value-type="float" office:value="1656777" calcext:value-type="float">
            <text:p>1656777</text:p>
          </table:table-cell>
          <table:table-cell/>
          <table:table-cell office:value-type="float" office:value="1847506" calcext:value-type="float">
            <text:p>1847506</text:p>
          </table:table-cell>
          <table:table-cell/>
          <table:table-cell office:value-type="float" office:value="1894726" calcext:value-type="float">
            <text:p>1894726</text:p>
          </table:table-cell>
          <table:table-cell/>
          <table:table-cell office:value-type="float" office:value="1770308" calcext:value-type="float">
            <text:p>1770308</text:p>
          </table:table-cell>
          <table:table-cell/>
          <table:table-cell office:value-type="float" office:value="1961183" calcext:value-type="float">
            <text:p>1961183</text:p>
          </table:table-cell>
          <table:table-cell/>
          <table:table-cell office:value-type="float" office:value="1855086" calcext:value-type="float">
            <text:p>1855086</text:p>
          </table:table-cell>
          <table:table-cell/>
          <table:table-cell office:value-type="float" office:value="2118434" calcext:value-type="float">
            <text:p>2118434</text:p>
          </table:table-cell>
          <table:table-cell/>
          <table:table-cell office:value-type="float" office:value="2336220" calcext:value-type="float">
            <text:p>2336220</text:p>
          </table:table-cell>
          <table:table-cell/>
          <table:table-cell office:value-type="float" office:value="2223657" calcext:value-type="float">
            <text:p>2223657</text:p>
          </table:table-cell>
          <table:table-cell/>
          <table:table-cell office:value-type="float" office:value="1808559" calcext:value-type="float">
            <text:p>180855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44006" calcext:value-type="float">
            <text:p>1844006</text:p>
          </table:table-cell>
          <table:table-cell/>
          <table:table-cell office:value-type="float" office:value="1873440" calcext:value-type="float">
            <text:p>1873440</text:p>
          </table:table-cell>
          <table:table-cell/>
          <table:table-cell office:value-type="float" office:value="1891149" calcext:value-type="float">
            <text:p>1891149</text:p>
          </table:table-cell>
          <table:table-cell/>
          <table:table-cell office:value-type="float" office:value="1929704" calcext:value-type="float">
            <text:p>1929704</text:p>
          </table:table-cell>
          <table:table-cell/>
          <table:table-cell office:value-type="float" office:value="1855482" calcext:value-type="float">
            <text:p>1855482</text:p>
          </table:table-cell>
          <table:table-cell/>
          <table:table-cell office:value-type="float" office:value="2007087" calcext:value-type="float">
            <text:p>2007087</text:p>
          </table:table-cell>
          <table:table-cell/>
          <table:table-cell office:value-type="float" office:value="2077190" calcext:value-type="float">
            <text:p>2077190</text:p>
          </table:table-cell>
          <table:table-cell/>
          <table:table-cell office:value-type="float" office:value="2227434" calcext:value-type="float">
            <text:p>2227434</text:p>
          </table:table-cell>
          <table:table-cell/>
          <table:table-cell office:value-type="float" office:value="2148430" calcext:value-type="float">
            <text:p>214843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92173" calcext:value-type="float">
            <text:p>1792173</text:p>
          </table:table-cell>
          <table:table-cell/>
          <table:table-cell office:value-type="float" office:value="1823537" calcext:value-type="float">
            <text:p>1823537</text:p>
          </table:table-cell>
          <table:table-cell/>
          <table:table-cell office:value-type="float" office:value="1838625" calcext:value-type="float">
            <text:p>1838625</text:p>
          </table:table-cell>
          <table:table-cell/>
          <table:table-cell office:value-type="float" office:value="1861927" calcext:value-type="float">
            <text:p>1861927</text:p>
          </table:table-cell>
          <table:table-cell/>
          <table:table-cell office:value-type="float" office:value="1893387" calcext:value-type="float">
            <text:p>1893387</text:p>
          </table:table-cell>
          <table:table-cell/>
          <table:table-cell office:value-type="float" office:value="1901192" calcext:value-type="float">
            <text:p>1901192</text:p>
          </table:table-cell>
          <table:table-cell/>
          <table:table-cell office:value-type="float" office:value="1902785" calcext:value-type="float">
            <text:p>1902785</text:p>
          </table:table-cell>
          <table:table-cell/>
          <table:table-cell office:value-type="float" office:value="1976716" calcext:value-type="float">
            <text:p>1976716</text:p>
          </table:table-cell>
          <table:table-cell/>
          <table:table-cell office:value-type="float" office:value="2262987" calcext:value-type="float">
            <text:p>226298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77294" calcext:value-type="float">
            <text:p>1777294</text:p>
          </table:table-cell>
          <table:table-cell/>
          <table:table-cell office:value-type="float" office:value="1820927" calcext:value-type="float">
            <text:p>1820927</text:p>
          </table:table-cell>
          <table:table-cell/>
          <table:table-cell office:value-type="float" office:value="1818698" calcext:value-type="float">
            <text:p>1818698</text:p>
          </table:table-cell>
          <table:table-cell/>
          <table:table-cell office:value-type="float" office:value="1831250" calcext:value-type="float">
            <text:p>1831250</text:p>
          </table:table-cell>
          <table:table-cell/>
          <table:table-cell office:value-type="float" office:value="1865395" calcext:value-type="float">
            <text:p>1865395</text:p>
          </table:table-cell>
          <table:table-cell/>
          <table:table-cell office:value-type="float" office:value="1837881" calcext:value-type="float">
            <text:p>1837881</text:p>
          </table:table-cell>
          <table:table-cell/>
          <table:table-cell office:value-type="float" office:value="1796265" calcext:value-type="float">
            <text:p>1796265</text:p>
          </table:table-cell>
          <table:table-cell/>
          <table:table-cell office:value-type="float" office:value="1808039" calcext:value-type="float">
            <text:p>1808039</text:p>
          </table:table-cell>
          <table:table-cell/>
          <table:table-cell office:value-type="float" office:value="1948529" calcext:value-type="float">
            <text:p>194852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60103" calcext:value-type="float">
            <text:p>360103</text:p>
          </table:table-cell>
          <table:table-cell/>
          <table:table-cell office:value-type="float" office:value="561799" calcext:value-type="float">
            <text:p>561799</text:p>
          </table:table-cell>
          <table:table-cell/>
          <table:table-cell office:value-type="float" office:value="394093" calcext:value-type="float">
            <text:p>394093</text:p>
          </table:table-cell>
          <table:table-cell/>
          <table:table-cell office:value-type="float" office:value="582884" calcext:value-type="float">
            <text:p>582884</text:p>
          </table:table-cell>
          <table:table-cell/>
          <table:table-cell office:value-type="float" office:value="606609" calcext:value-type="float">
            <text:p>606609</text:p>
          </table:table-cell>
          <table:table-cell/>
          <table:table-cell office:value-type="float" office:value="585155" calcext:value-type="float">
            <text:p>585155</text:p>
          </table:table-cell>
          <table:table-cell/>
          <table:table-cell office:value-type="float" office:value="596629" calcext:value-type="float">
            <text:p>596629</text:p>
          </table:table-cell>
          <table:table-cell/>
          <table:table-cell office:value-type="float" office:value="618557" calcext:value-type="float">
            <text:p>618557</text:p>
          </table:table-cell>
          <table:table-cell/>
          <table:table-cell office:value-type="float" office:value="702399" calcext:value-type="float">
            <text:p>70239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88320" calcext:value-type="float">
            <text:p>288320</text:p>
          </table:table-cell>
          <table:table-cell/>
          <table:table-cell office:value-type="float" office:value="205437" calcext:value-type="float">
            <text:p>205437</text:p>
          </table:table-cell>
          <table:table-cell/>
          <table:table-cell office:value-type="float" office:value="237296" calcext:value-type="float">
            <text:p>237296</text:p>
          </table:table-cell>
          <table:table-cell/>
          <table:table-cell office:value-type="float" office:value="273375" calcext:value-type="float">
            <text:p>273375</text:p>
          </table:table-cell>
          <table:table-cell/>
          <table:table-cell office:value-type="float" office:value="289563" calcext:value-type="float">
            <text:p>289563</text:p>
          </table:table-cell>
          <table:table-cell/>
          <table:table-cell office:value-type="float" office:value="314752" calcext:value-type="float">
            <text:p>314752</text:p>
          </table:table-cell>
          <table:table-cell/>
          <table:table-cell office:value-type="float" office:value="344791" calcext:value-type="float">
            <text:p>344791</text:p>
          </table:table-cell>
          <table:table-cell/>
          <table:table-cell office:value-type="float" office:value="304717" calcext:value-type="float">
            <text:p>304717</text:p>
          </table:table-cell>
          <table:table-cell/>
          <table:table-cell office:value-type="float" office:value="346471" calcext:value-type="float">
            <text:p>34647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8441" calcext:value-type="float">
            <text:p>108441</text:p>
          </table:table-cell>
          <table:table-cell/>
          <table:table-cell office:value-type="float" office:value="143433" calcext:value-type="float">
            <text:p>143433</text:p>
          </table:table-cell>
          <table:table-cell/>
          <table:table-cell office:value-type="float" office:value="125675" calcext:value-type="float">
            <text:p>125675</text:p>
          </table:table-cell>
          <table:table-cell/>
          <table:table-cell office:value-type="float" office:value="245755" calcext:value-type="float">
            <text:p>245755</text:p>
          </table:table-cell>
          <table:table-cell/>
          <table:table-cell office:value-type="float" office:value="178507" calcext:value-type="float">
            <text:p>178507</text:p>
          </table:table-cell>
          <table:table-cell/>
          <table:table-cell office:value-type="float" office:value="123258" calcext:value-type="float">
            <text:p>123258</text:p>
          </table:table-cell>
          <table:table-cell/>
          <table:table-cell office:value-type="float" office:value="312499" calcext:value-type="float">
            <text:p>312499</text:p>
          </table:table-cell>
          <table:table-cell/>
          <table:table-cell office:value-type="float" office:value="305218" calcext:value-type="float">
            <text:p>305218</text:p>
          </table:table-cell>
          <table:table-cell/>
          <table:table-cell office:value-type="float" office:value="269164" calcext:value-type="float">
            <text:p>26916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0374" calcext:value-type="float">
            <text:p>210374</text:p>
          </table:table-cell>
          <table:table-cell/>
          <table:table-cell office:value-type="float" office:value="206866" calcext:value-type="float">
            <text:p>206866</text:p>
          </table:table-cell>
          <table:table-cell/>
          <table:table-cell office:value-type="float" office:value="240664" calcext:value-type="float">
            <text:p>240664</text:p>
          </table:table-cell>
          <table:table-cell/>
          <table:table-cell office:value-type="float" office:value="143110" calcext:value-type="float">
            <text:p>143110</text:p>
          </table:table-cell>
          <table:table-cell/>
          <table:table-cell office:value-type="float" office:value="224832" calcext:value-type="float">
            <text:p>224832</text:p>
          </table:table-cell>
          <table:table-cell/>
          <table:table-cell office:value-type="float" office:value="221607" calcext:value-type="float">
            <text:p>221607</text:p>
          </table:table-cell>
          <table:table-cell/>
          <table:table-cell office:value-type="float" office:value="243794" calcext:value-type="float">
            <text:p>243794</text:p>
          </table:table-cell>
          <table:table-cell/>
          <table:table-cell office:value-type="float" office:value="267020" calcext:value-type="float">
            <text:p>267020</text:p>
          </table:table-cell>
          <table:table-cell/>
          <table:table-cell office:value-type="float" office:value="271691" calcext:value-type="float">
            <text:p>27169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0942" calcext:value-type="float">
            <text:p>210942</text:p>
          </table:table-cell>
          <table:table-cell/>
          <table:table-cell office:value-type="float" office:value="238248" calcext:value-type="float">
            <text:p>238248</text:p>
          </table:table-cell>
          <table:table-cell/>
          <table:table-cell office:value-type="float" office:value="205156" calcext:value-type="float">
            <text:p>205156</text:p>
          </table:table-cell>
          <table:table-cell/>
          <table:table-cell office:value-type="float" office:value="243368" calcext:value-type="float">
            <text:p>243368</text:p>
          </table:table-cell>
          <table:table-cell/>
          <table:table-cell office:value-type="float" office:value="224790" calcext:value-type="float">
            <text:p>224790</text:p>
          </table:table-cell>
          <table:table-cell/>
          <table:table-cell office:value-type="float" office:value="243766" calcext:value-type="float">
            <text:p>243766</text:p>
          </table:table-cell>
          <table:table-cell/>
          <table:table-cell office:value-type="float" office:value="254513" calcext:value-type="float">
            <text:p>254513</text:p>
          </table:table-cell>
          <table:table-cell/>
          <table:table-cell office:value-type="float" office:value="270924" calcext:value-type="float">
            <text:p>270924</text:p>
          </table:table-cell>
          <table:table-cell/>
          <table:table-cell office:value-type="float" office:value="270002" calcext:value-type="float">
            <text:p>270002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-Fwrite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1690338" calcext:value-type="float">
            <text:p>1690338</text:p>
          </table:table-cell>
          <table:table-cell/>
          <table:table-cell office:value-type="float" office:value="2379626" calcext:value-type="float">
            <text:p>2379626</text:p>
          </table:table-cell>
          <table:table-cell/>
          <table:table-cell office:value-type="float" office:value="2689580" calcext:value-type="float">
            <text:p>2689580</text:p>
          </table:table-cell>
          <table:table-cell/>
          <table:table-cell office:value-type="float" office:value="3791156" calcext:value-type="float">
            <text:p>3791156</text:p>
          </table:table-cell>
          <table:table-cell/>
          <table:table-cell office:value-type="float" office:value="3203069" calcext:value-type="float">
            <text:p>3203069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1663139" calcext:value-type="float">
            <text:p>1663139</text:p>
          </table:table-cell>
          <table:table-cell/>
          <table:table-cell office:value-type="float" office:value="2326073" calcext:value-type="float">
            <text:p>2326073</text:p>
          </table:table-cell>
          <table:table-cell/>
          <table:table-cell office:value-type="float" office:value="2558895" calcext:value-type="float">
            <text:p>2558895</text:p>
          </table:table-cell>
          <table:table-cell/>
          <table:table-cell office:value-type="float" office:value="2969325" calcext:value-type="float">
            <text:p>2969325</text:p>
          </table:table-cell>
          <table:table-cell/>
          <table:table-cell office:value-type="float" office:value="5122535" calcext:value-type="float">
            <text:p>5122535</text:p>
          </table:table-cell>
          <table:table-cell/>
          <table:table-cell office:value-type="float" office:value="3359523" calcext:value-type="float">
            <text:p>3359523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1842366" calcext:value-type="float">
            <text:p>1842366</text:p>
          </table:table-cell>
          <table:table-cell/>
          <table:table-cell office:value-type="float" office:value="2135500" calcext:value-type="float">
            <text:p>2135500</text:p>
          </table:table-cell>
          <table:table-cell/>
          <table:table-cell office:value-type="float" office:value="2081678" calcext:value-type="float">
            <text:p>2081678</text:p>
          </table:table-cell>
          <table:table-cell/>
          <table:table-cell office:value-type="float" office:value="2557711" calcext:value-type="float">
            <text:p>2557711</text:p>
          </table:table-cell>
          <table:table-cell/>
          <table:table-cell office:value-type="float" office:value="3159869" calcext:value-type="float">
            <text:p>3159869</text:p>
          </table:table-cell>
          <table:table-cell/>
          <table:table-cell office:value-type="float" office:value="5428265" calcext:value-type="float">
            <text:p>5428265</text:p>
          </table:table-cell>
          <table:table-cell/>
          <table:table-cell office:value-type="float" office:value="3043436" calcext:value-type="float">
            <text:p>3043436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1835760" calcext:value-type="float">
            <text:p>1835760</text:p>
          </table:table-cell>
          <table:table-cell/>
          <table:table-cell office:value-type="float" office:value="2187279" calcext:value-type="float">
            <text:p>2187279</text:p>
          </table:table-cell>
          <table:table-cell/>
          <table:table-cell office:value-type="float" office:value="2449212" calcext:value-type="float">
            <text:p>2449212</text:p>
          </table:table-cell>
          <table:table-cell/>
          <table:table-cell office:value-type="float" office:value="2655129" calcext:value-type="float">
            <text:p>2655129</text:p>
          </table:table-cell>
          <table:table-cell/>
          <table:table-cell office:value-type="float" office:value="2922519" calcext:value-type="float">
            <text:p>2922519</text:p>
          </table:table-cell>
          <table:table-cell/>
          <table:table-cell office:value-type="float" office:value="3415178" calcext:value-type="float">
            <text:p>3415178</text:p>
          </table:table-cell>
          <table:table-cell/>
          <table:table-cell office:value-type="float" office:value="4784885" calcext:value-type="float">
            <text:p>4784885</text:p>
          </table:table-cell>
          <table:table-cell/>
          <table:table-cell office:value-type="float" office:value="3304808" calcext:value-type="float">
            <text:p>330480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1848247" calcext:value-type="float">
            <text:p>1848247</text:p>
          </table:table-cell>
          <table:table-cell/>
          <table:table-cell office:value-type="float" office:value="2183727" calcext:value-type="float">
            <text:p>2183727</text:p>
          </table:table-cell>
          <table:table-cell/>
          <table:table-cell office:value-type="float" office:value="2426801" calcext:value-type="float">
            <text:p>2426801</text:p>
          </table:table-cell>
          <table:table-cell/>
          <table:table-cell office:value-type="float" office:value="2573677" calcext:value-type="float">
            <text:p>2573677</text:p>
          </table:table-cell>
          <table:table-cell/>
          <table:table-cell office:value-type="float" office:value="2688041" calcext:value-type="float">
            <text:p>2688041</text:p>
          </table:table-cell>
          <table:table-cell/>
          <table:table-cell office:value-type="float" office:value="2753527" calcext:value-type="float">
            <text:p>2753527</text:p>
          </table:table-cell>
          <table:table-cell/>
          <table:table-cell office:value-type="float" office:value="3495237" calcext:value-type="float">
            <text:p>3495237</text:p>
          </table:table-cell>
          <table:table-cell/>
          <table:table-cell office:value-type="float" office:value="5120336" calcext:value-type="float">
            <text:p>5120336</text:p>
          </table:table-cell>
          <table:table-cell/>
          <table:table-cell office:value-type="float" office:value="3324778" calcext:value-type="float">
            <text:p>3324778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1802788" calcext:value-type="float">
            <text:p>1802788</text:p>
          </table:table-cell>
          <table:table-cell/>
          <table:table-cell office:value-type="float" office:value="2157838" calcext:value-type="float">
            <text:p>2157838</text:p>
          </table:table-cell>
          <table:table-cell/>
          <table:table-cell office:value-type="float" office:value="2429413" calcext:value-type="float">
            <text:p>2429413</text:p>
          </table:table-cell>
          <table:table-cell/>
          <table:table-cell office:value-type="float" office:value="2455806" calcext:value-type="float">
            <text:p>2455806</text:p>
          </table:table-cell>
          <table:table-cell/>
          <table:table-cell office:value-type="float" office:value="2569678" calcext:value-type="float">
            <text:p>2569678</text:p>
          </table:table-cell>
          <table:table-cell/>
          <table:table-cell office:value-type="float" office:value="2760434" calcext:value-type="float">
            <text:p>2760434</text:p>
          </table:table-cell>
          <table:table-cell/>
          <table:table-cell office:value-type="float" office:value="2959183" calcext:value-type="float">
            <text:p>2959183</text:p>
          </table:table-cell>
          <table:table-cell/>
          <table:table-cell office:value-type="float" office:value="1544450" calcext:value-type="float">
            <text:p>1544450</text:p>
          </table:table-cell>
          <table:table-cell/>
          <table:table-cell office:value-type="float" office:value="4709895" calcext:value-type="float">
            <text:p>4709895</text:p>
          </table:table-cell>
          <table:table-cell/>
          <table:table-cell office:value-type="float" office:value="3121562" calcext:value-type="float">
            <text:p>3121562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1844955" calcext:value-type="float">
            <text:p>1844955</text:p>
          </table:table-cell>
          <table:table-cell/>
          <table:table-cell office:value-type="float" office:value="2110340" calcext:value-type="float">
            <text:p>2110340</text:p>
          </table:table-cell>
          <table:table-cell/>
          <table:table-cell office:value-type="float" office:value="1641053" calcext:value-type="float">
            <text:p>1641053</text:p>
          </table:table-cell>
          <table:table-cell/>
          <table:table-cell office:value-type="float" office:value="2486662" calcext:value-type="float">
            <text:p>2486662</text:p>
          </table:table-cell>
          <table:table-cell/>
          <table:table-cell office:value-type="float" office:value="2556982" calcext:value-type="float">
            <text:p>2556982</text:p>
          </table:table-cell>
          <table:table-cell/>
          <table:table-cell office:value-type="float" office:value="2594046" calcext:value-type="float">
            <text:p>2594046</text:p>
          </table:table-cell>
          <table:table-cell/>
          <table:table-cell office:value-type="float" office:value="2707279" calcext:value-type="float">
            <text:p>2707279</text:p>
          </table:table-cell>
          <table:table-cell/>
          <table:table-cell office:value-type="float" office:value="2824797" calcext:value-type="float">
            <text:p>2824797</text:p>
          </table:table-cell>
          <table:table-cell/>
          <table:table-cell office:value-type="float" office:value="3394019" calcext:value-type="float">
            <text:p>3394019</text:p>
          </table:table-cell>
          <table:table-cell/>
          <table:table-cell office:value-type="float" office:value="5113352" calcext:value-type="float">
            <text:p>5113352</text:p>
          </table:table-cell>
          <table:table-cell/>
          <table:table-cell office:value-type="float" office:value="2848685" calcext:value-type="float">
            <text:p>2848685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1544549" calcext:value-type="float">
            <text:p>1544549</text:p>
          </table:table-cell>
          <table:table-cell/>
          <table:table-cell office:value-type="float" office:value="2128354" calcext:value-type="float">
            <text:p>2128354</text:p>
          </table:table-cell>
          <table:table-cell/>
          <table:table-cell office:value-type="float" office:value="2332667" calcext:value-type="float">
            <text:p>2332667</text:p>
          </table:table-cell>
          <table:table-cell/>
          <table:table-cell office:value-type="float" office:value="2414461" calcext:value-type="float">
            <text:p>2414461</text:p>
          </table:table-cell>
          <table:table-cell/>
          <table:table-cell office:value-type="float" office:value="2505119" calcext:value-type="float">
            <text:p>2505119</text:p>
          </table:table-cell>
          <table:table-cell/>
          <table:table-cell office:value-type="float" office:value="2510611" calcext:value-type="float">
            <text:p>2510611</text:p>
          </table:table-cell>
          <table:table-cell/>
          <table:table-cell office:value-type="float" office:value="2568797" calcext:value-type="float">
            <text:p>2568797</text:p>
          </table:table-cell>
          <table:table-cell/>
          <table:table-cell office:value-type="float" office:value="2671039" calcext:value-type="float">
            <text:p>2671039</text:p>
          </table:table-cell>
          <table:table-cell/>
          <table:table-cell office:value-type="float" office:value="2866463" calcext:value-type="float">
            <text:p>2866463</text:p>
          </table:table-cell>
          <table:table-cell/>
          <table:table-cell office:value-type="float" office:value="3229054" calcext:value-type="float">
            <text:p>3229054</text:p>
          </table:table-cell>
          <table:table-cell/>
          <table:table-cell office:value-type="float" office:value="4318282" calcext:value-type="float">
            <text:p>4318282</text:p>
          </table:table-cell>
          <table:table-cell/>
          <table:table-cell office:value-type="float" office:value="2793064" calcext:value-type="float">
            <text:p>2793064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1665409" calcext:value-type="float">
            <text:p>1665409</text:p>
          </table:table-cell>
          <table:table-cell/>
          <table:table-cell office:value-type="float" office:value="2111858" calcext:value-type="float">
            <text:p>2111858</text:p>
          </table:table-cell>
          <table:table-cell/>
          <table:table-cell office:value-type="float" office:value="2088178" calcext:value-type="float">
            <text:p>2088178</text:p>
          </table:table-cell>
          <table:table-cell/>
          <table:table-cell office:value-type="float" office:value="2139740" calcext:value-type="float">
            <text:p>2139740</text:p>
          </table:table-cell>
          <table:table-cell/>
          <table:table-cell office:value-type="float" office:value="2487330" calcext:value-type="float">
            <text:p>2487330</text:p>
          </table:table-cell>
          <table:table-cell/>
          <table:table-cell office:value-type="float" office:value="2551989" calcext:value-type="float">
            <text:p>2551989</text:p>
          </table:table-cell>
          <table:table-cell/>
          <table:table-cell office:value-type="float" office:value="2578901" calcext:value-type="float">
            <text:p>2578901</text:p>
          </table:table-cell>
          <table:table-cell/>
          <table:table-cell office:value-type="float" office:value="2651541" calcext:value-type="float">
            <text:p>2651541</text:p>
          </table:table-cell>
          <table:table-cell/>
          <table:table-cell office:value-type="float" office:value="2698711" calcext:value-type="float">
            <text:p>2698711</text:p>
          </table:table-cell>
          <table:table-cell/>
          <table:table-cell office:value-type="float" office:value="2783990" calcext:value-type="float">
            <text:p>2783990</text:p>
          </table:table-cell>
          <table:table-cell/>
          <table:table-cell office:value-type="float" office:value="2734362" calcext:value-type="float">
            <text:p>2734362</text:p>
          </table:table-cell>
          <table:table-cell/>
          <table:table-cell office:value-type="float" office:value="4224781" calcext:value-type="float">
            <text:p>4224781</text:p>
          </table:table-cell>
          <table:table-cell/>
          <table:table-cell office:value-type="float" office:value="2778811" calcext:value-type="float">
            <text:p>277881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57572" calcext:value-type="float">
            <text:p>2357572</text:p>
          </table:table-cell>
          <table:table-cell/>
          <table:table-cell office:value-type="float" office:value="2545882" calcext:value-type="float">
            <text:p>2545882</text:p>
          </table:table-cell>
          <table:table-cell/>
          <table:table-cell office:value-type="float" office:value="2568865" calcext:value-type="float">
            <text:p>2568865</text:p>
          </table:table-cell>
          <table:table-cell/>
          <table:table-cell office:value-type="float" office:value="2605388" calcext:value-type="float">
            <text:p>2605388</text:p>
          </table:table-cell>
          <table:table-cell/>
          <table:table-cell office:value-type="float" office:value="2647955" calcext:value-type="float">
            <text:p>2647955</text:p>
          </table:table-cell>
          <table:table-cell/>
          <table:table-cell office:value-type="float" office:value="2526228" calcext:value-type="float">
            <text:p>2526228</text:p>
          </table:table-cell>
          <table:table-cell/>
          <table:table-cell office:value-type="float" office:value="2723623" calcext:value-type="float">
            <text:p>2723623</text:p>
          </table:table-cell>
          <table:table-cell/>
          <table:table-cell office:value-type="float" office:value="3045954" calcext:value-type="float">
            <text:p>3045954</text:p>
          </table:table-cell>
          <table:table-cell/>
          <table:table-cell office:value-type="float" office:value="4165219" calcext:value-type="float">
            <text:p>416521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24041" calcext:value-type="float">
            <text:p>2324041</text:p>
          </table:table-cell>
          <table:table-cell/>
          <table:table-cell office:value-type="float" office:value="2489975" calcext:value-type="float">
            <text:p>2489975</text:p>
          </table:table-cell>
          <table:table-cell/>
          <table:table-cell office:value-type="float" office:value="2519739" calcext:value-type="float">
            <text:p>2519739</text:p>
          </table:table-cell>
          <table:table-cell/>
          <table:table-cell office:value-type="float" office:value="2564403" calcext:value-type="float">
            <text:p>2564403</text:p>
          </table:table-cell>
          <table:table-cell/>
          <table:table-cell office:value-type="float" office:value="2559317" calcext:value-type="float">
            <text:p>2559317</text:p>
          </table:table-cell>
          <table:table-cell/>
          <table:table-cell office:value-type="float" office:value="2553635" calcext:value-type="float">
            <text:p>2553635</text:p>
          </table:table-cell>
          <table:table-cell/>
          <table:table-cell office:value-type="float" office:value="2527408" calcext:value-type="float">
            <text:p>2527408</text:p>
          </table:table-cell>
          <table:table-cell/>
          <table:table-cell office:value-type="float" office:value="2612465" calcext:value-type="float">
            <text:p>2612465</text:p>
          </table:table-cell>
          <table:table-cell/>
          <table:table-cell office:value-type="float" office:value="3026629" calcext:value-type="float">
            <text:p>302662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34607" calcext:value-type="float">
            <text:p>2434607</text:p>
          </table:table-cell>
          <table:table-cell/>
          <table:table-cell office:value-type="float" office:value="2483460" calcext:value-type="float">
            <text:p>2483460</text:p>
          </table:table-cell>
          <table:table-cell/>
          <table:table-cell office:value-type="float" office:value="2519310" calcext:value-type="float">
            <text:p>2519310</text:p>
          </table:table-cell>
          <table:table-cell/>
          <table:table-cell office:value-type="float" office:value="2516162" calcext:value-type="float">
            <text:p>2516162</text:p>
          </table:table-cell>
          <table:table-cell/>
          <table:table-cell office:value-type="float" office:value="2575188" calcext:value-type="float">
            <text:p>2575188</text:p>
          </table:table-cell>
          <table:table-cell/>
          <table:table-cell office:value-type="float" office:value="2541379" calcext:value-type="float">
            <text:p>2541379</text:p>
          </table:table-cell>
          <table:table-cell/>
          <table:table-cell office:value-type="float" office:value="2418786" calcext:value-type="float">
            <text:p>2418786</text:p>
          </table:table-cell>
          <table:table-cell/>
          <table:table-cell office:value-type="float" office:value="2368097" calcext:value-type="float">
            <text:p>2368097</text:p>
          </table:table-cell>
          <table:table-cell/>
          <table:table-cell office:value-type="float" office:value="2545780" calcext:value-type="float">
            <text:p>254578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16350" calcext:value-type="float">
            <text:p>316350</text:p>
          </table:table-cell>
          <table:table-cell/>
          <table:table-cell office:value-type="float" office:value="569738" calcext:value-type="float">
            <text:p>569738</text:p>
          </table:table-cell>
          <table:table-cell/>
          <table:table-cell office:value-type="float" office:value="358108" calcext:value-type="float">
            <text:p>358108</text:p>
          </table:table-cell>
          <table:table-cell/>
          <table:table-cell office:value-type="float" office:value="602676" calcext:value-type="float">
            <text:p>602676</text:p>
          </table:table-cell>
          <table:table-cell/>
          <table:table-cell office:value-type="float" office:value="630862" calcext:value-type="float">
            <text:p>630862</text:p>
          </table:table-cell>
          <table:table-cell/>
          <table:table-cell office:value-type="float" office:value="629164" calcext:value-type="float">
            <text:p>629164</text:p>
          </table:table-cell>
          <table:table-cell/>
          <table:table-cell office:value-type="float" office:value="647332" calcext:value-type="float">
            <text:p>647332</text:p>
          </table:table-cell>
          <table:table-cell/>
          <table:table-cell office:value-type="float" office:value="670203" calcext:value-type="float">
            <text:p>670203</text:p>
          </table:table-cell>
          <table:table-cell/>
          <table:table-cell office:value-type="float" office:value="741139" calcext:value-type="float">
            <text:p>74113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7022" calcext:value-type="float">
            <text:p>247022</text:p>
          </table:table-cell>
          <table:table-cell/>
          <table:table-cell office:value-type="float" office:value="158348" calcext:value-type="float">
            <text:p>158348</text:p>
          </table:table-cell>
          <table:table-cell/>
          <table:table-cell office:value-type="float" office:value="203167" calcext:value-type="float">
            <text:p>203167</text:p>
          </table:table-cell>
          <table:table-cell/>
          <table:table-cell office:value-type="float" office:value="228672" calcext:value-type="float">
            <text:p>228672</text:p>
          </table:table-cell>
          <table:table-cell/>
          <table:table-cell office:value-type="float" office:value="247195" calcext:value-type="float">
            <text:p>247195</text:p>
          </table:table-cell>
          <table:table-cell/>
          <table:table-cell office:value-type="float" office:value="284292" calcext:value-type="float">
            <text:p>284292</text:p>
          </table:table-cell>
          <table:table-cell/>
          <table:table-cell office:value-type="float" office:value="315163" calcext:value-type="float">
            <text:p>315163</text:p>
          </table:table-cell>
          <table:table-cell/>
          <table:table-cell office:value-type="float" office:value="272741" calcext:value-type="float">
            <text:p>272741</text:p>
          </table:table-cell>
          <table:table-cell/>
          <table:table-cell office:value-type="float" office:value="297961" calcext:value-type="float">
            <text:p>29796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8837" calcext:value-type="float">
            <text:p>258837</text:p>
          </table:table-cell>
          <table:table-cell/>
          <table:table-cell office:value-type="float" office:value="218540" calcext:value-type="float">
            <text:p>218540</text:p>
          </table:table-cell>
          <table:table-cell/>
          <table:table-cell office:value-type="float" office:value="249940" calcext:value-type="float">
            <text:p>249940</text:p>
          </table:table-cell>
          <table:table-cell/>
          <table:table-cell office:value-type="float" office:value="233509" calcext:value-type="float">
            <text:p>233509</text:p>
          </table:table-cell>
          <table:table-cell/>
          <table:table-cell office:value-type="float" office:value="242533" calcext:value-type="float">
            <text:p>242533</text:p>
          </table:table-cell>
          <table:table-cell/>
          <table:table-cell office:value-type="float" office:value="171908" calcext:value-type="float">
            <text:p>171908</text:p>
          </table:table-cell>
          <table:table-cell/>
          <table:table-cell office:value-type="float" office:value="249571" calcext:value-type="float">
            <text:p>249571</text:p>
          </table:table-cell>
          <table:table-cell/>
          <table:table-cell office:value-type="float" office:value="299903" calcext:value-type="float">
            <text:p>299903</text:p>
          </table:table-cell>
          <table:table-cell/>
          <table:table-cell office:value-type="float" office:value="330435" calcext:value-type="float">
            <text:p>33043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63362" calcext:value-type="float">
            <text:p>263362</text:p>
          </table:table-cell>
          <table:table-cell/>
          <table:table-cell office:value-type="float" office:value="245975" calcext:value-type="float">
            <text:p>245975</text:p>
          </table:table-cell>
          <table:table-cell/>
          <table:table-cell office:value-type="float" office:value="286894" calcext:value-type="float">
            <text:p>286894</text:p>
          </table:table-cell>
          <table:table-cell/>
          <table:table-cell office:value-type="float" office:value="254071" calcext:value-type="float">
            <text:p>254071</text:p>
          </table:table-cell>
          <table:table-cell/>
          <table:table-cell office:value-type="float" office:value="259103" calcext:value-type="float">
            <text:p>259103</text:p>
          </table:table-cell>
          <table:table-cell/>
          <table:table-cell office:value-type="float" office:value="262916" calcext:value-type="float">
            <text:p>262916</text:p>
          </table:table-cell>
          <table:table-cell/>
          <table:table-cell office:value-type="float" office:value="263995" calcext:value-type="float">
            <text:p>263995</text:p>
          </table:table-cell>
          <table:table-cell/>
          <table:table-cell office:value-type="float" office:value="301836" calcext:value-type="float">
            <text:p>301836</text:p>
          </table:table-cell>
          <table:table-cell/>
          <table:table-cell office:value-type="float" office:value="313314" calcext:value-type="float">
            <text:p>31331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90348" calcext:value-type="float">
            <text:p>290348</text:p>
          </table:table-cell>
          <table:table-cell/>
          <table:table-cell office:value-type="float" office:value="280113" calcext:value-type="float">
            <text:p>280113</text:p>
          </table:table-cell>
          <table:table-cell/>
          <table:table-cell office:value-type="float" office:value="280899" calcext:value-type="float">
            <text:p>280899</text:p>
          </table:table-cell>
          <table:table-cell/>
          <table:table-cell office:value-type="float" office:value="291772" calcext:value-type="float">
            <text:p>291772</text:p>
          </table:table-cell>
          <table:table-cell/>
          <table:table-cell office:value-type="float" office:value="280053" calcext:value-type="float">
            <text:p>280053</text:p>
          </table:table-cell>
          <table:table-cell/>
          <table:table-cell office:value-type="float" office:value="285567" calcext:value-type="float">
            <text:p>285567</text:p>
          </table:table-cell>
          <table:table-cell/>
          <table:table-cell office:value-type="float" office:value="287016" calcext:value-type="float">
            <text:p>287016</text:p>
          </table:table-cell>
          <table:table-cell/>
          <table:table-cell office:value-type="float" office:value="289378" calcext:value-type="float">
            <text:p>289378</text:p>
          </table:table-cell>
          <table:table-cell/>
          <table:table-cell office:value-type="float" office:value="294666" calcext:value-type="float">
            <text:p>294666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F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4018152" calcext:value-type="float">
            <text:p>4018152</text:p>
          </table:table-cell>
          <table:table-cell/>
          <table:table-cell office:value-type="float" office:value="5860307" calcext:value-type="float">
            <text:p>5860307</text:p>
          </table:table-cell>
          <table:table-cell/>
          <table:table-cell office:value-type="float" office:value="4897948" calcext:value-type="float">
            <text:p>4897948</text:p>
          </table:table-cell>
          <table:table-cell/>
          <table:table-cell office:value-type="float" office:value="5860307" calcext:value-type="float">
            <text:p>5860307</text:p>
          </table:table-cell>
          <table:table-cell/>
          <table:table-cell office:value-type="float" office:value="5860307" calcext:value-type="float">
            <text:p>5860307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3657016" calcext:value-type="float">
            <text:p>3657016</text:p>
          </table:table-cell>
          <table:table-cell/>
          <table:table-cell office:value-type="float" office:value="5325799" calcext:value-type="float">
            <text:p>5325799</text:p>
          </table:table-cell>
          <table:table-cell/>
          <table:table-cell office:value-type="float" office:value="6114306" calcext:value-type="float">
            <text:p>6114306</text:p>
          </table:table-cell>
          <table:table-cell/>
          <table:table-cell office:value-type="float" office:value="6727225" calcext:value-type="float">
            <text:p>6727225</text:p>
          </table:table-cell>
          <table:table-cell/>
          <table:table-cell office:value-type="float" office:value="6727225" calcext:value-type="float">
            <text:p>6727225</text:p>
          </table:table-cell>
          <table:table-cell/>
          <table:table-cell office:value-type="float" office:value="5784891" calcext:value-type="float">
            <text:p>5784891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4132864" calcext:value-type="float">
            <text:p>4132864</text:p>
          </table:table-cell>
          <table:table-cell/>
          <table:table-cell office:value-type="float" office:value="5687020" calcext:value-type="float">
            <text:p>5687020</text:p>
          </table:table-cell>
          <table:table-cell/>
          <table:table-cell office:value-type="float" office:value="6107548" calcext:value-type="float">
            <text:p>6107548</text:p>
          </table:table-cell>
          <table:table-cell/>
          <table:table-cell office:value-type="float" office:value="6249745" calcext:value-type="float">
            <text:p>6249745</text:p>
          </table:table-cell>
          <table:table-cell/>
          <table:table-cell office:value-type="float" office:value="7518900" calcext:value-type="float">
            <text:p>7518900</text:p>
          </table:table-cell>
          <table:table-cell/>
          <table:table-cell office:value-type="float" office:value="7314033" calcext:value-type="float">
            <text:p>7314033</text:p>
          </table:table-cell>
          <table:table-cell/>
          <table:table-cell office:value-type="float" office:value="6213578" calcext:value-type="float">
            <text:p>6213578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3877684" calcext:value-type="float">
            <text:p>3877684</text:p>
          </table:table-cell>
          <table:table-cell/>
          <table:table-cell office:value-type="float" office:value="5744919" calcext:value-type="float">
            <text:p>5744919</text:p>
          </table:table-cell>
          <table:table-cell/>
          <table:table-cell office:value-type="float" office:value="6395018" calcext:value-type="float">
            <text:p>6395018</text:p>
          </table:table-cell>
          <table:table-cell/>
          <table:table-cell office:value-type="float" office:value="7211022" calcext:value-type="float">
            <text:p>7211022</text:p>
          </table:table-cell>
          <table:table-cell/>
          <table:table-cell office:value-type="float" office:value="7758090" calcext:value-type="float">
            <text:p>7758090</text:p>
          </table:table-cell>
          <table:table-cell/>
          <table:table-cell office:value-type="float" office:value="7647578" calcext:value-type="float">
            <text:p>7647578</text:p>
          </table:table-cell>
          <table:table-cell/>
          <table:table-cell office:value-type="float" office:value="7410080" calcext:value-type="float">
            <text:p>7410080</text:p>
          </table:table-cell>
          <table:table-cell/>
          <table:table-cell office:value-type="float" office:value="6395018" calcext:value-type="float">
            <text:p>639501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3970183" calcext:value-type="float">
            <text:p>3970183</text:p>
          </table:table-cell>
          <table:table-cell/>
          <table:table-cell office:value-type="float" office:value="5507740" calcext:value-type="float">
            <text:p>5507740</text:p>
          </table:table-cell>
          <table:table-cell/>
          <table:table-cell office:value-type="float" office:value="6569179" calcext:value-type="float">
            <text:p>6569179</text:p>
          </table:table-cell>
          <table:table-cell/>
          <table:table-cell office:value-type="float" office:value="7319232" calcext:value-type="float">
            <text:p>7319232</text:p>
          </table:table-cell>
          <table:table-cell/>
          <table:table-cell office:value-type="float" office:value="5660167" calcext:value-type="float">
            <text:p>5660167</text:p>
          </table:table-cell>
          <table:table-cell/>
          <table:table-cell office:value-type="float" office:value="7537599" calcext:value-type="float">
            <text:p>7537599</text:p>
          </table:table-cell>
          <table:table-cell/>
          <table:table-cell office:value-type="float" office:value="7420395" calcext:value-type="float">
            <text:p>7420395</text:p>
          </table:table-cell>
          <table:table-cell/>
          <table:table-cell office:value-type="float" office:value="7319232" calcext:value-type="float">
            <text:p>7319232</text:p>
          </table:table-cell>
          <table:table-cell/>
          <table:table-cell office:value-type="float" office:value="6830356" calcext:value-type="float">
            <text:p>6830356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3717289" calcext:value-type="float">
            <text:p>3717289</text:p>
          </table:table-cell>
          <table:table-cell/>
          <table:table-cell office:value-type="float" office:value="4509611" calcext:value-type="float">
            <text:p>4509611</text:p>
          </table:table-cell>
          <table:table-cell/>
          <table:table-cell office:value-type="float" office:value="6225466" calcext:value-type="float">
            <text:p>6225466</text:p>
          </table:table-cell>
          <table:table-cell/>
          <table:table-cell office:value-type="float" office:value="7135648" calcext:value-type="float">
            <text:p>7135648</text:p>
          </table:table-cell>
          <table:table-cell/>
          <table:table-cell office:value-type="float" office:value="7311791" calcext:value-type="float">
            <text:p>7311791</text:p>
          </table:table-cell>
          <table:table-cell/>
          <table:table-cell office:value-type="float" office:value="7368238" calcext:value-type="float">
            <text:p>7368238</text:p>
          </table:table-cell>
          <table:table-cell/>
          <table:table-cell office:value-type="float" office:value="7112016" calcext:value-type="float">
            <text:p>7112016</text:p>
          </table:table-cell>
          <table:table-cell/>
          <table:table-cell office:value-type="float" office:value="7165410" calcext:value-type="float">
            <text:p>7165410</text:p>
          </table:table-cell>
          <table:table-cell/>
          <table:table-cell office:value-type="float" office:value="1838281" calcext:value-type="float">
            <text:p>1838281</text:p>
          </table:table-cell>
          <table:table-cell/>
          <table:table-cell office:value-type="float" office:value="5986827" calcext:value-type="float">
            <text:p>5986827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3747131" calcext:value-type="float">
            <text:p>3747131</text:p>
          </table:table-cell>
          <table:table-cell/>
          <table:table-cell office:value-type="float" office:value="4686519" calcext:value-type="float">
            <text:p>4686519</text:p>
          </table:table-cell>
          <table:table-cell/>
          <table:table-cell office:value-type="float" office:value="5802430" calcext:value-type="float">
            <text:p>5802430</text:p>
          </table:table-cell>
          <table:table-cell/>
          <table:table-cell office:value-type="float" office:value="6302675" calcext:value-type="float">
            <text:p>6302675</text:p>
          </table:table-cell>
          <table:table-cell/>
          <table:table-cell office:value-type="float" office:value="6737716" calcext:value-type="float">
            <text:p>6737716</text:p>
          </table:table-cell>
          <table:table-cell/>
          <table:table-cell office:value-type="float" office:value="6391782" calcext:value-type="float">
            <text:p>6391782</text:p>
          </table:table-cell>
          <table:table-cell/>
          <table:table-cell office:value-type="float" office:value="6122971" calcext:value-type="float">
            <text:p>6122971</text:p>
          </table:table-cell>
          <table:table-cell/>
          <table:table-cell office:value-type="float" office:value="6291135" calcext:value-type="float">
            <text:p>6291135</text:p>
          </table:table-cell>
          <table:table-cell/>
          <table:table-cell office:value-type="float" office:value="6236327" calcext:value-type="float">
            <text:p>6236327</text:p>
          </table:table-cell>
          <table:table-cell/>
          <table:table-cell office:value-type="float" office:value="6112079" calcext:value-type="float">
            <text:p>6112079</text:p>
          </table:table-cell>
          <table:table-cell/>
          <table:table-cell office:value-type="float" office:value="5125556" calcext:value-type="float">
            <text:p>5125556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3538663" calcext:value-type="float">
            <text:p>3538663</text:p>
          </table:table-cell>
          <table:table-cell/>
          <table:table-cell office:value-type="float" office:value="4681287" calcext:value-type="float">
            <text:p>4681287</text:p>
          </table:table-cell>
          <table:table-cell/>
          <table:table-cell office:value-type="float" office:value="5513608" calcext:value-type="float">
            <text:p>5513608</text:p>
          </table:table-cell>
          <table:table-cell/>
          <table:table-cell office:value-type="float" office:value="6095604" calcext:value-type="float">
            <text:p>6095604</text:p>
          </table:table-cell>
          <table:table-cell/>
          <table:table-cell office:value-type="float" office:value="6325656" calcext:value-type="float">
            <text:p>6325656</text:p>
          </table:table-cell>
          <table:table-cell/>
          <table:table-cell office:value-type="float" office:value="6356080" calcext:value-type="float">
            <text:p>6356080</text:p>
          </table:table-cell>
          <table:table-cell/>
          <table:table-cell office:value-type="float" office:value="6108608" calcext:value-type="float">
            <text:p>6108608</text:p>
          </table:table-cell>
          <table:table-cell/>
          <table:table-cell office:value-type="float" office:value="6172253" calcext:value-type="float">
            <text:p>6172253</text:p>
          </table:table-cell>
          <table:table-cell/>
          <table:table-cell office:value-type="float" office:value="5889763" calcext:value-type="float">
            <text:p>5889763</text:p>
          </table:table-cell>
          <table:table-cell/>
          <table:table-cell office:value-type="float" office:value="6077276" calcext:value-type="float">
            <text:p>6077276</text:p>
          </table:table-cell>
          <table:table-cell/>
          <table:table-cell office:value-type="float" office:value="5385702" calcext:value-type="float">
            <text:p>5385702</text:p>
          </table:table-cell>
          <table:table-cell/>
          <table:table-cell office:value-type="float" office:value="4873164" calcext:value-type="float">
            <text:p>4873164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2904972" calcext:value-type="float">
            <text:p>2904972</text:p>
          </table:table-cell>
          <table:table-cell/>
          <table:table-cell office:value-type="float" office:value="4533603" calcext:value-type="float">
            <text:p>4533603</text:p>
          </table:table-cell>
          <table:table-cell/>
          <table:table-cell office:value-type="float" office:value="5305373" calcext:value-type="float">
            <text:p>5305373</text:p>
          </table:table-cell>
          <table:table-cell/>
          <table:table-cell office:value-type="float" office:value="5934423" calcext:value-type="float">
            <text:p>5934423</text:p>
          </table:table-cell>
          <table:table-cell/>
          <table:table-cell office:value-type="float" office:value="6168821" calcext:value-type="float">
            <text:p>6168821</text:p>
          </table:table-cell>
          <table:table-cell/>
          <table:table-cell office:value-type="float" office:value="6168821" calcext:value-type="float">
            <text:p>6168821</text:p>
          </table:table-cell>
          <table:table-cell/>
          <table:table-cell office:value-type="float" office:value="6143453" calcext:value-type="float">
            <text:p>6143453</text:p>
          </table:table-cell>
          <table:table-cell/>
          <table:table-cell office:value-type="float" office:value="6074485" calcext:value-type="float">
            <text:p>6074485</text:p>
          </table:table-cell>
          <table:table-cell/>
          <table:table-cell office:value-type="float" office:value="6272998" calcext:value-type="float">
            <text:p>6272998</text:p>
          </table:table-cell>
          <table:table-cell/>
          <table:table-cell office:value-type="float" office:value="6157214" calcext:value-type="float">
            <text:p>6157214</text:p>
          </table:table-cell>
          <table:table-cell/>
          <table:table-cell office:value-type="float" office:value="5533055" calcext:value-type="float">
            <text:p>5533055</text:p>
          </table:table-cell>
          <table:table-cell/>
          <table:table-cell office:value-type="float" office:value="5075366" calcext:value-type="float">
            <text:p>5075366</text:p>
          </table:table-cell>
          <table:table-cell/>
          <table:table-cell office:value-type="float" office:value="5137595" calcext:value-type="float">
            <text:p>513759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245293" calcext:value-type="float">
            <text:p>6245293</text:p>
          </table:table-cell>
          <table:table-cell/>
          <table:table-cell office:value-type="float" office:value="5439506" calcext:value-type="float">
            <text:p>5439506</text:p>
          </table:table-cell>
          <table:table-cell/>
          <table:table-cell office:value-type="float" office:value="6204693" calcext:value-type="float">
            <text:p>6204693</text:p>
          </table:table-cell>
          <table:table-cell/>
          <table:table-cell office:value-type="float" office:value="6252111" calcext:value-type="float">
            <text:p>6252111</text:p>
          </table:table-cell>
          <table:table-cell/>
          <table:table-cell office:value-type="float" office:value="6327234" calcext:value-type="float">
            <text:p>6327234</text:p>
          </table:table-cell>
          <table:table-cell/>
          <table:table-cell office:value-type="float" office:value="6136542" calcext:value-type="float">
            <text:p>6136542</text:p>
          </table:table-cell>
          <table:table-cell/>
          <table:table-cell office:value-type="float" office:value="5834858" calcext:value-type="float">
            <text:p>5834858</text:p>
          </table:table-cell>
          <table:table-cell/>
          <table:table-cell office:value-type="float" office:value="5299606" calcext:value-type="float">
            <text:p>5299606</text:p>
          </table:table-cell>
          <table:table-cell/>
          <table:table-cell office:value-type="float" office:value="5133719" calcext:value-type="float">
            <text:p>513371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035196" calcext:value-type="float">
            <text:p>6035196</text:p>
          </table:table-cell>
          <table:table-cell/>
          <table:table-cell office:value-type="float" office:value="6360881" calcext:value-type="float">
            <text:p>6360881</text:p>
          </table:table-cell>
          <table:table-cell/>
          <table:table-cell office:value-type="float" office:value="6421960" calcext:value-type="float">
            <text:p>6421960</text:p>
          </table:table-cell>
          <table:table-cell/>
          <table:table-cell office:value-type="float" office:value="6500938" calcext:value-type="float">
            <text:p>6500938</text:p>
          </table:table-cell>
          <table:table-cell/>
          <table:table-cell office:value-type="float" office:value="6396852" calcext:value-type="float">
            <text:p>6396852</text:p>
          </table:table-cell>
          <table:table-cell/>
          <table:table-cell office:value-type="float" office:value="5153045" calcext:value-type="float">
            <text:p>5153045</text:p>
          </table:table-cell>
          <table:table-cell/>
          <table:table-cell office:value-type="float" office:value="5538899" calcext:value-type="float">
            <text:p>5538899</text:p>
          </table:table-cell>
          <table:table-cell/>
          <table:table-cell office:value-type="float" office:value="5092990" calcext:value-type="float">
            <text:p>5092990</text:p>
          </table:table-cell>
          <table:table-cell/>
          <table:table-cell office:value-type="float" office:value="5187764" calcext:value-type="float">
            <text:p>518776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222560" calcext:value-type="float">
            <text:p>6222560</text:p>
          </table:table-cell>
          <table:table-cell/>
          <table:table-cell office:value-type="float" office:value="6185593" calcext:value-type="float">
            <text:p>6185593</text:p>
          </table:table-cell>
          <table:table-cell/>
          <table:table-cell office:value-type="float" office:value="6264537" calcext:value-type="float">
            <text:p>6264537</text:p>
          </table:table-cell>
          <table:table-cell/>
          <table:table-cell office:value-type="float" office:value="6226719" calcext:value-type="float">
            <text:p>6226719</text:p>
          </table:table-cell>
          <table:table-cell/>
          <table:table-cell office:value-type="float" office:value="6251999" calcext:value-type="float">
            <text:p>6251999</text:p>
          </table:table-cell>
          <table:table-cell/>
          <table:table-cell office:value-type="float" office:value="6294591" calcext:value-type="float">
            <text:p>6294591</text:p>
          </table:table-cell>
          <table:table-cell/>
          <table:table-cell office:value-type="float" office:value="6071845" calcext:value-type="float">
            <text:p>6071845</text:p>
          </table:table-cell>
          <table:table-cell/>
          <table:table-cell office:value-type="float" office:value="5459949" calcext:value-type="float">
            <text:p>5459949</text:p>
          </table:table-cell>
          <table:table-cell/>
          <table:table-cell office:value-type="float" office:value="5105847" calcext:value-type="float">
            <text:p>510584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501415" calcext:value-type="float">
            <text:p>6501415</text:p>
          </table:table-cell>
          <table:table-cell/>
          <table:table-cell office:value-type="float" office:value="6376797" calcext:value-type="float">
            <text:p>6376797</text:p>
          </table:table-cell>
          <table:table-cell/>
          <table:table-cell office:value-type="float" office:value="6202685" calcext:value-type="float">
            <text:p>6202685</text:p>
          </table:table-cell>
          <table:table-cell/>
          <table:table-cell office:value-type="float" office:value="6555098" calcext:value-type="float">
            <text:p>6555098</text:p>
          </table:table-cell>
          <table:table-cell/>
          <table:table-cell office:value-type="float" office:value="6410518" calcext:value-type="float">
            <text:p>6410518</text:p>
          </table:table-cell>
          <table:table-cell/>
          <table:table-cell office:value-type="float" office:value="6436449" calcext:value-type="float">
            <text:p>6436449</text:p>
          </table:table-cell>
          <table:table-cell/>
          <table:table-cell office:value-type="float" office:value="6112275" calcext:value-type="float">
            <text:p>6112275</text:p>
          </table:table-cell>
          <table:table-cell/>
          <table:table-cell office:value-type="float" office:value="5479371" calcext:value-type="float">
            <text:p>5479371</text:p>
          </table:table-cell>
          <table:table-cell/>
          <table:table-cell office:value-type="float" office:value="5174883" calcext:value-type="float">
            <text:p>517488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707021" calcext:value-type="float">
            <text:p>6707021</text:p>
          </table:table-cell>
          <table:table-cell/>
          <table:table-cell office:value-type="float" office:value="6455245" calcext:value-type="float">
            <text:p>6455245</text:p>
          </table:table-cell>
          <table:table-cell/>
          <table:table-cell office:value-type="float" office:value="6453483" calcext:value-type="float">
            <text:p>6453483</text:p>
          </table:table-cell>
          <table:table-cell/>
          <table:table-cell office:value-type="float" office:value="6365809" calcext:value-type="float">
            <text:p>6365809</text:p>
          </table:table-cell>
          <table:table-cell/>
          <table:table-cell office:value-type="float" office:value="6496514" calcext:value-type="float">
            <text:p>6496514</text:p>
          </table:table-cell>
          <table:table-cell/>
          <table:table-cell office:value-type="float" office:value="6487257" calcext:value-type="float">
            <text:p>6487257</text:p>
          </table:table-cell>
          <table:table-cell/>
          <table:table-cell office:value-type="float" office:value="6276650" calcext:value-type="float">
            <text:p>6276650</text:p>
          </table:table-cell>
          <table:table-cell/>
          <table:table-cell office:value-type="float" office:value="5549840" calcext:value-type="float">
            <text:p>5549840</text:p>
          </table:table-cell>
          <table:table-cell/>
          <table:table-cell office:value-type="float" office:value="5293012" calcext:value-type="float">
            <text:p>529301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44059" calcext:value-type="float">
            <text:p>444059</text:p>
          </table:table-cell>
          <table:table-cell/>
          <table:table-cell office:value-type="float" office:value="396135" calcext:value-type="float">
            <text:p>396135</text:p>
          </table:table-cell>
          <table:table-cell/>
          <table:table-cell office:value-type="float" office:value="430959" calcext:value-type="float">
            <text:p>430959</text:p>
          </table:table-cell>
          <table:table-cell/>
          <table:table-cell office:value-type="float" office:value="344617" calcext:value-type="float">
            <text:p>344617</text:p>
          </table:table-cell>
          <table:table-cell/>
          <table:table-cell office:value-type="float" office:value="409515" calcext:value-type="float">
            <text:p>409515</text:p>
          </table:table-cell>
          <table:table-cell/>
          <table:table-cell office:value-type="float" office:value="440027" calcext:value-type="float">
            <text:p>440027</text:p>
          </table:table-cell>
          <table:table-cell/>
          <table:table-cell office:value-type="float" office:value="439234" calcext:value-type="float">
            <text:p>439234</text:p>
          </table:table-cell>
          <table:table-cell/>
          <table:table-cell office:value-type="float" office:value="429313" calcext:value-type="float">
            <text:p>429313</text:p>
          </table:table-cell>
          <table:table-cell/>
          <table:table-cell office:value-type="float" office:value="432692" calcext:value-type="float">
            <text:p>43269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28274" calcext:value-type="float">
            <text:p>428274</text:p>
          </table:table-cell>
          <table:table-cell/>
          <table:table-cell office:value-type="float" office:value="357521" calcext:value-type="float">
            <text:p>357521</text:p>
          </table:table-cell>
          <table:table-cell/>
          <table:table-cell office:value-type="float" office:value="385589" calcext:value-type="float">
            <text:p>385589</text:p>
          </table:table-cell>
          <table:table-cell/>
          <table:table-cell office:value-type="float" office:value="436815" calcext:value-type="float">
            <text:p>436815</text:p>
          </table:table-cell>
          <table:table-cell/>
          <table:table-cell office:value-type="float" office:value="440662" calcext:value-type="float">
            <text:p>440662</text:p>
          </table:table-cell>
          <table:table-cell/>
          <table:table-cell office:value-type="float" office:value="422623" calcext:value-type="float">
            <text:p>422623</text:p>
          </table:table-cell>
          <table:table-cell/>
          <table:table-cell office:value-type="float" office:value="279219" calcext:value-type="float">
            <text:p>279219</text:p>
          </table:table-cell>
          <table:table-cell/>
          <table:table-cell office:value-type="float" office:value="441900" calcext:value-type="float">
            <text:p>441900</text:p>
          </table:table-cell>
          <table:table-cell/>
          <table:table-cell office:value-type="float" office:value="434103" calcext:value-type="float">
            <text:p>43410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32443" calcext:value-type="float">
            <text:p>432443</text:p>
          </table:table-cell>
          <table:table-cell/>
          <table:table-cell office:value-type="float" office:value="422456" calcext:value-type="float">
            <text:p>422456</text:p>
          </table:table-cell>
          <table:table-cell/>
          <table:table-cell office:value-type="float" office:value="439968" calcext:value-type="float">
            <text:p>439968</text:p>
          </table:table-cell>
          <table:table-cell/>
          <table:table-cell office:value-type="float" office:value="380610" calcext:value-type="float">
            <text:p>380610</text:p>
          </table:table-cell>
          <table:table-cell/>
          <table:table-cell office:value-type="float" office:value="430050" calcext:value-type="float">
            <text:p>430050</text:p>
          </table:table-cell>
          <table:table-cell/>
          <table:table-cell office:value-type="float" office:value="437009" calcext:value-type="float">
            <text:p>437009</text:p>
          </table:table-cell>
          <table:table-cell/>
          <table:table-cell office:value-type="float" office:value="435781" calcext:value-type="float">
            <text:p>435781</text:p>
          </table:table-cell>
          <table:table-cell/>
          <table:table-cell office:value-type="float" office:value="435196" calcext:value-type="float">
            <text:p>435196</text:p>
          </table:table-cell>
          <table:table-cell/>
          <table:table-cell office:value-type="float" office:value="431593" calcext:value-type="float">
            <text:p>431593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-F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3791156" calcext:value-type="float">
            <text:p>3791156</text:p>
          </table:table-cell>
          <table:table-cell/>
          <table:table-cell office:value-type="float" office:value="5389653" calcext:value-type="float">
            <text:p>5389653</text:p>
          </table:table-cell>
          <table:table-cell/>
          <table:table-cell office:value-type="float" office:value="6271021" calcext:value-type="float">
            <text:p>6271021</text:p>
          </table:table-cell>
          <table:table-cell/>
          <table:table-cell office:value-type="float" office:value="6421025" calcext:value-type="float">
            <text:p>6421025</text:p>
          </table:table-cell>
          <table:table-cell/>
          <table:table-cell office:value-type="float" office:value="7940539" calcext:value-type="float">
            <text:p>7940539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3867787" calcext:value-type="float">
            <text:p>3867787</text:p>
          </table:table-cell>
          <table:table-cell/>
          <table:table-cell office:value-type="float" office:value="5325799" calcext:value-type="float">
            <text:p>5325799</text:p>
          </table:table-cell>
          <table:table-cell/>
          <table:table-cell office:value-type="float" office:value="6406138" calcext:value-type="float">
            <text:p>6406138</text:p>
          </table:table-cell>
          <table:table-cell/>
          <table:table-cell office:value-type="float" office:value="7476717" calcext:value-type="float">
            <text:p>7476717</text:p>
          </table:table-cell>
          <table:table-cell/>
          <table:table-cell office:value-type="float" office:value="8036304" calcext:value-type="float">
            <text:p>8036304</text:p>
          </table:table-cell>
          <table:table-cell/>
          <table:table-cell office:value-type="float" office:value="7582312" calcext:value-type="float">
            <text:p>7582312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3879045" calcext:value-type="float">
            <text:p>3879045</text:p>
          </table:table-cell>
          <table:table-cell/>
          <table:table-cell office:value-type="float" office:value="4819184" calcext:value-type="float">
            <text:p>4819184</text:p>
          </table:table-cell>
          <table:table-cell/>
          <table:table-cell office:value-type="float" office:value="6249745" calcext:value-type="float">
            <text:p>6249745</text:p>
          </table:table-cell>
          <table:table-cell/>
          <table:table-cell office:value-type="float" office:value="5841722" calcext:value-type="float">
            <text:p>5841722</text:p>
          </table:table-cell>
          <table:table-cell/>
          <table:table-cell office:value-type="float" office:value="7518900" calcext:value-type="float">
            <text:p>7518900</text:p>
          </table:table-cell>
          <table:table-cell/>
          <table:table-cell office:value-type="float" office:value="7735574" calcext:value-type="float">
            <text:p>7735574</text:p>
          </table:table-cell>
          <table:table-cell/>
          <table:table-cell office:value-type="float" office:value="5347168" calcext:value-type="float">
            <text:p>5347168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3556580" calcext:value-type="float">
            <text:p>3556580</text:p>
          </table:table-cell>
          <table:table-cell/>
          <table:table-cell office:value-type="float" office:value="4784885" calcext:value-type="float">
            <text:p>4784885</text:p>
          </table:table-cell>
          <table:table-cell/>
          <table:table-cell office:value-type="float" office:value="6246213" calcext:value-type="float">
            <text:p>6246213</text:p>
          </table:table-cell>
          <table:table-cell/>
          <table:table-cell office:value-type="float" office:value="7022379" calcext:value-type="float">
            <text:p>7022379</text:p>
          </table:table-cell>
          <table:table-cell/>
          <table:table-cell office:value-type="float" office:value="7435738" calcext:value-type="float">
            <text:p>7435738</text:p>
          </table:table-cell>
          <table:table-cell/>
          <table:table-cell office:value-type="float" office:value="7435738" calcext:value-type="float">
            <text:p>7435738</text:p>
          </table:table-cell>
          <table:table-cell/>
          <table:table-cell office:value-type="float" office:value="7115451" calcext:value-type="float">
            <text:p>7115451</text:p>
          </table:table-cell>
          <table:table-cell/>
          <table:table-cell office:value-type="float" office:value="7211022" calcext:value-type="float">
            <text:p>721102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3696803" calcext:value-type="float">
            <text:p>3696803</text:p>
          </table:table-cell>
          <table:table-cell/>
          <table:table-cell office:value-type="float" office:value="4415030" calcext:value-type="float">
            <text:p>4415030</text:p>
          </table:table-cell>
          <table:table-cell/>
          <table:table-cell office:value-type="float" office:value="5751117" calcext:value-type="float">
            <text:p>5751117</text:p>
          </table:table-cell>
          <table:table-cell/>
          <table:table-cell office:value-type="float" office:value="6874084" calcext:value-type="float">
            <text:p>6874084</text:p>
          </table:table-cell>
          <table:table-cell/>
          <table:table-cell office:value-type="float" office:value="6364746" calcext:value-type="float">
            <text:p>6364746</text:p>
          </table:table-cell>
          <table:table-cell/>
          <table:table-cell office:value-type="float" office:value="6963241" calcext:value-type="float">
            <text:p>6963241</text:p>
          </table:table-cell>
          <table:table-cell/>
          <table:table-cell office:value-type="float" office:value="7160597" calcext:value-type="float">
            <text:p>7160597</text:p>
          </table:table-cell>
          <table:table-cell/>
          <table:table-cell office:value-type="float" office:value="6650556" calcext:value-type="float">
            <text:p>6650556</text:p>
          </table:table-cell>
          <table:table-cell/>
          <table:table-cell office:value-type="float" office:value="6650556" calcext:value-type="float">
            <text:p>6650556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3436240" calcext:value-type="float">
            <text:p>3436240</text:p>
          </table:table-cell>
          <table:table-cell/>
          <table:table-cell office:value-type="float" office:value="4441984" calcext:value-type="float">
            <text:p>4441984</text:p>
          </table:table-cell>
          <table:table-cell/>
          <table:table-cell office:value-type="float" office:value="5655716" calcext:value-type="float">
            <text:p>5655716</text:p>
          </table:table-cell>
          <table:table-cell/>
          <table:table-cell office:value-type="float" office:value="6284678" calcext:value-type="float">
            <text:p>6284678</text:p>
          </table:table-cell>
          <table:table-cell/>
          <table:table-cell office:value-type="float" office:value="6340344" calcext:value-type="float">
            <text:p>6340344</text:p>
          </table:table-cell>
          <table:table-cell/>
          <table:table-cell office:value-type="float" office:value="6303124" calcext:value-type="float">
            <text:p>6303124</text:p>
          </table:table-cell>
          <table:table-cell/>
          <table:table-cell office:value-type="float" office:value="6523312" calcext:value-type="float">
            <text:p>6523312</text:p>
          </table:table-cell>
          <table:table-cell/>
          <table:table-cell office:value-type="float" office:value="5916724" calcext:value-type="float">
            <text:p>5916724</text:p>
          </table:table-cell>
          <table:table-cell/>
          <table:table-cell office:value-type="float" office:value="5549749" calcext:value-type="float">
            <text:p>5549749</text:p>
          </table:table-cell>
          <table:table-cell/>
          <table:table-cell office:value-type="float" office:value="6024617" calcext:value-type="float">
            <text:p>6024617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3402085" calcext:value-type="float">
            <text:p>3402085</text:p>
          </table:table-cell>
          <table:table-cell/>
          <table:table-cell office:value-type="float" office:value="4197577" calcext:value-type="float">
            <text:p>4197577</text:p>
          </table:table-cell>
          <table:table-cell/>
          <table:table-cell office:value-type="float" office:value="5120972" calcext:value-type="float">
            <text:p>5120972</text:p>
          </table:table-cell>
          <table:table-cell/>
          <table:table-cell office:value-type="float" office:value="5340661" calcext:value-type="float">
            <text:p>5340661</text:p>
          </table:table-cell>
          <table:table-cell/>
          <table:table-cell office:value-type="float" office:value="5704175" calcext:value-type="float">
            <text:p>5704175</text:p>
          </table:table-cell>
          <table:table-cell/>
          <table:table-cell office:value-type="float" office:value="5885924" calcext:value-type="float">
            <text:p>5885924</text:p>
          </table:table-cell>
          <table:table-cell/>
          <table:table-cell office:value-type="float" office:value="5902100" calcext:value-type="float">
            <text:p>5902100</text:p>
          </table:table-cell>
          <table:table-cell/>
          <table:table-cell office:value-type="float" office:value="5572803" calcext:value-type="float">
            <text:p>5572803</text:p>
          </table:table-cell>
          <table:table-cell/>
          <table:table-cell office:value-type="float" office:value="5833956" calcext:value-type="float">
            <text:p>5833956</text:p>
          </table:table-cell>
          <table:table-cell/>
          <table:table-cell office:value-type="float" office:value="5802430" calcext:value-type="float">
            <text:p>5802430</text:p>
          </table:table-cell>
          <table:table-cell/>
          <table:table-cell office:value-type="float" office:value="5145513" calcext:value-type="float">
            <text:p>5145513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3193935" calcext:value-type="float">
            <text:p>3193935</text:p>
          </table:table-cell>
          <table:table-cell/>
          <table:table-cell office:value-type="float" office:value="4006122" calcext:value-type="float">
            <text:p>4006122</text:p>
          </table:table-cell>
          <table:table-cell/>
          <table:table-cell office:value-type="float" office:value="3181514" calcext:value-type="float">
            <text:p>3181514</text:p>
          </table:table-cell>
          <table:table-cell/>
          <table:table-cell office:value-type="float" office:value="5041185" calcext:value-type="float">
            <text:p>5041185</text:p>
          </table:table-cell>
          <table:table-cell/>
          <table:table-cell office:value-type="float" office:value="4968291" calcext:value-type="float">
            <text:p>4968291</text:p>
          </table:table-cell>
          <table:table-cell/>
          <table:table-cell office:value-type="float" office:value="5241116" calcext:value-type="float">
            <text:p>5241116</text:p>
          </table:table-cell>
          <table:table-cell/>
          <table:table-cell office:value-type="float" office:value="5326425" calcext:value-type="float">
            <text:p>5326425</text:p>
          </table:table-cell>
          <table:table-cell/>
          <table:table-cell office:value-type="float" office:value="5350479" calcext:value-type="float">
            <text:p>5350479</text:p>
          </table:table-cell>
          <table:table-cell/>
          <table:table-cell office:value-type="float" office:value="5237920" calcext:value-type="float">
            <text:p>5237920</text:p>
          </table:table-cell>
          <table:table-cell/>
          <table:table-cell office:value-type="float" office:value="5497729" calcext:value-type="float">
            <text:p>5497729</text:p>
          </table:table-cell>
          <table:table-cell/>
          <table:table-cell office:value-type="float" office:value="4961834" calcext:value-type="float">
            <text:p>4961834</text:p>
          </table:table-cell>
          <table:table-cell/>
          <table:table-cell office:value-type="float" office:value="4489235" calcext:value-type="float">
            <text:p>4489235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3030118" calcext:value-type="float">
            <text:p>3030118</text:p>
          </table:table-cell>
          <table:table-cell/>
          <table:table-cell office:value-type="float" office:value="3974566" calcext:value-type="float">
            <text:p>3974566</text:p>
          </table:table-cell>
          <table:table-cell/>
          <table:table-cell office:value-type="float" office:value="3915906" calcext:value-type="float">
            <text:p>3915906</text:p>
          </table:table-cell>
          <table:table-cell/>
          <table:table-cell office:value-type="float" office:value="4115725" calcext:value-type="float">
            <text:p>4115725</text:p>
          </table:table-cell>
          <table:table-cell/>
          <table:table-cell office:value-type="float" office:value="5223112" calcext:value-type="float">
            <text:p>5223112</text:p>
          </table:table-cell>
          <table:table-cell/>
          <table:table-cell office:value-type="float" office:value="5273212" calcext:value-type="float">
            <text:p>5273212</text:p>
          </table:table-cell>
          <table:table-cell/>
          <table:table-cell office:value-type="float" office:value="5382246" calcext:value-type="float">
            <text:p>5382246</text:p>
          </table:table-cell>
          <table:table-cell/>
          <table:table-cell office:value-type="float" office:value="5300463" calcext:value-type="float">
            <text:p>5300463</text:p>
          </table:table-cell>
          <table:table-cell/>
          <table:table-cell office:value-type="float" office:value="5496324" calcext:value-type="float">
            <text:p>5496324</text:p>
          </table:table-cell>
          <table:table-cell/>
          <table:table-cell office:value-type="float" office:value="4336761" calcext:value-type="float">
            <text:p>4336761</text:p>
          </table:table-cell>
          <table:table-cell/>
          <table:table-cell office:value-type="float" office:value="4062441" calcext:value-type="float">
            <text:p>4062441</text:p>
          </table:table-cell>
          <table:table-cell/>
          <table:table-cell office:value-type="float" office:value="4540792" calcext:value-type="float">
            <text:p>4540792</text:p>
          </table:table-cell>
          <table:table-cell/>
          <table:table-cell office:value-type="float" office:value="4430711" calcext:value-type="float">
            <text:p>443071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710070" calcext:value-type="float">
            <text:p>4710070</text:p>
          </table:table-cell>
          <table:table-cell/>
          <table:table-cell office:value-type="float" office:value="5306358" calcext:value-type="float">
            <text:p>5306358</text:p>
          </table:table-cell>
          <table:table-cell/>
          <table:table-cell office:value-type="float" office:value="5161870" calcext:value-type="float">
            <text:p>5161870</text:p>
          </table:table-cell>
          <table:table-cell/>
          <table:table-cell office:value-type="float" office:value="5300423" calcext:value-type="float">
            <text:p>5300423</text:p>
          </table:table-cell>
          <table:table-cell/>
          <table:table-cell office:value-type="float" office:value="5394881" calcext:value-type="float">
            <text:p>5394881</text:p>
          </table:table-cell>
          <table:table-cell/>
          <table:table-cell office:value-type="float" office:value="4675143" calcext:value-type="float">
            <text:p>4675143</text:p>
          </table:table-cell>
          <table:table-cell/>
          <table:table-cell office:value-type="float" office:value="5063736" calcext:value-type="float">
            <text:p>5063736</text:p>
          </table:table-cell>
          <table:table-cell/>
          <table:table-cell office:value-type="float" office:value="4579191" calcext:value-type="float">
            <text:p>4579191</text:p>
          </table:table-cell>
          <table:table-cell/>
          <table:table-cell office:value-type="float" office:value="4009794" calcext:value-type="float">
            <text:p>400979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285625" calcext:value-type="float">
            <text:p>5285625</text:p>
          </table:table-cell>
          <table:table-cell/>
          <table:table-cell office:value-type="float" office:value="4487523" calcext:value-type="float">
            <text:p>4487523</text:p>
          </table:table-cell>
          <table:table-cell/>
          <table:table-cell office:value-type="float" office:value="5363491" calcext:value-type="float">
            <text:p>5363491</text:p>
          </table:table-cell>
          <table:table-cell/>
          <table:table-cell office:value-type="float" office:value="5366947" calcext:value-type="float">
            <text:p>5366947</text:p>
          </table:table-cell>
          <table:table-cell/>
          <table:table-cell office:value-type="float" office:value="5333312" calcext:value-type="float">
            <text:p>5333312</text:p>
          </table:table-cell>
          <table:table-cell/>
          <table:table-cell office:value-type="float" office:value="5013110" calcext:value-type="float">
            <text:p>5013110</text:p>
          </table:table-cell>
          <table:table-cell/>
          <table:table-cell office:value-type="float" office:value="5006171" calcext:value-type="float">
            <text:p>5006171</text:p>
          </table:table-cell>
          <table:table-cell/>
          <table:table-cell office:value-type="float" office:value="4626265" calcext:value-type="float">
            <text:p>4626265</text:p>
          </table:table-cell>
          <table:table-cell/>
          <table:table-cell office:value-type="float" office:value="4226172" calcext:value-type="float">
            <text:p>422617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121782" calcext:value-type="float">
            <text:p>5121782</text:p>
          </table:table-cell>
          <table:table-cell/>
          <table:table-cell office:value-type="float" office:value="5134219" calcext:value-type="float">
            <text:p>5134219</text:p>
          </table:table-cell>
          <table:table-cell/>
          <table:table-cell office:value-type="float" office:value="5196336" calcext:value-type="float">
            <text:p>5196336</text:p>
          </table:table-cell>
          <table:table-cell/>
          <table:table-cell office:value-type="float" office:value="5147728" calcext:value-type="float">
            <text:p>5147728</text:p>
          </table:table-cell>
          <table:table-cell/>
          <table:table-cell office:value-type="float" office:value="5157290" calcext:value-type="float">
            <text:p>5157290</text:p>
          </table:table-cell>
          <table:table-cell/>
          <table:table-cell office:value-type="float" office:value="5390988" calcext:value-type="float">
            <text:p>5390988</text:p>
          </table:table-cell>
          <table:table-cell/>
          <table:table-cell office:value-type="float" office:value="4900797" calcext:value-type="float">
            <text:p>4900797</text:p>
          </table:table-cell>
          <table:table-cell/>
          <table:table-cell office:value-type="float" office:value="4523778" calcext:value-type="float">
            <text:p>4523778</text:p>
          </table:table-cell>
          <table:table-cell/>
          <table:table-cell office:value-type="float" office:value="4387768" calcext:value-type="float">
            <text:p>438776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141296" calcext:value-type="float">
            <text:p>5141296</text:p>
          </table:table-cell>
          <table:table-cell/>
          <table:table-cell office:value-type="float" office:value="5189954" calcext:value-type="float">
            <text:p>5189954</text:p>
          </table:table-cell>
          <table:table-cell/>
          <table:table-cell office:value-type="float" office:value="5305068" calcext:value-type="float">
            <text:p>5305068</text:p>
          </table:table-cell>
          <table:table-cell/>
          <table:table-cell office:value-type="float" office:value="5256424" calcext:value-type="float">
            <text:p>5256424</text:p>
          </table:table-cell>
          <table:table-cell/>
          <table:table-cell office:value-type="float" office:value="5239941" calcext:value-type="float">
            <text:p>5239941</text:p>
          </table:table-cell>
          <table:table-cell/>
          <table:table-cell office:value-type="float" office:value="5310116" calcext:value-type="float">
            <text:p>5310116</text:p>
          </table:table-cell>
          <table:table-cell/>
          <table:table-cell office:value-type="float" office:value="4969458" calcext:value-type="float">
            <text:p>4969458</text:p>
          </table:table-cell>
          <table:table-cell/>
          <table:table-cell office:value-type="float" office:value="4543383" calcext:value-type="float">
            <text:p>4543383</text:p>
          </table:table-cell>
          <table:table-cell/>
          <table:table-cell office:value-type="float" office:value="4404515" calcext:value-type="float">
            <text:p>440451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264564" calcext:value-type="float">
            <text:p>5264564</text:p>
          </table:table-cell>
          <table:table-cell/>
          <table:table-cell office:value-type="float" office:value="5328939" calcext:value-type="float">
            <text:p>5328939</text:p>
          </table:table-cell>
          <table:table-cell/>
          <table:table-cell office:value-type="float" office:value="4689050" calcext:value-type="float">
            <text:p>4689050</text:p>
          </table:table-cell>
          <table:table-cell/>
          <table:table-cell office:value-type="float" office:value="4989560" calcext:value-type="float">
            <text:p>4989560</text:p>
          </table:table-cell>
          <table:table-cell/>
          <table:table-cell office:value-type="float" office:value="5283448" calcext:value-type="float">
            <text:p>5283448</text:p>
          </table:table-cell>
          <table:table-cell/>
          <table:table-cell office:value-type="float" office:value="5343507" calcext:value-type="float">
            <text:p>5343507</text:p>
          </table:table-cell>
          <table:table-cell/>
          <table:table-cell office:value-type="float" office:value="5141787" calcext:value-type="float">
            <text:p>5141787</text:p>
          </table:table-cell>
          <table:table-cell/>
          <table:table-cell office:value-type="float" office:value="4620905" calcext:value-type="float">
            <text:p>4620905</text:p>
          </table:table-cell>
          <table:table-cell/>
          <table:table-cell office:value-type="float" office:value="4442823" calcext:value-type="float">
            <text:p>444282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45456" calcext:value-type="float">
            <text:p>445456</text:p>
          </table:table-cell>
          <table:table-cell/>
          <table:table-cell office:value-type="float" office:value="439704" calcext:value-type="float">
            <text:p>439704</text:p>
          </table:table-cell>
          <table:table-cell/>
          <table:table-cell office:value-type="float" office:value="441775" calcext:value-type="float">
            <text:p>441775</text:p>
          </table:table-cell>
          <table:table-cell/>
          <table:table-cell office:value-type="float" office:value="419884" calcext:value-type="float">
            <text:p>419884</text:p>
          </table:table-cell>
          <table:table-cell/>
          <table:table-cell office:value-type="float" office:value="437046" calcext:value-type="float">
            <text:p>437046</text:p>
          </table:table-cell>
          <table:table-cell/>
          <table:table-cell office:value-type="float" office:value="439597" calcext:value-type="float">
            <text:p>439597</text:p>
          </table:table-cell>
          <table:table-cell/>
          <table:table-cell office:value-type="float" office:value="432634" calcext:value-type="float">
            <text:p>432634</text:p>
          </table:table-cell>
          <table:table-cell/>
          <table:table-cell office:value-type="float" office:value="434477" calcext:value-type="float">
            <text:p>434477</text:p>
          </table:table-cell>
          <table:table-cell/>
          <table:table-cell office:value-type="float" office:value="439438" calcext:value-type="float">
            <text:p>43943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35454" calcext:value-type="float">
            <text:p>435454</text:p>
          </table:table-cell>
          <table:table-cell/>
          <table:table-cell office:value-type="float" office:value="430720" calcext:value-type="float">
            <text:p>430720</text:p>
          </table:table-cell>
          <table:table-cell/>
          <table:table-cell office:value-type="float" office:value="436548" calcext:value-type="float">
            <text:p>436548</text:p>
          </table:table-cell>
          <table:table-cell/>
          <table:table-cell office:value-type="float" office:value="433573" calcext:value-type="float">
            <text:p>433573</text:p>
          </table:table-cell>
          <table:table-cell/>
          <table:table-cell office:value-type="float" office:value="435103" calcext:value-type="float">
            <text:p>435103</text:p>
          </table:table-cell>
          <table:table-cell/>
          <table:table-cell office:value-type="float" office:value="433689" calcext:value-type="float">
            <text:p>433689</text:p>
          </table:table-cell>
          <table:table-cell/>
          <table:table-cell office:value-type="float" office:value="439845" calcext:value-type="float">
            <text:p>439845</text:p>
          </table:table-cell>
          <table:table-cell/>
          <table:table-cell office:value-type="float" office:value="429288" calcext:value-type="float">
            <text:p>429288</text:p>
          </table:table-cell>
          <table:table-cell/>
          <table:table-cell office:value-type="float" office:value="439655" calcext:value-type="float">
            <text:p>43965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40483" calcext:value-type="float">
            <text:p>440483</text:p>
          </table:table-cell>
          <table:table-cell/>
          <table:table-cell office:value-type="float" office:value="432086" calcext:value-type="float">
            <text:p>432086</text:p>
          </table:table-cell>
          <table:table-cell/>
          <table:table-cell office:value-type="float" office:value="428601" calcext:value-type="float">
            <text:p>428601</text:p>
          </table:table-cell>
          <table:table-cell/>
          <table:table-cell office:value-type="float" office:value="438502" calcext:value-type="float">
            <text:p>438502</text:p>
          </table:table-cell>
          <table:table-cell/>
          <table:table-cell office:value-type="float" office:value="435733" calcext:value-type="float">
            <text:p>435733</text:p>
          </table:table-cell>
          <table:table-cell/>
          <table:table-cell office:value-type="float" office:value="438251" calcext:value-type="float">
            <text:p>438251</text:p>
          </table:table-cell>
          <table:table-cell/>
          <table:table-cell office:value-type="float" office:value="430806" calcext:value-type="float">
            <text:p>430806</text:p>
          </table:table-cell>
          <table:table-cell/>
          <table:table-cell office:value-type="float" office:value="438571" calcext:value-type="float">
            <text:p>438571</text:p>
          </table:table-cell>
          <table:table-cell/>
          <table:table-cell office:value-type="float" office:value="428034" calcext:value-type="float">
            <text:p>428034</text:p>
          </table:table-cell>
          <table:table-cell table:number-columns-repeated="5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5T16:46:19.080459187</dc:date>
    <meta:editing-duration>PT4M12S</meta:editing-duration>
    <meta:editing-cycles>2</meta:editing-cycles>
    <meta:generator>LibreOffice/5.2.7.2$Linux_X86_64 LibreOffice_project/20m0$Build-2</meta:generator>
    <meta:document-statistic meta:table-count="1" meta:cell-count="528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6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3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bar" chart:style-name="ch1">
        <chart:title svg:x="4.04cm" svg:y="0.316cm" chart:style-name="ch2">
          <text:p>UBUNTU64 Write Report (OXT master)</text:p>
        </chart:title>
        <chart:subtitle svg:x="4.37cm" svg:y="1.275cm" chart:style-name="ch3">
          <text:p>using O_DIRECT flag and encrypted disk</text:p>
        </chart:subtitle>
        <chart:legend chart:legend-position="end" svg:x="14.318cm" svg:y="1.215cm" style:legend-expansion="high" chart:style-name="ch4"/>
        <chart:plot-area chart:style-name="ch5" table:cell-range-address="UBUNTU64_DIRECT_DATA_encrypted.C188:UBUNTU64_DIRECT_DATA_encrypted.P205" chart:data-source-has-labels="both" svg:x="1.33cm" svg:y="2.138cm" svg:width="9.641cm" svg:height="5.706cm" dr3d:transform="matrix (0.937250944888388 0.0665847169776786 0.342238428249701 -0.106156190708126 0.98948786853954 0.0982070322706972 -0.332101685452157 -0.12837536164732 0.93446681965801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692cm" svg:y="2.155cm" svg:width="7.368cm" svg:height="4.22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5.114cm" svg:y="8.024cm" chart:style-name="ch7">
              <text:p>File Size (KB)</text:p>
            </chart:title>
            <chart:categories table:cell-range-address="UBUNTU64_DIRECT_DATA_encrypted.C189:UBUNTU64_DIRECT_DATA_encrypted.C205"/>
            <chart:grid chart:style-name="ch8" chart:class="major"/>
          </chart:axis>
          <chart:axis chart:dimension="y" chart:name="primary-y" chart:style-name="ch9">
            <chart:title svg:x="0.451cm" svg:y="6.173cm" chart:style-name="ch10">
              <text:p>Speed (KB/sec)</text:p>
            </chart:title>
            <chart:grid chart:style-name="ch8" chart:class="major"/>
          </chart:axis>
          <chart:axis chart:dimension="z" chart:name="primary-z" chart:style-name="ch11">
            <chart:title svg:x="11.29cm" svg:y="7.284cm" chart:style-name="ch7">
              <text:p>Transfer Size (KB)</text:p>
            </chart:title>
            <chart:grid chart:style-name="ch8" chart:class="major"/>
          </chart:axis>
          <chart:series chart:style-name="ch12" chart:values-cell-range-address="UBUNTU64_DIRECT_DATA_encrypted.D189:UBUNTU64_DIRECT_DATA_encrypted.D205" chart:label-cell-address="UBUNTU64_DIRECT_DATA_encrypted.D188:UBUNTU64_DIRECT_DATA_encrypted.D188" chart:class="chart:bar">
            <chart:data-point chart:repeated="17"/>
          </chart:series>
          <chart:series chart:style-name="ch13" chart:values-cell-range-address="UBUNTU64_DIRECT_DATA_encrypted.E189:UBUNTU64_DIRECT_DATA_encrypted.E205" chart:label-cell-address="UBUNTU64_DIRECT_DATA_encrypted.E188:UBUNTU64_DIRECT_DATA_encrypted.E188" chart:class="chart:bar">
            <chart:data-point chart:repeated="17"/>
          </chart:series>
          <chart:series chart:style-name="ch14" chart:values-cell-range-address="UBUNTU64_DIRECT_DATA_encrypted.F189:UBUNTU64_DIRECT_DATA_encrypted.F205" chart:label-cell-address="UBUNTU64_DIRECT_DATA_encrypted.F188:UBUNTU64_DIRECT_DATA_encrypted.F188" chart:class="chart:bar">
            <chart:data-point chart:repeated="17"/>
          </chart:series>
          <chart:series chart:style-name="ch15" chart:values-cell-range-address="UBUNTU64_DIRECT_DATA_encrypted.G189:UBUNTU64_DIRECT_DATA_encrypted.G205" chart:label-cell-address="UBUNTU64_DIRECT_DATA_encrypted.G188:UBUNTU64_DIRECT_DATA_encrypted.G188" chart:class="chart:bar">
            <chart:data-point chart:repeated="17"/>
          </chart:series>
          <chart:series chart:style-name="ch16" chart:values-cell-range-address="UBUNTU64_DIRECT_DATA_encrypted.H189:UBUNTU64_DIRECT_DATA_encrypted.H205" chart:label-cell-address="UBUNTU64_DIRECT_DATA_encrypted.H188:UBUNTU64_DIRECT_DATA_encrypted.H188" chart:class="chart:bar">
            <chart:data-point chart:repeated="17"/>
          </chart:series>
          <chart:series chart:style-name="ch17" chart:values-cell-range-address="UBUNTU64_DIRECT_DATA_encrypted.I189:UBUNTU64_DIRECT_DATA_encrypted.I205" chart:label-cell-address="UBUNTU64_DIRECT_DATA_encrypted.I188:UBUNTU64_DIRECT_DATA_encrypted.I188" chart:class="chart:bar">
            <chart:data-point chart:repeated="17"/>
          </chart:series>
          <chart:series chart:style-name="ch18" chart:values-cell-range-address="UBUNTU64_DIRECT_DATA_encrypted.J189:UBUNTU64_DIRECT_DATA_encrypted.J205" chart:label-cell-address="UBUNTU64_DIRECT_DATA_encrypted.J188:UBUNTU64_DIRECT_DATA_encrypted.J188" chart:class="chart:bar">
            <chart:data-point chart:repeated="17"/>
          </chart:series>
          <chart:series chart:style-name="ch19" chart:values-cell-range-address="UBUNTU64_DIRECT_DATA_encrypted.K189:UBUNTU64_DIRECT_DATA_encrypted.K205" chart:label-cell-address="UBUNTU64_DIRECT_DATA_encrypted.K188:UBUNTU64_DIRECT_DATA_encrypted.K188" chart:class="chart:bar">
            <chart:data-point chart:repeated="17"/>
          </chart:series>
          <chart:series chart:style-name="ch20" chart:values-cell-range-address="UBUNTU64_DIRECT_DATA_encrypted.L189:UBUNTU64_DIRECT_DATA_encrypted.L205" chart:label-cell-address="UBUNTU64_DIRECT_DATA_encrypted.L188:UBUNTU64_DIRECT_DATA_encrypted.L188" chart:class="chart:bar">
            <chart:data-point chart:repeated="17"/>
          </chart:series>
          <chart:series chart:style-name="ch21" chart:values-cell-range-address="UBUNTU64_DIRECT_DATA_encrypted.M189:UBUNTU64_DIRECT_DATA_encrypted.M205" chart:label-cell-address="UBUNTU64_DIRECT_DATA_encrypted.M188:UBUNTU64_DIRECT_DATA_encrypted.M188" chart:class="chart:bar">
            <chart:data-point chart:repeated="17"/>
          </chart:series>
          <chart:series chart:style-name="ch22" chart:values-cell-range-address="UBUNTU64_DIRECT_DATA_encrypted.N189:UBUNTU64_DIRECT_DATA_encrypted.N205" chart:label-cell-address="UBUNTU64_DIRECT_DATA_encrypted.N188:UBUNTU64_DIRECT_DATA_encrypted.N188" chart:class="chart:bar">
            <chart:data-point chart:repeated="17"/>
          </chart:series>
          <chart:series chart:style-name="ch23" chart:values-cell-range-address="UBUNTU64_DIRECT_DATA_encrypted.O189:UBUNTU64_DIRECT_DATA_encrypted.O205" chart:label-cell-address="UBUNTU64_DIRECT_DATA_encrypted.O188:UBUNTU64_DIRECT_DATA_encrypted.O188" chart:class="chart:bar">
            <chart:data-point chart:repeated="17"/>
          </chart:series>
          <chart:series chart:style-name="ch12" chart:values-cell-range-address="UBUNTU64_DIRECT_DATA_encrypted.P189:UBUNTU64_DIRECT_DATA_encrypted.P205" chart:label-cell-address="UBUNTU64_DIRECT_DATA_encrypted.P188:UBUNTU64_DIRECT_DATA_encrypted.P188" chart:class="chart:bar">
            <chart:data-point chart:repeated="17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</text:p>
                <draw:g>
                  <svg:desc>UBUNTU64_DIRECT_DATA_encrypted.D188:UBUNTU64_DIRECT_DATA_encrypted.D188</svg:desc>
                </draw:g>
              </table:table-cell>
              <table:table-cell office:value-type="string">
                <text:p>8</text:p>
                <draw:g>
                  <svg:desc>UBUNTU64_DIRECT_DATA_encrypted.E188:UBUNTU64_DIRECT_DATA_encrypted.E188</svg:desc>
                </draw:g>
              </table:table-cell>
              <table:table-cell office:value-type="string">
                <text:p>16</text:p>
                <draw:g>
                  <svg:desc>UBUNTU64_DIRECT_DATA_encrypted.F188:UBUNTU64_DIRECT_DATA_encrypted.F188</svg:desc>
                </draw:g>
              </table:table-cell>
              <table:table-cell office:value-type="string">
                <text:p>32</text:p>
                <draw:g>
                  <svg:desc>UBUNTU64_DIRECT_DATA_encrypted.G188:UBUNTU64_DIRECT_DATA_encrypted.G188</svg:desc>
                </draw:g>
              </table:table-cell>
              <table:table-cell office:value-type="string">
                <text:p>64</text:p>
                <draw:g>
                  <svg:desc>UBUNTU64_DIRECT_DATA_encrypted.H188:UBUNTU64_DIRECT_DATA_encrypted.H188</svg:desc>
                </draw:g>
              </table:table-cell>
              <table:table-cell office:value-type="string">
                <text:p>128</text:p>
                <draw:g>
                  <svg:desc>UBUNTU64_DIRECT_DATA_encrypted.I188:UBUNTU64_DIRECT_DATA_encrypted.I188</svg:desc>
                </draw:g>
              </table:table-cell>
              <table:table-cell office:value-type="string">
                <text:p>256</text:p>
                <draw:g>
                  <svg:desc>UBUNTU64_DIRECT_DATA_encrypted.J188:UBUNTU64_DIRECT_DATA_encrypted.J188</svg:desc>
                </draw:g>
              </table:table-cell>
              <table:table-cell office:value-type="string">
                <text:p>512</text:p>
                <draw:g>
                  <svg:desc>UBUNTU64_DIRECT_DATA_encrypted.K188:UBUNTU64_DIRECT_DATA_encrypted.K188</svg:desc>
                </draw:g>
              </table:table-cell>
              <table:table-cell office:value-type="string">
                <text:p>1024</text:p>
                <draw:g>
                  <svg:desc>UBUNTU64_DIRECT_DATA_encrypted.L188:UBUNTU64_DIRECT_DATA_encrypted.L188</svg:desc>
                </draw:g>
              </table:table-cell>
              <table:table-cell office:value-type="string">
                <text:p>2048</text:p>
                <draw:g>
                  <svg:desc>UBUNTU64_DIRECT_DATA_encrypted.M188:UBUNTU64_DIRECT_DATA_encrypted.M188</svg:desc>
                </draw:g>
              </table:table-cell>
              <table:table-cell office:value-type="string">
                <text:p>4096</text:p>
                <draw:g>
                  <svg:desc>UBUNTU64_DIRECT_DATA_encrypted.N188:UBUNTU64_DIRECT_DATA_encrypted.N188</svg:desc>
                </draw:g>
              </table:table-cell>
              <table:table-cell office:value-type="string">
                <text:p>8192</text:p>
                <draw:g>
                  <svg:desc>UBUNTU64_DIRECT_DATA_encrypted.O188:UBUNTU64_DIRECT_DATA_encrypted.O188</svg:desc>
                </draw:g>
              </table:table-cell>
              <table:table-cell office:value-type="string">
                <text:p>16384</text:p>
                <draw:g>
                  <svg:desc>UBUNTU64_DIRECT_DATA_encrypted.P188:UBUNTU64_DIRECT_DATA_encrypted.P18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4</text:p>
                <draw:g>
                  <svg:desc>UBUNTU64_DIRECT_DATA_encrypted.C189:UBUNTU64_DIRECT_DATA_encrypted.C205</svg:desc>
                </draw:g>
              </table:table-cell>
              <table:table-cell office:value-type="float" office:value="32720">
                <text:p>32720</text:p>
                <draw:g>
                  <svg:desc>UBUNTU64_DIRECT_DATA_encrypted.D189:UBUNTU64_DIRECT_DATA_encrypted.D205</svg:desc>
                </draw:g>
              </table:table-cell>
              <table:table-cell office:value-type="float" office:value="51161">
                <text:p>51161</text:p>
                <draw:g>
                  <svg:desc>UBUNTU64_DIRECT_DATA_encrypted.E189:UBUNTU64_DIRECT_DATA_encrypted.E205</svg:desc>
                </draw:g>
              </table:table-cell>
              <table:table-cell office:value-type="float" office:value="85685">
                <text:p>85685</text:p>
                <draw:g>
                  <svg:desc>UBUNTU64_DIRECT_DATA_encrypted.F189:UBUNTU64_DIRECT_DATA_encrypted.F205</svg:desc>
                </draw:g>
              </table:table-cell>
              <table:table-cell office:value-type="float" office:value="116568">
                <text:p>116568</text:p>
                <draw:g>
                  <svg:desc>UBUNTU64_DIRECT_DATA_encrypted.G189:UBUNTU64_DIRECT_DATA_encrypted.G205</svg:desc>
                </draw:g>
              </table:table-cell>
              <table:table-cell office:value-type="float" office:value="149562">
                <text:p>149562</text:p>
                <draw:g>
                  <svg:desc>UBUNTU64_DIRECT_DATA_encrypted.H189:UBUNTU64_DIRECT_DATA_encrypted.H205</svg:desc>
                </draw:g>
              </table:table-cell>
              <table:table-cell office:value-type="float" office:value="NaN">
                <text:p>NaN</text:p>
                <draw:g>
                  <svg:desc>UBUNTU64_DIRECT_DATA_encrypted.I189:UBUNTU64_DIRECT_DATA_encrypted.I205</svg:desc>
                </draw:g>
              </table:table-cell>
              <table:table-cell office:value-type="float" office:value="NaN">
                <text:p>NaN</text:p>
                <draw:g>
                  <svg:desc>UBUNTU64_DIRECT_DATA_encrypted.J189:UBUNTU64_DIRECT_DATA_encrypted.J205</svg:desc>
                </draw:g>
              </table:table-cell>
              <table:table-cell office:value-type="float" office:value="NaN">
                <text:p>NaN</text:p>
                <draw:g>
                  <svg:desc>UBUNTU64_DIRECT_DATA_encrypted.K189:UBUNTU64_DIRECT_DATA_encrypted.K205</svg:desc>
                </draw:g>
              </table:table-cell>
              <table:table-cell office:value-type="float" office:value="NaN">
                <text:p>NaN</text:p>
                <draw:g>
                  <svg:desc>UBUNTU64_DIRECT_DATA_encrypted.L189:UBUNTU64_DIRECT_DATA_encrypted.L205</svg:desc>
                </draw:g>
              </table:table-cell>
              <table:table-cell office:value-type="float" office:value="NaN">
                <text:p>NaN</text:p>
                <draw:g>
                  <svg:desc>UBUNTU64_DIRECT_DATA_encrypted.M189:UBUNTU64_DIRECT_DATA_encrypted.M205</svg:desc>
                </draw:g>
              </table:table-cell>
              <table:table-cell office:value-type="float" office:value="NaN">
                <text:p>NaN</text:p>
                <draw:g>
                  <svg:desc>UBUNTU64_DIRECT_DATA_encrypted.N189:UBUNTU64_DIRECT_DATA_encrypted.N205</svg:desc>
                </draw:g>
              </table:table-cell>
              <table:table-cell office:value-type="float" office:value="NaN">
                <text:p>NaN</text:p>
                <draw:g>
                  <svg:desc>UBUNTU64_DIRECT_DATA_encrypted.O189:UBUNTU64_DIRECT_DATA_encrypted.O205</svg:desc>
                </draw:g>
              </table:table-cell>
              <table:table-cell office:value-type="float" office:value="NaN">
                <text:p>NaN</text:p>
                <draw:g>
                  <svg:desc>UBUNTU64_DIRECT_DATA_encrypted.P189:UBUNTU64_DIRECT_DATA_encrypted.P205</svg:desc>
                </draw:g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5221">
                <text:p>35221</text:p>
              </table:table-cell>
              <table:table-cell office:value-type="float" office:value="47616">
                <text:p>47616</text:p>
              </table:table-cell>
              <table:table-cell office:value-type="float" office:value="87612">
                <text:p>87612</text:p>
              </table:table-cell>
              <table:table-cell office:value-type="float" office:value="129030">
                <text:p>129030</text:p>
              </table:table-cell>
              <table:table-cell office:value-type="float" office:value="158799">
                <text:p>158799</text:p>
              </table:table-cell>
              <table:table-cell office:value-type="float" office:value="174660">
                <text:p>174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5174">
                <text:p>35174</text:p>
              </table:table-cell>
              <table:table-cell office:value-type="float" office:value="54019">
                <text:p>54019</text:p>
              </table:table-cell>
              <table:table-cell office:value-type="float" office:value="54491">
                <text:p>54491</text:p>
              </table:table-cell>
              <table:table-cell office:value-type="float" office:value="131702">
                <text:p>131702</text:p>
              </table:table-cell>
              <table:table-cell office:value-type="float" office:value="154034">
                <text:p>154034</text:p>
              </table:table-cell>
              <table:table-cell office:value-type="float" office:value="194807">
                <text:p>194807</text:p>
              </table:table-cell>
              <table:table-cell office:value-type="float" office:value="147394">
                <text:p>147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8608">
                <text:p>18608</text:p>
              </table:table-cell>
              <table:table-cell office:value-type="float" office:value="30224">
                <text:p>30224</text:p>
              </table:table-cell>
              <table:table-cell office:value-type="float" office:value="89059">
                <text:p>89059</text:p>
              </table:table-cell>
              <table:table-cell office:value-type="float" office:value="132398">
                <text:p>132398</text:p>
              </table:table-cell>
              <table:table-cell office:value-type="float" office:value="172629">
                <text:p>172629</text:p>
              </table:table-cell>
              <table:table-cell office:value-type="float" office:value="205288">
                <text:p>205288</text:p>
              </table:table-cell>
              <table:table-cell office:value-type="float" office:value="160706">
                <text:p>160706</text:p>
              </table:table-cell>
              <table:table-cell office:value-type="float" office:value="122518">
                <text:p>122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33689">
                <text:p>33689</text:p>
              </table:table-cell>
              <table:table-cell office:value-type="float" office:value="49803">
                <text:p>49803</text:p>
              </table:table-cell>
              <table:table-cell office:value-type="float" office:value="84238">
                <text:p>84238</text:p>
              </table:table-cell>
              <table:table-cell office:value-type="float" office:value="121964">
                <text:p>121964</text:p>
              </table:table-cell>
              <table:table-cell office:value-type="float" office:value="171436">
                <text:p>171436</text:p>
              </table:table-cell>
              <table:table-cell office:value-type="float" office:value="183971">
                <text:p>183971</text:p>
              </table:table-cell>
              <table:table-cell office:value-type="float" office:value="166125">
                <text:p>166125</text:p>
              </table:table-cell>
              <table:table-cell office:value-type="float" office:value="158762">
                <text:p>158762</text:p>
              </table:table-cell>
              <table:table-cell office:value-type="float" office:value="153201">
                <text:p>153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23457">
                <text:p>23457</text:p>
              </table:table-cell>
              <table:table-cell office:value-type="float" office:value="47621">
                <text:p>47621</text:p>
              </table:table-cell>
              <table:table-cell office:value-type="float" office:value="74706">
                <text:p>74706</text:p>
              </table:table-cell>
              <table:table-cell office:value-type="float" office:value="114509">
                <text:p>114509</text:p>
              </table:table-cell>
              <table:table-cell office:value-type="float" office:value="164102">
                <text:p>164102</text:p>
              </table:table-cell>
              <table:table-cell office:value-type="float" office:value="210481">
                <text:p>210481</text:p>
              </table:table-cell>
              <table:table-cell office:value-type="float" office:value="167953">
                <text:p>167953</text:p>
              </table:table-cell>
              <table:table-cell office:value-type="float" office:value="165280">
                <text:p>165280</text:p>
              </table:table-cell>
              <table:table-cell office:value-type="float" office:value="165829">
                <text:p>165829</text:p>
              </table:table-cell>
              <table:table-cell office:value-type="float" office:value="149240">
                <text:p>149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26552">
                <text:p>26552</text:p>
              </table:table-cell>
              <table:table-cell office:value-type="float" office:value="50997">
                <text:p>50997</text:p>
              </table:table-cell>
              <table:table-cell office:value-type="float" office:value="82110">
                <text:p>82110</text:p>
              </table:table-cell>
              <table:table-cell office:value-type="float" office:value="123618">
                <text:p>123618</text:p>
              </table:table-cell>
              <table:table-cell office:value-type="float" office:value="168186">
                <text:p>168186</text:p>
              </table:table-cell>
              <table:table-cell office:value-type="float" office:value="209900">
                <text:p>209900</text:p>
              </table:table-cell>
              <table:table-cell office:value-type="float" office:value="175199">
                <text:p>175199</text:p>
              </table:table-cell>
              <table:table-cell office:value-type="float" office:value="171102">
                <text:p>171102</text:p>
              </table:table-cell>
              <table:table-cell office:value-type="float" office:value="188425">
                <text:p>188425</text:p>
              </table:table-cell>
              <table:table-cell office:value-type="float" office:value="188893">
                <text:p>188893</text:p>
              </table:table-cell>
              <table:table-cell office:value-type="float" office:value="153076">
                <text:p>153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26607">
                <text:p>26607</text:p>
              </table:table-cell>
              <table:table-cell office:value-type="float" office:value="45910">
                <text:p>45910</text:p>
              </table:table-cell>
              <table:table-cell office:value-type="float" office:value="84652">
                <text:p>84652</text:p>
              </table:table-cell>
              <table:table-cell office:value-type="float" office:value="139059">
                <text:p>139059</text:p>
              </table:table-cell>
              <table:table-cell office:value-type="float" office:value="190746">
                <text:p>190746</text:p>
              </table:table-cell>
              <table:table-cell office:value-type="float" office:value="234566">
                <text:p>234566</text:p>
              </table:table-cell>
              <table:table-cell office:value-type="float" office:value="187730">
                <text:p>187730</text:p>
              </table:table-cell>
              <table:table-cell office:value-type="float" office:value="190153">
                <text:p>190153</text:p>
              </table:table-cell>
              <table:table-cell office:value-type="float" office:value="216506">
                <text:p>216506</text:p>
              </table:table-cell>
              <table:table-cell office:value-type="float" office:value="239708">
                <text:p>239708</text:p>
              </table:table-cell>
              <table:table-cell office:value-type="float" office:value="211739">
                <text:p>211739</text:p>
              </table:table-cell>
              <table:table-cell office:value-type="float" office:value="171924">
                <text:p>171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84</text:p>
              </table:table-cell>
              <table:table-cell office:value-type="float" office:value="26677">
                <text:p>26677</text:p>
              </table:table-cell>
              <table:table-cell office:value-type="float" office:value="52839">
                <text:p>52839</text:p>
              </table:table-cell>
              <table:table-cell office:value-type="float" office:value="92471">
                <text:p>92471</text:p>
              </table:table-cell>
              <table:table-cell office:value-type="float" office:value="146024">
                <text:p>146024</text:p>
              </table:table-cell>
              <table:table-cell office:value-type="float" office:value="184117">
                <text:p>184117</text:p>
              </table:table-cell>
              <table:table-cell office:value-type="float" office:value="237955">
                <text:p>237955</text:p>
              </table:table-cell>
              <table:table-cell office:value-type="float" office:value="184748">
                <text:p>184748</text:p>
              </table:table-cell>
              <table:table-cell office:value-type="float" office:value="185173">
                <text:p>185173</text:p>
              </table:table-cell>
              <table:table-cell office:value-type="float" office:value="203841">
                <text:p>203841</text:p>
              </table:table-cell>
              <table:table-cell office:value-type="float" office:value="178634">
                <text:p>178634</text:p>
              </table:table-cell>
              <table:table-cell office:value-type="float" office:value="170679">
                <text:p>170679</text:p>
              </table:table-cell>
              <table:table-cell office:value-type="float" office:value="247948">
                <text:p>247948</text:p>
              </table:table-cell>
              <table:table-cell office:value-type="float" office:value="203981">
                <text:p>203981</text:p>
              </table:table-cell>
            </table:table-row>
            <table:table-row>
              <table:table-cell office:value-type="string">
                <text:p>327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7266">
                <text:p>257266</text:p>
              </table:table-cell>
              <table:table-cell office:value-type="float" office:value="264597">
                <text:p>264597</text:p>
              </table:table-cell>
              <table:table-cell office:value-type="float" office:value="191408">
                <text:p>191408</text:p>
              </table:table-cell>
              <table:table-cell office:value-type="float" office:value="188273">
                <text:p>188273</text:p>
              </table:table-cell>
              <table:table-cell office:value-type="float" office:value="213419">
                <text:p>213419</text:p>
              </table:table-cell>
              <table:table-cell office:value-type="float" office:value="272963">
                <text:p>272963</text:p>
              </table:table-cell>
              <table:table-cell office:value-type="float" office:value="251338">
                <text:p>251338</text:p>
              </table:table-cell>
              <table:table-cell office:value-type="float" office:value="269782">
                <text:p>269782</text:p>
              </table:table-cell>
              <table:table-cell office:value-type="float" office:value="217914">
                <text:p>217914</text:p>
              </table:table-cell>
            </table:table-row>
            <table:table-row>
              <table:table-cell office:value-type="string">
                <text:p>655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6764">
                <text:p>186764</text:p>
              </table:table-cell>
              <table:table-cell office:value-type="float" office:value="213483">
                <text:p>213483</text:p>
              </table:table-cell>
              <table:table-cell office:value-type="float" office:value="170043">
                <text:p>170043</text:p>
              </table:table-cell>
              <table:table-cell office:value-type="float" office:value="165789">
                <text:p>165789</text:p>
              </table:table-cell>
              <table:table-cell office:value-type="float" office:value="153898">
                <text:p>153898</text:p>
              </table:table-cell>
              <table:table-cell office:value-type="float" office:value="216472">
                <text:p>216472</text:p>
              </table:table-cell>
              <table:table-cell office:value-type="float" office:value="230923">
                <text:p>230923</text:p>
              </table:table-cell>
              <table:table-cell office:value-type="float" office:value="226883">
                <text:p>226883</text:p>
              </table:table-cell>
              <table:table-cell office:value-type="float" office:value="198628">
                <text:p>198628</text:p>
              </table:table-cell>
            </table:table-row>
            <table:table-row>
              <table:table-cell office:value-type="string">
                <text:p>131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7472">
                <text:p>137472</text:p>
              </table:table-cell>
              <table:table-cell office:value-type="float" office:value="135086">
                <text:p>135086</text:p>
              </table:table-cell>
              <table:table-cell office:value-type="float" office:value="96799">
                <text:p>96799</text:p>
              </table:table-cell>
              <table:table-cell office:value-type="float" office:value="73421">
                <text:p>73421</text:p>
              </table:table-cell>
              <table:table-cell office:value-type="float" office:value="126040">
                <text:p>126040</text:p>
              </table:table-cell>
              <table:table-cell office:value-type="float" office:value="122600">
                <text:p>122600</text:p>
              </table:table-cell>
              <table:table-cell office:value-type="float" office:value="89086">
                <text:p>89086</text:p>
              </table:table-cell>
              <table:table-cell office:value-type="float" office:value="215385">
                <text:p>215385</text:p>
              </table:table-cell>
              <table:table-cell office:value-type="float" office:value="174779">
                <text:p>174779</text:p>
              </table:table-cell>
            </table:table-row>
            <table:table-row>
              <table:table-cell office:value-type="string">
                <text:p>262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4318">
                <text:p>104318</text:p>
              </table:table-cell>
              <table:table-cell office:value-type="float" office:value="119499">
                <text:p>119499</text:p>
              </table:table-cell>
              <table:table-cell office:value-type="float" office:value="108261">
                <text:p>108261</text:p>
              </table:table-cell>
              <table:table-cell office:value-type="float" office:value="142190">
                <text:p>142190</text:p>
              </table:table-cell>
              <table:table-cell office:value-type="float" office:value="118010">
                <text:p>118010</text:p>
              </table:table-cell>
              <table:table-cell office:value-type="float" office:value="186724">
                <text:p>186724</text:p>
              </table:table-cell>
              <table:table-cell office:value-type="float" office:value="159644">
                <text:p>159644</text:p>
              </table:table-cell>
              <table:table-cell office:value-type="float" office:value="250176">
                <text:p>250176</text:p>
              </table:table-cell>
              <table:table-cell office:value-type="float" office:value="268015">
                <text:p>268015</text:p>
              </table:table-cell>
            </table:table-row>
            <table:table-row>
              <table:table-cell office:value-type="string">
                <text:p>524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3745">
                <text:p>153745</text:p>
              </table:table-cell>
              <table:table-cell office:value-type="float" office:value="129107">
                <text:p>129107</text:p>
              </table:table-cell>
              <table:table-cell office:value-type="float" office:value="142781">
                <text:p>142781</text:p>
              </table:table-cell>
              <table:table-cell office:value-type="float" office:value="146318">
                <text:p>146318</text:p>
              </table:table-cell>
              <table:table-cell office:value-type="float" office:value="101669">
                <text:p>101669</text:p>
              </table:table-cell>
              <table:table-cell office:value-type="float" office:value="157838">
                <text:p>157838</text:p>
              </table:table-cell>
              <table:table-cell office:value-type="float" office:value="184261">
                <text:p>184261</text:p>
              </table:table-cell>
              <table:table-cell office:value-type="float" office:value="248447">
                <text:p>248447</text:p>
              </table:table-cell>
              <table:table-cell office:value-type="float" office:value="249482">
                <text:p>249482</text:p>
              </table:table-cell>
            </table:table-row>
            <table:table-row>
              <table:table-cell office:value-type="string">
                <text:p>10485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085">
                <text:p>140085</text:p>
              </table:table-cell>
              <table:table-cell office:value-type="float" office:value="157165">
                <text:p>157165</text:p>
              </table:table-cell>
              <table:table-cell office:value-type="float" office:value="135443">
                <text:p>135443</text:p>
              </table:table-cell>
              <table:table-cell office:value-type="float" office:value="134171">
                <text:p>134171</text:p>
              </table:table-cell>
              <table:table-cell office:value-type="float" office:value="151129">
                <text:p>151129</text:p>
              </table:table-cell>
              <table:table-cell office:value-type="float" office:value="171954">
                <text:p>171954</text:p>
              </table:table-cell>
              <table:table-cell office:value-type="float" office:value="184687">
                <text:p>184687</text:p>
              </table:table-cell>
              <table:table-cell office:value-type="float" office:value="257392">
                <text:p>257392</text:p>
              </table:table-cell>
              <table:table-cell office:value-type="float" office:value="238630">
                <text:p>238630</text:p>
              </table:table-cell>
            </table:table-row>
            <table:table-row>
              <table:table-cell office:value-type="string">
                <text:p>2097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6170">
                <text:p>126170</text:p>
              </table:table-cell>
              <table:table-cell office:value-type="float" office:value="162121">
                <text:p>162121</text:p>
              </table:table-cell>
              <table:table-cell office:value-type="float" office:value="143316">
                <text:p>143316</text:p>
              </table:table-cell>
              <table:table-cell office:value-type="float" office:value="147562">
                <text:p>147562</text:p>
              </table:table-cell>
              <table:table-cell office:value-type="float" office:value="138242">
                <text:p>138242</text:p>
              </table:table-cell>
              <table:table-cell office:value-type="float" office:value="193293">
                <text:p>193293</text:p>
              </table:table-cell>
              <table:table-cell office:value-type="float" office:value="208360">
                <text:p>208360</text:p>
              </table:table-cell>
              <table:table-cell office:value-type="float" office:value="278906">
                <text:p>278906</text:p>
              </table:table-cell>
              <table:table-cell office:value-type="float" office:value="240992">
                <text:p>240992</text:p>
              </table:table-cell>
            </table:table-row>
            <table:table-row>
              <table:table-cell office:value-type="string">
                <text:p>4194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0104">
                <text:p>130104</text:p>
              </table:table-cell>
              <table:table-cell office:value-type="float" office:value="175280">
                <text:p>175280</text:p>
              </table:table-cell>
              <table:table-cell office:value-type="float" office:value="125032">
                <text:p>125032</text:p>
              </table:table-cell>
              <table:table-cell office:value-type="float" office:value="145968">
                <text:p>145968</text:p>
              </table:table-cell>
              <table:table-cell office:value-type="float" office:value="151785">
                <text:p>151785</text:p>
              </table:table-cell>
              <table:table-cell office:value-type="float" office:value="168293">
                <text:p>168293</text:p>
              </table:table-cell>
              <table:table-cell office:value-type="float" office:value="241332">
                <text:p>241332</text:p>
              </table:table-cell>
              <table:table-cell office:value-type="float" office:value="274075">
                <text:p>274075</text:p>
              </table:table-cell>
              <table:table-cell office:value-type="float" office:value="291552">
                <text:p>2915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6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3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bar" chart:style-name="ch1">
        <chart:title svg:x="4.026cm" svg:y="0.316cm" chart:style-name="ch2">
          <text:p>UBUNTU64 Read Report (OXT-master)</text:p>
        </chart:title>
        <chart:subtitle svg:x="4.37cm" svg:y="1.275cm" chart:style-name="ch3">
          <text:p>using O_DIRECT flag and encrypted disk</text:p>
        </chart:subtitle>
        <chart:legend chart:legend-position="end" svg:x="14.318cm" svg:y="1.216cm" style:legend-expansion="high" chart:style-name="ch4"/>
        <chart:plot-area chart:style-name="ch5" table:cell-range-address="UBUNTU64_DIRECT_DATA_encrypted.C228:UBUNTU64_DIRECT_DATA_encrypted.P245" chart:data-source-has-labels="both" svg:x="1.33cm" svg:y="2.138cm" svg:width="9.641cm" svg:height="5.707cm" dr3d:transform="matrix (0.937250944888388 0.0665847169776786 0.342238428249701 -0.0699870058635345 0.997544984375369 -0.00241312200343358 -0.34155890460663 -0.0216905420067896 0.939610044152025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692cm" svg:y="2.156cm" svg:width="7.398cm" svg:height="4.22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5.114cm" svg:y="8.025cm" chart:style-name="ch7">
              <text:p>File Size (KB)</text:p>
            </chart:title>
            <chart:categories table:cell-range-address="UBUNTU64_DIRECT_DATA_encrypted.C229:UBUNTU64_DIRECT_DATA_encrypted.C245"/>
            <chart:grid chart:style-name="ch8" chart:class="major"/>
          </chart:axis>
          <chart:axis chart:dimension="y" chart:name="primary-y" chart:style-name="ch9">
            <chart:title svg:x="0.451cm" svg:y="6.173cm" chart:style-name="ch10">
              <text:p>Speed (KB/sec)</text:p>
            </chart:title>
            <chart:grid chart:style-name="ch8" chart:class="major"/>
          </chart:axis>
          <chart:axis chart:dimension="z" chart:name="primary-z" chart:style-name="ch11">
            <chart:title svg:x="11.29cm" svg:y="7.285cm" chart:style-name="ch7">
              <text:p>Transfer Size (KB)</text:p>
            </chart:title>
            <chart:grid chart:style-name="ch8" chart:class="major"/>
          </chart:axis>
          <chart:series chart:style-name="ch12" chart:values-cell-range-address="UBUNTU64_DIRECT_DATA_encrypted.D229:UBUNTU64_DIRECT_DATA_encrypted.D245" chart:label-cell-address="UBUNTU64_DIRECT_DATA_encrypted.D228:UBUNTU64_DIRECT_DATA_encrypted.D228" chart:class="chart:bar">
            <chart:data-point chart:repeated="17"/>
          </chart:series>
          <chart:series chart:style-name="ch13" chart:values-cell-range-address="UBUNTU64_DIRECT_DATA_encrypted.E229:UBUNTU64_DIRECT_DATA_encrypted.E245" chart:label-cell-address="UBUNTU64_DIRECT_DATA_encrypted.E228:UBUNTU64_DIRECT_DATA_encrypted.E228" chart:class="chart:bar">
            <chart:data-point chart:repeated="17"/>
          </chart:series>
          <chart:series chart:style-name="ch14" chart:values-cell-range-address="UBUNTU64_DIRECT_DATA_encrypted.F229:UBUNTU64_DIRECT_DATA_encrypted.F245" chart:label-cell-address="UBUNTU64_DIRECT_DATA_encrypted.F228:UBUNTU64_DIRECT_DATA_encrypted.F228" chart:class="chart:bar">
            <chart:data-point chart:repeated="17"/>
          </chart:series>
          <chart:series chart:style-name="ch15" chart:values-cell-range-address="UBUNTU64_DIRECT_DATA_encrypted.G229:UBUNTU64_DIRECT_DATA_encrypted.G245" chart:label-cell-address="UBUNTU64_DIRECT_DATA_encrypted.G228:UBUNTU64_DIRECT_DATA_encrypted.G228" chart:class="chart:bar">
            <chart:data-point chart:repeated="17"/>
          </chart:series>
          <chart:series chart:style-name="ch16" chart:values-cell-range-address="UBUNTU64_DIRECT_DATA_encrypted.H229:UBUNTU64_DIRECT_DATA_encrypted.H245" chart:label-cell-address="UBUNTU64_DIRECT_DATA_encrypted.H228:UBUNTU64_DIRECT_DATA_encrypted.H228" chart:class="chart:bar">
            <chart:data-point chart:repeated="17"/>
          </chart:series>
          <chart:series chart:style-name="ch17" chart:values-cell-range-address="UBUNTU64_DIRECT_DATA_encrypted.I229:UBUNTU64_DIRECT_DATA_encrypted.I245" chart:label-cell-address="UBUNTU64_DIRECT_DATA_encrypted.I228:UBUNTU64_DIRECT_DATA_encrypted.I228" chart:class="chart:bar">
            <chart:data-point chart:repeated="17"/>
          </chart:series>
          <chart:series chart:style-name="ch18" chart:values-cell-range-address="UBUNTU64_DIRECT_DATA_encrypted.J229:UBUNTU64_DIRECT_DATA_encrypted.J245" chart:label-cell-address="UBUNTU64_DIRECT_DATA_encrypted.J228:UBUNTU64_DIRECT_DATA_encrypted.J228" chart:class="chart:bar">
            <chart:data-point chart:repeated="17"/>
          </chart:series>
          <chart:series chart:style-name="ch19" chart:values-cell-range-address="UBUNTU64_DIRECT_DATA_encrypted.K229:UBUNTU64_DIRECT_DATA_encrypted.K245" chart:label-cell-address="UBUNTU64_DIRECT_DATA_encrypted.K228:UBUNTU64_DIRECT_DATA_encrypted.K228" chart:class="chart:bar">
            <chart:data-point chart:repeated="17"/>
          </chart:series>
          <chart:series chart:style-name="ch20" chart:values-cell-range-address="UBUNTU64_DIRECT_DATA_encrypted.L229:UBUNTU64_DIRECT_DATA_encrypted.L245" chart:label-cell-address="UBUNTU64_DIRECT_DATA_encrypted.L228:UBUNTU64_DIRECT_DATA_encrypted.L228" chart:class="chart:bar">
            <chart:data-point chart:repeated="17"/>
          </chart:series>
          <chart:series chart:style-name="ch21" chart:values-cell-range-address="UBUNTU64_DIRECT_DATA_encrypted.M229:UBUNTU64_DIRECT_DATA_encrypted.M245" chart:label-cell-address="UBUNTU64_DIRECT_DATA_encrypted.M228:UBUNTU64_DIRECT_DATA_encrypted.M228" chart:class="chart:bar">
            <chart:data-point chart:repeated="17"/>
          </chart:series>
          <chart:series chart:style-name="ch22" chart:values-cell-range-address="UBUNTU64_DIRECT_DATA_encrypted.N229:UBUNTU64_DIRECT_DATA_encrypted.N245" chart:label-cell-address="UBUNTU64_DIRECT_DATA_encrypted.N228:UBUNTU64_DIRECT_DATA_encrypted.N228" chart:class="chart:bar">
            <chart:data-point chart:repeated="17"/>
          </chart:series>
          <chart:series chart:style-name="ch23" chart:values-cell-range-address="UBUNTU64_DIRECT_DATA_encrypted.O229:UBUNTU64_DIRECT_DATA_encrypted.O245" chart:label-cell-address="UBUNTU64_DIRECT_DATA_encrypted.O228:UBUNTU64_DIRECT_DATA_encrypted.O228" chart:class="chart:bar">
            <chart:data-point chart:repeated="17"/>
          </chart:series>
          <chart:series chart:style-name="ch12" chart:values-cell-range-address="UBUNTU64_DIRECT_DATA_encrypted.P229:UBUNTU64_DIRECT_DATA_encrypted.P245" chart:label-cell-address="UBUNTU64_DIRECT_DATA_encrypted.P228:UBUNTU64_DIRECT_DATA_encrypted.P228" chart:class="chart:bar">
            <chart:data-point chart:repeated="17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</text:p>
                <draw:g>
                  <svg:desc>UBUNTU64_DIRECT_DATA_encrypted.D228:UBUNTU64_DIRECT_DATA_encrypted.D228</svg:desc>
                </draw:g>
              </table:table-cell>
              <table:table-cell office:value-type="string">
                <text:p>8</text:p>
                <draw:g>
                  <svg:desc>UBUNTU64_DIRECT_DATA_encrypted.E228:UBUNTU64_DIRECT_DATA_encrypted.E228</svg:desc>
                </draw:g>
              </table:table-cell>
              <table:table-cell office:value-type="string">
                <text:p>16</text:p>
                <draw:g>
                  <svg:desc>UBUNTU64_DIRECT_DATA_encrypted.F228:UBUNTU64_DIRECT_DATA_encrypted.F228</svg:desc>
                </draw:g>
              </table:table-cell>
              <table:table-cell office:value-type="string">
                <text:p>32</text:p>
                <draw:g>
                  <svg:desc>UBUNTU64_DIRECT_DATA_encrypted.G228:UBUNTU64_DIRECT_DATA_encrypted.G228</svg:desc>
                </draw:g>
              </table:table-cell>
              <table:table-cell office:value-type="string">
                <text:p>64</text:p>
                <draw:g>
                  <svg:desc>UBUNTU64_DIRECT_DATA_encrypted.H228:UBUNTU64_DIRECT_DATA_encrypted.H228</svg:desc>
                </draw:g>
              </table:table-cell>
              <table:table-cell office:value-type="string">
                <text:p>128</text:p>
                <draw:g>
                  <svg:desc>UBUNTU64_DIRECT_DATA_encrypted.I228:UBUNTU64_DIRECT_DATA_encrypted.I228</svg:desc>
                </draw:g>
              </table:table-cell>
              <table:table-cell office:value-type="string">
                <text:p>256</text:p>
                <draw:g>
                  <svg:desc>UBUNTU64_DIRECT_DATA_encrypted.J228:UBUNTU64_DIRECT_DATA_encrypted.J228</svg:desc>
                </draw:g>
              </table:table-cell>
              <table:table-cell office:value-type="string">
                <text:p>512</text:p>
                <draw:g>
                  <svg:desc>UBUNTU64_DIRECT_DATA_encrypted.K228:UBUNTU64_DIRECT_DATA_encrypted.K228</svg:desc>
                </draw:g>
              </table:table-cell>
              <table:table-cell office:value-type="string">
                <text:p>1024</text:p>
                <draw:g>
                  <svg:desc>UBUNTU64_DIRECT_DATA_encrypted.L228:UBUNTU64_DIRECT_DATA_encrypted.L228</svg:desc>
                </draw:g>
              </table:table-cell>
              <table:table-cell office:value-type="string">
                <text:p>2048</text:p>
                <draw:g>
                  <svg:desc>UBUNTU64_DIRECT_DATA_encrypted.M228:UBUNTU64_DIRECT_DATA_encrypted.M228</svg:desc>
                </draw:g>
              </table:table-cell>
              <table:table-cell office:value-type="string">
                <text:p>4096</text:p>
                <draw:g>
                  <svg:desc>UBUNTU64_DIRECT_DATA_encrypted.N228:UBUNTU64_DIRECT_DATA_encrypted.N228</svg:desc>
                </draw:g>
              </table:table-cell>
              <table:table-cell office:value-type="string">
                <text:p>8192</text:p>
                <draw:g>
                  <svg:desc>UBUNTU64_DIRECT_DATA_encrypted.O228:UBUNTU64_DIRECT_DATA_encrypted.O228</svg:desc>
                </draw:g>
              </table:table-cell>
              <table:table-cell office:value-type="string">
                <text:p>16384</text:p>
                <draw:g>
                  <svg:desc>UBUNTU64_DIRECT_DATA_encrypted.P228:UBUNTU64_DIRECT_DATA_encrypted.P2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4</text:p>
                <draw:g>
                  <svg:desc>UBUNTU64_DIRECT_DATA_encrypted.C229:UBUNTU64_DIRECT_DATA_encrypted.C245</svg:desc>
                </draw:g>
              </table:table-cell>
              <table:table-cell office:value-type="float" office:value="22214">
                <text:p>22214</text:p>
                <draw:g>
                  <svg:desc>UBUNTU64_DIRECT_DATA_encrypted.D229:UBUNTU64_DIRECT_DATA_encrypted.D245</svg:desc>
                </draw:g>
              </table:table-cell>
              <table:table-cell office:value-type="float" office:value="47902">
                <text:p>47902</text:p>
                <draw:g>
                  <svg:desc>UBUNTU64_DIRECT_DATA_encrypted.E229:UBUNTU64_DIRECT_DATA_encrypted.E245</svg:desc>
                </draw:g>
              </table:table-cell>
              <table:table-cell office:value-type="float" office:value="68013">
                <text:p>68013</text:p>
                <draw:g>
                  <svg:desc>UBUNTU64_DIRECT_DATA_encrypted.F229:UBUNTU64_DIRECT_DATA_encrypted.F245</svg:desc>
                </draw:g>
              </table:table-cell>
              <table:table-cell office:value-type="float" office:value="60775">
                <text:p>60775</text:p>
                <draw:g>
                  <svg:desc>UBUNTU64_DIRECT_DATA_encrypted.G229:UBUNTU64_DIRECT_DATA_encrypted.G245</svg:desc>
                </draw:g>
              </table:table-cell>
              <table:table-cell office:value-type="float" office:value="180788">
                <text:p>180788</text:p>
                <draw:g>
                  <svg:desc>UBUNTU64_DIRECT_DATA_encrypted.H229:UBUNTU64_DIRECT_DATA_encrypted.H245</svg:desc>
                </draw:g>
              </table:table-cell>
              <table:table-cell office:value-type="float" office:value="NaN">
                <text:p>NaN</text:p>
                <draw:g>
                  <svg:desc>UBUNTU64_DIRECT_DATA_encrypted.I229:UBUNTU64_DIRECT_DATA_encrypted.I245</svg:desc>
                </draw:g>
              </table:table-cell>
              <table:table-cell office:value-type="float" office:value="NaN">
                <text:p>NaN</text:p>
                <draw:g>
                  <svg:desc>UBUNTU64_DIRECT_DATA_encrypted.J229:UBUNTU64_DIRECT_DATA_encrypted.J245</svg:desc>
                </draw:g>
              </table:table-cell>
              <table:table-cell office:value-type="float" office:value="NaN">
                <text:p>NaN</text:p>
                <draw:g>
                  <svg:desc>UBUNTU64_DIRECT_DATA_encrypted.K229:UBUNTU64_DIRECT_DATA_encrypted.K245</svg:desc>
                </draw:g>
              </table:table-cell>
              <table:table-cell office:value-type="float" office:value="NaN">
                <text:p>NaN</text:p>
                <draw:g>
                  <svg:desc>UBUNTU64_DIRECT_DATA_encrypted.L229:UBUNTU64_DIRECT_DATA_encrypted.L245</svg:desc>
                </draw:g>
              </table:table-cell>
              <table:table-cell office:value-type="float" office:value="NaN">
                <text:p>NaN</text:p>
                <draw:g>
                  <svg:desc>UBUNTU64_DIRECT_DATA_encrypted.M229:UBUNTU64_DIRECT_DATA_encrypted.M245</svg:desc>
                </draw:g>
              </table:table-cell>
              <table:table-cell office:value-type="float" office:value="NaN">
                <text:p>NaN</text:p>
                <draw:g>
                  <svg:desc>UBUNTU64_DIRECT_DATA_encrypted.N229:UBUNTU64_DIRECT_DATA_encrypted.N245</svg:desc>
                </draw:g>
              </table:table-cell>
              <table:table-cell office:value-type="float" office:value="NaN">
                <text:p>NaN</text:p>
                <draw:g>
                  <svg:desc>UBUNTU64_DIRECT_DATA_encrypted.O229:UBUNTU64_DIRECT_DATA_encrypted.O245</svg:desc>
                </draw:g>
              </table:table-cell>
              <table:table-cell office:value-type="float" office:value="NaN">
                <text:p>NaN</text:p>
                <draw:g>
                  <svg:desc>UBUNTU64_DIRECT_DATA_encrypted.P229:UBUNTU64_DIRECT_DATA_encrypted.P245</svg:desc>
                </draw:g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6256">
                <text:p>26256</text:p>
              </table:table-cell>
              <table:table-cell office:value-type="float" office:value="38822">
                <text:p>38822</text:p>
              </table:table-cell>
              <table:table-cell office:value-type="float" office:value="42881">
                <text:p>42881</text:p>
              </table:table-cell>
              <table:table-cell office:value-type="float" office:value="114305">
                <text:p>114305</text:p>
              </table:table-cell>
              <table:table-cell office:value-type="float" office:value="161815">
                <text:p>161815</text:p>
              </table:table-cell>
              <table:table-cell office:value-type="float" office:value="167729">
                <text:p>167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4297">
                <text:p>24297</text:p>
              </table:table-cell>
              <table:table-cell office:value-type="float" office:value="36255">
                <text:p>36255</text:p>
              </table:table-cell>
              <table:table-cell office:value-type="float" office:value="25757">
                <text:p>25757</text:p>
              </table:table-cell>
              <table:table-cell office:value-type="float" office:value="96275">
                <text:p>96275</text:p>
              </table:table-cell>
              <table:table-cell office:value-type="float" office:value="157168">
                <text:p>157168</text:p>
              </table:table-cell>
              <table:table-cell office:value-type="float" office:value="202523">
                <text:p>202523</text:p>
              </table:table-cell>
              <table:table-cell office:value-type="float" office:value="224359">
                <text:p>224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7214">
                <text:p>17214</text:p>
              </table:table-cell>
              <table:table-cell office:value-type="float" office:value="41768">
                <text:p>41768</text:p>
              </table:table-cell>
              <table:table-cell office:value-type="float" office:value="54993">
                <text:p>54993</text:p>
              </table:table-cell>
              <table:table-cell office:value-type="float" office:value="102790">
                <text:p>102790</text:p>
              </table:table-cell>
              <table:table-cell office:value-type="float" office:value="142862">
                <text:p>142862</text:p>
              </table:table-cell>
              <table:table-cell office:value-type="float" office:value="169135">
                <text:p>169135</text:p>
              </table:table-cell>
              <table:table-cell office:value-type="float" office:value="216856">
                <text:p>216856</text:p>
              </table:table-cell>
              <table:table-cell office:value-type="float" office:value="202539">
                <text:p>202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9737">
                <text:p>19737</text:p>
              </table:table-cell>
              <table:table-cell office:value-type="float" office:value="26792">
                <text:p>26792</text:p>
              </table:table-cell>
              <table:table-cell office:value-type="float" office:value="47269">
                <text:p>47269</text:p>
              </table:table-cell>
              <table:table-cell office:value-type="float" office:value="96233">
                <text:p>96233</text:p>
              </table:table-cell>
              <table:table-cell office:value-type="float" office:value="136189">
                <text:p>136189</text:p>
              </table:table-cell>
              <table:table-cell office:value-type="float" office:value="208010">
                <text:p>208010</text:p>
              </table:table-cell>
              <table:table-cell office:value-type="float" office:value="159026">
                <text:p>159026</text:p>
              </table:table-cell>
              <table:table-cell office:value-type="float" office:value="190541">
                <text:p>190541</text:p>
              </table:table-cell>
              <table:table-cell office:value-type="float" office:value="227852">
                <text:p>227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18434">
                <text:p>18434</text:p>
              </table:table-cell>
              <table:table-cell office:value-type="float" office:value="30870">
                <text:p>30870</text:p>
              </table:table-cell>
              <table:table-cell office:value-type="float" office:value="51098">
                <text:p>51098</text:p>
              </table:table-cell>
              <table:table-cell office:value-type="float" office:value="86180">
                <text:p>86180</text:p>
              </table:table-cell>
              <table:table-cell office:value-type="float" office:value="121268">
                <text:p>121268</text:p>
              </table:table-cell>
              <table:table-cell office:value-type="float" office:value="191330">
                <text:p>191330</text:p>
              </table:table-cell>
              <table:table-cell office:value-type="float" office:value="182141">
                <text:p>182141</text:p>
              </table:table-cell>
              <table:table-cell office:value-type="float" office:value="189540">
                <text:p>189540</text:p>
              </table:table-cell>
              <table:table-cell office:value-type="float" office:value="343270">
                <text:p>343270</text:p>
              </table:table-cell>
              <table:table-cell office:value-type="float" office:value="345604">
                <text:p>345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22967">
                <text:p>22967</text:p>
              </table:table-cell>
              <table:table-cell office:value-type="float" office:value="31548">
                <text:p>31548</text:p>
              </table:table-cell>
              <table:table-cell office:value-type="float" office:value="49697">
                <text:p>49697</text:p>
              </table:table-cell>
              <table:table-cell office:value-type="float" office:value="94412">
                <text:p>94412</text:p>
              </table:table-cell>
              <table:table-cell office:value-type="float" office:value="94294">
                <text:p>94294</text:p>
              </table:table-cell>
              <table:table-cell office:value-type="float" office:value="127696">
                <text:p>127696</text:p>
              </table:table-cell>
              <table:table-cell office:value-type="float" office:value="197424">
                <text:p>197424</text:p>
              </table:table-cell>
              <table:table-cell office:value-type="float" office:value="211559">
                <text:p>211559</text:p>
              </table:table-cell>
              <table:table-cell office:value-type="float" office:value="202782">
                <text:p>202782</text:p>
              </table:table-cell>
              <table:table-cell office:value-type="float" office:value="174699">
                <text:p>174699</text:p>
              </table:table-cell>
              <table:table-cell office:value-type="float" office:value="261908">
                <text:p>261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20606">
                <text:p>20606</text:p>
              </table:table-cell>
              <table:table-cell office:value-type="float" office:value="32233">
                <text:p>32233</text:p>
              </table:table-cell>
              <table:table-cell office:value-type="float" office:value="45737">
                <text:p>45737</text:p>
              </table:table-cell>
              <table:table-cell office:value-type="float" office:value="84512">
                <text:p>84512</text:p>
              </table:table-cell>
              <table:table-cell office:value-type="float" office:value="159934">
                <text:p>159934</text:p>
              </table:table-cell>
              <table:table-cell office:value-type="float" office:value="265767">
                <text:p>265767</text:p>
              </table:table-cell>
              <table:table-cell office:value-type="float" office:value="246984">
                <text:p>246984</text:p>
              </table:table-cell>
              <table:table-cell office:value-type="float" office:value="299053">
                <text:p>299053</text:p>
              </table:table-cell>
              <table:table-cell office:value-type="float" office:value="406649">
                <text:p>406649</text:p>
              </table:table-cell>
              <table:table-cell office:value-type="float" office:value="429508">
                <text:p>429508</text:p>
              </table:table-cell>
              <table:table-cell office:value-type="float" office:value="440572">
                <text:p>440572</text:p>
              </table:table-cell>
              <table:table-cell office:value-type="float" office:value="522646">
                <text:p>522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84</text:p>
              </table:table-cell>
              <table:table-cell office:value-type="float" office:value="22491">
                <text:p>22491</text:p>
              </table:table-cell>
              <table:table-cell office:value-type="float" office:value="30838">
                <text:p>30838</text:p>
              </table:table-cell>
              <table:table-cell office:value-type="float" office:value="50960">
                <text:p>50960</text:p>
              </table:table-cell>
              <table:table-cell office:value-type="float" office:value="86647">
                <text:p>86647</text:p>
              </table:table-cell>
              <table:table-cell office:value-type="float" office:value="183735">
                <text:p>183735</text:p>
              </table:table-cell>
              <table:table-cell office:value-type="float" office:value="256633">
                <text:p>256633</text:p>
              </table:table-cell>
              <table:table-cell office:value-type="float" office:value="322767">
                <text:p>322767</text:p>
              </table:table-cell>
              <table:table-cell office:value-type="float" office:value="336543">
                <text:p>336543</text:p>
              </table:table-cell>
              <table:table-cell office:value-type="float" office:value="257241">
                <text:p>257241</text:p>
              </table:table-cell>
              <table:table-cell office:value-type="float" office:value="109836">
                <text:p>109836</text:p>
              </table:table-cell>
              <table:table-cell office:value-type="float" office:value="70474">
                <text:p>70474</text:p>
              </table:table-cell>
              <table:table-cell office:value-type="float" office:value="524572">
                <text:p>524572</text:p>
              </table:table-cell>
              <table:table-cell office:value-type="float" office:value="537320">
                <text:p>537320</text:p>
              </table:table-cell>
            </table:table-row>
            <table:table-row>
              <table:table-cell office:value-type="string">
                <text:p>327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0534">
                <text:p>200534</text:p>
              </table:table-cell>
              <table:table-cell office:value-type="float" office:value="305295">
                <text:p>305295</text:p>
              </table:table-cell>
              <table:table-cell office:value-type="float" office:value="47242">
                <text:p>47242</text:p>
              </table:table-cell>
              <table:table-cell office:value-type="float" office:value="387081">
                <text:p>387081</text:p>
              </table:table-cell>
              <table:table-cell office:value-type="float" office:value="466846">
                <text:p>466846</text:p>
              </table:table-cell>
              <table:table-cell office:value-type="float" office:value="562357">
                <text:p>562357</text:p>
              </table:table-cell>
              <table:table-cell office:value-type="float" office:value="454289">
                <text:p>454289</text:p>
              </table:table-cell>
              <table:table-cell office:value-type="float" office:value="576547">
                <text:p>576547</text:p>
              </table:table-cell>
              <table:table-cell office:value-type="float" office:value="562076">
                <text:p>562076</text:p>
              </table:table-cell>
            </table:table-row>
            <table:table-row>
              <table:table-cell office:value-type="string">
                <text:p>655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8797">
                <text:p>208797</text:p>
              </table:table-cell>
              <table:table-cell office:value-type="float" office:value="291385">
                <text:p>291385</text:p>
              </table:table-cell>
              <table:table-cell office:value-type="float" office:value="363219">
                <text:p>363219</text:p>
              </table:table-cell>
              <table:table-cell office:value-type="float" office:value="383702">
                <text:p>383702</text:p>
              </table:table-cell>
              <table:table-cell office:value-type="float" office:value="404775">
                <text:p>404775</text:p>
              </table:table-cell>
              <table:table-cell office:value-type="float" office:value="514609">
                <text:p>514609</text:p>
              </table:table-cell>
              <table:table-cell office:value-type="float" office:value="547845">
                <text:p>547845</text:p>
              </table:table-cell>
              <table:table-cell office:value-type="float" office:value="563488">
                <text:p>563488</text:p>
              </table:table-cell>
              <table:table-cell office:value-type="float" office:value="577710">
                <text:p>577710</text:p>
              </table:table-cell>
            </table:table-row>
            <table:table-row>
              <table:table-cell office:value-type="string">
                <text:p>131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2417">
                <text:p>212417</text:p>
              </table:table-cell>
              <table:table-cell office:value-type="float" office:value="310948">
                <text:p>310948</text:p>
              </table:table-cell>
              <table:table-cell office:value-type="float" office:value="364971">
                <text:p>364971</text:p>
              </table:table-cell>
              <table:table-cell office:value-type="float" office:value="399763">
                <text:p>399763</text:p>
              </table:table-cell>
              <table:table-cell office:value-type="float" office:value="489198">
                <text:p>489198</text:p>
              </table:table-cell>
              <table:table-cell office:value-type="float" office:value="542835">
                <text:p>542835</text:p>
              </table:table-cell>
              <table:table-cell office:value-type="float" office:value="308689">
                <text:p>308689</text:p>
              </table:table-cell>
              <table:table-cell office:value-type="float" office:value="563692">
                <text:p>563692</text:p>
              </table:table-cell>
              <table:table-cell office:value-type="float" office:value="563452">
                <text:p>563452</text:p>
              </table:table-cell>
            </table:table-row>
            <table:table-row>
              <table:table-cell office:value-type="string">
                <text:p>262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1878">
                <text:p>221878</text:p>
              </table:table-cell>
              <table:table-cell office:value-type="float" office:value="302497">
                <text:p>302497</text:p>
              </table:table-cell>
              <table:table-cell office:value-type="float" office:value="365678">
                <text:p>365678</text:p>
              </table:table-cell>
              <table:table-cell office:value-type="float" office:value="398441">
                <text:p>398441</text:p>
              </table:table-cell>
              <table:table-cell office:value-type="float" office:value="257004">
                <text:p>257004</text:p>
              </table:table-cell>
              <table:table-cell office:value-type="float" office:value="478864">
                <text:p>478864</text:p>
              </table:table-cell>
              <table:table-cell office:value-type="float" office:value="313834">
                <text:p>313834</text:p>
              </table:table-cell>
              <table:table-cell office:value-type="float" office:value="300171">
                <text:p>300171</text:p>
              </table:table-cell>
              <table:table-cell office:value-type="float" office:value="403635">
                <text:p>403635</text:p>
              </table:table-cell>
            </table:table-row>
            <table:table-row>
              <table:table-cell office:value-type="string">
                <text:p>524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9219">
                <text:p>199219</text:p>
              </table:table-cell>
              <table:table-cell office:value-type="float" office:value="305344">
                <text:p>305344</text:p>
              </table:table-cell>
              <table:table-cell office:value-type="float" office:value="371946">
                <text:p>371946</text:p>
              </table:table-cell>
              <table:table-cell office:value-type="float" office:value="390606">
                <text:p>390606</text:p>
              </table:table-cell>
              <table:table-cell office:value-type="float" office:value="443454">
                <text:p>443454</text:p>
              </table:table-cell>
              <table:table-cell office:value-type="float" office:value="487659">
                <text:p>487659</text:p>
              </table:table-cell>
              <table:table-cell office:value-type="float" office:value="493273">
                <text:p>493273</text:p>
              </table:table-cell>
              <table:table-cell office:value-type="float" office:value="555673">
                <text:p>555673</text:p>
              </table:table-cell>
              <table:table-cell office:value-type="float" office:value="577047">
                <text:p>577047</text:p>
              </table:table-cell>
            </table:table-row>
            <table:table-row>
              <table:table-cell office:value-type="string">
                <text:p>10485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0352">
                <text:p>220352</text:p>
              </table:table-cell>
              <table:table-cell office:value-type="float" office:value="290414">
                <text:p>290414</text:p>
              </table:table-cell>
              <table:table-cell office:value-type="float" office:value="362114">
                <text:p>362114</text:p>
              </table:table-cell>
              <table:table-cell office:value-type="float" office:value="400310">
                <text:p>400310</text:p>
              </table:table-cell>
              <table:table-cell office:value-type="float" office:value="488126">
                <text:p>488126</text:p>
              </table:table-cell>
              <table:table-cell office:value-type="float" office:value="437012">
                <text:p>437012</text:p>
              </table:table-cell>
              <table:table-cell office:value-type="float" office:value="489697">
                <text:p>489697</text:p>
              </table:table-cell>
              <table:table-cell office:value-type="float" office:value="577653">
                <text:p>577653</text:p>
              </table:table-cell>
              <table:table-cell office:value-type="float" office:value="572487">
                <text:p>572487</text:p>
              </table:table-cell>
            </table:table-row>
            <table:table-row>
              <table:table-cell office:value-type="string">
                <text:p>2097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3339">
                <text:p>203339</text:p>
              </table:table-cell>
              <table:table-cell office:value-type="float" office:value="296662">
                <text:p>296662</text:p>
              </table:table-cell>
              <table:table-cell office:value-type="float" office:value="362037">
                <text:p>362037</text:p>
              </table:table-cell>
              <table:table-cell office:value-type="float" office:value="386916">
                <text:p>386916</text:p>
              </table:table-cell>
              <table:table-cell office:value-type="float" office:value="491834">
                <text:p>491834</text:p>
              </table:table-cell>
              <table:table-cell office:value-type="float" office:value="481972">
                <text:p>481972</text:p>
              </table:table-cell>
              <table:table-cell office:value-type="float" office:value="533218">
                <text:p>533218</text:p>
              </table:table-cell>
              <table:table-cell office:value-type="float" office:value="576466">
                <text:p>576466</text:p>
              </table:table-cell>
              <table:table-cell office:value-type="float" office:value="566404">
                <text:p>566404</text:p>
              </table:table-cell>
            </table:table-row>
            <table:table-row>
              <table:table-cell office:value-type="string">
                <text:p>4194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4006">
                <text:p>204006</text:p>
              </table:table-cell>
              <table:table-cell office:value-type="float" office:value="300226">
                <text:p>300226</text:p>
              </table:table-cell>
              <table:table-cell office:value-type="float" office:value="348220">
                <text:p>348220</text:p>
              </table:table-cell>
              <table:table-cell office:value-type="float" office:value="379568">
                <text:p>379568</text:p>
              </table:table-cell>
              <table:table-cell office:value-type="float" office:value="460532">
                <text:p>460532</text:p>
              </table:table-cell>
              <table:table-cell office:value-type="float" office:value="492809">
                <text:p>492809</text:p>
              </table:table-cell>
              <table:table-cell office:value-type="float" office:value="535871">
                <text:p>535871</text:p>
              </table:table-cell>
              <table:table-cell office:value-type="float" office:value="516002">
                <text:p>516002</text:p>
              </table:table-cell>
              <table:table-cell office:value-type="float" office:value="569551">
                <text:p>5695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